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dialogcommons.py" manifest:media-type=""/>
  <manifest:file-entry manifest:full-path="Scripts/python/pythonpath/indoc/__init__.py" manifest:media-type=""/>
  <manifest:file-entry manifest:full-path="Scripts/python/pythonpath/indoc/staticdialog.py" manifest:media-type=""/>
  <manifest:file-entry manifest:full-path="Scripts/python/pythonpath/indoc/karute.py" manifest:media-type=""/>
  <manifest:file-entry manifest:full-path="Scripts/python/pythonpath/indoc/keika.py" manifest:media-type=""/>
  <manifest:file-entry manifest:full-path="Scripts/python/pythonpath/indoc/ichiran.py" manifest:media-type=""/>
  <manifest:file-entry manifest:full-path="Scripts/python/pythonpath/indoc/commons.py" manifest:media-type=""/>
  <manifest:file-entry manifest:full-path="Scripts/python/pythonpath/indoc/yotei.py" manifest:media-type=""/>
  <manifest:file-entry manifest:full-path="Scripts/python/pythonpath/indoc/historydialogyaku.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indoc/listeners.py" manifest:media-type=""/>
  <manifest:file-entry manifest:full-path="Scripts/python/pythonpath/indoc/datedialog.py" manifest:media-type=""/>
  <manifest:file-entry manifest:full-path="Scripts/python/pythonpath/indoc/historydialog.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57" style:family="table-column">
      <style:table-column-properties fo:break-before="auto" style:column-width="6.58mm"/>
    </style:style>
    <style:style style:name="co58" style:family="table-column">
      <style:table-column-properties fo:break-before="auto" style:column-width="6.12mm"/>
    </style:style>
    <style:style style:name="co59" style:family="table-column">
      <style:table-column-properties fo:break-before="auto" style:column-width="19.6mm"/>
    </style:style>
    <style:style style:name="co60" style:family="table-column">
      <style:table-column-properties fo:break-before="auto" style:column-width="29.67mm"/>
    </style:style>
    <style:style style:name="co61" style:family="table-column">
      <style:table-column-properties fo:break-before="auto" style:column-width="22.01mm"/>
    </style:style>
    <style:style style:name="co62" style:family="table-column">
      <style:table-column-properties fo:break-before="auto" style:column-width="24.78mm"/>
    </style:style>
    <style:style style:name="co63" style:family="table-column">
      <style:table-column-properties fo:break-before="auto" style:column-width="15.24mm"/>
    </style:style>
    <style:style style:name="co64" style:family="table-column">
      <style:table-column-properties fo:break-before="auto" style:column-width="5.89mm"/>
    </style:style>
    <style:style style:name="co65" style:family="table-column">
      <style:table-column-properties fo:break-before="auto" style:column-width="15.03mm"/>
    </style:style>
    <style:style style:name="co66" style:family="table-column">
      <style:table-column-properties fo:break-before="auto" style:column-width="12.84mm"/>
    </style:style>
    <style:style style:name="co67" style:family="table-column">
      <style:table-column-properties fo:break-before="auto" style:column-width="13.32mm"/>
    </style:style>
    <style:style style:name="co68" style:family="table-column">
      <style:table-column-properties fo:break-before="auto" style:column-width="17.94mm"/>
    </style:style>
    <style:style style:name="co13" style:family="table-column">
      <style:table-column-properties fo:break-before="auto" style:column-width="17.44mm"/>
    </style:style>
    <style:style style:name="co69" style:family="table-column">
      <style:table-column-properties fo:break-before="auto" style:column-width="27.39mm"/>
    </style:style>
    <style:style style:name="co70"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21mm"/>
    </style:style>
    <style:style style:name="co33" style:family="table-column">
      <style:table-column-properties fo:break-before="auto" style:column-width="4.62mm"/>
    </style:style>
    <style:style style:name="co34" style:family="table-column">
      <style:table-column-properties fo:break-before="auto" style:column-width="5.43mm"/>
    </style:style>
    <style:style style:name="co35" style:family="table-column">
      <style:table-column-properties fo:break-before="auto" style:column-width="19.63mm"/>
    </style:style>
    <style:style style:name="co36" style:family="table-column">
      <style:table-column-properties fo:break-before="auto" style:column-width="19.39mm"/>
    </style:style>
    <style:style style:name="co37" style:family="table-column">
      <style:table-column-properties fo:break-before="auto" style:column-width="21.24mm"/>
    </style:style>
    <style:style style:name="co38" style:family="table-column">
      <style:table-column-properties fo:break-before="auto" style:column-width="17.96mm"/>
    </style:style>
    <style:style style:name="co39" style:family="table-column">
      <style:table-column-properties fo:break-before="auto" style:column-width="62.35mm"/>
    </style:style>
    <style:style style:name="co40" style:family="table-column">
      <style:table-column-properties fo:break-before="auto" style:column-width="12.59mm"/>
    </style:style>
    <style:style style:name="co41" style:family="table-column">
      <style:table-column-properties fo:break-before="auto" style:column-width="12.52mm"/>
    </style:style>
    <style:style style:name="co42" style:family="table-column">
      <style:table-column-properties fo:break-before="auto" style:column-width="18.66mm"/>
    </style:style>
    <style:style style:name="co43" style:family="table-column">
      <style:table-column-properties fo:break-before="auto" style:column-width="3.39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ro40"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3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0"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1"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0"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3"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9"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62"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8"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2"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6"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text-align-source="fix" style:repeat-content="false" fo:border="none" style:vertical-align="middle"/>
      <style:paragraph-properties fo:text-align="center" fo:margin-left="0mm"/>
    </style:style>
    <style:style style:name="ce48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5"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2"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3"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5"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9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1"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2"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order="none" style:direction="ttb" style:vertical-align="middle"/>
      <style:text-properties style:font-name="TakaoMincho" style:font-name-asian="TakaoMincho"/>
    </style:style>
    <style:style style:name="ce52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27" style:family="table-cell" style:parent-style-name="Default">
      <style:table-cell-properties fo:border="none" fo:padding="0.71mm"/>
      <style:text-properties fo:color="#000000" style:font-name="TakaoMincho" style:font-name-asian="TakaoMincho"/>
    </style:style>
    <style:style style:name="ce530" style:family="table-cell" style:parent-style-name="Default">
      <style:table-cell-properties fo:border="none" fo:padding="0.71mm"/>
      <style:text-properties fo:color="#c0c0c0" style:font-name="TakaoMincho" style:font-name-asian="TakaoMincho"/>
    </style:style>
    <style:style style:name="ce53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3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40" style:family="table-cell" style:parent-style-name="Default">
      <style:table-cell-properties fo:border="none"/>
      <style:text-properties fo:color="#00ccff" fo:font-size="11pt" style:font-size-asian="11pt" style:font-size-complex="11pt"/>
    </style:style>
    <style:style style:name="ce54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43" style:family="table-cell" style:parent-style-name="Default">
      <style:table-cell-properties fo:border="none"/>
    </style:style>
    <style:style style:name="ce544" style:family="table-cell" style:parent-style-name="Default">
      <style:table-cell-properties fo:border="none"/>
      <style:text-properties fo:color="#000000" style:font-name="TakaoMincho" style:font-name-asian="TakaoMincho"/>
    </style:style>
    <style:style style:name="ce545" style:family="table-cell" style:parent-style-name="Default">
      <style:table-cell-properties fo:border="none"/>
      <style:text-properties style:font-name="TakaoMincho" style:font-name-asian="TakaoMincho"/>
    </style:style>
    <style:style style:name="ce546"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547" style:family="table-cell" style:parent-style-name="Default">
      <style:table-cell-properties fo:border="none"/>
      <style:text-properties fo:color="#000000"/>
    </style:style>
    <style:style style:name="ce549" style:family="table-cell" style:parent-style-name="Default">
      <style:table-cell-properties fo:border="none"/>
      <style:text-properties fo:color="#c0c0c0"/>
    </style:style>
    <style:style style:name="ce550" style:family="table-cell" style:parent-style-name="Default">
      <style:table-cell-properties fo:border-bottom="1.76pt dashed #ff00ff" fo:border-left="none" fo:border-right="none" fo:border-top="1.76pt dashed #9999ff"/>
    </style:style>
    <style:style style:name="ce5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6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7"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8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9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9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97"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ext-properties style:font-name="TakaoPMincho" style:font-name-asian="TakaoPMincho"/>
    </style:style>
    <style:style style:name="ce60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2"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5"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9"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2"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5"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7"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8"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0"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27" style:family="table-cell" style:parent-style-name="Default">
      <style:table-cell-properties fo:wrap-option="wrap"/>
    </style:style>
    <style:style style:name="ce62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2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3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3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3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4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5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5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5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5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6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3"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8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4"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2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6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88"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9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7" style:family="table-cell" style:parent-style-name="Default" style:data-style-name="N100">
      <style:table-cell-properties fo:wrap-option="wrap" fo:border="none"/>
      <style:text-properties fo:color="#ffffff"/>
    </style:style>
    <style:style style:name="ce799" style:family="table-cell" style:parent-style-name="Default">
      <style:table-cell-properties fo:wrap-option="wrap" fo:border="none"/>
    </style:style>
    <style:style style:name="ce80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3"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5" style:family="table-cell" style:parent-style-name="Default" style:data-style-name="N100">
      <style:table-cell-properties fo:wrap-option="wrap" fo:border="none"/>
    </style:style>
    <style:style style:name="ce81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5"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3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table-cell-properties fo:border="none"/>
      <style:text-properties style:font-name="TakaoPMincho" style:font-name-asian="TakaoPMincho"/>
    </style:style>
    <style:style style:name="ce850" style:family="table-cell" style:parent-style-name="Default">
      <style:table-cell-properties fo:border-bottom="none" fo:border-left="none" fo:border-right="none" fo:border-top="1.76pt dashed #9999ff"/>
      <style:text-properties style:font-name="TakaoPMincho" style:font-name-asian="TakaoPMincho"/>
    </style:style>
    <style:style style:name="ce851" style:family="table-cell" style:parent-style-name="Default">
      <style:table-cell-properties fo:border-bottom="1.76pt dashed #ff00ff" fo:border-left="none" fo:border-right="none" fo:border-top="none"/>
      <style:text-properties style:font-name="TakaoPMincho" style:font-name-asian="TakaoPMincho"/>
    </style:style>
    <style:style style:name="ce852" style:family="table-cell" style:parent-style-name="Default">
      <style:table-cell-properties style:text-align-source="fix" style:repeat-content="false" style:vertical-align="middle"/>
      <style:paragraph-properties fo:text-align="center"/>
    </style:style>
    <style:style style:name="ce85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5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6"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3"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3"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9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0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0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9"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2" style:family="table-cell" style:parent-style-name="Default">
      <style:text-properties style:font-name="ＭＳ Ｐゴシック1" style:font-name-asian="ＭＳ Ｐゴシック1"/>
    </style:style>
    <style:style style:name="ce9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91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15"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7"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92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92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3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3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3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3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3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93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94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94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45"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46"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4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948" style:family="table-cell" style:parent-style-name="Default">
      <style:table-cell-properties fo:border="none" style:vertical-align="middle"/>
    </style:style>
    <style:style style:name="ce949"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50"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1"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2"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53" style:family="table-cell" style:parent-style-name="Default" style:data-style-name="N10036">
      <style:table-cell-properties style:text-align-source="fix" style:repeat-content="false" fo:border="none" style:vertical-align="middle"/>
      <style:paragraph-properties fo:text-align="start"/>
    </style:style>
    <style:style style:name="ce95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5" style:family="table-cell" style:parent-style-name="Default">
      <style:table-cell-properties fo:wrap-option="wrap" fo:border="none" style:vertical-align="middle"/>
    </style:style>
    <style:style style:name="ce956" style:family="table-cell" style:parent-style-name="Default">
      <style:table-cell-properties style:text-align-source="fix" style:repeat-content="false" fo:wrap-option="wrap" fo:border="none" style:vertical-align="middle"/>
      <style:paragraph-properties fo:text-align="end"/>
    </style:style>
    <style:style style:name="ce957" style:family="table-cell" style:parent-style-name="Default">
      <style:table-cell-properties style:text-align-source="fix" style:repeat-content="false" fo:border="none" style:vertical-align="middle"/>
      <style:paragraph-properties fo:text-align="start"/>
    </style:style>
    <style:style style:name="ce95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9" style:family="table-cell" style:parent-style-name="Default">
      <style:table-cell-properties fo:wrap-option="wrap" fo:border="none" style:vertical-align="top"/>
    </style:style>
    <style:style style:name="ce960" style:family="table-cell" style:parent-style-name="Default" style:data-style-name="N10111">
      <style:table-cell-properties fo:wrap-option="wrap" fo:border="none"/>
      <style:text-properties fo:color="#ffffff"/>
    </style:style>
    <style:style style:name="ce961"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2"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3" style:family="table-cell" style:parent-style-name="Default">
      <style:table-cell-properties fo:border-bottom="none" fo:wrap-option="wrap" fo:border-left="none" fo:border-right="none" fo:border-top="1.76pt dashed #9999ff"/>
    </style:style>
    <style:style style:name="ce96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5" style:family="table-cell" style:parent-style-name="Default">
      <style:table-cell-properties fo:border-bottom="none" fo:border-left="none" fo:border-right="none" fo:border-top="1.76pt dashed #9999ff"/>
    </style:style>
    <style:style style:name="ce966" style:family="table-cell" style:parent-style-name="Default">
      <style:table-cell-properties fo:background-color="transparent" fo:border="none"/>
      <style:text-properties style:use-window-font-color="true"/>
    </style:style>
    <style:style style:name="ce967"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68" style:family="table-cell" style:parent-style-name="Default">
      <style:table-cell-properties fo:background-color="transparent" fo:border="none" style:vertical-align="middle"/>
      <style:text-properties style:use-window-font-color="true"/>
    </style:style>
    <style:style style:name="ce969"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70" style:family="table-cell" style:parent-style-name="Default" style:data-style-name="N100">
      <style:table-cell-properties fo:background-color="transparent" fo:border="none"/>
      <style:text-properties style:use-window-font-color="true"/>
    </style:style>
    <style:style style:name="ce971" style:family="table-cell" style:parent-style-name="Default" style:data-style-name="N0">
      <style:table-cell-properties fo:background-color="transparent" fo:border="none"/>
      <style:text-properties style:use-window-font-color="true"/>
    </style:style>
    <style:style style:name="ce972"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73" style:family="table-cell" style:parent-style-name="Default">
      <style:table-cell-properties fo:border="none" style:vertical-align="middle"/>
      <style:text-properties fo:color="#ffffff"/>
    </style:style>
    <style:style style:name="ce974"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5" style:family="table-cell" style:parent-style-name="Default">
      <style:table-cell-properties fo:background-color="transparent" fo:wrap-option="wrap" fo:border="none" style:vertical-align="middle"/>
      <style:text-properties style:use-window-font-color="true"/>
    </style:style>
    <style:style style:name="ce976"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977"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9" style:family="table-cell" style:parent-style-name="Default">
      <style:table-cell-properties fo:border-bottom="none" fo:wrap-option="wrap" fo:border-left="1.76pt dashed #9999ff" fo:border-right="1.76pt dashed #ff00ff" fo:border-top="none"/>
    </style:style>
    <style:style style:name="ce980"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981"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982"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3"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4"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5"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987" style:family="table-cell" style:parent-style-name="Default">
      <style:table-cell-properties fo:background-color="transparent" fo:wrap-option="wrap" fo:border="none"/>
      <style:text-properties style:use-window-font-color="true"/>
    </style:style>
    <style:style style:name="ce988"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10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1" style:family="table-cell" style:parent-style-name="Default">
      <style:table-cell-properties fo:border-bottom="none" fo:background-color="transparent" fo:border-left="1.76pt dashed #9999ff" fo:border-right="1.76pt dashed #ff00ff" fo:border-top="none"/>
    </style:style>
    <style:style style:name="ce1002"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100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0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0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10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989" style:family="table-cell" style:parent-style-name="Default">
      <style:table-cell-properties style:text-align-source="fix" style:repeat-content="false" fo:border="none" style:vertical-align="middle"/>
      <style:paragraph-properties fo:text-align="center"/>
    </style:style>
    <style:style style:name="ce990" style:family="table-cell" style:parent-style-name="Default">
      <style:table-cell-properties fo:background-color="transparent" fo:border="none"/>
    </style:style>
    <style:style style:name="ce991" style:family="table-cell" style:parent-style-name="Default" style:data-style-name="N10145">
      <style:table-cell-properties style:text-align-source="fix" style:repeat-content="false" fo:border="none"/>
      <style:paragraph-properties fo:text-align="center"/>
      <style:text-properties fo:color="#ff0000"/>
    </style:style>
    <style:style style:name="ce99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4" style:family="table-cell" style:parent-style-name="Default" style:data-style-name="N10145">
      <style:table-cell-properties style:text-align-source="fix" style:repeat-content="false" fo:border="none"/>
      <style:paragraph-properties fo:text-align="center"/>
    </style:style>
    <style:style style:name="ce995"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9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8" style:family="table-cell" style:parent-style-name="Default" style:data-style-name="N10145">
      <style:table-cell-properties style:text-align-source="fix" style:repeat-content="false" fo:border="none"/>
      <style:paragraph-properties fo:text-align="center"/>
      <style:text-properties fo:color="#00ccff"/>
    </style:style>
    <style:style style:name="ce999" style:family="table-cell" style:parent-style-name="Default" style:data-style-name="N10145">
      <style:table-cell-properties fo:background-color="#ff0000" style:text-align-source="fix" style:repeat-content="false" fo:border="none"/>
      <style:paragraph-properties fo:text-align="center"/>
    </style:style>
    <style:style style:name="ce33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table-cell-properties style:text-align-source="fix" style:repeat-content="false" fo:border="none" style:vertical-align="middle"/>
      <style:paragraph-properties fo:text-align="center" fo:margin-left="0mm"/>
    </style:style>
    <style:style style:name="ce37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38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9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table-cell-properties fo:border="none" style:direction="ttb" style:vertical-align="middle"/>
      <style:text-properties style:font-name="TakaoMincho" style:font-name-asian="TakaoMincho"/>
    </style:style>
    <style:style style:name="ce41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12" style:family="table-cell" style:parent-style-name="Default">
      <style:table-cell-properties fo:border="none" fo:padding="0.71mm"/>
      <style:text-properties fo:color="#000000" style:font-name="TakaoMincho" style:font-name-asian="TakaoMincho"/>
    </style:style>
    <style:style style:name="ce413" style:family="table-cell" style:parent-style-name="Default">
      <style:table-cell-properties fo:border="none" fo:padding="0.71mm"/>
      <style:text-properties fo:color="#c0c0c0" style:font-name="TakaoMincho" style:font-name-asian="TakaoMincho"/>
    </style:style>
    <style:style style:name="ce414"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1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order="none"/>
      <style:text-properties fo:color="#00ccff" fo:font-size="11pt" style:font-size-asian="11pt" style:font-size-complex="11pt"/>
    </style:style>
    <style:style style:name="ce420"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table-cell-properties fo:border="none"/>
    </style:style>
    <style:style style:name="ce423" style:family="table-cell" style:parent-style-name="Default">
      <style:table-cell-properties fo:border="none"/>
      <style:text-properties fo:color="#000000" style:font-name="TakaoMincho" style:font-name-asian="TakaoMincho"/>
    </style:style>
    <style:style style:name="ce424" style:family="table-cell" style:parent-style-name="Default">
      <style:table-cell-properties fo:border="none"/>
      <style:text-properties style:font-name="TakaoMincho" style:font-name-asian="TakaoMincho"/>
    </style:style>
    <style:style style:name="ce425"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26" style:family="table-cell" style:parent-style-name="Default">
      <style:table-cell-properties fo:border="none"/>
      <style:text-properties fo:color="#000000"/>
    </style:style>
    <style:style style:name="ce427" style:family="table-cell" style:parent-style-name="Default">
      <style:table-cell-properties fo:border="none"/>
      <style:text-properties fo:color="#c0c0c0"/>
    </style:style>
    <style:style style:name="ce429" style:family="table-cell" style:parent-style-name="Default">
      <style:table-cell-properties fo:border-bottom="1.76pt dashed #ff00ff" fo:border-left="none" fo:border-right="none" fo:border-top="1.76pt dashed #9999ff"/>
    </style:style>
    <style:style style:name="ce4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4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5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7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8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90"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9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ext-properties style:font-name="TakaoPMincho" style:font-name-asian="TakaoPMincho"/>
    </style:style>
    <style:style style:name="ce50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6"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9"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0"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9"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69" style:family="table-cell" style:parent-style-name="Default">
      <style:table-cell-properties fo:wrap-option="wrap"/>
    </style:style>
    <style:style style:name="ce57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7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7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8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9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0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2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24"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3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32"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3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9"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9"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7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8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9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9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0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3" style:family="table-cell" style:parent-style-name="Default" style:data-style-name="N100">
      <style:table-cell-properties fo:wrap-option="wrap" fo:border="none"/>
      <style:text-properties fo:color="#ffffff"/>
    </style:style>
    <style:style style:name="ce705" style:family="table-cell" style:parent-style-name="Default">
      <style:table-cell-properties fo:wrap-option="wrap" fo:border="none"/>
    </style:style>
    <style:style style:name="ce706"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8" style:family="table-cell" style:parent-style-name="Default" style:data-style-name="N100">
      <style:table-cell-properties fo:wrap-option="wrap" fo:border="none"/>
    </style:style>
    <style:style style:name="ce70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1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1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Default">
      <style:table-cell-properties fo:border="none"/>
      <style:text-properties style:font-name="TakaoPMincho" style:font-name-asian="TakaoPMincho"/>
    </style:style>
    <style:style style:name="ce719" style:family="table-cell" style:parent-style-name="Default">
      <style:table-cell-properties fo:border-bottom="none" fo:border-left="none" fo:border-right="none" fo:border-top="1.76pt dashed #9999ff"/>
      <style:text-properties style:font-name="TakaoPMincho" style:font-name-asian="TakaoPMincho"/>
    </style:style>
    <style:style style:name="ce720" style:family="table-cell" style:parent-style-name="Default">
      <style:table-cell-properties fo:border-bottom="1.76pt dashed #ff00ff" fo:border-left="none" fo:border-right="none" fo:border-top="none"/>
      <style:text-properties style:font-name="TakaoPMincho" style:font-name-asian="TakaoPMincho"/>
    </style:style>
    <style:style style:name="ce721" style:family="table-cell" style:parent-style-name="Default">
      <style:table-cell-properties style:text-align-source="fix" style:repeat-content="false" style:vertical-align="middle"/>
      <style:paragraph-properties fo:text-align="center"/>
    </style:style>
    <style:style style:name="ce72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2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4"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5"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4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5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6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text-properties style:font-name="ＭＳ Ｐゴシック1" style:font-name-asian="ＭＳ Ｐゴシック1"/>
    </style:style>
    <style:style style:name="ce77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7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7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4"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7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7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7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7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7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8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8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8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8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9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9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9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00"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0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04"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06"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07" style:family="table-cell" style:parent-style-name="Default">
      <style:table-cell-properties fo:border="none" style:vertical-align="middle"/>
    </style:style>
    <style:style style:name="ce808"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09"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2"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3" style:family="table-cell" style:parent-style-name="Default" style:data-style-name="N10036">
      <style:table-cell-properties style:text-align-source="fix" style:repeat-content="false" fo:border="none" style:vertical-align="middle"/>
      <style:paragraph-properties fo:text-align="start"/>
    </style:style>
    <style:style style:name="ce816"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table-cell-properties fo:wrap-option="wrap" fo:border="none" style:vertical-align="middle"/>
    </style:style>
    <style:style style:name="ce819" style:family="table-cell" style:parent-style-name="Default">
      <style:table-cell-properties style:text-align-source="fix" style:repeat-content="false" fo:wrap-option="wrap" fo:border="none" style:vertical-align="middle"/>
      <style:paragraph-properties fo:text-align="end"/>
    </style:style>
    <style:style style:name="ce820" style:family="table-cell" style:parent-style-name="Default">
      <style:table-cell-properties style:text-align-source="fix" style:repeat-content="false" fo:border="none" style:vertical-align="middle"/>
      <style:paragraph-properties fo:text-align="start"/>
    </style:style>
    <style:style style:name="ce821"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2" style:family="table-cell" style:parent-style-name="Default">
      <style:table-cell-properties fo:wrap-option="wrap" fo:border="none" style:vertical-align="top"/>
    </style:style>
    <style:style style:name="ce823" style:family="table-cell" style:parent-style-name="Default" style:data-style-name="N10111">
      <style:table-cell-properties fo:wrap-option="wrap" fo:border="none"/>
      <style:text-properties fo:color="#ffffff"/>
    </style:style>
    <style:style style:name="ce824"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6" style:family="table-cell" style:parent-style-name="Default">
      <style:table-cell-properties fo:border-bottom="none" fo:wrap-option="wrap" fo:border-left="none" fo:border-right="none" fo:border-top="1.76pt dashed #9999ff"/>
    </style:style>
    <style:style style:name="ce82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table-cell-properties fo:border-bottom="none" fo:border-left="none" fo:border-right="none" fo:border-top="1.76pt dashed #9999ff"/>
    </style:style>
    <style:style style:name="ce829" style:family="table-cell" style:parent-style-name="Default">
      <style:table-cell-properties fo:background-color="transparent" fo:border="none"/>
      <style:text-properties style:use-window-font-color="true"/>
    </style:style>
    <style:style style:name="ce830"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833" style:family="table-cell" style:parent-style-name="Default">
      <style:table-cell-properties fo:background-color="transparent" fo:border="none" style:vertical-align="middle"/>
      <style:text-properties style:use-window-font-color="true"/>
    </style:style>
    <style:style style:name="ce834"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835" style:family="table-cell" style:parent-style-name="Default" style:data-style-name="N100">
      <style:table-cell-properties fo:background-color="transparent" fo:border="none"/>
      <style:text-properties style:use-window-font-color="true"/>
    </style:style>
    <style:style style:name="ce836" style:family="table-cell" style:parent-style-name="Default" style:data-style-name="N0">
      <style:table-cell-properties fo:background-color="transparent" fo:border="none"/>
      <style:text-properties style:use-window-font-color="true"/>
    </style:style>
    <style:style style:name="ce837"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38" style:family="table-cell" style:parent-style-name="Default">
      <style:table-cell-properties fo:border="none" style:vertical-align="middle"/>
      <style:text-properties fo:color="#ffffff"/>
    </style:style>
    <style:style style:name="ce83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table-cell-properties fo:background-color="transparent" fo:wrap-option="wrap" fo:border="none" style:vertical-align="middle"/>
      <style:text-properties style:use-window-font-color="true"/>
    </style:style>
    <style:style style:name="ce841"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842"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table-cell-properties fo:border-bottom="none" fo:wrap-option="wrap" fo:border-left="1.76pt dashed #9999ff" fo:border-right="1.76pt dashed #ff00ff" fo:border-top="none"/>
    </style:style>
    <style:style style:name="ce845"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854"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856"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1"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2"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864" style:family="table-cell" style:parent-style-name="Default">
      <style:table-cell-properties fo:background-color="transparent" fo:wrap-option="wrap" fo:border="none"/>
      <style:text-properties style:use-window-font-color="true"/>
    </style:style>
    <style:style style:name="ce865"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866" style:family="table-cell" style:parent-style-name="Default">
      <style:table-cell-properties style:text-align-source="fix" style:repeat-content="false" fo:border="none" style:vertical-align="middle"/>
      <style:paragraph-properties fo:text-align="center"/>
    </style:style>
    <style:style style:name="ce868" style:family="table-cell" style:parent-style-name="Default">
      <style:table-cell-properties fo:background-color="transparent" fo:border="none"/>
    </style:style>
    <style:style style:name="ce871" style:family="table-cell" style:parent-style-name="Default" style:data-style-name="N10145">
      <style:table-cell-properties style:text-align-source="fix" style:repeat-content="false" fo:border="none"/>
      <style:paragraph-properties fo:text-align="center"/>
      <style:text-properties fo:color="#ff0000"/>
    </style:style>
    <style:style style:name="ce87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Default" style:data-style-name="N10145">
      <style:table-cell-properties style:text-align-source="fix" style:repeat-content="false" fo:border="none"/>
      <style:paragraph-properties fo:text-align="center"/>
    </style:style>
    <style:style style:name="ce87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8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6" style:family="table-cell" style:parent-style-name="Default" style:data-style-name="N10145">
      <style:table-cell-properties style:text-align-source="fix" style:repeat-content="false" fo:border="none"/>
      <style:paragraph-properties fo:text-align="center"/>
      <style:text-properties fo:color="#00ccff"/>
    </style:style>
    <style:style style:name="ce910" style:family="table-cell" style:parent-style-name="Default" style:data-style-name="N10145">
      <style:table-cell-properties fo:background-color="#ff0000" style:text-align-source="fix" style:repeat-content="false" fo:border="none"/>
      <style:paragraph-properties fo:text-align="center"/>
    </style:style>
    <style:style style:name="ce9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9" style:family="table-cell" style:parent-style-name="Default">
      <style:table-cell-properties fo:border-bottom="none" fo:background-color="transparent" fo:border-left="1.76pt dashed #9999ff" fo:border-right="1.76pt dashed #ff00ff" fo:border-top="none"/>
    </style:style>
    <style:style style:name="ce920"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92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2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2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8"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1042" style:family="table-cell" style:parent-style-name="標準_5f_経過シート3">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3" style:family="table-cell" style:parent-style-name="標準_5f_経過シート3">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1046" style:family="table-cell" style:parent-style-name="Default">
      <style:table-cell-properties fo:background-color="#00ff00" style:text-align-source="fix" style:repeat-content="false" fo:border="none"/>
      <style:paragraph-properties fo:text-align="start"/>
    </style:style>
    <style:style style:name="ce1047" style:family="table-cell" style:parent-style-name="Default">
      <style:table-cell-properties style:text-align-source="fix" style:repeat-content="false" fo:background-color="transparent" fo:border="none"/>
      <style:paragraph-properties fo:text-align="start"/>
    </style:style>
    <style:style style:name="ce1048" style:family="table-cell" style:parent-style-name="Default">
      <style:table-cell-properties style:text-align-source="fix" style:repeat-content="false" fo:border="none"/>
      <style:paragraph-properties fo:text-align="start"/>
    </style:style>
    <style:style style:name="ce1049" style:family="table-cell" style:parent-style-name="Default">
      <style:table-cell-properties fo:background-color="#ff00ff" style:text-align-source="fix" style:repeat-content="false" fo:border="none"/>
      <style:paragraph-properties fo:text-align="start"/>
    </style:style>
    <style:style style:name="ce1017" style:family="table-cell" style:parent-style-name="Default">
      <style:table-cell-properties fo:border-bottom="1.76pt dashed #ff00ff" fo:background-color="transparent" fo:border-left="none" fo:border-right="none" fo:border-top="1.76pt dashed #9999ff"/>
    </style:style>
    <style:style style:name="ce421" style:family="table-cell" style:parent-style-name="Default">
      <style:table-cell-properties fo:background-color="#00ff00" fo:border="none"/>
    </style:style>
    <style:style style:name="ce1020" style:family="table-cell" style:parent-style-name="Default">
      <style:table-cell-properties fo:border-bottom="1.76pt dashed #ff00ff" fo:background-color="#ff00ff" fo:border-left="none" fo:border-right="none" fo:border-top="1.76pt dashed #9999ff"/>
    </style:style>
    <style:style style:name="ce401" style:family="table-cell" style:parent-style-name="Default">
      <style:table-cell-properties fo:background-color="#ff00ff" fo:border="none"/>
    </style:style>
    <style:style style:name="ce1022" style:family="table-cell" style:parent-style-name="標準_5f_経過シート3">
      <style:table-cell-properties style:glyph-orientation-vertical="0" fo:border-bottom="1.76pt dashed #ff00ff" fo:background-color="#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4" style:family="table-cell" style:parent-style-name="Default">
      <style:table-cell-properties fo:border-bottom="none" style:text-align-source="fix" style:repeat-content="false" fo:border-left="1.76pt dashed #9999ff" fo:border-right="1.76pt dashed #ff00ff" fo:border-top="none"/>
      <style:paragraph-properties fo:text-align="start"/>
    </style:style>
    <style:style style:name="ce1027" style:family="table-cell" style:parent-style-name="Default">
      <style:table-cell-properties fo:background-color="#ff00ff"/>
    </style:style>
    <style:style style:name="ce1058" style:family="table-cell" style:parent-style-name="Default">
      <style:table-cell-properties fo:background-color="#9999ff" fo:border="none"/>
    </style:style>
    <style:style style:name="ce1059"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7" table:default-cell-style-name="ce345"/>
        <table:table-column table:style-name="co58" table:default-cell-style-name="ce345"/>
        <table:table-column table:style-name="co59" table:default-cell-style-name="ce355"/>
        <table:table-column table:style-name="co60" table:default-cell-style-name="ce364"/>
        <table:table-column table:style-name="co61" table:default-cell-style-name="ce364"/>
        <table:table-column table:style-name="co62" table:default-cell-style-name="ce374"/>
        <table:table-column table:style-name="co63" table:default-cell-style-name="ce345"/>
        <table:table-column table:style-name="co64" table:number-columns-repeated="4" table:default-cell-style-name="ce345"/>
        <table:table-column table:style-name="co64" table:number-columns-repeated="5" table:default-cell-style-name="ce405"/>
        <table:table-column table:style-name="co64" table:number-columns-repeated="5" table:default-cell-style-name="ce345"/>
        <table:table-column table:style-name="co65" table:default-cell-style-name="ce345"/>
        <table:table-column table:style-name="co66" table:default-cell-style-name="ce345"/>
        <table:table-column table:style-name="co67" table:default-cell-style-name="ce345"/>
        <table:table-column table:style-name="co68" table:default-cell-style-name="ce345"/>
        <table:table-column table:style-name="co13" table:default-cell-style-name="ce345"/>
        <table:table-column table:style-name="co68" table:default-cell-style-name="ce345"/>
        <table:table-column table:style-name="co13" table:number-columns-repeated="4" table:default-cell-style-name="ce345"/>
        <table:table-column table:style-name="co69" table:default-cell-style-name="ce345"/>
        <table:table-column table:style-name="co70" table:default-cell-style-name="ce345"/>
        <table:table-column table:style-name="co13" table:number-columns-repeated="223" table:default-cell-style-name="ce345"/>
        <table:table-column table:style-name="co13" table:number-columns-repeated="766" table:default-cell-style-name="ce424"/>
        <table:table-column table:style-name="co13" table:number-columns-repeated="2" table:default-cell-style-name="ce422"/>
        <table:table-row table:style-name="ro40">
          <table:table-cell table:style-name="ce336" table:number-columns-repeated="2"/>
          <table:table-cell table:style-name="ce347" office:value-type="string" calcext:value-type="string">
            <text:p>済をﾘｾｯﾄ</text:p>
          </table:table-cell>
          <table:table-cell table:style-name="ce357" office:value-type="string" calcext:value-type="string">
            <text:p>検予を反映</text:p>
          </table:table-cell>
          <table:table-cell table:style-name="ce366" office:value-type="string" calcext:value-type="string">
            <text:p>予をﾘｾｯﾄ</text:p>
          </table:table-cell>
          <table:table-cell table:style-name="ce347" office:value-type="string" calcext:value-type="string">
            <text:p>入力支援</text:p>
          </table:table-cell>
          <table:table-cell table:style-name="ce376" office:value-type="string" calcext:value-type="string">
            <text:p>退院ﾘｽﾄ</text:p>
          </table:table-cell>
          <table:table-cell table:style-name="ce384" office:value-type="string" calcext:value-type="string" table:number-columns-spanned="1" table:number-rows-spanned="2">
            <text:p>4F</text:p>
          </table:table-cell>
          <table:table-cell table:style-name="ce386" office:value-type="string" calcext:value-type="string" table:number-columns-spanned="1" table:number-rows-spanned="2">
            <text:p>ｴ結</text:p>
          </table:table-cell>
          <table:table-cell table:style-name="ce396" office:value-type="string" calcext:value-type="string" table:number-columns-spanned="1" table:number-rows-spanned="2">
            <text:p>読影</text:p>
          </table:table-cell>
          <table:table-cell table:style-name="ce396" office:value-type="string" calcext:value-type="string" table:number-columns-spanned="1" table:number-rows-spanned="2">
            <text:p>退処</text:p>
          </table:table-cell>
          <table:table-cell table:style-name="ce402" office:value-type="string" calcext:value-type="string" table:number-columns-spanned="1" table:number-rows-spanned="2">
            <text:p>血液</text:p>
          </table:table-cell>
          <table:table-cell table:style-name="ce402" office:value-type="string" calcext:value-type="string" table:number-columns-spanned="1" table:number-rows-spanned="2">
            <text:p>画像</text:p>
          </table:table-cell>
          <table:table-cell table:style-name="ce402" office:value-type="string" calcext:value-type="string" table:number-columns-spanned="1" table:number-rows-spanned="2">
            <text:p>処置</text:p>
          </table:table-cell>
          <table:table-cell table:style-name="ce402" office:value-type="string" calcext:value-type="string" table:number-columns-spanned="1" table:number-rows-spanned="2">
            <text:p>ｴｺ</text:p>
          </table:table-cell>
          <table:table-cell table:style-name="ce407" office:value-type="string" calcext:value-type="string" table:number-columns-spanned="1" table:number-rows-spanned="2">
            <text:p>ECG</text:p>
          </table:table-cell>
          <table:table-cell table:style-name="ce396" office:value-type="string" calcext:value-type="string" table:number-columns-spanned="1" table:number-rows-spanned="2">
            <text:p>糖尿</text:p>
          </table:table-cell>
          <table:table-cell table:style-name="ce396" office:value-type="string" calcext:value-type="string" table:number-columns-spanned="1" table:number-rows-spanned="2">
            <text:p>熱発</text:p>
          </table:table-cell>
          <table:table-cell table:style-name="ce396" office:value-type="string" calcext:value-type="string" table:number-columns-spanned="1" table:number-rows-spanned="2">
            <text:p>計書</text:p>
          </table:table-cell>
          <table:table-cell table:style-name="ce396" office:value-type="string" calcext:value-type="string" table:number-columns-spanned="1" table:number-rows-spanned="2">
            <text:p>面談</text:p>
          </table:table-cell>
          <table:table-cell table:style-name="ce409" office:value-type="string" calcext:value-type="string" table:number-columns-spanned="1" table:number-rows-spanned="2">
            <text:p>便指</text:p>
          </table:table-cell>
          <table:table-cell table:style-name="ce410" office:value-type="string" calcext:value-type="string">
            <text:p>総数</text:p>
          </table:table-cell>
          <table:table-cell table:style-name="ce414" office:value-type="float" office:value="5" calcext:value-type="float">
            <text:p>5</text:p>
          </table:table-cell>
          <table:table-cell table:style-name="ce416" office:value-type="string" calcext:value-type="string">
            <text:p>済</text:p>
          </table:table-cell>
          <table:table-cell table:style-name="ce418" office:value-type="float" office:value="1" calcext:value-type="float">
            <text:p>1</text:p>
          </table:table-cell>
          <table:table-cell table:style-name="ce420" table:number-columns-repeated="4"/>
          <table:table-cell table:style-name="ce337" table:number-columns-repeated="993"/>
          <table:table-cell table:number-columns-repeated="2"/>
        </table:table-row>
        <table:table-row table:style-name="ro2">
          <table:table-cell table:style-name="ce337" office:value-type="string" calcext:value-type="string">
            <text:p>済</text:p>
          </table:table-cell>
          <table:table-cell table:style-name="ce337" office:value-type="string" calcext:value-type="string">
            <text:p>予</text:p>
          </table:table-cell>
          <table:table-cell table:style-name="ce348" office:value-type="string" calcext:value-type="string">
            <text:p>ID</text:p>
          </table:table-cell>
          <table:table-cell table:style-name="ce358" office:value-type="string" calcext:value-type="string">
            <text:p>漢字名</text:p>
          </table:table-cell>
          <table:table-cell table:style-name="ce358" office:value-type="string" calcext:value-type="string">
            <text:p>ｶﾅ名</text:p>
          </table:table-cell>
          <table:table-cell table:style-name="ce368" office:value-type="string" calcext:value-type="string">
            <text:p>入院日</text:p>
          </table:table-cell>
          <table:table-cell table:style-name="ce377" office:value-type="string" calcext:value-type="string">
            <text:p>日数</text:p>
          </table:table-cell>
          <table:covered-table-cell table:number-columns-repeated="2" table:style-name="ce385"/>
          <table:covered-table-cell table:number-columns-repeated="2" table:style-name="ce396"/>
          <table:covered-table-cell table:number-columns-repeated="5" table:style-name="ce402"/>
          <table:covered-table-cell table:number-columns-repeated="3" table:style-name="ce396"/>
          <table:covered-table-cell table:number-columns-repeated="2" table:style-name="ce408"/>
          <table:table-cell table:style-name="ce411" office:value-type="string" calcext:value-type="string">
            <text:p>未</text:p>
          </table:table-cell>
          <table:table-cell table:style-name="ce415" office:value-type="float" office:value="4" calcext:value-type="float">
            <text:p>4</text:p>
          </table:table-cell>
          <table:table-cell table:style-name="ce417" office:value-type="string" calcext:value-type="string">
            <text:p>待</text:p>
          </table:table-cell>
          <table:table-cell table:style-name="ce419" office:value-type="float" office:value="0" calcext:value-type="float">
            <text:p>0</text:p>
          </table:table-cell>
          <table:table-cell table:style-name="ce422" table:number-columns-repeated="2"/>
          <table:table-cell table:style-name="ce337" table:number-columns-repeated="3"/>
          <table:table-cell table:style-name="ce422" table:number-columns-repeated="3"/>
          <table:table-cell table:style-name="ce337" table:number-columns-repeated="989"/>
          <table:table-cell table:number-columns-repeated="2"/>
        </table:table-row>
        <table:table-row table:style-name="ro2">
          <table:table-cell table:style-name="ce337" office:value-type="string" calcext:value-type="string">
            <text:p>未</text:p>
          </table:table-cell>
          <table:table-cell table:style-name="ce337"/>
          <table:table-cell table:style-name="ce349" office:value-type="string" calcext:value-type="string">
            <text:p>00090314</text:p>
          </table:table-cell>
          <table:table-cell table:style-name="ce359" office:value-type="string" calcext:value-type="string">
            <text:p>患者　壱</text:p>
          </table:table-cell>
          <table:table-cell table:style-name="ce359" office:value-type="string" calcext:value-type="string">
            <text:p>ｶﾝｼﾞｬ ｲﾁ</text:p>
          </table:table-cell>
          <table:table-cell table:style-name="ce369" office:value-type="date" office:date-value="2014-09-27" calcext:value-type="date">
            <text:p>2014/09/27</text:p>
          </table:table-cell>
          <table:table-cell table:style-name="ce378" table:formula="of:=TODAY()+1-[.F3]" office:value-type="float" office:value="1388" calcext:value-type="float">
            <text:p>1388 </text:p>
          </table:table-cell>
          <table:table-cell table:style-name="ce337" office:value-type="string" calcext:value-type="string">
            <text:p>○</text:p>
          </table:table-cell>
          <table:table-cell table:style-name="ce337" table:number-columns-repeated="2"/>
          <table:table-cell table:style-name="ce337" office:value-type="string" calcext:value-type="string">
            <text:p>待</text:p>
          </table:table-cell>
          <table:table-cell table:style-name="ce403" table:number-columns-repeated="5"/>
          <table:table-cell table:style-name="ce390" office:value-type="string" calcext:value-type="string">
            <text:p>糖</text:p>
          </table:table-cell>
          <table:table-cell table:style-name="ce390" office:value-type="string" calcext:value-type="string">
            <text:p>熱</text:p>
          </table:table-cell>
          <table:table-cell table:style-name="ce344" office:value-type="string" calcext:value-type="string">
            <text:p>済</text:p>
          </table:table-cell>
          <table:table-cell table:style-name="ce390"/>
          <table:table-cell table:style-name="ce337" office:value-type="string" calcext:value-type="string">
            <text:p>少</text:p>
          </table:table-cell>
          <table:table-cell table:style-name="ce412" table:number-columns-repeated="6"/>
          <table:table-cell table:style-name="ce337" table:number-columns-repeated="995"/>
          <table:table-cell table:style-name="ce426"/>
          <table:table-cell/>
        </table:table-row>
        <table:table-row table:style-name="ro2">
          <table:table-cell table:style-name="ce343" office:value-type="string" calcext:value-type="string">
            <text:p>未</text:p>
          </table:table-cell>
          <table:table-cell table:style-name="ce343"/>
          <table:table-cell table:style-name="ce350" office:value-type="string" calcext:value-type="string">
            <text:p>reservation edge</text:p>
          </table:table-cell>
          <table:table-cell table:style-name="ce360" table:number-columns-repeated="2"/>
          <table:table-cell table:style-name="ce370"/>
          <table:table-cell table:style-name="ce379" table:number-columns-repeated="1016"/>
          <table:table-cell table:style-name="ce426"/>
          <table:table-cell/>
        </table:table-row>
        <table:table-row table:style-name="ro2">
          <table:table-cell table:style-name="ce337" office:value-type="string" calcext:value-type="string">
            <text:p>未</text:p>
          </table:table-cell>
          <table:table-cell table:style-name="ce337"/>
          <table:table-cell table:style-name="ce349" office:value-type="string" calcext:value-type="string">
            <text:p>00171523</text:p>
          </table:table-cell>
          <table:table-cell table:style-name="ce359" office:value-type="string" calcext:value-type="string">
            <text:p>患者　弐</text:p>
          </table:table-cell>
          <table:table-cell table:style-name="ce359" office:value-type="string" calcext:value-type="string">
            <text:p>ｶﾝｼﾞｬ ﾆ</text:p>
          </table:table-cell>
          <table:table-cell table:style-name="ce369" office:value-type="date" office:date-value="2017-11-01" calcext:value-type="date">
            <text:p>2017/11/01</text:p>
          </table:table-cell>
          <table:table-cell table:style-name="ce378" table:formula="of:=TODAY()+1-[.F5]" office:value-type="float" office:value="257" calcext:value-type="float">
            <text:p>257 </text:p>
          </table:table-cell>
          <table:table-cell table:style-name="ce337" office:value-type="string" calcext:value-type="string">
            <text:p>包</text:p>
          </table:table-cell>
          <table:table-cell table:style-name="ce390"/>
          <table:table-cell table:style-name="ce337"/>
          <table:table-cell table:style-name="ce337" office:value-type="string" calcext:value-type="string">
            <text:p>待</text:p>
          </table:table-cell>
          <table:table-cell table:style-name="ce403" table:number-columns-repeated="5"/>
          <table:table-cell table:style-name="ce337"/>
          <table:table-cell table:style-name="ce390"/>
          <table:table-cell table:style-name="ce344" office:value-type="string" calcext:value-type="string">
            <text:p>済</text:p>
          </table:table-cell>
          <table:table-cell table:style-name="ce390"/>
          <table:table-cell table:style-name="ce344" office:value-type="string" calcext:value-type="string">
            <text:p>済</text:p>
          </table:table-cell>
          <table:table-cell table:style-name="ce412" table:number-columns-repeated="4"/>
          <table:table-cell table:style-name="ce337" table:number-columns-repeated="997"/>
          <table:table-cell table:style-name="ce426"/>
          <table:table-cell/>
        </table:table-row>
        <table:table-row table:style-name="ro2">
          <table:table-cell table:style-name="ce343" office:value-type="string" calcext:value-type="string">
            <text:p>未</text:p>
          </table:table-cell>
          <table:table-cell table:style-name="ce343"/>
          <table:table-cell table:style-name="ce351" office:value-type="string" calcext:value-type="string">
            <text:p>stable edge</text:p>
          </table:table-cell>
          <table:table-cell table:style-name="ce361" table:number-columns-repeated="2"/>
          <table:table-cell table:style-name="ce371"/>
          <table:table-cell table:style-name="ce380" table:number-columns-repeated="1016"/>
          <table:table-cell table:style-name="ce426"/>
          <table:table-cell/>
        </table:table-row>
        <table:table-row table:style-name="ro2">
          <table:table-cell table:style-name="ce344" office:value-type="string" calcext:value-type="string">
            <text:p>済</text:p>
          </table:table-cell>
          <table:table-cell table:style-name="ce344"/>
          <table:table-cell table:style-name="ce352" office:value-type="string" calcext:value-type="string">
            <text:p>00171075</text:p>
          </table:table-cell>
          <table:table-cell table:style-name="ce362" office:value-type="string" calcext:value-type="string">
            <text:p>患者　参</text:p>
          </table:table-cell>
          <table:table-cell table:style-name="ce362" office:value-type="string" calcext:value-type="string">
            <text:p>ｶﾝｼﾞｬ ｻﾝ</text:p>
          </table:table-cell>
          <table:table-cell table:style-name="ce372" office:value-type="date" office:date-value="2017-08-09" calcext:value-type="date">
            <text:p>2017/08/09</text:p>
          </table:table-cell>
          <table:table-cell table:style-name="ce381" table:formula="of:=TODAY()+1-[.F7]" office:value-type="float" office:value="341" calcext:value-type="float">
            <text:p>341 </text:p>
          </table:table-cell>
          <table:table-cell table:style-name="ce344" office:value-type="string" calcext:value-type="string">
            <text:p>○</text:p>
          </table:table-cell>
          <table:table-cell table:style-name="ce393"/>
          <table:table-cell table:style-name="ce344" table:number-columns-repeated="2"/>
          <table:table-cell table:style-name="ce404" table:number-columns-repeated="5"/>
          <table:table-cell table:style-name="ce393" table:number-columns-repeated="2"/>
          <table:table-cell table:style-name="ce344" office:value-type="string" calcext:value-type="string">
            <text:p>済</text:p>
          </table:table-cell>
          <table:table-cell table:style-name="ce393"/>
          <table:table-cell table:style-name="ce344" office:value-type="string" calcext:value-type="string">
            <text:p>済</text:p>
          </table:table-cell>
          <table:table-cell table:style-name="ce413" table:number-columns-repeated="6"/>
          <table:table-cell table:style-name="ce344" table:number-columns-repeated="995"/>
          <table:table-cell table:style-name="ce427"/>
          <table:table-cell/>
        </table:table-row>
        <table:table-row table:style-name="ro2">
          <table:table-cell table:style-name="ce343" office:value-type="string" calcext:value-type="string">
            <text:p>未</text:p>
          </table:table-cell>
          <table:table-cell table:style-name="ce343"/>
          <table:table-cell table:style-name="ce353" office:value-type="string" calcext:value-type="string">
            <text:p>unstable edge</text:p>
          </table:table-cell>
          <table:table-cell table:style-name="ce363" table:number-columns-repeated="2"/>
          <table:table-cell table:style-name="ce373"/>
          <table:table-cell table:style-name="ce382" table:number-columns-repeated="1016"/>
          <table:table-cell table:style-name="ce426"/>
          <table:table-cell/>
        </table:table-row>
        <table:table-row table:style-name="ro2">
          <table:table-cell table:style-name="ce337" office:value-type="string" calcext:value-type="string">
            <text:p>未</text:p>
          </table:table-cell>
          <table:table-cell table:style-name="ce337"/>
          <table:table-cell table:style-name="ce354" office:value-type="string" calcext:value-type="string">
            <text:p>00171072</text:p>
          </table:table-cell>
          <table:table-cell table:style-name="ce359" office:value-type="string" calcext:value-type="string">
            <text:p>患者 五</text:p>
          </table:table-cell>
          <table:table-cell table:style-name="ce359" office:value-type="string" calcext:value-type="string">
            <text:p>ｶﾝｼﾞｬ ｺﾞ</text:p>
          </table:table-cell>
          <table:table-cell table:style-name="ce369" office:value-type="date" office:date-value="2018-03-05" calcext:value-type="date">
            <text:p>2018/03/05</text:p>
          </table:table-cell>
          <table:table-cell table:style-name="ce383" table:formula="of:=TODAY()+1-[.F9]" office:value-type="float" office:value="133" calcext:value-type="float">
            <text:p>133 </text:p>
          </table:table-cell>
          <table:table-cell table:style-name="ce337" table:number-columns-repeated="4"/>
          <table:table-cell table:style-name="ce404"/>
          <table:table-cell/>
          <table:table-cell table:style-name="ce403" table:number-columns-repeated="3"/>
          <table:table-cell table:style-name="ce337" table:number-columns-repeated="240"/>
          <table:table-cell table:style-name="ce423" table:number-columns-repeated="766"/>
          <table:table-cell table:style-name="ce426"/>
          <table:table-cell/>
        </table:table-row>
        <table:table-row table:style-name="ro2">
          <table:table-cell table:style-name="ce337" office:value-type="string" calcext:value-type="string">
            <text:p>未</text:p>
          </table:table-cell>
          <table:table-cell table:style-name="ce337"/>
          <table:table-cell table:style-name="ce349" office:value-type="string" calcext:value-type="string">
            <text:p>00054500</text:p>
          </table:table-cell>
          <table:table-cell table:style-name="ce359" office:value-type="string" calcext:value-type="string">
            <text:p>明石家 さんま</text:p>
          </table:table-cell>
          <table:table-cell table:style-name="ce359" office:value-type="string" calcext:value-type="string">
            <text:p>ｱｶｼｱ ｻﾝﾏ</text:p>
          </table:table-cell>
          <table:table-cell table:style-name="ce369" office:value-type="date" office:date-value="2018-06-01" calcext:value-type="date">
            <text:p>2018/06/01</text:p>
          </table:table-cell>
          <table:table-cell table:style-name="ce383" table:formula="of:=TODAY()+1-[.F10]" office:value-type="float" office:value="45" calcext:value-type="float">
            <text:p>45 </text:p>
          </table:table-cell>
          <table:table-cell table:style-name="ce337" table:number-columns-repeated="4"/>
          <table:table-cell table:style-name="ce403" table:number-columns-repeated="5"/>
          <table:table-cell table:style-name="ce337" table:number-columns-repeated="240"/>
          <table:table-cell table:style-name="ce423" table:number-columns-repeated="766"/>
          <table:table-cell table:style-name="ce426"/>
          <table:table-cell/>
        </table:table-row>
        <table:table-row table:style-name="ro2" table:number-rows-repeated="4">
          <table:table-cell table:number-columns-repeated="1024"/>
        </table:table-row>
        <table:table-row table:style-name="ro2">
          <table:table-cell table:style-name="ce346" table:number-columns-repeated="2"/>
          <table:table-cell table:style-name="ce356"/>
          <table:table-cell table:style-name="ce365"/>
          <table:table-cell table:style-name="ce367"/>
          <table:table-cell table:style-name="ce375"/>
          <table:table-cell table:style-name="ce346" table:number-columns-repeated="5"/>
          <table:table-cell table:style-name="ce406" table:number-columns-repeated="5"/>
          <table:table-cell table:style-name="ce346" table:number-columns-repeated="240"/>
          <table:table-cell table:style-name="ce425" table:number-columns-repeated="766"/>
          <table:table-cell table:style-name="ce429" table:number-columns-repeated="2"/>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6" table:default-cell-style-name="ce440"/>
        <table:table-column table:style-name="co17" table:number-columns-repeated="45" table:default-cell-style-name="ce447"/>
        <table:table-column table:style-name="co18" table:default-cell-style-name="ce447"/>
        <table:table-column table:style-name="co17" table:number-columns-repeated="210" table:default-cell-style-name="ce447"/>
        <table:table-column table:style-name="co17" table:number-columns-repeated="767" table:default-cell-style-name="ce501"/>
        <table:table-row table:style-name="ro3">
          <table:table-cell table:style-name="ce430" office:value-type="string" calcext:value-type="string">
            <text:p>ﾘｽﾄに戻る</text:p>
          </table:table-cell>
          <table:table-cell table:style-name="ce441"/>
          <table:table-cell table:style-name="ce448" table:number-columns-spanned="4" table:number-rows-spanned="1"/>
          <table:covered-table-cell table:number-columns-repeated="3" table:style-name="ce448"/>
          <table:table-cell table:style-name="ce460" office:value-type="string" calcext:value-type="string" table:number-columns-spanned="2" table:number-rows-spanned="1">
            <text:p>開始日</text:p>
          </table:table-cell>
          <table:covered-table-cell table:style-name="ce460"/>
          <table:table-cell table:style-name="ce469" office:value-type="date" office:date-value="2017-12-10" calcext:value-type="date" table:number-columns-spanned="3" table:number-rows-spanned="1">
            <text:p>2017/12/10</text:p>
          </table:table-cell>
          <table:covered-table-cell table:number-columns-repeated="2" table:style-name="ce469"/>
          <table:table-cell table:style-name="ce470" office:value-type="string" calcext:value-type="string" table:number-columns-spanned="4" table:number-rows-spanned="1">
            <text:p>本日を開始日</text:p>
          </table:table-cell>
          <table:covered-table-cell table:number-columns-repeated="3" table:style-name="ce47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477" table:number-columns-spanned="3" table:number-rows-spanned="1"/>
          <table:covered-table-cell table:number-columns-repeated="2" table:style-name="ce477"/>
          <table:table-cell table:number-columns-repeated="7"/>
          <table:table-cell table:style-name="ce488" office:value-type="string" calcext:value-type="string" table:number-columns-spanned="5" table:number-rows-spanned="2">
            <text:p>Copy</text:p>
          </table:table-cell>
          <table:covered-table-cell table:number-columns-repeated="4" table:style-name="ce489"/>
          <table:table-cell table:style-name="ce488" office:value-type="string" calcext:value-type="string" table:number-columns-spanned="5" table:number-rows-spanned="2">
            <text:p>強有効</text:p>
          </table:table-cell>
          <table:covered-table-cell table:number-columns-repeated="4" table:style-name="ce489"/>
          <table:table-cell/>
          <table:table-cell table:style-name="ce490" office:value-type="string" calcext:value-type="string">
            <text:p>00171532</text:p>
          </table:table-cell>
          <table:table-cell table:number-columns-repeated="3"/>
          <table:table-cell table:style-name="ce494" office:value-type="string" calcext:value-type="string">
            <text:p>空枠設定</text:p>
          </table:table-cell>
          <table:table-cell table:style-name="ce483" table:number-columns-repeated="9"/>
          <table:table-cell table:number-columns-repeated="968"/>
        </table:table-row>
        <table:table-row table:style-name="ro3">
          <table:table-cell table:style-name="ce431" office:value-type="string" calcext:value-type="string" table:number-columns-spanned="1" table:number-rows-spanned="2">
            <text:p>コピー可</text:p>
          </table:table-cell>
          <table:table-cell table:style-name="ce443" office:value-type="string" calcext:value-type="string">
            <text:p>12月</text:p>
          </table:table-cell>
          <table:table-cell table:style-name="ce443" table:number-columns-repeated="21"/>
          <table:table-cell table:style-name="ce443" office:value-type="string" calcext:value-type="string">
            <text:p>1月</text:p>
          </table:table-cell>
          <table:table-cell table:style-name="ce443" table:number-columns-repeated="6"/>
          <table:table-cell table:style-name="ce482"/>
          <table:covered-table-cell table:number-columns-repeated="10" table:style-name="ce489"/>
          <table:table-cell table:style-name="ce483" table:number-columns-repeated="5"/>
          <table:table-cell table:style-name="ce496"/>
          <table:table-cell table:style-name="ce483" table:number-columns-repeated="977"/>
        </table:table-row>
        <table:table-row table:style-name="ro3">
          <table:covered-table-cell table:style-name="ce432"/>
          <table:table-cell table:style-name="ce444" office:value-type="date" office:date-value="2017-12-10" calcext:value-type="date">
            <text:p>10</text:p>
          </table:table-cell>
          <table:table-cell table:style-name="ce454" office:value-type="date" office:date-value="2017-12-11" calcext:value-type="date">
            <text:p>11</text:p>
          </table:table-cell>
          <table:table-cell table:style-name="ce456" office:value-type="date" office:date-value="2017-12-12" calcext:value-type="date">
            <text:p>12</text:p>
          </table:table-cell>
          <table:table-cell table:style-name="ce456" office:value-type="date" office:date-value="2017-12-13" calcext:value-type="date">
            <text:p>13</text:p>
          </table:table-cell>
          <table:table-cell table:style-name="ce456" office:value-type="date" office:date-value="2017-12-14" calcext:value-type="date">
            <text:p>14</text:p>
          </table:table-cell>
          <table:table-cell table:style-name="ce456" office:value-type="date" office:date-value="2017-12-15" calcext:value-type="date">
            <text:p>15</text:p>
          </table:table-cell>
          <table:table-cell table:style-name="ce464" office:value-type="date" office:date-value="2017-12-16" calcext:value-type="date">
            <text:p>16</text:p>
          </table:table-cell>
          <table:table-cell table:style-name="ce444" office:value-type="date" office:date-value="2017-12-17" calcext:value-type="date">
            <text:p>17</text:p>
          </table:table-cell>
          <table:table-cell table:style-name="ce456" office:value-type="date" office:date-value="2017-12-18" calcext:value-type="date">
            <text:p>18</text:p>
          </table:table-cell>
          <table:table-cell table:style-name="ce456" office:value-type="date" office:date-value="2017-12-19" calcext:value-type="date">
            <text:p>19</text:p>
          </table:table-cell>
          <table:table-cell table:style-name="ce456" office:value-type="date" office:date-value="2017-12-20" calcext:value-type="date">
            <text:p>20</text:p>
          </table:table-cell>
          <table:table-cell table:style-name="ce456" office:value-type="date" office:date-value="2017-12-21" calcext:value-type="date">
            <text:p>21</text:p>
          </table:table-cell>
          <table:table-cell table:style-name="ce456" office:value-type="date" office:date-value="2017-12-22" calcext:value-type="date">
            <text:p>22</text:p>
          </table:table-cell>
          <table:table-cell table:style-name="ce473" office:value-type="date" office:date-value="2017-12-23" calcext:value-type="date">
            <text:p>23</text:p>
          </table:table-cell>
          <table:table-cell table:style-name="ce444" office:value-type="date" office:date-value="2017-12-24" calcext:value-type="date">
            <text:p>24</text:p>
          </table:table-cell>
          <table:table-cell table:style-name="ce456" office:value-type="date" office:date-value="2017-12-25" calcext:value-type="date">
            <text:p>25</text:p>
          </table:table-cell>
          <table:table-cell table:style-name="ce456" office:value-type="date" office:date-value="2017-12-26" calcext:value-type="date">
            <text:p>26</text:p>
          </table:table-cell>
          <table:table-cell table:style-name="ce456" office:value-type="date" office:date-value="2017-12-27" calcext:value-type="date">
            <text:p>27</text:p>
          </table:table-cell>
          <table:table-cell table:style-name="ce456" office:value-type="date" office:date-value="2017-12-28" calcext:value-type="date">
            <text:p>28</text:p>
          </table:table-cell>
          <table:table-cell table:style-name="ce454" office:value-type="date" office:date-value="2017-12-29" calcext:value-type="date">
            <text:p>29</text:p>
          </table:table-cell>
          <table:table-cell table:style-name="ce473" office:value-type="date" office:date-value="2017-12-30" calcext:value-type="date">
            <text:p>30</text:p>
          </table:table-cell>
          <table:table-cell table:style-name="ce478" office:value-type="date" office:date-value="2017-12-31" calcext:value-type="date">
            <text:p>31</text:p>
          </table:table-cell>
          <table:table-cell table:style-name="ce454" office:value-type="date" office:date-value="2018-01-01" calcext:value-type="date">
            <text:p>1</text:p>
          </table:table-cell>
          <table:table-cell table:style-name="ce454" office:value-type="date" office:date-value="2018-01-02" calcext:value-type="date">
            <text:p>2</text:p>
          </table:table-cell>
          <table:table-cell table:style-name="ce454" office:value-type="date" office:date-value="2018-01-03" calcext:value-type="date">
            <text:p>3</text:p>
          </table:table-cell>
          <table:table-cell table:style-name="ce456" office:value-type="date" office:date-value="2018-01-04" calcext:value-type="date">
            <text:p>4</text:p>
          </table:table-cell>
          <table:table-cell table:style-name="ce456" office:value-type="date" office:date-value="2018-01-05" calcext:value-type="date">
            <text:p>5</text:p>
          </table:table-cell>
          <table:table-cell table:style-name="ce464" office:value-type="date" office:date-value="2018-01-06" calcext:value-type="date">
            <text:p>6</text:p>
          </table:table-cell>
          <table:table-cell table:style-name="ce444" office:value-type="date" office:date-value="2018-01-07" calcext:value-type="date">
            <text:p>7</text:p>
          </table:table-cell>
          <table:table-cell table:style-name="ce482"/>
          <table:table-cell table:style-name="ce483" table:number-columns-repeated="15"/>
          <table:table-cell table:style-name="ce433" office:value-type="string" calcext:value-type="string">
            <text:p>週数</text:p>
          </table:table-cell>
          <table:table-cell table:style-name="ce433" office:value-type="float" office:value="2" calcext:value-type="float">
            <text:p>2</text:p>
          </table:table-cell>
          <table:table-cell table:style-name="ce433" office:value-type="float" office:value="3" calcext:value-type="float">
            <text:p>3</text:p>
          </table:table-cell>
          <table:table-cell table:style-name="ce433" table:number-columns-repeated="7"/>
          <table:table-cell table:style-name="ce483" table:number-columns-repeated="968"/>
        </table:table-row>
        <table:table-row table:style-name="ro3">
          <table:table-cell table:style-name="ce433" office:value-type="string" calcext:value-type="string">
            <text:p>時間枠</text:p>
          </table:table-cell>
          <table:table-cell table:style-name="ce445" office:value-type="string" calcext:value-type="string">
            <text:p>日</text:p>
          </table:table-cell>
          <table:table-cell table:style-name="ce455" office:value-type="string" calcext:value-type="string">
            <text:p>月</text:p>
          </table:table-cell>
          <table:table-cell table:style-name="ce433" office:value-type="string" calcext:value-type="string">
            <text:p>火</text:p>
          </table:table-cell>
          <table:table-cell table:style-name="ce433" office:value-type="string" calcext:value-type="string">
            <text:p>水</text:p>
          </table:table-cell>
          <table:table-cell table:style-name="ce433" office:value-type="string" calcext:value-type="string">
            <text:p>木</text:p>
          </table:table-cell>
          <table:table-cell table:style-name="ce433" office:value-type="string" calcext:value-type="string">
            <text:p>金</text:p>
          </table:table-cell>
          <table:table-cell table:style-name="ce465" office:value-type="string" calcext:value-type="string">
            <text:p>土</text:p>
          </table:table-cell>
          <table:table-cell table:style-name="ce445" office:value-type="string" calcext:value-type="string">
            <text:p>日</text:p>
          </table:table-cell>
          <table:table-cell table:style-name="ce433" office:value-type="string" calcext:value-type="string">
            <text:p>月</text:p>
          </table:table-cell>
          <table:table-cell table:style-name="ce433" office:value-type="string" calcext:value-type="string">
            <text:p>火</text:p>
          </table:table-cell>
          <table:table-cell table:style-name="ce433" office:value-type="string" calcext:value-type="string">
            <text:p>水</text:p>
          </table:table-cell>
          <table:table-cell table:style-name="ce433" office:value-type="string" calcext:value-type="string">
            <text:p>木</text:p>
          </table:table-cell>
          <table:table-cell table:style-name="ce433" office:value-type="string" calcext:value-type="string">
            <text:p>金</text:p>
          </table:table-cell>
          <table:table-cell table:style-name="ce474" office:value-type="string" calcext:value-type="string">
            <text:p>土</text:p>
          </table:table-cell>
          <table:table-cell table:style-name="ce445" office:value-type="string" calcext:value-type="string">
            <text:p>日</text:p>
          </table:table-cell>
          <table:table-cell table:style-name="ce433" office:value-type="string" calcext:value-type="string">
            <text:p>月</text:p>
          </table:table-cell>
          <table:table-cell table:style-name="ce433" office:value-type="string" calcext:value-type="string">
            <text:p>火</text:p>
          </table:table-cell>
          <table:table-cell table:style-name="ce433" office:value-type="string" calcext:value-type="string">
            <text:p>水</text:p>
          </table:table-cell>
          <table:table-cell table:style-name="ce433" office:value-type="string" calcext:value-type="string">
            <text:p>木</text:p>
          </table:table-cell>
          <table:table-cell table:style-name="ce455" office:value-type="string" calcext:value-type="string">
            <text:p>金</text:p>
          </table:table-cell>
          <table:table-cell table:style-name="ce474" office:value-type="string" calcext:value-type="string">
            <text:p>土</text:p>
          </table:table-cell>
          <table:table-cell table:style-name="ce480"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33" office:value-type="string" calcext:value-type="string">
            <text:p>木</text:p>
          </table:table-cell>
          <table:table-cell table:style-name="ce433" office:value-type="string" calcext:value-type="string">
            <text:p>金</text:p>
          </table:table-cell>
          <table:table-cell table:style-name="ce465" office:value-type="string" calcext:value-type="string">
            <text:p>土</text:p>
          </table:table-cell>
          <table:table-cell table:style-name="ce445" office:value-type="string" calcext:value-type="string">
            <text:p>日</text:p>
          </table:table-cell>
          <table:table-cell table:style-name="ce482"/>
          <table:table-cell table:style-name="ce483" table:number-columns-repeated="15"/>
          <table:table-cell table:style-name="ce433" office:value-type="string" calcext:value-type="string">
            <text:p>時間枠</text:p>
          </table:table-cell>
          <table:table-cell table:number-columns-repeated="2" table:style-name="ce483" office:value-type="string" calcext:value-type="string">
            <text:p>火</text:p>
          </table:table-cell>
          <table:table-cell table:style-name="ce498" office:value-type="string" calcext:value-type="string">
            <text:p>日</text:p>
          </table:table-cell>
          <table:table-cell table:style-name="ce483" office:value-type="string" calcext:value-type="string">
            <text:p>月</text:p>
          </table:table-cell>
          <table:table-cell table:style-name="ce483" office:value-type="string" calcext:value-type="string">
            <text:p>火</text:p>
          </table:table-cell>
          <table:table-cell table:style-name="ce483" office:value-type="string" calcext:value-type="string">
            <text:p>水</text:p>
          </table:table-cell>
          <table:table-cell table:style-name="ce483" office:value-type="string" calcext:value-type="string">
            <text:p>木</text:p>
          </table:table-cell>
          <table:table-cell table:style-name="ce483" office:value-type="string" calcext:value-type="string">
            <text:p>金</text:p>
          </table:table-cell>
          <table:table-cell table:style-name="ce500" office:value-type="string" calcext:value-type="string">
            <text:p>土</text:p>
          </table:table-cell>
          <table:table-cell table:style-name="ce483" table:number-columns-repeated="968"/>
        </table:table-row>
        <table:table-row table:style-name="ro3">
          <table:table-cell table:style-name="ce435" office:value-type="time" office:time-value="PT08H00M00S" calcext:value-type="time">
            <text:p>8:00</text:p>
          </table:table-cell>
          <table:table-cell table:number-columns-repeated="29" table:style-name="ce446" office:value-type="string" calcext:value-type="string">
            <text:p>x</text:p>
          </table:table-cell>
          <table:table-cell table:style-name="ce433" table:number-columns-repeated="16"/>
          <table:table-cell table:style-name="ce435" office:value-type="time" office:time-value="PT08H00M00S" calcext:value-type="time">
            <text:p>8:00</text:p>
          </table:table-cell>
          <table:table-cell table:number-columns-repeated="9" table:style-name="ce446" office:value-type="string" calcext:value-type="string">
            <text:p>x</text:p>
          </table:table-cell>
          <table:table-cell table:style-name="ce433" table:number-columns-repeated="968"/>
        </table:table-row>
        <table:table-row table:style-name="ro3">
          <table:table-cell table:style-name="ce436" office:value-type="time" office:time-value="PT08H30M00S" calcext:value-type="time">
            <text:p>8:30</text:p>
          </table:table-cell>
          <table:table-cell table:number-columns-repeated="29" table:style-name="ce446" office:value-type="string" calcext:value-type="string">
            <text:p>x</text:p>
          </table:table-cell>
          <table:table-cell table:style-name="ce433" table:number-columns-repeated="16"/>
          <table:table-cell table:style-name="ce436" office:value-type="time" office:time-value="PT08H30M00S" calcext:value-type="time">
            <text:p>8:30</text:p>
          </table:table-cell>
          <table:table-cell table:number-columns-repeated="9" table:style-name="ce446" office:value-type="string" calcext:value-type="string">
            <text:p>x</text:p>
          </table:table-cell>
          <table:table-cell table:style-name="ce433" table:number-columns-repeated="968"/>
        </table:table-row>
        <table:table-row table:style-name="ro3">
          <table:table-cell table:style-name="ce436" office:value-type="time" office:time-value="PT09H00M00S" calcext:value-type="time">
            <text:p>9:0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33" table:number-columns-repeated="16"/>
          <table:table-cell table:style-name="ce436" office:value-type="time" office:time-value="PT09H00M00S" calcext:value-type="time">
            <text:p>9:0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33" table:number-columns-repeated="968"/>
        </table:table-row>
        <table:table-row table:style-name="ro3">
          <table:table-cell table:style-name="ce436" office:value-type="time" office:time-value="PT09H30M00S" calcext:value-type="time">
            <text:p>9: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33" table:number-columns-repeated="16"/>
          <table:table-cell table:style-name="ce436" office:value-type="time" office:time-value="PT09H30M00S" calcext:value-type="time">
            <text:p>9: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33" table:number-columns-repeated="968"/>
        </table:table-row>
        <table:table-row table:style-name="ro3">
          <table:table-cell table:style-name="ce436" office:value-type="time" office:time-value="PT10H00M00S" calcext:value-type="time">
            <text:p>10:0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33" table:number-columns-repeated="16"/>
          <table:table-cell table:style-name="ce436" office:value-type="time" office:time-value="PT10H00M00S" calcext:value-type="time">
            <text:p>10:0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33" table:number-columns-repeated="968"/>
        </table:table-row>
        <table:table-row table:style-name="ro3">
          <table:table-cell table:style-name="ce436" office:value-type="time" office:time-value="PT10H30M00S" calcext:value-type="time">
            <text:p>10:30</text:p>
          </table:table-cell>
          <table:table-cell table:number-columns-repeated="2" table:style-name="ce446" office:value-type="string" calcext:value-type="string">
            <text:p>x</text:p>
          </table:table-cell>
          <table:table-cell table:style-name="ce446" office:value-type="string" calcext:value-type="string">
            <text:p>閉</text:p>
          </table:table-cell>
          <table:table-cell table:style-name="ce446" office:value-type="string" calcext:value-type="string">
            <text:p>/</text:p>
          </table:table-cell>
          <table:table-cell table:style-name="ce446"/>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table:table-cell table:style-name="ce446" office:value-type="string" calcext:value-type="string">
            <text:p>/</text:p>
          </table:table-cell>
          <table:table-cell table:style-name="ce446"/>
          <table:table-cell table:number-columns-repeated="3" table:style-name="ce446" office:value-type="string" calcext:value-type="string">
            <text:p>x</text:p>
          </table:table-cell>
          <table:table-cell table:style-name="ce446" office:value-type="string" calcext:value-type="string">
            <text:p>/</text:p>
          </table:table-cell>
          <table:table-cell table:style-name="ce446"/>
          <table:table-cell table:style-name="ce446" office:value-type="string" calcext:value-type="string">
            <text:p>/</text:p>
          </table:table-cell>
          <table:table-cell table:style-name="ce446" office:value-type="string" calcext:value-type="string">
            <text:p>閉</text:p>
          </table:table-cell>
          <table:table-cell table:number-columns-repeated="6" table:style-name="ce446" office:value-type="string" calcext:value-type="string">
            <text:p>x</text:p>
          </table:table-cell>
          <table:table-cell table:style-name="ce446" office:value-type="string" calcext:value-type="string">
            <text:p>閉</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16"/>
          <table:table-cell table:style-name="ce436" office:value-type="time" office:time-value="PT10H30M00S" calcext:value-type="time">
            <text:p>10:30</text:p>
          </table:table-cell>
          <table:table-cell table:style-name="ce446" table:number-columns-repeated="2"/>
          <table:table-cell table:style-name="ce446" office:value-type="string" calcext:value-type="string">
            <text:p>x</text:p>
          </table:table-cell>
          <table:table-cell table:style-name="ce446" office:value-type="string" calcext:value-type="string">
            <text:p>/</text:p>
          </table:table-cell>
          <table:table-cell table:style-name="ce446"/>
          <table:table-cell table:style-name="ce446" office:value-type="string" calcext:value-type="string">
            <text:p>/</text:p>
          </table:table-cell>
          <table:table-cell table:style-name="ce446"/>
          <table:table-cell table:style-name="ce446" office:value-type="string" calcext:value-type="string">
            <text:p>x</text:p>
          </table:table-cell>
          <table:table-cell table:style-name="ce446" office:value-type="string" calcext:value-type="string">
            <text:p>/</text:p>
          </table:table-cell>
          <table:table-cell table:number-columns-repeated="968"/>
        </table:table-row>
        <table:table-row table:style-name="ro3">
          <table:table-cell table:style-name="ce436" office:value-type="time" office:time-value="PT11H00M00S" calcext:value-type="time">
            <text:p>11:0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16"/>
          <table:table-cell table:style-name="ce436" office:value-type="time" office:time-value="PT11H00M00S" calcext:value-type="time">
            <text:p>11:0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number-columns-repeated="968"/>
        </table:table-row>
        <table:table-row table:style-name="ro3">
          <table:table-cell table:style-name="ce436" office:value-type="time" office:time-value="PT11H30M00S" calcext:value-type="time">
            <text:p>11:30</text:p>
          </table:table-cell>
          <table:table-cell table:number-columns-repeated="2" table:style-name="ce446" office:value-type="string" calcext:value-type="string">
            <text:p>x</text:p>
          </table:table-cell>
          <table:table-cell table:style-name="ce446" office:value-type="string" calcext:value-type="string">
            <text:p>閉</text:p>
          </table:table-cell>
          <table:table-cell table:style-name="ce446" table:number-columns-repeated="2"/>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table:number-columns-repeated="3"/>
          <table:table-cell table:number-columns-repeated="3" table:style-name="ce446" office:value-type="string" calcext:value-type="string">
            <text:p>x</text:p>
          </table:table-cell>
          <table:table-cell table:style-name="ce446" office:value-type="string" calcext:value-type="string">
            <text:p>/</text:p>
          </table:table-cell>
          <table:table-cell table:style-name="ce446" table:number-columns-repeated="2"/>
          <table:table-cell table:style-name="ce446" office:value-type="string" calcext:value-type="string">
            <text:p>閉</text:p>
          </table:table-cell>
          <table:table-cell table:number-columns-repeated="6" table:style-name="ce446" office:value-type="string" calcext:value-type="string">
            <text:p>x</text:p>
          </table:table-cell>
          <table:table-cell table:style-name="ce446" office:value-type="string" calcext:value-type="string">
            <text:p>閉</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16"/>
          <table:table-cell table:style-name="ce436" office:value-type="time" office:time-value="PT11H30M00S" calcext:value-type="time">
            <text:p>11:30</text:p>
          </table:table-cell>
          <table:table-cell table:style-name="ce446" table:number-columns-repeated="2"/>
          <table:table-cell table:style-name="ce446" office:value-type="string" calcext:value-type="string">
            <text:p>x</text:p>
          </table:table-cell>
          <table:table-cell table:style-name="ce446" office:value-type="string" calcext:value-type="string">
            <text:p>/</text:p>
          </table:table-cell>
          <table:table-cell table:style-name="ce446" table:number-columns-repeated="3"/>
          <table:table-cell table:style-name="ce446" office:value-type="string" calcext:value-type="string">
            <text:p>x</text:p>
          </table:table-cell>
          <table:table-cell table:style-name="ce446" office:value-type="string" calcext:value-type="string">
            <text:p>/</text:p>
          </table:table-cell>
          <table:table-cell table:number-columns-repeated="968"/>
        </table:table-row>
        <table:table-row table:style-name="ro3">
          <table:table-cell table:style-name="ce437" office:value-type="time" office:time-value="PT12H00M00S" calcext:value-type="time">
            <text:p>12:0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16"/>
          <table:table-cell table:style-name="ce437" office:value-type="time" office:time-value="PT12H00M00S" calcext:value-type="time">
            <text:p>12:0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number-columns-repeated="968"/>
        </table:table-row>
        <table:table-row table:style-name="ro3">
          <table:table-cell table:style-name="ce437" office:value-type="time" office:time-value="PT12H30M00S" calcext:value-type="time">
            <text:p>12: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16"/>
          <table:table-cell table:style-name="ce437" office:value-type="time" office:time-value="PT12H30M00S" calcext:value-type="time">
            <text:p>12: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number-columns-repeated="968"/>
        </table:table-row>
        <table:table-row table:style-name="ro3">
          <table:table-cell table:style-name="ce437" office:value-type="time" office:time-value="PT13H00M00S" calcext:value-type="time">
            <text:p>13:0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16"/>
          <table:table-cell table:style-name="ce437" office:value-type="time" office:time-value="PT13H00M00S" calcext:value-type="time">
            <text:p>13:0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number-columns-repeated="968"/>
        </table:table-row>
        <table:table-row table:style-name="ro3">
          <table:table-cell table:style-name="ce437" office:value-type="time" office:time-value="PT13H30M00S" calcext:value-type="time">
            <text:p>13: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16"/>
          <table:table-cell table:style-name="ce437" office:value-type="time" office:time-value="PT13H30M00S" calcext:value-type="time">
            <text:p>13: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number-columns-repeated="968"/>
        </table:table-row>
        <table:table-row table:style-name="ro3">
          <table:table-cell table:style-name="ce437" office:value-type="time" office:time-value="PT14H00M00S" calcext:value-type="time">
            <text:p>14:00</text:p>
          </table:table-cell>
          <table:table-cell table:number-columns-repeated="3" table:style-name="ce446" office:value-type="string" calcext:value-type="string">
            <text:p>x</text:p>
          </table:table-cell>
          <table:table-cell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11" table:style-name="ce446" office:value-type="string" calcext:value-type="string">
            <text:p>x</text:p>
          </table:table-cell>
          <table:table-cell table:number-columns-repeated="16"/>
          <table:table-cell table:style-name="ce437" office:value-type="time" office:time-value="PT14H00M00S" calcext:value-type="time">
            <text:p>14:00</text:p>
          </table:table-cell>
          <table:table-cell table:number-columns-repeated="5"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968"/>
        </table:table-row>
        <table:table-row table:style-name="ro3">
          <table:table-cell table:style-name="ce437" office:value-type="time" office:time-value="PT14H30M00S" calcext:value-type="time">
            <text:p>14: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style-name="ce482" table:number-columns-repeated="16"/>
          <table:table-cell table:style-name="ce437" office:value-type="time" office:time-value="PT14H30M00S" calcext:value-type="time">
            <text:p>14: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style-name="ce482" table:number-columns-repeated="968"/>
        </table:table-row>
        <table:table-row table:style-name="ro3">
          <table:table-cell table:style-name="ce437" office:value-type="time" office:time-value="PT15H00M00S" calcext:value-type="time">
            <text:p>15:00</text:p>
          </table:table-cell>
          <table:table-cell table:number-columns-repeated="2" table:style-name="ce446" office:value-type="string" calcext:value-type="string">
            <text:p>x</text:p>
          </table:table-cell>
          <table:table-cell table:style-name="ce446" office:value-type="string" calcext:value-type="string">
            <text:p>会</text:p>
          </table:table-cell>
          <table:table-cell table:style-name="ce446" table:number-columns-repeated="2"/>
          <table:table-cell table:number-columns-repeated="3" table:style-name="ce446" office:value-type="string" calcext:value-type="string">
            <text:p>x</text:p>
          </table:table-cell>
          <table:table-cell table:style-name="ce446" office:value-type="string" calcext:value-type="string">
            <text:p>2F</text:p>
          </table:table-cell>
          <table:table-cell table:style-name="ce446" office:value-type="string" calcext:value-type="string">
            <text:p>会</text:p>
          </table:table-cell>
          <table:table-cell table:style-name="ce446" table:number-columns-repeated="2"/>
          <table:table-cell table:number-columns-repeated="3" table:style-name="ce446" office:value-type="string" calcext:value-type="string">
            <text:p>x</text:p>
          </table:table-cell>
          <table:table-cell table:style-name="ce446"/>
          <table:table-cell table:style-name="ce475"/>
          <table:table-cell table:style-name="ce446"/>
          <table:table-cell table:style-name="ce446" office:value-type="string" calcext:value-type="string">
            <text:p>閉</text:p>
          </table:table-cell>
          <table:table-cell table:number-columns-repeated="6" table:style-name="ce446" office:value-type="string" calcext:value-type="string">
            <text:p>x</text:p>
          </table:table-cell>
          <table:table-cell table:style-name="ce446" office:value-type="string" calcext:value-type="string">
            <text:p>閉</text:p>
          </table:table-cell>
          <table:table-cell table:number-columns-repeated="3" table:style-name="ce446" office:value-type="string" calcext:value-type="string">
            <text:p>x</text:p>
          </table:table-cell>
          <table:table-cell table:number-columns-repeated="16"/>
          <table:table-cell table:style-name="ce437" office:value-type="time" office:time-value="PT15H00M00S" calcext:value-type="time">
            <text:p>15:00</text:p>
          </table:table-cell>
          <table:table-cell table:number-columns-repeated="2" table:style-name="ce446" office:value-type="string" calcext:value-type="string">
            <text:p>会</text:p>
          </table:table-cell>
          <table:table-cell table:style-name="ce446" office:value-type="string" calcext:value-type="string">
            <text:p>x</text:p>
          </table:table-cell>
          <table:table-cell table:style-name="ce446" table:number-columns-repeated="4"/>
          <table:table-cell table:number-columns-repeated="2" table:style-name="ce446" office:value-type="string" calcext:value-type="string">
            <text:p>x</text:p>
          </table:table-cell>
          <table:table-cell table:number-columns-repeated="968"/>
        </table:table-row>
        <table:table-row table:style-name="ro3">
          <table:table-cell table:style-name="ce437" office:value-type="time" office:time-value="PT15H30M00S" calcext:value-type="time">
            <text:p>15: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16"/>
          <table:table-cell table:style-name="ce437" office:value-type="time" office:time-value="PT15H30M00S" calcext:value-type="time">
            <text:p>15: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number-columns-repeated="968"/>
        </table:table-row>
        <table:table-row table:style-name="ro3">
          <table:table-cell table:style-name="ce438" office:value-type="time" office:time-value="PT16H00M00S" calcext:value-type="time">
            <text:p>16:00</text:p>
          </table:table-cell>
          <table:table-cell table:number-columns-repeated="2" table:style-name="ce446" office:value-type="string" calcext:value-type="string">
            <text:p>x</text:p>
          </table:table-cell>
          <table:table-cell table:style-name="ce446" office:value-type="string" calcext:value-type="string">
            <text:p>閉</text:p>
          </table:table-cell>
          <table:table-cell table:style-name="ce446" table:number-columns-repeated="2"/>
          <table:table-cell table:number-columns-repeated="3" table:style-name="ce446" office:value-type="string" calcext:value-type="string">
            <text:p>x</text:p>
          </table:table-cell>
          <table:table-cell table:style-name="ce446" office:value-type="string" calcext:value-type="string">
            <text:p>3F</text:p>
          </table:table-cell>
          <table:table-cell table:style-name="ce446" table:number-columns-repeated="3"/>
          <table:table-cell table:number-columns-repeated="3" table:style-name="ce446" office:value-type="string" calcext:value-type="string">
            <text:p>x</text:p>
          </table:table-cell>
          <table:table-cell table:style-name="ce446" table:number-columns-repeated="3"/>
          <table:table-cell table:style-name="ce446" office:value-type="string" calcext:value-type="string">
            <text:p>閉</text:p>
          </table:table-cell>
          <table:table-cell table:number-columns-repeated="6" table:style-name="ce446" office:value-type="string" calcext:value-type="string">
            <text:p>x</text:p>
          </table:table-cell>
          <table:table-cell table:style-name="ce446" office:value-type="string" calcext:value-type="string">
            <text:p>閉</text:p>
          </table:table-cell>
          <table:table-cell table:number-columns-repeated="3" table:style-name="ce446" office:value-type="string" calcext:value-type="string">
            <text:p>x</text:p>
          </table:table-cell>
          <table:table-cell table:style-name="ce483" table:number-columns-repeated="16"/>
          <table:table-cell table:style-name="ce438" office:value-type="time" office:time-value="PT16H00M00S" calcext:value-type="time">
            <text:p>16:00</text:p>
          </table:table-cell>
          <table:table-cell table:style-name="ce446" table:number-columns-repeated="2"/>
          <table:table-cell table:style-name="ce446" office:value-type="string" calcext:value-type="string">
            <text:p>x</text:p>
          </table:table-cell>
          <table:table-cell table:style-name="ce446" table:number-columns-repeated="4"/>
          <table:table-cell table:number-columns-repeated="2" table:style-name="ce446" office:value-type="string" calcext:value-type="string">
            <text:p>x</text:p>
          </table:table-cell>
          <table:table-cell table:style-name="ce483" table:number-columns-repeated="968"/>
        </table:table-row>
        <table:table-row table:style-name="ro3">
          <table:table-cell table:style-name="ce438" office:value-type="time" office:time-value="PT16H30M00S" calcext:value-type="time">
            <text:p>16: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style-name="ce487" table:number-columns-repeated="16"/>
          <table:table-cell table:style-name="ce470" office:value-type="string" calcext:value-type="string">
            <text:p>16: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style-name="ce487" table:number-columns-repeated="968"/>
        </table:table-row>
        <table:table-row table:style-name="ro3">
          <table:table-cell table:style-name="ce437" office:value-type="time" office:time-value="PT17H00M00S" calcext:value-type="time">
            <text:p>17:00</text:p>
          </table:table-cell>
          <table:table-cell table:number-columns-repeated="29" table:style-name="ce446" office:value-type="string" calcext:value-type="string">
            <text:p>x</text:p>
          </table:table-cell>
          <table:table-cell table:number-columns-repeated="16"/>
          <table:table-cell table:style-name="ce437" office:value-type="time" office:time-value="PT17H00M00S" calcext:value-type="time">
            <text:p>17:00</text:p>
          </table:table-cell>
          <table:table-cell table:number-columns-repeated="9" table:style-name="ce446" office:value-type="string" calcext:value-type="string">
            <text:p>x</text:p>
          </table:table-cell>
          <table:table-cell table:number-columns-repeated="968"/>
        </table:table-row>
        <table:table-row table:style-name="ro3">
          <table:table-cell table:style-name="ce437" office:value-type="time" office:time-value="PT17H30M00S" calcext:value-type="time">
            <text:p>17:30</text:p>
          </table:table-cell>
          <table:table-cell table:number-columns-repeated="29" table:style-name="ce446" office:value-type="string" calcext:value-type="string">
            <text:p>x</text:p>
          </table:table-cell>
          <table:table-cell table:number-columns-repeated="16"/>
          <table:table-cell table:style-name="ce437" office:value-type="time" office:time-value="PT17H30M00S" calcext:value-type="time">
            <text:p>17:30</text:p>
          </table:table-cell>
          <table:table-cell table:number-columns-repeated="9" table:style-name="ce446" office:value-type="string" calcext:value-type="string">
            <text:p>x</text:p>
          </table:table-cell>
          <table:table-cell table:number-columns-repeated="968"/>
        </table:table-row>
        <table:table-row table:style-name="ro3">
          <table:table-cell table:style-name="ce437" office:value-type="time" office:time-value="PT18H00M00S" calcext:value-type="time">
            <text:p>18:00</text:p>
          </table:table-cell>
          <table:table-cell table:number-columns-repeated="29" table:style-name="ce446" office:value-type="string" calcext:value-type="string">
            <text:p>x</text:p>
          </table:table-cell>
          <table:table-cell table:number-columns-repeated="16"/>
          <table:table-cell table:style-name="ce437" office:value-type="time" office:time-value="PT18H00M00S" calcext:value-type="time">
            <text:p>18:00</text:p>
          </table:table-cell>
          <table:table-cell table:number-columns-repeated="9" table:style-name="ce446" office:value-type="string" calcext:value-type="string">
            <text:p>x</text:p>
          </table:table-cell>
          <table:table-cell table:number-columns-repeated="968"/>
        </table:table-row>
        <table:table-row table:style-name="ro3">
          <table:table-cell table:style-name="ce437" office:value-type="time" office:time-value="PT18H30M00S" calcext:value-type="time">
            <text:p>18:30</text:p>
          </table:table-cell>
          <table:table-cell table:number-columns-repeated="29" table:style-name="ce446" office:value-type="string" calcext:value-type="string">
            <text:p>x</text:p>
          </table:table-cell>
          <table:table-cell table:number-columns-repeated="16"/>
          <table:table-cell table:style-name="ce437" office:value-type="time" office:time-value="PT18H30M00S" calcext:value-type="time">
            <text:p>18:30</text:p>
          </table:table-cell>
          <table:table-cell table:number-columns-repeated="9" table:style-name="ce446" office:value-type="string" calcext:value-type="string">
            <text:p>x</text:p>
          </table:table-cell>
          <table:table-cell table:number-columns-repeated="968"/>
        </table:table-row>
        <table:table-row table:style-name="ro3">
          <table:table-cell table:style-name="ce437" office:value-type="time" office:time-value="PT19H00M00S" calcext:value-type="time">
            <text:p>19:00</text:p>
          </table:table-cell>
          <table:table-cell table:number-columns-repeated="29" table:style-name="ce446" office:value-type="string" calcext:value-type="string">
            <text:p>x</text:p>
          </table:table-cell>
          <table:table-cell table:style-name="ce482" table:number-columns-repeated="16"/>
          <table:table-cell table:style-name="ce437" office:value-type="time" office:time-value="PT19H00M00S" calcext:value-type="time">
            <text:p>19:00</text:p>
          </table:table-cell>
          <table:table-cell table:number-columns-repeated="9" table:style-name="ce446" office:value-type="string" calcext:value-type="string">
            <text:p>x</text:p>
          </table:table-cell>
          <table:table-cell table:style-name="ce482" table:number-columns-repeated="968"/>
        </table:table-row>
        <table:table-row table:style-name="ro3" table:number-rows-repeated="3">
          <table:table-cell table:style-name="ce439"/>
          <table:table-cell table:number-columns-repeated="1023"/>
        </table:table-row>
        <table:table-row table:style-name="ro3">
          <table:table-cell table:style-name="ce43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3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507"/>
        <table:table-column table:style-name="co20" table:default-cell-style-name="ce515"/>
        <table:table-column table:style-name="co21" table:default-cell-style-name="ce515"/>
        <table:table-column table:style-name="co22" table:default-cell-style-name="ce523"/>
        <table:table-column table:style-name="co22" table:default-cell-style-name="ce528"/>
        <table:table-column table:style-name="co23" table:default-cell-style-name="ce528"/>
        <table:table-column table:style-name="co24" table:default-cell-style-name="ce535"/>
        <table:table-column table:style-name="co25" table:number-columns-repeated="4" table:default-cell-style-name="ce535"/>
        <table:table-column table:style-name="co13" table:number-columns-repeated="246" table:default-cell-style-name="ce535"/>
        <table:table-column table:style-name="co13" table:number-columns-repeated="767" table:default-cell-style-name="ce422"/>
        <table:table-row table:style-name="ro4">
          <table:table-cell table:style-name="ce503" office:value-type="string" calcext:value-type="string">
            <text:p>ID</text:p>
          </table:table-cell>
          <table:table-cell table:style-name="ce509" office:value-type="string" calcext:value-type="string">
            <text:p>漢字名</text:p>
          </table:table-cell>
          <table:table-cell table:style-name="ce509" office:value-type="string" calcext:value-type="string">
            <text:p>ｶﾅ名</text:p>
          </table:table-cell>
          <table:table-cell table:style-name="ce516" office:value-type="string" calcext:value-type="string">
            <text:p>入院日</text:p>
          </table:table-cell>
          <table:table-cell table:style-name="ce524" office:value-type="string" calcext:value-type="string">
            <text:p>ﾘｽﾄ消去日</text:p>
          </table:table-cell>
          <table:table-cell table:style-name="ce524" office:value-type="string" calcext:value-type="string">
            <text:p>経過</text:p>
          </table:table-cell>
          <table:table-cell table:style-name="ce531" office:value-type="string" calcext:value-type="string">
            <text:p>ﾘｽﾄに戻る</text:p>
          </table:table-cell>
          <table:table-cell table:style-name="ce537"/>
          <table:table-cell table:style-name="ce541"/>
          <table:table-cell table:style-name="ce537" table:number-columns-repeated="2"/>
          <table:table-cell table:style-name="ce548"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506" office:value-type="string" calcext:value-type="string">
            <text:p>00171072</text:p>
          </table:table-cell>
          <table:table-cell table:style-name="ce513" office:value-type="string" calcext:value-type="string">
            <text:p>患者 五</text:p>
          </table:table-cell>
          <table:table-cell table:style-name="ce513" office:value-type="string" calcext:value-type="string">
            <text:p>ｶﾝｼﾞｬ ｺﾞ</text:p>
          </table:table-cell>
          <table:table-cell table:style-name="ce520" office:value-type="date" office:date-value="2012-07-28" calcext:value-type="date">
            <text:p>2012/07/28</text:p>
          </table:table-cell>
          <table:table-cell table:style-name="ce525" office:value-type="date" office:date-value="2012-07-31" calcext:value-type="date">
            <text:p>2012/07/31</text:p>
          </table:table-cell>
          <table:table-cell table:style-name="ce529" office:value-type="string" calcext:value-type="string">
            <text:p>経過</text:p>
          </table:table-cell>
          <table:table-cell table:style-name="ce532" table:number-columns-repeated="251"/>
          <table:table-cell table:style-name="ce429"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569" office:value-type="string" calcext:value-type="string">
            <text:p>****退院ｻﾏﾘ****</text:p>
          </table:table-cell>
          <table:table-cell table:number-columns-repeated="1023"/>
        </table:table-row>
        <table:table-row table:style-name="ro6">
          <table:table-cell table:style-name="ce569"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6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69" office:value-type="string" calcext:value-type="string">
            <text:p>求めて叫んでいたんだ｣と語った｡</text:p>
          </table:table-cell>
          <table:table-cell table:number-columns-repeated="1023"/>
        </table:table-row>
        <table:table-row table:style-name="ro5">
          <table:table-cell table:style-name="ce569" office:value-type="string" calcext:value-type="string">
            <text:p>#入院時ECG: aaaaaaaaaaaaa</text:p>
          </table:table-cell>
          <table:table-cell table:number-columns-repeated="1023"/>
        </table:table-row>
        <table:table-row table:style-name="ro8">
          <table:table-cell table:style-name="ce569"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69" office:value-type="string" calcext:value-type="string">
            <text:p>2]｡</text:p>
          </table:table-cell>
          <table:table-cell table:number-columns-repeated="1023"/>
        </table:table-row>
        <table:table-row table:style-name="ro9">
          <table:table-cell table:style-name="ce569"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6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483"/>
        <table:table-column table:style-name="co30" table:default-cell-style-name="ce483"/>
        <table:table-column table:style-name="co31" table:default-cell-style-name="ce483"/>
        <table:table-column table:style-name="co32" table:default-cell-style-name="ce655"/>
        <table:table-column table:style-name="co33" table:default-cell-style-name="ce483"/>
        <table:table-column table:style-name="co27" table:default-cell-style-name="ce695"/>
        <table:table-column table:style-name="co34" table:number-columns-repeated="3" table:default-cell-style-name="ce695"/>
        <table:table-column table:style-name="co35" table:default-cell-style-name="ce483"/>
        <table:table-column table:style-name="co36" table:default-cell-style-name="ce483"/>
        <table:table-column table:style-name="co37" table:default-cell-style-name="ce483"/>
        <table:table-column table:style-name="co38" table:default-cell-style-name="ce483"/>
        <table:table-column table:style-name="co13" table:number-columns-repeated="243" table:default-cell-style-name="ce483"/>
        <table:table-column table:style-name="co13" table:number-columns-repeated="767" table:default-cell-style-name="ce718"/>
        <table:table-column table:style-name="co13" table:default-cell-style-name="Default"/>
        <table:table-row table:style-name="ro11">
          <table:table-cell table:style-name="ce571" office:value-type="string" calcext:value-type="string" table:number-columns-spanned="1" table:number-rows-spanned="2">
            <text:p>行追加</text:p>
          </table:table-cell>
          <table:table-cell table:style-name="ce571" office:value-type="string" calcext:value-type="string" table:number-columns-spanned="1" table:number-rows-spanned="2">
            <text:p>行区切</text:p>
          </table:table-cell>
          <table:table-cell table:style-name="ce603" office:value-type="string" calcext:value-type="string">
            <text:p>一覧へ</text:p>
          </table:table-cell>
          <table:table-cell table:style-name="ce645" office:value-type="string" calcext:value-type="string">
            <text:p>経過へ</text:p>
          </table:table-cell>
          <table:table-cell table:style-name="ce669" office:value-type="string" calcext:value-type="string" table:number-columns-spanned="1" table:number-rows-spanned="2">
            <text:p>定型句</text:p>
          </table:table-cell>
          <table:table-cell table:style-name="ce682" office:value-type="string" calcext:value-type="string">
            <text:p>2012/8/29 17:31:50Copied</text:p>
          </table:table-cell>
          <table:table-cell table:style-name="ce699" office:value-type="string" calcext:value-type="string" table:number-columns-spanned="1" table:number-rows-spanned="2">
            <text:p>履歴</text:p>
          </table:table-cell>
          <table:table-cell table:style-name="ce699" office:value-type="string" calcext:value-type="string" table:number-columns-spanned="1" table:number-rows-spanned="2">
            <text:p>日付挿入</text:p>
          </table:table-cell>
          <table:table-cell table:style-name="ce699" office:value-type="string" calcext:value-type="string" table:number-columns-spanned="1" table:number-rows-spanned="2">
            <text:p>日付前へ</text:p>
          </table:table-cell>
          <table:table-cell table:style-name="ce712" office:value-type="string" calcext:value-type="string">
            <text:p>COPY</text:p>
          </table:table-cell>
          <table:table-cell table:style-name="ce714" office:value-type="string" calcext:value-type="string">
            <text:p>退院ｻﾏﾘ</text:p>
          </table:table-cell>
          <table:table-cell table:style-name="ce714" office:value-type="string" calcext:value-type="string">
            <text:p>#分離</text:p>
          </table:table-cell>
          <table:table-cell table:number-columns-repeated="242"/>
          <table:table-cell table:style-name="ce718" table:number-columns-repeated="2"/>
          <table:table-cell table:number-columns-repeated="765"/>
          <table:table-cell table:style-name="ce422" table:number-columns-repeated="2"/>
          <table:table-cell/>
        </table:table-row>
        <table:table-row table:style-name="ro12">
          <table:covered-table-cell table:style-name="ce572"/>
          <table:covered-table-cell table:style-name="ce433"/>
          <table:table-cell table:style-name="ce496" office:value-type="string" calcext:value-type="string">
            <text:p>日付</text:p>
          </table:table-cell>
          <table:table-cell table:style-name="ce645" office:value-type="string" calcext:value-type="string">
            <text:p>ﾌﾟﾛﾌﾞﾚﾑ</text:p>
          </table:table-cell>
          <table:covered-table-cell table:style-name="ce670"/>
          <table:table-cell table:style-name="ce682" office:value-type="string" calcext:value-type="string">
            <text:p>ID+漢字名+ｶﾀｶﾅ</text:p>
          </table:table-cell>
          <table:covered-table-cell table:style-name="ce700"/>
          <table:covered-table-cell table:style-name="ce682"/>
          <table:covered-table-cell table:style-name="ce700"/>
          <table:table-cell table:style-name="ce433" table:number-columns-repeated="1014"/>
          <table:table-cell/>
        </table:table-row>
        <table:table-row table:style-name="ro8">
          <table:table-cell table:style-name="ce433"/>
          <table:table-cell table:style-name="ce433" office:value-type="string" calcext:value-type="string">
            <text:p>#</text:p>
          </table:table-cell>
          <table:table-cell table:style-name="ce606" office:value-type="date" office:date-value="2018-05-03" calcext:value-type="date">
            <text:p>2018/05/03</text:p>
          </table:table-cell>
          <table:table-cell table:style-name="ce646" office:value-type="string" calcext:value-type="string">
            <text:p>入院</text:p>
          </table:table-cell>
          <table:table-cell table:style-name="ce671"/>
          <table:table-cell table:style-name="ce683"/>
          <table:table-cell table:style-name="ce703" office:value-type="string" calcext:value-type="string">
            <text:p>2018/5/25</text:p>
          </table:table-cell>
          <table:table-cell table:style-name="ce705"/>
          <table:table-cell table:style-name="ce682"/>
          <table:table-cell table:style-name="ce433"/>
          <table:table-cell table:style-name="ce715"/>
          <table:table-cell table:style-name="ce433" table:number-columns-repeated="1012"/>
          <table:table-cell/>
        </table:table-row>
        <table:table-row table:style-name="ro2">
          <table:table-cell/>
          <table:table-cell table:style-name="ce433" office:value-type="string" calcext:value-type="string">
            <text:p>#</text:p>
          </table:table-cell>
          <table:table-cell table:style-name="ce607"/>
          <table:table-cell table:style-name="ce647" office:value-type="string" calcext:value-type="string">
            <text:p>入院時ECG</text:p>
          </table:table-cell>
          <table:table-cell table:style-name="ce674"/>
          <table:table-cell table:style-name="ce687"/>
          <table:table-cell table:style-name="ce703"/>
          <table:table-cell table:style-name="ce705"/>
          <table:table-cell table:style-name="ce422"/>
          <table:table-cell/>
          <table:table-cell table:style-name="ce482"/>
          <table:table-cell table:number-columns-repeated="1013"/>
        </table:table-row>
        <table:table-row table:style-name="ro2">
          <table:table-cell/>
          <table:table-cell office:value-type="string" calcext:value-type="string">
            <text:p>#</text:p>
          </table:table-cell>
          <table:table-cell table:style-name="ce607"/>
          <table:table-cell table:style-name="ce647" office:value-type="string" calcext:value-type="string">
            <text:p>面談記録</text:p>
          </table:table-cell>
          <table:table-cell table:style-name="ce674"/>
          <table:table-cell table:style-name="ce689" office:value-type="string" calcext:value-type="string">
            <text:p>未</text:p>
          </table:table-cell>
          <table:table-cell table:style-name="ce705" table:number-columns-repeated="2"/>
          <table:table-cell table:style-name="ce422"/>
          <table:table-cell table:style-name="ce482"/>
          <table:table-cell table:number-columns-repeated="1014"/>
        </table:table-row>
        <table:table-row table:style-name="ro2">
          <table:table-cell table:style-name="ce482"/>
          <table:table-cell table:style-name="ce482" office:value-type="string" calcext:value-type="string">
            <text:p>#</text:p>
          </table:table-cell>
          <table:table-cell table:style-name="ce608"/>
          <table:table-cell table:style-name="ce647" office:value-type="string" calcext:value-type="string">
            <text:p>心肺機能低下時</text:p>
          </table:table-cell>
          <table:table-cell table:style-name="ce647"/>
          <table:table-cell table:style-name="ce690" office:value-type="string" calcext:value-type="string">
            <text:p>説明未</text:p>
          </table:table-cell>
          <table:table-cell table:style-name="ce705" table:number-columns-repeated="2"/>
          <table:table-cell table:style-name="ce709"/>
          <table:table-cell table:style-name="ce482" table:number-columns-repeated="1014"/>
          <table:table-cell/>
        </table:table-row>
        <table:table-row table:style-name="ro2">
          <table:table-cell table:style-name="ce577"/>
          <table:table-cell table:style-name="ce577" office:value-type="string" calcext:value-type="string">
            <text:p>#</text:p>
          </table:table-cell>
          <table:table-cell table:style-name="ce616"/>
          <table:table-cell table:style-name="ce649" office:value-type="string" calcext:value-type="string">
            <text:p>4F転床説明</text:p>
          </table:table-cell>
          <table:table-cell table:style-name="ce676"/>
          <table:table-cell table:style-name="ce691" office:value-type="string" calcext:value-type="string">
            <text:p>未</text:p>
          </table:table-cell>
          <table:table-cell table:style-name="ce703"/>
          <table:table-cell table:style-name="ce705"/>
          <table:table-cell table:style-name="ce710"/>
          <table:table-cell table:style-name="ce713"/>
          <table:table-cell table:style-name="ce577" table:number-columns-repeated="246"/>
          <table:table-cell table:style-name="ce719" table:number-columns-repeated="767"/>
          <table:table-cell/>
        </table:table-row>
        <table:table-row table:style-name="ro2">
          <table:table-cell table:number-columns-repeated="2"/>
          <table:table-cell table:style-name="ce622"/>
          <table:table-cell table:style-name="ce647"/>
          <table:table-cell table:style-name="ce674"/>
          <table:table-cell table:style-name="ce689"/>
          <table:table-cell table:style-name="ce422" table:number-columns-repeated="3"/>
          <table:table-cell/>
          <table:table-cell table:style-name="ce482"/>
          <table:table-cell table:number-columns-repeated="1013"/>
        </table:table-row>
        <table:table-row table:style-name="ro2">
          <table:table-cell table:number-columns-repeated="2"/>
          <table:table-cell table:style-name="ce622"/>
          <table:table-cell table:style-name="ce647"/>
          <table:table-cell table:style-name="ce674"/>
          <table:table-cell table:style-name="ce689"/>
          <table:table-cell table:style-name="ce705" table:number-columns-repeated="2"/>
          <table:table-cell table:style-name="ce710"/>
          <table:table-cell/>
          <table:table-cell table:style-name="ce482"/>
          <table:table-cell table:number-columns-repeated="1013"/>
        </table:table-row>
        <table:table-row table:style-name="ro2">
          <table:table-cell table:number-columns-repeated="2"/>
          <table:table-cell table:style-name="ce622"/>
          <table:table-cell table:style-name="ce647"/>
          <table:table-cell table:style-name="ce674"/>
          <table:table-cell table:style-name="ce689"/>
          <table:table-cell table:style-name="ce705" table:number-columns-repeated="2"/>
          <table:table-cell table:style-name="ce422"/>
          <table:table-cell/>
          <table:table-cell table:style-name="ce482"/>
          <table:table-cell table:number-columns-repeated="1013"/>
        </table:table-row>
        <table:table-row table:style-name="ro2">
          <table:table-cell table:number-columns-repeated="2"/>
          <table:table-cell table:style-name="ce622"/>
          <table:table-cell table:style-name="ce647"/>
          <table:table-cell table:style-name="ce674"/>
          <table:table-cell table:style-name="ce689"/>
          <table:table-cell table:style-name="Default" table:number-columns-repeated="3"/>
          <table:table-cell/>
          <table:table-cell table:style-name="ce482"/>
          <table:table-cell table:number-columns-repeated="1013"/>
        </table:table-row>
        <table:table-row table:style-name="ro2" table:number-rows-repeated="3">
          <table:table-cell table:number-columns-repeated="2"/>
          <table:table-cell table:style-name="ce622"/>
          <table:table-cell table:style-name="ce647"/>
          <table:table-cell table:style-name="ce674"/>
          <table:table-cell table:style-name="ce689"/>
          <table:table-cell table:style-name="ce422" table:number-columns-repeated="3"/>
          <table:table-cell/>
          <table:table-cell table:style-name="ce482"/>
          <table:table-cell table:number-columns-repeated="1013"/>
        </table:table-row>
        <table:table-row table:style-name="ro2">
          <table:table-cell table:style-name="ce578" table:number-columns-repeated="2"/>
          <table:table-cell table:style-name="ce624"/>
          <table:table-cell table:style-name="ce652"/>
          <table:table-cell table:style-name="ce678"/>
          <table:table-cell table:style-name="ce692"/>
          <table:table-cell table:style-name="ce422" table:number-columns-repeated="3"/>
          <table:table-cell table:style-name="ce578"/>
          <table:table-cell table:style-name="ce716"/>
          <table:table-cell table:style-name="ce578" table:number-columns-repeated="245"/>
          <table:table-cell table:style-name="ce720" table:number-columns-repeated="767"/>
          <table:table-cell/>
        </table:table-row>
        <table:table-row table:style-name="ro2">
          <table:table-cell table:style-name="ce583" table:number-columns-repeated="2"/>
          <table:table-cell table:style-name="ce630" office:value-type="string" calcext:value-type="string">
            <text:p>本日の記事</text:p>
          </table:table-cell>
          <table:table-cell table:style-name="ce653"/>
          <table:table-cell table:style-name="ce679"/>
          <table:table-cell table:style-name="ce694"/>
          <table:table-cell table:style-name="ce706" table:number-columns-repeated="2"/>
          <table:table-cell table:style-name="ce694"/>
          <table:table-cell table:style-name="ce583" table:number-columns-repeated="1014"/>
          <table:table-cell/>
        </table:table-row>
        <table:table-row table:style-name="ro2">
          <table:table-cell table:number-columns-repeated="2"/>
          <table:table-cell table:style-name="ce631"/>
          <table:table-cell/>
          <table:table-cell table:style-name="ce681"/>
          <table:table-cell/>
          <table:table-cell table:style-name="ce422" table:number-columns-repeated="3"/>
          <table:table-cell table:number-columns-repeated="1015"/>
        </table:table-row>
        <table:table-row table:style-name="ro2">
          <table:table-cell table:number-columns-repeated="2"/>
          <table:table-cell table:style-name="ce632"/>
          <table:table-cell/>
          <table:table-cell table:style-name="ce681"/>
          <table:table-cell/>
          <table:table-cell table:style-name="ce422" table:number-columns-repeated="3"/>
          <table:table-cell table:number-columns-repeated="1015"/>
        </table:table-row>
        <table:table-row table:style-name="ro2" table:number-rows-repeated="18">
          <table:table-cell table:number-columns-repeated="2"/>
          <table:table-cell table:style-name="ce632"/>
          <table:table-cell table:number-columns-repeated="3"/>
          <table:table-cell table:style-name="ce422" table:number-columns-repeated="3"/>
          <table:table-cell table:number-columns-repeated="1015"/>
        </table:table-row>
        <table:table-row table:style-name="ro2">
          <table:table-cell table:number-columns-repeated="6"/>
          <table:table-cell table:style-name="ce422" table:number-columns-repeated="3"/>
          <table:table-cell table:style-name="ce433"/>
          <table:table-cell/>
          <table:table-cell table:style-name="ce482" table:number-columns-repeated="2"/>
          <table:table-cell table:number-columns-repeated="1011"/>
        </table:table-row>
        <table:table-row table:style-name="ro2">
          <table:table-cell table:style-name="ce592" table:number-columns-repeated="2"/>
          <table:table-cell table:style-name="ce638" office:value-type="string" calcext:value-type="string">
            <text:p>過去の問題ﾘｽﾄ</text:p>
          </table:table-cell>
          <table:table-cell table:style-name="ce658"/>
          <table:table-cell table:style-name="ce592"/>
          <table:table-cell table:style-name="ce697" table:number-columns-repeated="4"/>
          <table:table-cell table:style-name="ce592"/>
          <table:table-cell table:style-name="ce717"/>
          <table:table-cell table:style-name="ce592" table:number-columns-repeated="1012"/>
          <table:table-cell/>
        </table:table-row>
        <table:table-row table:style-name="ro2">
          <table:table-cell/>
          <table:table-cell table:style-name="ce500" office:value-type="string" calcext:value-type="string">
            <text:p>#</text:p>
          </table:table-cell>
          <table:table-cell table:style-name="ce640"/>
          <table:table-cell table:style-name="ce659" office:value-type="string" calcext:value-type="string">
            <text:p>ﾄﾗﾍﾙﾊﾟｰ確認</text:p>
          </table:table-cell>
          <table:table-cell table:style-name="ce674"/>
          <table:table-cell table:style-name="ce698" office:value-type="string" calcext:value-type="string">
            <text:p>未</text:p>
          </table:table-cell>
          <table:table-cell table:style-name="ce698" table:number-columns-repeated="2"/>
          <table:table-cell table:style-name="ce710"/>
          <table:table-cell/>
          <table:table-cell table:style-name="ce482"/>
          <table:table-cell table:number-columns-repeated="1013"/>
        </table:table-row>
        <table:table-row table:style-name="ro13">
          <table:table-cell/>
          <table:table-cell table:style-name="ce500" office:value-type="string" calcext:value-type="string">
            <text:p>#</text:p>
          </table:table-cell>
          <table:table-cell table:style-name="ce640"/>
          <table:table-cell table:style-name="ce660" office:value-type="string" calcext:value-type="string">
            <text:p>CVﾎﾟｰﾄ,胃瘻説明</text:p>
          </table:table-cell>
          <table:table-cell table:style-name="ce674"/>
          <table:table-cell table:style-name="ce698" office:value-type="string" calcext:value-type="string">
            <text:p>未</text:p>
          </table:table-cell>
          <table:table-cell table:style-name="ce698" table:number-columns-repeated="2"/>
          <table:table-cell table:style-name="ce710" office:value-type="string" calcext:value-type="string">
            <text:p>未</text:p>
          </table:table-cell>
          <table:table-cell/>
          <table:table-cell table:style-name="ce482"/>
          <table:table-cell table:number-columns-repeated="1013"/>
        </table:table-row>
        <table:table-row table:style-name="ro2">
          <table:table-cell table:style-name="ce599" table:number-columns-repeated="2"/>
          <table:table-cell table:style-name="ce642" office:value-type="string" calcext:value-type="string">
            <text:p>過去の記事</text:p>
          </table:table-cell>
          <table:table-cell table:style-name="ce667"/>
          <table:table-cell table:style-name="ce599"/>
          <table:table-cell table:style-name="ce642" office:value-type="string" calcext:value-type="string">
            <text:p>問題ﾘｽﾄへ変換</text:p>
          </table:table-cell>
          <table:table-cell table:style-name="ce707" table:number-columns-repeated="2"/>
          <table:table-cell table:style-name="ce711"/>
          <table:table-cell table:style-name="ce599" table:number-columns-repeated="1014"/>
          <table:table-cell/>
        </table:table-row>
        <table:table-row table:style-name="ro2">
          <table:table-cell table:number-columns-repeated="6"/>
          <table:table-cell table:style-name="ce705" table:number-columns-repeated="2"/>
          <table:table-cell table:style-name="ce422"/>
          <table:table-cell table:number-columns-repeated="1015"/>
        </table:table-row>
        <table:table-row table:style-name="ro2">
          <table:table-cell table:number-columns-repeated="6"/>
          <table:table-cell table:style-name="ce708" table:number-columns-repeated="2"/>
          <table:table-cell table:style-name="ce422"/>
          <table:table-cell table:number-columns-repeated="1015"/>
        </table:table-row>
        <table:table-row table:style-name="ro2" table:number-rows-repeated="36">
          <table:table-cell table:number-columns-repeated="6"/>
          <table:table-cell table:style-name="ce705" table:number-columns-repeated="2"/>
          <table:table-cell table:style-name="ce422"/>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3" table:number-columns-repeated="5" table:default-cell-style-name="ce725"/>
        <table:table-column table:style-name="co39" table:default-cell-style-name="ce732"/>
        <table:table-column table:style-name="co40" table:default-cell-style-name="ce725"/>
        <table:table-column table:style-name="co23" table:default-cell-style-name="ce725"/>
        <table:table-column table:style-name="co41" table:default-cell-style-name="ce725"/>
        <table:table-column table:style-name="co17" table:number-columns-repeated="111" table:default-cell-style-name="ce725"/>
        <table:table-column table:style-name="co17" table:default-cell-style-name="ce747"/>
        <table:table-column table:style-name="co17" table:number-columns-repeated="137" table:default-cell-style-name="ce725"/>
        <table:table-column table:style-name="co17" table:number-columns-repeated="766" table:default-cell-style-name="ce769"/>
        <table:table-row table:style-name="ro14">
          <table:table-cell table:style-name="ce721" office:value-type="string" calcext:value-type="string" table:number-columns-spanned="5" table:number-rows-spanned="1">
            <text:p>履歴</text:p>
          </table:table-cell>
          <table:covered-table-cell table:number-columns-repeated="4" table:style-name="ce722"/>
          <table:table-cell table:style-name="ce727" office:value-type="string" calcext:value-type="string">
            <text:p>一覧へ</text:p>
          </table:table-cell>
          <table:table-cell table:style-name="ce734" office:value-type="string" calcext:value-type="string" table:number-columns-spanned="2" table:number-rows-spanned="1">
            <text:p>ｶﾙﾃへ</text:p>
          </table:table-cell>
          <table:covered-table-cell/>
          <table:table-cell/>
          <table:table-cell table:style-name="ce739" office:value-type="string" calcext:value-type="string">
            <text:p>11月</text:p>
          </table:table-cell>
          <table:table-cell table:number-columns-repeated="2"/>
          <table:table-cell table:style-name="ce739"/>
          <table:table-cell table:style-name="ce747"/>
          <table:table-cell table:style-name="ce748"/>
          <table:table-cell/>
          <table:table-cell table:style-name="ce739"/>
          <table:table-cell table:number-columns-repeated="2"/>
          <table:table-cell table:style-name="ce750"/>
          <table:table-cell table:style-name="ce760"/>
          <table:table-cell table:style-name="ce764"/>
          <table:table-cell table:style-name="ce765" table:number-columns-repeated="10"/>
          <table:table-cell table:style-name="ce760" office:value-type="string" calcext:value-type="string">
            <text:p>12月</text:p>
          </table:table-cell>
          <table:table-cell table:style-name="ce765" table:number-columns-repeated="7"/>
          <table:table-cell table:style-name="ce739"/>
          <table:table-cell table:number-columns-repeated="2"/>
          <table:table-cell table:style-name="ce739"/>
          <table:table-cell table:number-columns-repeated="3"/>
          <table:table-cell table:style-name="ce739"/>
          <table:table-cell table:number-columns-repeated="3"/>
          <table:table-cell table:style-name="ce739"/>
          <table:table-cell table:number-columns-repeated="11"/>
          <table:table-cell table:style-name="ce739" office:value-type="string" calcext:value-type="string">
            <text:p>1月</text:p>
          </table:table-cell>
          <table:table-cell table:number-columns-repeated="7"/>
          <table:table-cell table:style-name="ce739"/>
          <table:table-cell table:number-columns-repeated="2"/>
          <table:table-cell table:style-name="ce739"/>
          <table:table-cell table:number-columns-repeated="3"/>
          <table:table-cell table:style-name="ce739" table:number-columns-repeated="2"/>
          <table:table-cell table:number-columns-repeated="14"/>
          <table:table-cell table:style-name="ce739" office:value-type="string" calcext:value-type="string">
            <text:p>2月</text:p>
          </table:table-cell>
          <table:table-cell table:number-columns-repeated="4"/>
          <table:table-cell table:style-name="ce739"/>
          <table:table-cell table:number-columns-repeated="4"/>
          <table:table-cell table:style-name="ce739"/>
          <table:table-cell table:number-columns-repeated="3"/>
          <table:table-cell table:style-name="ce739"/>
          <table:table-cell/>
          <table:table-cell table:style-name="ce739"/>
          <table:table-cell table:number-columns-repeated="12"/>
          <table:table-cell table:style-name="ce739" office:value-type="string" calcext:value-type="string">
            <text:p>3月</text:p>
          </table:table-cell>
          <table:table-cell table:number-columns-repeated="6"/>
          <table:table-cell table:style-name="ce739"/>
          <table:table-cell table:number-columns-repeated="4"/>
          <table:table-cell table:style-name="ce739"/>
          <table:table-cell table:number-columns-repeated="3"/>
          <table:table-cell table:style-name="ce739" table:number-columns-repeated="2"/>
          <table:table-cell table:number-columns-repeated="13"/>
          <table:table-cell table:style-name="ce739" office:value-type="string" calcext:value-type="string">
            <text:p>4月</text:p>
          </table:table-cell>
          <table:table-cell table:number-columns-repeated="5"/>
          <table:table-cell table:style-name="ce739"/>
          <table:table-cell table:number-columns-repeated="4"/>
          <table:table-cell table:style-name="ce739"/>
          <table:table-cell table:number-columns-repeated="3"/>
          <table:table-cell table:style-name="ce739"/>
          <table:table-cell/>
          <table:table-cell table:style-name="ce739"/>
          <table:table-cell table:number-columns-repeated="12"/>
          <table:table-cell table:style-name="ce739" office:value-type="string" calcext:value-type="string">
            <text:p>5月</text:p>
          </table:table-cell>
          <table:table-cell table:number-columns-repeated="6"/>
          <table:table-cell table:style-name="ce739"/>
          <table:table-cell table:number-columns-repeated="4"/>
          <table:table-cell table:style-name="ce739"/>
          <table:table-cell table:number-columns-repeated="3"/>
          <table:table-cell table:style-name="ce739" table:number-columns-repeated="2"/>
          <table:table-cell table:number-columns-repeated="13"/>
          <table:table-cell table:style-name="ce739" office:value-type="string" calcext:value-type="string">
            <text:p>6月</text:p>
          </table:table-cell>
          <table:table-cell table:number-columns-repeated="5"/>
          <table:table-cell table:style-name="ce739"/>
          <table:table-cell table:number-columns-repeated="5"/>
          <table:table-cell table:style-name="ce739"/>
          <table:table-cell table:number-columns-repeated="3"/>
          <table:table-cell table:style-name="ce739" table:number-columns-repeated="2"/>
          <table:table-cell table:number-columns-repeated="12"/>
          <table:table-cell table:style-name="ce739" office:value-type="string" calcext:value-type="string">
            <text:p>7月</text:p>
          </table:table-cell>
          <table:table-cell table:number-columns-repeated="6"/>
          <table:table-cell table:style-name="ce739"/>
          <table:table-cell table:number-columns-repeated="2"/>
          <table:table-cell table:style-name="ce739"/>
          <table:table-cell table:number-columns-repeated="768"/>
        </table:table-row>
        <table:table-row table:style-name="ro14">
          <table:table-cell table:style-name="ce722" office:value-type="string" calcext:value-type="string" table:number-columns-spanned="1" table:number-rows-spanned="3">
            <text:p>点滴</text:p>
          </table:table-cell>
          <table:table-cell table:style-name="ce722" office:value-type="string" calcext:value-type="string" table:number-columns-spanned="1" table:number-rows-spanned="3">
            <text:p>内服</text:p>
          </table:table-cell>
          <table:table-cell table:style-name="ce722" office:value-type="string" calcext:value-type="string" table:number-columns-spanned="1" table:number-rows-spanned="3">
            <text:p>その他</text:p>
          </table:table-cell>
          <table:table-cell table:style-name="ce722" office:value-type="string" calcext:value-type="string" table:number-columns-spanned="1" table:number-rows-spanned="3">
            <text:p>検査値</text:p>
          </table:table-cell>
          <table:table-cell table:style-name="ce722" office:value-type="string" calcext:value-type="string" table:number-columns-spanned="1" table:number-rows-spanned="3">
            <text:p>採用外</text:p>
          </table:table-cell>
          <table:table-cell table:style-name="ce728" office:value-type="string" calcext:value-type="string">
            <text:p>ID+漢字名+ｶﾀｶﾅ</text:p>
          </table:table-cell>
          <table:table-cell table:style-name="ce735" office:value-type="string" calcext:value-type="string">
            <text:p>用法</text:p>
          </table:table-cell>
          <table:table-cell table:style-name="ce737" office:value-type="string" calcext:value-type="string">
            <text:p>回数</text:p>
          </table:table-cell>
          <table:table-cell table:style-name="ce738" office:value-type="string" calcext:value-type="string">
            <text:p>限定</text:p>
          </table:table-cell>
          <table:table-cell table:style-name="ce740" office:value-type="date" office:date-value="2015-11-08" calcext:value-type="date">
            <text:p>8</text:p>
          </table:table-cell>
          <table:table-cell table:style-name="ce743" office:value-type="date" office:date-value="2015-11-09" calcext:value-type="date">
            <text:p>9</text:p>
          </table:table-cell>
          <table:table-cell table:style-name="ce743" office:value-type="date" office:date-value="2015-11-10" calcext:value-type="date">
            <text:p>10</text:p>
          </table:table-cell>
          <table:table-cell table:style-name="ce743" office:value-type="date" office:date-value="2015-11-11" calcext:value-type="date">
            <text:p>11</text:p>
          </table:table-cell>
          <table:table-cell table:style-name="ce743" office:value-type="date" office:date-value="2015-11-12" calcext:value-type="date">
            <text:p>12</text:p>
          </table:table-cell>
          <table:table-cell table:style-name="ce743" office:value-type="date" office:date-value="2015-11-13" calcext:value-type="date">
            <text:p>13</text:p>
          </table:table-cell>
          <table:table-cell table:style-name="ce749" office:value-type="date" office:date-value="2015-11-14" calcext:value-type="date">
            <text:p>14</text:p>
          </table:table-cell>
          <table:table-cell table:style-name="ce740" office:value-type="date" office:date-value="2015-11-15" calcext:value-type="date">
            <text:p>15</text:p>
          </table:table-cell>
          <table:table-cell table:style-name="ce743" office:value-type="date" office:date-value="2015-11-16" calcext:value-type="date">
            <text:p>16</text:p>
          </table:table-cell>
          <table:table-cell table:style-name="ce743" office:value-type="date" office:date-value="2015-11-17" calcext:value-type="date">
            <text:p>17</text:p>
          </table:table-cell>
          <table:table-cell table:style-name="ce751" office:value-type="date" office:date-value="2015-11-18" calcext:value-type="date">
            <text:p>18</text:p>
          </table:table-cell>
          <table:table-cell table:style-name="ce743" office:value-type="date" office:date-value="2015-11-19" calcext:value-type="date">
            <text:p>19</text:p>
          </table:table-cell>
          <table:table-cell table:style-name="ce743" office:value-type="date" office:date-value="2015-11-21" calcext:value-type="date">
            <text:p>21</text:p>
          </table:table-cell>
          <table:table-cell table:style-name="ce749" office:value-type="date" office:date-value="2015-11-21" calcext:value-type="date">
            <text:p>21</text:p>
          </table:table-cell>
          <table:table-cell table:style-name="ce740" office:value-type="date" office:date-value="2015-11-22" calcext:value-type="date">
            <text:p>22</text:p>
          </table:table-cell>
          <table:table-cell table:style-name="ce766" office:value-type="date" office:date-value="2015-11-23" calcext:value-type="date">
            <text:p>23</text:p>
          </table:table-cell>
          <table:table-cell table:style-name="ce743" office:value-type="date" office:date-value="2015-11-24" calcext:value-type="date">
            <text:p>24</text:p>
          </table:table-cell>
          <table:table-cell table:style-name="ce743" office:value-type="date" office:date-value="2015-11-25" calcext:value-type="date">
            <text:p>25</text:p>
          </table:table-cell>
          <table:table-cell table:style-name="ce743" office:value-type="date" office:date-value="2015-11-26" calcext:value-type="date">
            <text:p>26</text:p>
          </table:table-cell>
          <table:table-cell table:style-name="ce743" office:value-type="date" office:date-value="2015-11-27" calcext:value-type="date">
            <text:p>27</text:p>
          </table:table-cell>
          <table:table-cell table:style-name="ce749" office:value-type="date" office:date-value="2015-11-28" calcext:value-type="date">
            <text:p>28</text:p>
          </table:table-cell>
          <table:table-cell table:style-name="ce740" office:value-type="date" office:date-value="2015-11-29" calcext:value-type="date">
            <text:p>29</text:p>
          </table:table-cell>
          <table:table-cell table:style-name="ce743" office:value-type="date" office:date-value="2015-11-30" calcext:value-type="date">
            <text:p>30</text:p>
          </table:table-cell>
          <table:table-cell table:style-name="ce743" office:value-type="date" office:date-value="2015-12-01" calcext:value-type="date">
            <text:p>1</text:p>
          </table:table-cell>
          <table:table-cell table:style-name="ce743" office:value-type="date" office:date-value="2015-12-02" calcext:value-type="date">
            <text:p>2</text:p>
          </table:table-cell>
          <table:table-cell table:style-name="ce743" office:value-type="date" office:date-value="2015-12-03" calcext:value-type="date">
            <text:p>3</text:p>
          </table:table-cell>
          <table:table-cell table:style-name="ce743" office:value-type="date" office:date-value="2015-12-04" calcext:value-type="date">
            <text:p>4</text:p>
          </table:table-cell>
          <table:table-cell table:style-name="ce749" office:value-type="date" office:date-value="2015-12-05" calcext:value-type="date">
            <text:p>5</text:p>
          </table:table-cell>
          <table:table-cell table:style-name="ce740" office:value-type="date" office:date-value="2015-12-06" calcext:value-type="date">
            <text:p>6</text:p>
          </table:table-cell>
          <table:table-cell table:style-name="ce743" office:value-type="date" office:date-value="2015-12-07" calcext:value-type="date">
            <text:p>7</text:p>
          </table:table-cell>
          <table:table-cell table:style-name="ce743" office:value-type="date" office:date-value="2015-12-08" calcext:value-type="date">
            <text:p>8</text:p>
          </table:table-cell>
          <table:table-cell table:style-name="ce743" office:value-type="date" office:date-value="2015-12-09" calcext:value-type="date">
            <text:p>9</text:p>
          </table:table-cell>
          <table:table-cell table:style-name="ce743" office:value-type="date" office:date-value="2015-12-10" calcext:value-type="date">
            <text:p>10</text:p>
          </table:table-cell>
          <table:table-cell table:style-name="ce743" office:value-type="date" office:date-value="2015-12-11" calcext:value-type="date">
            <text:p>11</text:p>
          </table:table-cell>
          <table:table-cell table:style-name="ce749" office:value-type="date" office:date-value="2015-12-12" calcext:value-type="date">
            <text:p>12</text:p>
          </table:table-cell>
          <table:table-cell table:style-name="ce740" office:value-type="date" office:date-value="2015-12-13" calcext:value-type="date">
            <text:p>13</text:p>
          </table:table-cell>
          <table:table-cell table:style-name="ce743" office:value-type="date" office:date-value="2015-12-14" calcext:value-type="date">
            <text:p>14</text:p>
          </table:table-cell>
          <table:table-cell table:style-name="ce743" office:value-type="date" office:date-value="2015-12-15" calcext:value-type="date">
            <text:p>15</text:p>
          </table:table-cell>
          <table:table-cell table:style-name="ce743" office:value-type="date" office:date-value="2015-12-16" calcext:value-type="date">
            <text:p>16</text:p>
          </table:table-cell>
          <table:table-cell table:style-name="ce743" office:value-type="date" office:date-value="2015-12-17" calcext:value-type="date">
            <text:p>17</text:p>
          </table:table-cell>
          <table:table-cell table:style-name="ce743" office:value-type="date" office:date-value="2015-12-18" calcext:value-type="date">
            <text:p>18</text:p>
          </table:table-cell>
          <table:table-cell table:style-name="ce749" office:value-type="date" office:date-value="2015-12-19" calcext:value-type="date">
            <text:p>19</text:p>
          </table:table-cell>
          <table:table-cell table:style-name="ce740" office:value-type="date" office:date-value="2015-12-20" calcext:value-type="date">
            <text:p>20</text:p>
          </table:table-cell>
          <table:table-cell table:style-name="ce743" office:value-type="date" office:date-value="2015-12-21" calcext:value-type="date">
            <text:p>21</text:p>
          </table:table-cell>
          <table:table-cell table:style-name="ce743" office:value-type="date" office:date-value="2015-12-22" calcext:value-type="date">
            <text:p>22</text:p>
          </table:table-cell>
          <table:table-cell table:style-name="ce766" office:value-type="date" office:date-value="2015-12-23" calcext:value-type="date">
            <text:p>23</text:p>
          </table:table-cell>
          <table:table-cell table:style-name="ce743" office:value-type="date" office:date-value="2015-12-24" calcext:value-type="date">
            <text:p>24</text:p>
          </table:table-cell>
          <table:table-cell table:style-name="ce743" office:value-type="date" office:date-value="2015-12-25" calcext:value-type="date">
            <text:p>25</text:p>
          </table:table-cell>
          <table:table-cell table:style-name="ce749" office:value-type="date" office:date-value="2015-12-26" calcext:value-type="date">
            <text:p>26</text:p>
          </table:table-cell>
          <table:table-cell table:style-name="ce740" office:value-type="date" office:date-value="2015-12-27" calcext:value-type="date">
            <text:p>27</text:p>
          </table:table-cell>
          <table:table-cell table:style-name="ce743" office:value-type="date" office:date-value="2015-12-28" calcext:value-type="date">
            <text:p>28</text:p>
          </table:table-cell>
          <table:table-cell table:style-name="ce743" office:value-type="date" office:date-value="2015-12-29" calcext:value-type="date">
            <text:p>29</text:p>
          </table:table-cell>
          <table:table-cell table:style-name="ce766" office:value-type="date" office:date-value="2015-12-30" calcext:value-type="date">
            <text:p>30</text:p>
          </table:table-cell>
          <table:table-cell table:style-name="ce766" office:value-type="date" office:date-value="2015-12-31" calcext:value-type="date">
            <text:p>31</text:p>
          </table:table-cell>
          <table:table-cell table:style-name="ce743" office:value-type="date" office:date-value="2016-01-01" calcext:value-type="date">
            <text:p>1</text:p>
          </table:table-cell>
          <table:table-cell table:style-name="ce749" office:value-type="date" office:date-value="2016-01-02" calcext:value-type="date">
            <text:p>2</text:p>
          </table:table-cell>
          <table:table-cell table:style-name="ce740" office:value-type="date" office:date-value="2016-01-03" calcext:value-type="date">
            <text:p>3</text:p>
          </table:table-cell>
          <table:table-cell table:style-name="ce743" office:value-type="date" office:date-value="2016-01-04" calcext:value-type="date">
            <text:p>4</text:p>
          </table:table-cell>
          <table:table-cell table:style-name="ce743" office:value-type="date" office:date-value="2016-01-05" calcext:value-type="date">
            <text:p>5</text:p>
          </table:table-cell>
          <table:table-cell table:style-name="ce743" office:value-type="date" office:date-value="2016-01-06" calcext:value-type="date">
            <text:p>6</text:p>
          </table:table-cell>
          <table:table-cell table:style-name="ce743" office:value-type="date" office:date-value="2016-01-07" calcext:value-type="date">
            <text:p>7</text:p>
          </table:table-cell>
          <table:table-cell table:style-name="ce743" office:value-type="date" office:date-value="2016-01-08" calcext:value-type="date">
            <text:p>8</text:p>
          </table:table-cell>
          <table:table-cell table:style-name="ce749" office:value-type="date" office:date-value="2016-01-09" calcext:value-type="date">
            <text:p>9</text:p>
          </table:table-cell>
          <table:table-cell table:style-name="ce740" office:value-type="date" office:date-value="2016-01-10" calcext:value-type="date">
            <text:p>10</text:p>
          </table:table-cell>
          <table:table-cell table:style-name="ce743" office:value-type="date" office:date-value="2016-01-11" calcext:value-type="date">
            <text:p>11</text:p>
          </table:table-cell>
          <table:table-cell table:style-name="ce743" office:value-type="date" office:date-value="2016-01-12" calcext:value-type="date">
            <text:p>12</text:p>
          </table:table-cell>
          <table:table-cell table:style-name="ce743" office:value-type="date" office:date-value="2016-01-13" calcext:value-type="date">
            <text:p>13</text:p>
          </table:table-cell>
          <table:table-cell table:style-name="ce743" office:value-type="date" office:date-value="2016-01-14" calcext:value-type="date">
            <text:p>14</text:p>
          </table:table-cell>
          <table:table-cell table:style-name="ce743" office:value-type="date" office:date-value="2016-01-15" calcext:value-type="date">
            <text:p>15</text:p>
          </table:table-cell>
          <table:table-cell table:style-name="ce749" office:value-type="date" office:date-value="2016-01-16" calcext:value-type="date">
            <text:p>16</text:p>
          </table:table-cell>
          <table:table-cell table:style-name="ce740" office:value-type="date" office:date-value="2016-01-17" calcext:value-type="date">
            <text:p>17</text:p>
          </table:table-cell>
          <table:table-cell table:style-name="ce743" office:value-type="date" office:date-value="2016-01-18" calcext:value-type="date">
            <text:p>18</text:p>
          </table:table-cell>
          <table:table-cell table:style-name="ce743" office:value-type="date" office:date-value="2016-01-19" calcext:value-type="date">
            <text:p>19</text:p>
          </table:table-cell>
          <table:table-cell table:style-name="ce743" office:value-type="date" office:date-value="2016-01-20" calcext:value-type="date">
            <text:p>20</text:p>
          </table:table-cell>
          <table:table-cell table:style-name="ce743" office:value-type="date" office:date-value="2016-01-21" calcext:value-type="date">
            <text:p>21</text:p>
          </table:table-cell>
          <table:table-cell table:style-name="ce743" office:value-type="date" office:date-value="2016-01-22" calcext:value-type="date">
            <text:p>22</text:p>
          </table:table-cell>
          <table:table-cell table:style-name="ce749" office:value-type="date" office:date-value="2016-01-23" calcext:value-type="date">
            <text:p>23</text:p>
          </table:table-cell>
          <table:table-cell table:style-name="ce740" office:value-type="date" office:date-value="2016-01-24" calcext:value-type="date">
            <text:p>24</text:p>
          </table:table-cell>
          <table:table-cell table:style-name="ce743" office:value-type="date" office:date-value="2016-01-25" calcext:value-type="date">
            <text:p>25</text:p>
          </table:table-cell>
          <table:table-cell table:style-name="ce743" office:value-type="date" office:date-value="2016-01-26" calcext:value-type="date">
            <text:p>26</text:p>
          </table:table-cell>
          <table:table-cell table:style-name="ce743" office:value-type="date" office:date-value="2016-01-27" calcext:value-type="date">
            <text:p>27</text:p>
          </table:table-cell>
          <table:table-cell table:style-name="ce743" office:value-type="date" office:date-value="2016-01-28" calcext:value-type="date">
            <text:p>28</text:p>
          </table:table-cell>
          <table:table-cell table:style-name="ce743" office:value-type="date" office:date-value="2016-01-29" calcext:value-type="date">
            <text:p>29</text:p>
          </table:table-cell>
          <table:table-cell table:style-name="ce749" office:value-type="date" office:date-value="2016-01-30" calcext:value-type="date">
            <text:p>30</text:p>
          </table:table-cell>
          <table:table-cell table:style-name="ce740" office:value-type="date" office:date-value="2016-01-31" calcext:value-type="date">
            <text:p>31</text:p>
          </table:table-cell>
          <table:table-cell table:style-name="ce743" office:value-type="date" office:date-value="2016-02-01" calcext:value-type="date">
            <text:p>1</text:p>
          </table:table-cell>
          <table:table-cell table:style-name="ce743" office:value-type="date" office:date-value="2016-02-02" calcext:value-type="date">
            <text:p>2</text:p>
          </table:table-cell>
          <table:table-cell table:style-name="ce743" office:value-type="date" office:date-value="2016-02-03" calcext:value-type="date">
            <text:p>3</text:p>
          </table:table-cell>
          <table:table-cell table:style-name="ce743" office:value-type="date" office:date-value="2016-02-04" calcext:value-type="date">
            <text:p>4</text:p>
          </table:table-cell>
          <table:table-cell table:style-name="ce743" office:value-type="date" office:date-value="2016-02-05" calcext:value-type="date">
            <text:p>5</text:p>
          </table:table-cell>
          <table:table-cell table:style-name="ce749" office:value-type="date" office:date-value="2016-02-06" calcext:value-type="date">
            <text:p>6</text:p>
          </table:table-cell>
          <table:table-cell table:style-name="ce740" office:value-type="date" office:date-value="2016-02-07" calcext:value-type="date">
            <text:p>7</text:p>
          </table:table-cell>
          <table:table-cell table:style-name="ce743" office:value-type="date" office:date-value="2016-02-08" calcext:value-type="date">
            <text:p>8</text:p>
          </table:table-cell>
          <table:table-cell table:style-name="ce743" office:value-type="date" office:date-value="2016-02-09" calcext:value-type="date">
            <text:p>9</text:p>
          </table:table-cell>
          <table:table-cell table:style-name="ce743" office:value-type="date" office:date-value="2016-02-10" calcext:value-type="date">
            <text:p>10</text:p>
          </table:table-cell>
          <table:table-cell table:style-name="ce743" office:value-type="date" office:date-value="2016-02-11" calcext:value-type="date">
            <text:p>11</text:p>
          </table:table-cell>
          <table:table-cell table:style-name="ce743" office:value-type="date" office:date-value="2016-02-12" calcext:value-type="date">
            <text:p>12</text:p>
          </table:table-cell>
          <table:table-cell table:style-name="ce749" office:value-type="date" office:date-value="2016-02-13" calcext:value-type="date">
            <text:p>13</text:p>
          </table:table-cell>
          <table:table-cell table:style-name="ce740" office:value-type="date" office:date-value="2016-02-14" calcext:value-type="date">
            <text:p>14</text:p>
          </table:table-cell>
          <table:table-cell table:style-name="ce743" office:value-type="date" office:date-value="2016-02-15" calcext:value-type="date">
            <text:p>15</text:p>
          </table:table-cell>
          <table:table-cell table:style-name="ce743" office:value-type="date" office:date-value="2016-02-16" calcext:value-type="date">
            <text:p>16</text:p>
          </table:table-cell>
          <table:table-cell table:style-name="ce743" office:value-type="date" office:date-value="2016-02-17" calcext:value-type="date">
            <text:p>17</text:p>
          </table:table-cell>
          <table:table-cell table:style-name="ce743" office:value-type="date" office:date-value="2016-02-18" calcext:value-type="date">
            <text:p>18</text:p>
          </table:table-cell>
          <table:table-cell table:style-name="ce743" office:value-type="date" office:date-value="2016-02-19" calcext:value-type="date">
            <text:p>19</text:p>
          </table:table-cell>
          <table:table-cell table:style-name="ce749" office:value-type="date" office:date-value="2016-02-20" calcext:value-type="date">
            <text:p>20</text:p>
          </table:table-cell>
          <table:table-cell table:style-name="ce740" office:value-type="date" office:date-value="2016-02-21" calcext:value-type="date">
            <text:p>21</text:p>
          </table:table-cell>
          <table:table-cell table:style-name="ce743" office:value-type="date" office:date-value="2016-02-22" calcext:value-type="date">
            <text:p>22</text:p>
          </table:table-cell>
          <table:table-cell table:style-name="ce743" office:value-type="date" office:date-value="2016-02-23" calcext:value-type="date">
            <text:p>23</text:p>
          </table:table-cell>
          <table:table-cell table:style-name="ce743" office:value-type="date" office:date-value="2016-02-24" calcext:value-type="date">
            <text:p>24</text:p>
          </table:table-cell>
          <table:table-cell table:style-name="ce743" office:value-type="date" office:date-value="2016-02-25" calcext:value-type="date">
            <text:p>25</text:p>
          </table:table-cell>
          <table:table-cell table:style-name="ce743" office:value-type="date" office:date-value="2016-02-26" calcext:value-type="date">
            <text:p>26</text:p>
          </table:table-cell>
          <table:table-cell table:style-name="ce749" office:value-type="date" office:date-value="2016-02-27" calcext:value-type="date">
            <text:p>27</text:p>
          </table:table-cell>
          <table:table-cell table:style-name="ce740" office:value-type="date" office:date-value="2016-02-28" calcext:value-type="date">
            <text:p>28</text:p>
          </table:table-cell>
          <table:table-cell table:style-name="ce743" office:value-type="date" office:date-value="2016-02-29" calcext:value-type="date">
            <text:p>29</text:p>
          </table:table-cell>
          <table:table-cell table:style-name="ce743" office:value-type="date" office:date-value="2016-03-01" calcext:value-type="date">
            <text:p>1</text:p>
          </table:table-cell>
          <table:table-cell table:style-name="ce743" office:value-type="date" office:date-value="2016-03-02" calcext:value-type="date">
            <text:p>2</text:p>
          </table:table-cell>
          <table:table-cell table:style-name="ce743" office:value-type="date" office:date-value="2016-03-03" calcext:value-type="date">
            <text:p>3</text:p>
          </table:table-cell>
          <table:table-cell table:style-name="ce743" office:value-type="date" office:date-value="2016-03-04" calcext:value-type="date">
            <text:p>4</text:p>
          </table:table-cell>
          <table:table-cell table:style-name="ce749" office:value-type="date" office:date-value="2016-03-05" calcext:value-type="date">
            <text:p>5</text:p>
          </table:table-cell>
          <table:table-cell table:style-name="ce740" office:value-type="date" office:date-value="2016-03-06" calcext:value-type="date">
            <text:p>6</text:p>
          </table:table-cell>
          <table:table-cell table:style-name="ce743" office:value-type="date" office:date-value="2016-03-07" calcext:value-type="date">
            <text:p>7</text:p>
          </table:table-cell>
          <table:table-cell table:style-name="ce743" office:value-type="date" office:date-value="2016-03-08" calcext:value-type="date">
            <text:p>8</text:p>
          </table:table-cell>
          <table:table-cell table:style-name="ce743" office:value-type="date" office:date-value="2016-03-09" calcext:value-type="date">
            <text:p>9</text:p>
          </table:table-cell>
          <table:table-cell table:style-name="ce743" office:value-type="date" office:date-value="2016-03-10" calcext:value-type="date">
            <text:p>10</text:p>
          </table:table-cell>
          <table:table-cell table:style-name="ce743" office:value-type="date" office:date-value="2016-03-11" calcext:value-type="date">
            <text:p>11</text:p>
          </table:table-cell>
          <table:table-cell table:style-name="ce749" office:value-type="date" office:date-value="2016-03-12" calcext:value-type="date">
            <text:p>12</text:p>
          </table:table-cell>
          <table:table-cell table:style-name="ce740" office:value-type="date" office:date-value="2016-03-13" calcext:value-type="date">
            <text:p>13</text:p>
          </table:table-cell>
          <table:table-cell table:style-name="ce743" office:value-type="date" office:date-value="2016-03-14" calcext:value-type="date">
            <text:p>14</text:p>
          </table:table-cell>
          <table:table-cell table:style-name="ce743" office:value-type="date" office:date-value="2016-03-15" calcext:value-type="date">
            <text:p>15</text:p>
          </table:table-cell>
          <table:table-cell table:style-name="ce743" office:value-type="date" office:date-value="2016-03-16" calcext:value-type="date">
            <text:p>16</text:p>
          </table:table-cell>
          <table:table-cell table:style-name="ce743" office:value-type="date" office:date-value="2016-03-17" calcext:value-type="date">
            <text:p>17</text:p>
          </table:table-cell>
          <table:table-cell table:style-name="ce743" office:value-type="date" office:date-value="2016-03-18" calcext:value-type="date">
            <text:p>18</text:p>
          </table:table-cell>
          <table:table-cell table:style-name="ce749" office:value-type="date" office:date-value="2016-03-19" calcext:value-type="date">
            <text:p>19</text:p>
          </table:table-cell>
          <table:table-cell table:style-name="ce740" office:value-type="date" office:date-value="2016-03-20" calcext:value-type="date">
            <text:p>20</text:p>
          </table:table-cell>
          <table:table-cell table:style-name="ce743" office:value-type="date" office:date-value="2016-03-21" calcext:value-type="date">
            <text:p>21</text:p>
          </table:table-cell>
          <table:table-cell table:style-name="ce743" office:value-type="date" office:date-value="2016-03-22" calcext:value-type="date">
            <text:p>22</text:p>
          </table:table-cell>
          <table:table-cell table:style-name="ce743" office:value-type="date" office:date-value="2016-03-23" calcext:value-type="date">
            <text:p>23</text:p>
          </table:table-cell>
          <table:table-cell table:style-name="ce743" office:value-type="date" office:date-value="2016-03-24" calcext:value-type="date">
            <text:p>24</text:p>
          </table:table-cell>
          <table:table-cell table:style-name="ce743" office:value-type="date" office:date-value="2016-03-25" calcext:value-type="date">
            <text:p>25</text:p>
          </table:table-cell>
          <table:table-cell table:style-name="ce749" office:value-type="date" office:date-value="2016-03-26" calcext:value-type="date">
            <text:p>26</text:p>
          </table:table-cell>
          <table:table-cell table:style-name="ce740" office:value-type="date" office:date-value="2016-03-27" calcext:value-type="date">
            <text:p>27</text:p>
          </table:table-cell>
          <table:table-cell table:style-name="ce743" office:value-type="date" office:date-value="2016-03-28" calcext:value-type="date">
            <text:p>28</text:p>
          </table:table-cell>
          <table:table-cell table:style-name="ce743" office:value-type="date" office:date-value="2016-03-29" calcext:value-type="date">
            <text:p>29</text:p>
          </table:table-cell>
          <table:table-cell table:style-name="ce743" office:value-type="date" office:date-value="2016-03-30" calcext:value-type="date">
            <text:p>30</text:p>
          </table:table-cell>
          <table:table-cell table:style-name="ce743" office:value-type="date" office:date-value="2016-03-31" calcext:value-type="date">
            <text:p>31</text:p>
          </table:table-cell>
          <table:table-cell table:style-name="ce743" office:value-type="date" office:date-value="2016-04-01" calcext:value-type="date">
            <text:p>1</text:p>
          </table:table-cell>
          <table:table-cell table:style-name="ce749" office:value-type="date" office:date-value="2016-04-02" calcext:value-type="date">
            <text:p>2</text:p>
          </table:table-cell>
          <table:table-cell table:style-name="ce740" office:value-type="date" office:date-value="2016-04-03" calcext:value-type="date">
            <text:p>3</text:p>
          </table:table-cell>
          <table:table-cell table:style-name="ce743" office:value-type="date" office:date-value="2016-04-04" calcext:value-type="date">
            <text:p>4</text:p>
          </table:table-cell>
          <table:table-cell table:style-name="ce743" office:value-type="date" office:date-value="2016-04-05" calcext:value-type="date">
            <text:p>5</text:p>
          </table:table-cell>
          <table:table-cell table:style-name="ce743" office:value-type="date" office:date-value="2016-04-06" calcext:value-type="date">
            <text:p>6</text:p>
          </table:table-cell>
          <table:table-cell table:style-name="ce743" office:value-type="date" office:date-value="2016-04-07" calcext:value-type="date">
            <text:p>7</text:p>
          </table:table-cell>
          <table:table-cell table:style-name="ce743" office:value-type="date" office:date-value="2016-04-08" calcext:value-type="date">
            <text:p>8</text:p>
          </table:table-cell>
          <table:table-cell table:style-name="ce749" office:value-type="date" office:date-value="2016-04-09" calcext:value-type="date">
            <text:p>9</text:p>
          </table:table-cell>
          <table:table-cell table:style-name="ce740" office:value-type="date" office:date-value="2016-04-10" calcext:value-type="date">
            <text:p>10</text:p>
          </table:table-cell>
          <table:table-cell table:style-name="ce743" office:value-type="date" office:date-value="2016-04-11" calcext:value-type="date">
            <text:p>11</text:p>
          </table:table-cell>
          <table:table-cell table:style-name="ce743" office:value-type="date" office:date-value="2016-04-12" calcext:value-type="date">
            <text:p>12</text:p>
          </table:table-cell>
          <table:table-cell table:style-name="ce743" office:value-type="date" office:date-value="2016-04-13" calcext:value-type="date">
            <text:p>13</text:p>
          </table:table-cell>
          <table:table-cell table:style-name="ce743" office:value-type="date" office:date-value="2016-04-14" calcext:value-type="date">
            <text:p>14</text:p>
          </table:table-cell>
          <table:table-cell table:style-name="ce743" office:value-type="date" office:date-value="2016-04-15" calcext:value-type="date">
            <text:p>15</text:p>
          </table:table-cell>
          <table:table-cell table:style-name="ce749" office:value-type="date" office:date-value="2016-04-16" calcext:value-type="date">
            <text:p>16</text:p>
          </table:table-cell>
          <table:table-cell table:style-name="ce740" office:value-type="date" office:date-value="2016-04-17" calcext:value-type="date">
            <text:p>17</text:p>
          </table:table-cell>
          <table:table-cell table:style-name="ce743" office:value-type="date" office:date-value="2016-04-18" calcext:value-type="date">
            <text:p>18</text:p>
          </table:table-cell>
          <table:table-cell table:style-name="ce743" office:value-type="date" office:date-value="2016-04-19" calcext:value-type="date">
            <text:p>19</text:p>
          </table:table-cell>
          <table:table-cell table:style-name="ce743" office:value-type="date" office:date-value="2016-04-20" calcext:value-type="date">
            <text:p>20</text:p>
          </table:table-cell>
          <table:table-cell table:style-name="ce743" office:value-type="date" office:date-value="2016-04-21" calcext:value-type="date">
            <text:p>21</text:p>
          </table:table-cell>
          <table:table-cell table:style-name="ce743" office:value-type="date" office:date-value="2016-04-22" calcext:value-type="date">
            <text:p>22</text:p>
          </table:table-cell>
          <table:table-cell table:style-name="ce749" office:value-type="date" office:date-value="2016-04-23" calcext:value-type="date">
            <text:p>23</text:p>
          </table:table-cell>
          <table:table-cell table:style-name="ce740" office:value-type="date" office:date-value="2016-04-24" calcext:value-type="date">
            <text:p>24</text:p>
          </table:table-cell>
          <table:table-cell table:style-name="ce743" office:value-type="date" office:date-value="2016-04-25" calcext:value-type="date">
            <text:p>25</text:p>
          </table:table-cell>
          <table:table-cell table:style-name="ce743" office:value-type="date" office:date-value="2016-04-26" calcext:value-type="date">
            <text:p>26</text:p>
          </table:table-cell>
          <table:table-cell table:style-name="ce743" office:value-type="date" office:date-value="2016-04-27" calcext:value-type="date">
            <text:p>27</text:p>
          </table:table-cell>
          <table:table-cell table:style-name="ce743" office:value-type="date" office:date-value="2016-04-28" calcext:value-type="date">
            <text:p>28</text:p>
          </table:table-cell>
          <table:table-cell table:style-name="ce743" office:value-type="date" office:date-value="2016-04-29" calcext:value-type="date">
            <text:p>29</text:p>
          </table:table-cell>
          <table:table-cell table:style-name="ce749" office:value-type="date" office:date-value="2016-04-30" calcext:value-type="date">
            <text:p>30</text:p>
          </table:table-cell>
          <table:table-cell table:style-name="ce740" office:value-type="date" office:date-value="2016-05-01" calcext:value-type="date">
            <text:p>1</text:p>
          </table:table-cell>
          <table:table-cell table:style-name="ce743" office:value-type="date" office:date-value="2016-05-02" calcext:value-type="date">
            <text:p>2</text:p>
          </table:table-cell>
          <table:table-cell table:style-name="ce743" office:value-type="date" office:date-value="2016-05-03" calcext:value-type="date">
            <text:p>3</text:p>
          </table:table-cell>
          <table:table-cell table:style-name="ce743" office:value-type="date" office:date-value="2016-05-04" calcext:value-type="date">
            <text:p>4</text:p>
          </table:table-cell>
          <table:table-cell table:style-name="ce743" office:value-type="date" office:date-value="2016-05-05" calcext:value-type="date">
            <text:p>5</text:p>
          </table:table-cell>
          <table:table-cell table:style-name="ce743" office:value-type="date" office:date-value="2016-05-06" calcext:value-type="date">
            <text:p>6</text:p>
          </table:table-cell>
          <table:table-cell table:style-name="ce749" office:value-type="date" office:date-value="2016-05-07" calcext:value-type="date">
            <text:p>7</text:p>
          </table:table-cell>
          <table:table-cell table:style-name="ce740" office:value-type="date" office:date-value="2016-05-08" calcext:value-type="date">
            <text:p>8</text:p>
          </table:table-cell>
          <table:table-cell table:style-name="ce743" office:value-type="date" office:date-value="2016-05-09" calcext:value-type="date">
            <text:p>9</text:p>
          </table:table-cell>
          <table:table-cell table:style-name="ce743" office:value-type="date" office:date-value="2016-05-10" calcext:value-type="date">
            <text:p>10</text:p>
          </table:table-cell>
          <table:table-cell table:style-name="ce743" office:value-type="date" office:date-value="2016-05-11" calcext:value-type="date">
            <text:p>11</text:p>
          </table:table-cell>
          <table:table-cell table:style-name="ce743" office:value-type="date" office:date-value="2016-05-12" calcext:value-type="date">
            <text:p>12</text:p>
          </table:table-cell>
          <table:table-cell table:style-name="ce743" office:value-type="date" office:date-value="2016-05-13" calcext:value-type="date">
            <text:p>13</text:p>
          </table:table-cell>
          <table:table-cell table:style-name="ce749" office:value-type="date" office:date-value="2016-05-14" calcext:value-type="date">
            <text:p>14</text:p>
          </table:table-cell>
          <table:table-cell table:style-name="ce740" office:value-type="date" office:date-value="2016-05-15" calcext:value-type="date">
            <text:p>15</text:p>
          </table:table-cell>
          <table:table-cell table:style-name="ce743" office:value-type="date" office:date-value="2016-05-16" calcext:value-type="date">
            <text:p>16</text:p>
          </table:table-cell>
          <table:table-cell table:style-name="ce743" office:value-type="date" office:date-value="2016-05-17" calcext:value-type="date">
            <text:p>17</text:p>
          </table:table-cell>
          <table:table-cell table:style-name="ce743" office:value-type="date" office:date-value="2016-05-18" calcext:value-type="date">
            <text:p>18</text:p>
          </table:table-cell>
          <table:table-cell table:style-name="ce743" office:value-type="date" office:date-value="2016-05-19" calcext:value-type="date">
            <text:p>19</text:p>
          </table:table-cell>
          <table:table-cell table:style-name="ce743" office:value-type="date" office:date-value="2016-05-20" calcext:value-type="date">
            <text:p>20</text:p>
          </table:table-cell>
          <table:table-cell table:style-name="ce749" office:value-type="date" office:date-value="2016-05-21" calcext:value-type="date">
            <text:p>21</text:p>
          </table:table-cell>
          <table:table-cell table:style-name="ce740" office:value-type="date" office:date-value="2016-05-22" calcext:value-type="date">
            <text:p>22</text:p>
          </table:table-cell>
          <table:table-cell table:style-name="ce743" office:value-type="date" office:date-value="2016-05-23" calcext:value-type="date">
            <text:p>23</text:p>
          </table:table-cell>
          <table:table-cell table:style-name="ce743" office:value-type="date" office:date-value="2016-05-24" calcext:value-type="date">
            <text:p>24</text:p>
          </table:table-cell>
          <table:table-cell table:style-name="ce743" office:value-type="date" office:date-value="2016-05-25" calcext:value-type="date">
            <text:p>25</text:p>
          </table:table-cell>
          <table:table-cell table:style-name="ce743" office:value-type="date" office:date-value="2016-05-26" calcext:value-type="date">
            <text:p>26</text:p>
          </table:table-cell>
          <table:table-cell table:style-name="ce743" office:value-type="date" office:date-value="2016-05-27" calcext:value-type="date">
            <text:p>27</text:p>
          </table:table-cell>
          <table:table-cell table:style-name="ce749" office:value-type="date" office:date-value="2016-05-28" calcext:value-type="date">
            <text:p>28</text:p>
          </table:table-cell>
          <table:table-cell table:style-name="ce740" office:value-type="date" office:date-value="2016-05-29" calcext:value-type="date">
            <text:p>29</text:p>
          </table:table-cell>
          <table:table-cell table:style-name="ce743" office:value-type="date" office:date-value="2016-05-30" calcext:value-type="date">
            <text:p>30</text:p>
          </table:table-cell>
          <table:table-cell table:style-name="ce743" office:value-type="date" office:date-value="2016-05-31" calcext:value-type="date">
            <text:p>31</text:p>
          </table:table-cell>
          <table:table-cell table:style-name="ce743" office:value-type="date" office:date-value="2016-06-01" calcext:value-type="date">
            <text:p>1</text:p>
          </table:table-cell>
          <table:table-cell table:style-name="ce743" office:value-type="date" office:date-value="2016-06-02" calcext:value-type="date">
            <text:p>2</text:p>
          </table:table-cell>
          <table:table-cell table:style-name="ce743" office:value-type="date" office:date-value="2016-06-03" calcext:value-type="date">
            <text:p>3</text:p>
          </table:table-cell>
          <table:table-cell table:style-name="ce749" office:value-type="date" office:date-value="2016-06-04" calcext:value-type="date">
            <text:p>4</text:p>
          </table:table-cell>
          <table:table-cell table:style-name="ce740" office:value-type="date" office:date-value="2016-06-05" calcext:value-type="date">
            <text:p>5</text:p>
          </table:table-cell>
          <table:table-cell table:style-name="ce743" office:value-type="date" office:date-value="2016-06-06" calcext:value-type="date">
            <text:p>6</text:p>
          </table:table-cell>
          <table:table-cell table:style-name="ce743" office:value-type="date" office:date-value="2016-06-07" calcext:value-type="date">
            <text:p>7</text:p>
          </table:table-cell>
          <table:table-cell table:style-name="ce743" office:value-type="date" office:date-value="2016-06-08" calcext:value-type="date">
            <text:p>8</text:p>
          </table:table-cell>
          <table:table-cell table:style-name="ce743" office:value-type="date" office:date-value="2016-06-09" calcext:value-type="date">
            <text:p>9</text:p>
          </table:table-cell>
          <table:table-cell table:style-name="ce743" office:value-type="date" office:date-value="2016-06-10" calcext:value-type="date">
            <text:p>10</text:p>
          </table:table-cell>
          <table:table-cell table:style-name="ce749" office:value-type="date" office:date-value="2016-06-11" calcext:value-type="date">
            <text:p>11</text:p>
          </table:table-cell>
          <table:table-cell table:style-name="ce740" office:value-type="date" office:date-value="2016-06-12" calcext:value-type="date">
            <text:p>12</text:p>
          </table:table-cell>
          <table:table-cell table:style-name="ce743" office:value-type="date" office:date-value="2016-06-13" calcext:value-type="date">
            <text:p>13</text:p>
          </table:table-cell>
          <table:table-cell table:style-name="ce743" office:value-type="date" office:date-value="2016-06-14" calcext:value-type="date">
            <text:p>14</text:p>
          </table:table-cell>
          <table:table-cell table:style-name="ce743" office:value-type="date" office:date-value="2016-06-15" calcext:value-type="date">
            <text:p>15</text:p>
          </table:table-cell>
          <table:table-cell table:style-name="ce743" office:value-type="date" office:date-value="2016-06-16" calcext:value-type="date">
            <text:p>16</text:p>
          </table:table-cell>
          <table:table-cell table:style-name="ce743" office:value-type="date" office:date-value="2016-06-17" calcext:value-type="date">
            <text:p>17</text:p>
          </table:table-cell>
          <table:table-cell table:style-name="ce749" office:value-type="date" office:date-value="2016-06-18" calcext:value-type="date">
            <text:p>18</text:p>
          </table:table-cell>
          <table:table-cell table:style-name="ce740" office:value-type="date" office:date-value="2016-06-19" calcext:value-type="date">
            <text:p>19</text:p>
          </table:table-cell>
          <table:table-cell table:style-name="ce743" office:value-type="date" office:date-value="2016-06-20" calcext:value-type="date">
            <text:p>20</text:p>
          </table:table-cell>
          <table:table-cell table:style-name="ce743" office:value-type="date" office:date-value="2016-06-21" calcext:value-type="date">
            <text:p>21</text:p>
          </table:table-cell>
          <table:table-cell table:style-name="ce743" office:value-type="date" office:date-value="2016-06-22" calcext:value-type="date">
            <text:p>22</text:p>
          </table:table-cell>
          <table:table-cell table:style-name="ce743" office:value-type="date" office:date-value="2016-06-23" calcext:value-type="date">
            <text:p>23</text:p>
          </table:table-cell>
          <table:table-cell table:style-name="ce743" office:value-type="date" office:date-value="2016-06-24" calcext:value-type="date">
            <text:p>24</text:p>
          </table:table-cell>
          <table:table-cell table:style-name="ce749" office:value-type="date" office:date-value="2016-06-25" calcext:value-type="date">
            <text:p>25</text:p>
          </table:table-cell>
          <table:table-cell table:style-name="ce740" office:value-type="date" office:date-value="2016-06-26" calcext:value-type="date">
            <text:p>26</text:p>
          </table:table-cell>
          <table:table-cell table:style-name="ce743" office:value-type="date" office:date-value="2016-06-27" calcext:value-type="date">
            <text:p>27</text:p>
          </table:table-cell>
          <table:table-cell table:style-name="ce743" office:value-type="date" office:date-value="2016-06-28" calcext:value-type="date">
            <text:p>28</text:p>
          </table:table-cell>
          <table:table-cell table:style-name="ce743" office:value-type="date" office:date-value="2016-06-29" calcext:value-type="date">
            <text:p>29</text:p>
          </table:table-cell>
          <table:table-cell table:style-name="ce743" office:value-type="date" office:date-value="2016-06-30" calcext:value-type="date">
            <text:p>30</text:p>
          </table:table-cell>
          <table:table-cell table:style-name="ce743" office:value-type="date" office:date-value="2016-07-01" calcext:value-type="date">
            <text:p>1</text:p>
          </table:table-cell>
          <table:table-cell table:style-name="ce749" office:value-type="date" office:date-value="2016-07-02" calcext:value-type="date">
            <text:p>2</text:p>
          </table:table-cell>
          <table:table-cell table:style-name="ce740" office:value-type="date" office:date-value="2016-07-03" calcext:value-type="date">
            <text:p>3</text:p>
          </table:table-cell>
          <table:table-cell table:style-name="ce743" office:value-type="date" office:date-value="2016-07-04" calcext:value-type="date">
            <text:p>4</text:p>
          </table:table-cell>
          <table:table-cell table:style-name="ce743" office:value-type="date" office:date-value="2016-07-05" calcext:value-type="date">
            <text:p>5</text:p>
          </table:table-cell>
          <table:table-cell table:style-name="ce743" office:value-type="date" office:date-value="2016-07-06" calcext:value-type="date">
            <text:p>6</text:p>
          </table:table-cell>
          <table:table-cell table:style-name="ce743" office:value-type="date" office:date-value="2016-07-07" calcext:value-type="date">
            <text:p>7</text:p>
          </table:table-cell>
          <table:table-cell table:style-name="ce743" office:value-type="date" office:date-value="2016-07-08" calcext:value-type="date">
            <text:p>8</text:p>
          </table:table-cell>
          <table:table-cell table:style-name="ce749" office:value-type="date" office:date-value="2016-07-09" calcext:value-type="date">
            <text:p>9</text:p>
          </table:table-cell>
          <table:table-cell table:style-name="ce740" office:value-type="date" office:date-value="2016-07-10" calcext:value-type="date">
            <text:p>10</text:p>
          </table:table-cell>
          <table:table-cell table:style-name="ce743" office:value-type="date" office:date-value="2016-07-11" calcext:value-type="date">
            <text:p>11</text:p>
          </table:table-cell>
          <table:table-cell table:style-name="ce743" office:value-type="date" office:date-value="2016-07-12" calcext:value-type="date">
            <text:p>12</text:p>
          </table:table-cell>
          <table:table-cell table:style-name="ce768" table:number-columns-repeated="767"/>
        </table:table-row>
        <table:table-row table:style-name="ro14">
          <table:covered-table-cell table:number-columns-repeated="5" table:style-name="ce722"/>
          <table:table-cell table:style-name="ce729" office:value-type="string" calcext:value-type="string">
            <text:p>薬品整理</text:p>
          </table:table-cell>
          <table:table-cell table:style-name="ce730" office:value-type="string" calcext:value-type="string" table:number-columns-spanned="2" table:number-rows-spanned="1">
            <text:p>検血</text:p>
          </table:table-cell>
          <table:covered-table-cell table:style-name="ce730"/>
          <table:table-cell table:style-name="ce730"/>
          <table:table-cell table:style-name="ce741" office:value-type="string" calcext:value-type="string">
            <text:p>○</text:p>
          </table:table-cell>
          <table:table-cell table:style-name="ce744" table:number-columns-repeated="2"/>
          <table:table-cell table:style-name="ce738"/>
          <table:table-cell table:style-name="ce744" table:number-columns-repeated="3"/>
          <table:table-cell table:style-name="ce738"/>
          <table:table-cell table:style-name="ce744" table:number-columns-repeated="2"/>
          <table:table-cell table:style-name="ce752"/>
          <table:table-cell table:style-name="ce744" table:number-columns-repeated="100"/>
          <table:table-cell table:style-name="ce738"/>
          <table:table-cell table:style-name="ce744" table:number-columns-repeated="903"/>
        </table:table-row>
        <table:table-row table:style-name="ro14">
          <table:covered-table-cell table:number-columns-repeated="5" table:style-name="ce722"/>
          <table:table-cell table:style-name="ce730" office:value-type="string" calcext:value-type="string">
            <text:p>薬品名抽出</text:p>
          </table:table-cell>
          <table:table-cell table:style-name="ce729" office:value-type="string" calcext:value-type="string" table:number-columns-spanned="2" table:number-rows-spanned="1">
            <text:p>画像・処置</text:p>
          </table:table-cell>
          <table:covered-table-cell table:style-name="ce729"/>
          <table:table-cell table:style-name="ce729"/>
          <table:table-cell table:style-name="ce741" office:value-type="string" calcext:value-type="string">
            <text:p>胸Xp</text:p>
          </table:table-cell>
          <table:table-cell table:style-name="ce745" table:number-columns-repeated="2"/>
          <table:table-cell table:style-name="ce746"/>
          <table:table-cell table:style-name="ce745" table:number-columns-repeated="5"/>
          <table:table-cell table:style-name="ce744"/>
          <table:table-cell table:style-name="ce755"/>
          <table:table-cell table:style-name="ce763"/>
          <table:table-cell table:style-name="ce745"/>
          <table:table-cell table:style-name="ce744"/>
          <table:table-cell table:style-name="ce763"/>
          <table:table-cell table:style-name="ce744" table:number-columns-repeated="96"/>
          <table:table-cell table:style-name="ce738"/>
          <table:table-cell table:style-name="ce744" table:number-columns-repeated="105"/>
          <table:table-cell table:style-name="ce745" table:number-columns-repeated="15"/>
          <table:table-cell table:style-name="ce744" table:number-columns-repeated="783"/>
        </table:table-row>
        <table:table-row table:style-name="ro14">
          <table:table-cell table:style-name="ce723" table:number-columns-repeated="5"/>
          <table:table-cell table:style-name="ce731" office:value-type="string" calcext:value-type="string">
            <text:p>黒</text:p>
          </table:table-cell>
          <table:table-cell table:style-name="ce736" table:number-columns-repeated="3"/>
          <table:table-cell table:style-name="ce742" table:number-columns-repeated="10"/>
          <table:table-cell table:style-name="ce758"/>
          <table:table-cell table:style-name="ce742" table:number-columns-repeated="1004"/>
        </table:table-row>
        <table:table-row table:style-name="ro14" table:number-rows-repeated="6">
          <table:table-cell table:number-columns-repeated="19"/>
          <table:table-cell table:style-name="ce750"/>
          <table:table-cell table:number-columns-repeated="1004"/>
        </table:table-row>
        <table:table-row table:style-name="ro14">
          <table:table-cell table:style-name="ce726" table:number-columns-repeated="5"/>
          <table:table-cell table:style-name="ce733"/>
          <table:table-cell table:style-name="ce726" table:number-columns-repeated="13"/>
          <table:table-cell table:style-name="ce759"/>
          <table:table-cell table:style-name="ce726" table:number-columns-repeated="100"/>
          <table:table-cell table:style-name="ce767"/>
          <table:table-cell table:style-name="ce726" table:number-columns-repeated="903"/>
        </table:table-row>
        <table:table-row table:style-name="ro14">
          <table:table-cell table:number-columns-repeated="13"/>
          <table:table-cell table:style-name="ce747"/>
          <table:table-cell table:number-columns-repeated="5"/>
          <table:table-cell table:style-name="ce750"/>
          <table:table-cell table:number-columns-repeated="1004"/>
        </table:table-row>
        <table:table-row table:style-name="ro14" table:number-rows-repeated="42">
          <table:table-cell table:number-columns-repeated="19"/>
          <table:table-cell table:style-name="ce750"/>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9" table:default-cell-style-name="ce483"/>
        <table:table-column table:style-name="co30" table:default-cell-style-name="ce483"/>
        <table:table-column table:style-name="co42" table:default-cell-style-name="ce483"/>
        <table:table-column table:style-name="co43" table:default-cell-style-name="ce483"/>
        <table:table-column table:style-name="co32" table:default-cell-style-name="ce655"/>
        <table:table-column table:style-name="co43" table:default-cell-style-name="ce483"/>
        <table:table-column table:style-name="co27" table:default-cell-style-name="ce695"/>
        <table:table-column table:style-name="co30" table:default-cell-style-name="ce695"/>
        <table:table-column table:style-name="co44" table:default-cell-style-name="ce695"/>
        <table:table-column table:style-name="co45" table:default-cell-style-name="ce483"/>
        <table:table-column table:style-name="co35" table:default-cell-style-name="ce483"/>
        <table:table-column table:style-name="co36" table:default-cell-style-name="ce483"/>
        <table:table-column table:style-name="co46" table:default-cell-style-name="ce483"/>
        <table:table-column table:style-name="co47" table:default-cell-style-name="ce483"/>
        <table:table-column table:style-name="co13" table:number-columns-repeated="243" table:default-cell-style-name="ce483"/>
        <table:table-column table:style-name="co13" table:number-columns-repeated="767" table:default-cell-style-name="ce501"/>
        <table:table-row table:style-name="ro14">
          <table:table-cell table:style-name="ce572" office:value-type="string" calcext:value-type="string" table:number-columns-spanned="1" table:number-rows-spanned="2">
            <text:p>行挿</text:p>
          </table:table-cell>
          <table:table-cell table:style-name="ce433" office:value-type="string" calcext:value-type="string" table:number-columns-spanned="1" table:number-rows-spanned="2">
            <text:p>#</text:p>
          </table:table-cell>
          <table:table-cell table:style-name="ce770"/>
          <table:table-cell table:style-name="ce572" office:value-type="string" calcext:value-type="string" table:number-columns-spanned="1" table:number-rows-spanned="2">
            <text:p>日付</text:p>
          </table:table-cell>
          <table:table-cell table:style-name="ce645" office:value-type="string" calcext:value-type="string">
            <text:p>ﾘｽﾄに戻る</text:p>
          </table:table-cell>
          <table:table-cell table:style-name="ce670" office:value-type="string" calcext:value-type="string" table:number-columns-spanned="1" table:number-rows-spanned="2">
            <text:p>sbj</text:p>
          </table:table-cell>
          <table:table-cell table:style-name="ce682" office:value-type="string" calcext:value-type="string">
            <text:p>経過</text:p>
          </table:table-cell>
          <table:table-cell table:style-name="ce700" office:value-type="string" calcext:value-type="string" table:number-columns-spanned="1" table:number-rows-spanned="2">
            <text:p>記事</text:p>
          </table:table-cell>
          <table:table-cell table:style-name="ce774" office:value-type="date" office:date-value="2012-08-29" calcext:value-type="date">
            <text:p>8.29(水)</text:p>
          </table:table-cell>
          <table:table-cell table:style-name="ce489" office:value-type="string" calcext:value-type="string" table:number-columns-spanned="1" table:number-rows-spanned="2">
            <text:p>COPY</text:p>
          </table:table-cell>
          <table:table-cell table:style-name="ce776" office:value-type="string" calcext:value-type="string" table:number-columns-spanned="1" table:number-rows-spanned="2">
            <text:p>Sbj　　並替</text:p>
          </table:table-cell>
          <table:table-cell table:style-name="ce777" office:value-type="string" calcext:value-type="string" table:number-columns-spanned="1" table:number-rows-spanned="2">
            <text:p>退院　　ｻﾏﾘ</text:p>
          </table:table-cell>
          <table:table-cell table:style-name="ce778" office:value-type="string" calcext:value-type="string" table:number-columns-spanned="1" table:number-rows-spanned="2">
            <text:p>分解　　処理</text:p>
          </table:table-cell>
          <table:table-cell table:style-name="ce776" office:value-type="string" calcext:value-type="string" table:number-columns-spanned="1" table:number-rows-spanned="2">
            <text:p>DS　　　切離</text:p>
          </table:table-cell>
          <table:table-cell table:number-columns-repeated="1010"/>
        </table:table-row>
        <table:table-row table:style-name="ro12">
          <table:covered-table-cell table:style-name="ce572"/>
          <table:covered-table-cell table:style-name="ce433"/>
          <table:table-cell table:style-name="ce496" office:value-type="string" calcext:value-type="string">
            <text:p>Date</text:p>
          </table:table-cell>
          <table:covered-table-cell table:style-name="ce572"/>
          <table:table-cell table:style-name="ce645" office:value-type="string" calcext:value-type="string">
            <text:p>Subject</text:p>
          </table:table-cell>
          <table:covered-table-cell table:style-name="ce670"/>
          <table:table-cell table:style-name="ce682" office:value-type="string" calcext:value-type="string">
            <text:p>ID+漢字名+ｶﾀｶﾅ</text:p>
          </table:table-cell>
          <table:covered-table-cell table:style-name="ce700"/>
          <table:table-cell table:style-name="ce775" office:value-type="time" office:time-value="PT987617H31M49.99999973S" calcext:value-type="time">
            <text:p>17:31</text:p>
          </table:table-cell>
          <table:covered-table-cell table:style-name="ce489"/>
          <table:covered-table-cell table:style-name="ce776"/>
          <table:covered-table-cell table:style-name="ce777"/>
          <table:covered-table-cell table:style-name="ce778"/>
          <table:covered-table-cell table:style-name="ce776"/>
          <table:table-cell table:style-name="ce433" table:number-columns-repeated="1010"/>
        </table:table-row>
        <table:table-row table:style-name="ro12">
          <table:table-cell table:style-name="ce572"/>
          <table:table-cell table:style-name="ce433"/>
          <table:table-cell table:style-name="ce496"/>
          <table:table-cell table:style-name="ce572"/>
          <table:table-cell table:style-name="ce645"/>
          <table:table-cell table:style-name="ce670"/>
          <table:table-cell table:style-name="ce682"/>
          <table:table-cell table:style-name="ce700"/>
          <table:table-cell table:style-name="ce489"/>
          <table:table-cell table:style-name="ce776"/>
          <table:table-cell table:style-name="ce777"/>
          <table:table-cell table:style-name="ce778"/>
          <table:table-cell table:style-name="ce776"/>
          <table:table-cell table:style-name="ce433" table:number-columns-repeated="1010"/>
          <table:table-cell table:style-name="Default"/>
        </table:table-row>
        <table:table-row table:style-name="ro2">
          <table:table-cell table:style-name="ce433"/>
          <table:table-cell table:style-name="ce433" office:value-type="string" calcext:value-type="string">
            <text:p>#</text:p>
          </table:table-cell>
          <table:table-cell table:style-name="ce771"/>
          <table:table-cell table:style-name="ce772"/>
          <table:table-cell table:style-name="ce646" office:value-type="string" calcext:value-type="string">
            <text:p>入院</text:p>
          </table:table-cell>
          <table:table-cell table:style-name="ce671"/>
          <table:table-cell table:style-name="ce683"/>
          <table:table-cell table:style-name="ce682" table:number-columns-repeated="2"/>
          <table:table-cell table:style-name="ce433" table:number-columns-repeated="2"/>
          <table:table-cell table:style-name="ce715"/>
          <table:table-cell table:style-name="ce433" table:number-columns-repeated="1012"/>
        </table:table-row>
        <table:table-row table:style-name="ro2">
          <table:table-cell/>
          <table:table-cell table:style-name="ce433" office:value-type="string" calcext:value-type="string">
            <text:p>#</text:p>
          </table:table-cell>
          <table:table-cell table:style-name="ce607"/>
          <table:table-cell/>
          <table:table-cell table:style-name="ce647" office:value-type="string" calcext:value-type="string">
            <text:p>入院時ECG</text:p>
          </table:table-cell>
          <table:table-cell table:style-name="ce674"/>
          <table:table-cell table:style-name="ce687"/>
          <table:table-cell table:style-name="ce709"/>
          <table:table-cell/>
          <table:table-cell table:style-name="ce482"/>
          <table:table-cell/>
          <table:table-cell table:style-name="ce482"/>
          <table:table-cell table:number-columns-repeated="1012"/>
        </table:table-row>
        <table:table-row table:style-name="ro2">
          <table:table-cell/>
          <table:table-cell office:value-type="string" calcext:value-type="string">
            <text:p>#</text:p>
          </table:table-cell>
          <table:table-cell table:style-name="ce607"/>
          <table:table-cell/>
          <table:table-cell table:style-name="ce647" office:value-type="string" calcext:value-type="string">
            <text:p>面談記録</text:p>
          </table:table-cell>
          <table:table-cell table:style-name="ce674"/>
          <table:table-cell table:style-name="ce689" office:value-type="string" calcext:value-type="string">
            <text:p>未</text:p>
          </table:table-cell>
          <table:table-cell table:style-name="ce710" office:value-type="string" calcext:value-type="string">
            <text:p>未</text:p>
          </table:table-cell>
          <table:table-cell/>
          <table:table-cell table:style-name="ce482" table:number-columns-repeated="2"/>
          <table:table-cell table:number-columns-repeated="1013"/>
        </table:table-row>
        <table:table-row table:style-name="ro2">
          <table:table-cell table:style-name="ce482"/>
          <table:table-cell table:style-name="ce482" office:value-type="string" calcext:value-type="string">
            <text:p>#</text:p>
          </table:table-cell>
          <table:table-cell table:style-name="ce608"/>
          <table:table-cell table:style-name="ce773"/>
          <table:table-cell table:style-name="ce647" office:value-type="string" calcext:value-type="string">
            <text:p>心肺機能低下時</text:p>
          </table:table-cell>
          <table:table-cell table:style-name="ce647"/>
          <table:table-cell table:style-name="ce690" office:value-type="string" calcext:value-type="string">
            <text:p>説明未</text:p>
          </table:table-cell>
          <table:table-cell table:style-name="ce710" office:value-type="string" calcext:value-type="string">
            <text:p>説明未</text:p>
          </table:table-cell>
          <table:table-cell table:style-name="ce647"/>
          <table:table-cell table:style-name="ce482" table:number-columns-repeated="1015"/>
        </table:table-row>
        <table:table-row table:style-name="ro2">
          <table:table-cell/>
          <table:table-cell office:value-type="string" calcext:value-type="string">
            <text:p>#</text:p>
          </table:table-cell>
          <table:table-cell table:style-name="ce622"/>
          <table:table-cell table:style-name="ce632"/>
          <table:table-cell table:style-name="ce647" office:value-type="string" calcext:value-type="string">
            <text:p>4F転床説明</text:p>
          </table:table-cell>
          <table:table-cell table:style-name="ce674"/>
          <table:table-cell table:style-name="ce689" office:value-type="string" calcext:value-type="string">
            <text:p>未</text:p>
          </table:table-cell>
          <table:table-cell table:style-name="ce710" office:value-type="string" calcext:value-type="string">
            <text:p>未</text:p>
          </table:table-cell>
          <table:table-cell/>
          <table:table-cell table:style-name="ce482" table:number-columns-repeated="2"/>
          <table:table-cell table:number-columns-repeated="1013"/>
        </table:table-row>
        <table:table-row table:style-name="ro2" table:number-rows-repeated="8">
          <table:table-cell table:number-columns-repeated="2"/>
          <table:table-cell table:style-name="ce622"/>
          <table:table-cell table:style-name="ce632"/>
          <table:table-cell table:style-name="ce647"/>
          <table:table-cell table:style-name="ce674"/>
          <table:table-cell table:style-name="ce689"/>
          <table:table-cell table:style-name="ce710"/>
          <table:table-cell/>
          <table:table-cell table:style-name="ce433"/>
          <table:table-cell/>
          <table:table-cell table:style-name="ce482"/>
          <table:table-cell table:number-columns-repeated="1012"/>
        </table:table-row>
        <table:table-row table:style-name="ro2">
          <table:table-cell table:style-name="ce583" table:number-columns-repeated="2"/>
          <table:table-cell table:style-name="ce630" office:value-type="string" calcext:value-type="string">
            <text:p>本日の記事</text:p>
          </table:table-cell>
          <table:table-cell table:style-name="ce630"/>
          <table:table-cell table:style-name="ce653"/>
          <table:table-cell table:style-name="ce679" office:value-type="date" office:date-value="2012-07-07" calcext:value-type="date">
            <text:p>H24.7.7</text:p>
          </table:table-cell>
          <table:table-cell table:style-name="ce694" table:number-columns-repeated="3"/>
          <table:table-cell table:style-name="ce583" table:number-columns-repeated="1015"/>
        </table:table-row>
        <table:table-row table:style-name="ro2">
          <table:table-cell table:number-columns-repeated="2"/>
          <table:table-cell table:style-name="ce631"/>
          <table:table-cell table:style-name="ce632"/>
          <table:table-cell/>
          <table:table-cell table:style-name="ce681"/>
          <table:table-cell table:number-columns-repeated="1018"/>
        </table:table-row>
        <table:table-row table:style-name="ro2">
          <table:table-cell table:number-columns-repeated="2"/>
          <table:table-cell table:style-name="ce632" table:number-columns-repeated="2"/>
          <table:table-cell/>
          <table:table-cell table:style-name="ce681"/>
          <table:table-cell table:number-columns-repeated="1018"/>
        </table:table-row>
        <table:table-row table:style-name="ro2" table:number-rows-repeated="18">
          <table:table-cell table:number-columns-repeated="2"/>
          <table:table-cell table:style-name="ce632" table:number-columns-repeated="2"/>
          <table:table-cell table:number-columns-repeated="1020"/>
        </table:table-row>
        <table:table-row table:style-name="ro2">
          <table:table-cell table:number-columns-repeated="10"/>
          <table:table-cell table:style-name="ce433"/>
          <table:table-cell/>
          <table:table-cell table:style-name="ce482" table:number-columns-repeated="2"/>
          <table:table-cell table:number-columns-repeated="1010"/>
        </table:table-row>
        <table:table-row table:style-name="ro2">
          <table:table-cell table:style-name="ce592" table:number-columns-repeated="2"/>
          <table:table-cell table:style-name="ce638" office:value-type="string" calcext:value-type="string">
            <text:p>過去の問題ﾘｽﾄ</text:p>
          </table:table-cell>
          <table:table-cell table:style-name="ce638"/>
          <table:table-cell table:style-name="ce658"/>
          <table:table-cell table:style-name="ce592"/>
          <table:table-cell table:style-name="ce697" table:number-columns-repeated="3"/>
          <table:table-cell table:style-name="ce717"/>
          <table:table-cell table:style-name="ce592"/>
          <table:table-cell table:style-name="ce717"/>
          <table:table-cell table:style-name="ce592" table:number-columns-repeated="1012"/>
        </table:table-row>
        <table:table-row table:style-name="ro2">
          <table:table-cell/>
          <table:table-cell table:style-name="ce500" office:value-type="string" calcext:value-type="string">
            <text:p>#</text:p>
          </table:table-cell>
          <table:table-cell table:style-name="ce640"/>
          <table:table-cell table:style-name="ce632"/>
          <table:table-cell table:style-name="ce659" office:value-type="string" calcext:value-type="string">
            <text:p>ﾄﾗﾍﾙﾊﾟｰ確認</text:p>
          </table:table-cell>
          <table:table-cell table:style-name="ce674"/>
          <table:table-cell table:style-name="ce698" office:value-type="string" calcext:value-type="string">
            <text:p>未</text:p>
          </table:table-cell>
          <table:table-cell table:style-name="ce710"/>
          <table:table-cell/>
          <table:table-cell table:style-name="ce433"/>
          <table:table-cell/>
          <table:table-cell table:style-name="ce482"/>
          <table:table-cell table:number-columns-repeated="1012"/>
        </table:table-row>
        <table:table-row table:style-name="ro16">
          <table:table-cell/>
          <table:table-cell table:style-name="ce500" office:value-type="string" calcext:value-type="string">
            <text:p>#</text:p>
          </table:table-cell>
          <table:table-cell table:style-name="ce640"/>
          <table:table-cell table:style-name="ce632"/>
          <table:table-cell table:style-name="ce660" office:value-type="string" calcext:value-type="string">
            <text:p>CVﾎﾟｰﾄ,胃瘻説明</text:p>
          </table:table-cell>
          <table:table-cell table:style-name="ce674"/>
          <table:table-cell table:style-name="ce698" office:value-type="string" calcext:value-type="string">
            <text:p>未</text:p>
          </table:table-cell>
          <table:table-cell table:style-name="ce710" office:value-type="string" calcext:value-type="string">
            <text:p>未</text:p>
          </table:table-cell>
          <table:table-cell/>
          <table:table-cell table:style-name="ce433"/>
          <table:table-cell/>
          <table:table-cell table:style-name="ce482"/>
          <table:table-cell table:number-columns-repeated="1012"/>
        </table:table-row>
        <table:table-row table:style-name="ro2">
          <table:table-cell table:style-name="ce599" table:number-columns-repeated="2"/>
          <table:table-cell table:style-name="ce642" office:value-type="string" calcext:value-type="string">
            <text:p>過去の記事</text:p>
          </table:table-cell>
          <table:table-cell table:style-name="ce642"/>
          <table:table-cell table:style-name="ce667"/>
          <table:table-cell table:style-name="ce599"/>
          <table:table-cell table:style-name="ce711" table:number-columns-repeated="3"/>
          <table:table-cell table:style-name="ce599"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725"/>
        <table:table-column table:style-name="co49" table:default-cell-style-name="ce732"/>
        <table:table-column table:style-name="co40" table:default-cell-style-name="ce725"/>
        <table:table-column table:style-name="co50" table:default-cell-style-name="ce725"/>
        <table:table-column table:style-name="co17" table:number-columns-repeated="111" table:default-cell-style-name="ce725"/>
        <table:table-column table:style-name="co17" table:default-cell-style-name="ce747"/>
        <table:table-column table:style-name="co17" table:number-columns-repeated="137" table:default-cell-style-name="ce725"/>
        <table:table-column table:style-name="co17" table:number-columns-repeated="767" table:default-cell-style-name="ce769"/>
        <table:table-row table:style-name="ro14">
          <table:table-cell table:style-name="ce722" office:value-type="string" calcext:value-type="string" table:number-columns-spanned="1" table:number-rows-spanned="6">
            <text:p>点滴</text:p>
          </table:table-cell>
          <table:table-cell table:style-name="ce722" office:value-type="string" calcext:value-type="string" table:number-columns-spanned="1" table:number-rows-spanned="6">
            <text:p>内服</text:p>
          </table:table-cell>
          <table:table-cell table:style-name="ce722" office:value-type="string" calcext:value-type="string" table:number-columns-spanned="1" table:number-rows-spanned="6">
            <text:p>その他</text:p>
          </table:table-cell>
          <table:table-cell table:style-name="ce722" office:value-type="string" calcext:value-type="string" table:number-columns-spanned="1" table:number-rows-spanned="6">
            <text:p>検査値</text:p>
          </table:table-cell>
          <table:table-cell table:style-name="ce722" office:value-type="string" calcext:value-type="string" table:number-columns-spanned="1" table:number-rows-spanned="6">
            <text:p>採用外</text:p>
          </table:table-cell>
          <table:table-cell table:style-name="ce727" office:value-type="string" calcext:value-type="string">
            <text:p>一覧へ</text:p>
          </table:table-cell>
          <table:table-cell table:style-name="ce734" office:value-type="string" calcext:value-type="string">
            <text:p>ｶﾙﾃ</text:p>
          </table:table-cell>
          <table:table-cell table:style-name="ce727" office:value-type="string" calcext:value-type="string">
            <text:p>書式</text:p>
          </table:table-cell>
          <table:table-cell table:style-name="ce785" office:value-type="string" calcext:value-type="string" table:number-columns-spanned="2" table:number-rows-spanned="1">
            <text:p>入院日</text:p>
          </table:table-cell>
          <table:covered-table-cell table:style-name="ce785"/>
          <table:table-cell table:style-name="ce789" office:value-type="date" office:date-value="2015-11-08" calcext:value-type="date" table:number-columns-spanned="3" table:number-rows-spanned="1">
            <text:p>2015/11/8</text:p>
          </table:table-cell>
          <table:covered-table-cell table:number-columns-repeated="2" table:style-name="ce789"/>
          <table:table-cell table:style-name="ce765" office:value-type="string" calcext:value-type="string" table:number-columns-spanned="2" table:number-rows-spanned="1">
            <text:p>開始日</text:p>
          </table:table-cell>
          <table:covered-table-cell table:style-name="ce765"/>
          <table:table-cell table:style-name="ce789" office:value-type="date" office:date-value="2015-11-08" calcext:value-type="date" table:number-columns-spanned="3" table:number-rows-spanned="1">
            <text:p>2015/11/8</text:p>
          </table:table-cell>
          <table:covered-table-cell table:number-columns-repeated="2" table:style-name="ce789"/>
          <table:table-cell table:style-name="ce791" office:value-type="string" calcext:value-type="string" table:number-columns-spanned="4" table:number-rows-spanned="1">
            <text:p>本日を開始日</text:p>
          </table:table-cell>
          <table:covered-table-cell table:number-columns-repeated="3" table:style-name="ce791"/>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93" office:value-type="string" calcext:value-type="string" table:number-columns-spanned="3" table:number-rows-spanned="1">
            <text:p>輸液一覧</text:p>
          </table:table-cell>
          <table:covered-table-cell table:number-columns-repeated="2" table:style-name="ce793"/>
          <table:table-cell table:style-name="ce794" table:number-columns-repeated="8"/>
          <table:table-cell table:number-columns-repeated="79"/>
          <table:table-cell table:style-name="ce747"/>
          <table:table-cell table:style-name="ce725"/>
          <table:table-cell table:number-columns-repeated="904"/>
        </table:table-row>
        <table:table-row table:style-name="ro14">
          <table:covered-table-cell table:number-columns-repeated="5" table:style-name="ce722"/>
          <table:table-cell table:style-name="ce728"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39" office:value-type="string" calcext:value-type="string">
            <text:p>11月</text:p>
          </table:table-cell>
          <table:table-cell table:number-columns-repeated="2"/>
          <table:table-cell table:style-name="ce739"/>
          <table:table-cell/>
          <table:table-cell table:style-name="ce748"/>
          <table:table-cell/>
          <table:table-cell table:style-name="ce739"/>
          <table:table-cell table:number-columns-repeated="2"/>
          <table:table-cell table:style-name="ce750"/>
          <table:table-cell table:style-name="ce760"/>
          <table:table-cell table:style-name="ce764"/>
          <table:table-cell table:style-name="ce765" table:number-columns-repeated="10"/>
          <table:table-cell table:style-name="ce760" office:value-type="string" calcext:value-type="string">
            <text:p>12月</text:p>
          </table:table-cell>
          <table:table-cell table:style-name="ce765" table:number-columns-repeated="7"/>
          <table:table-cell table:style-name="ce739"/>
          <table:table-cell table:number-columns-repeated="2"/>
          <table:table-cell table:style-name="ce739"/>
          <table:table-cell table:number-columns-repeated="3"/>
          <table:table-cell table:style-name="ce739"/>
          <table:table-cell table:number-columns-repeated="3"/>
          <table:table-cell table:style-name="ce739"/>
          <table:table-cell table:number-columns-repeated="11"/>
          <table:table-cell table:style-name="ce739" office:value-type="string" calcext:value-type="string">
            <text:p>1月</text:p>
          </table:table-cell>
          <table:table-cell table:number-columns-repeated="7"/>
          <table:table-cell table:style-name="ce739"/>
          <table:table-cell table:number-columns-repeated="2"/>
          <table:table-cell table:style-name="ce739"/>
          <table:table-cell table:number-columns-repeated="3"/>
          <table:table-cell table:style-name="ce739" table:number-columns-repeated="2"/>
          <table:table-cell table:number-columns-repeated="14"/>
          <table:table-cell table:style-name="ce739" office:value-type="string" calcext:value-type="string">
            <text:p>2月</text:p>
          </table:table-cell>
          <table:table-cell table:number-columns-repeated="4"/>
          <table:table-cell table:style-name="ce739"/>
          <table:table-cell table:number-columns-repeated="4"/>
          <table:table-cell table:style-name="ce739"/>
          <table:table-cell table:number-columns-repeated="3"/>
          <table:table-cell table:style-name="ce739"/>
          <table:table-cell/>
          <table:table-cell table:style-name="ce739"/>
          <table:table-cell table:number-columns-repeated="12"/>
          <table:table-cell table:style-name="ce739" office:value-type="string" calcext:value-type="string">
            <text:p>3月</text:p>
          </table:table-cell>
          <table:table-cell table:number-columns-repeated="6"/>
          <table:table-cell table:style-name="ce739"/>
          <table:table-cell table:number-columns-repeated="4"/>
          <table:table-cell table:style-name="ce739"/>
          <table:table-cell table:number-columns-repeated="3"/>
          <table:table-cell table:style-name="ce739" table:number-columns-repeated="2"/>
          <table:table-cell table:number-columns-repeated="13"/>
          <table:table-cell table:style-name="ce739" office:value-type="string" calcext:value-type="string">
            <text:p>4月</text:p>
          </table:table-cell>
          <table:table-cell table:number-columns-repeated="5"/>
          <table:table-cell table:style-name="ce739"/>
          <table:table-cell table:number-columns-repeated="4"/>
          <table:table-cell table:style-name="ce739"/>
          <table:table-cell table:number-columns-repeated="3"/>
          <table:table-cell table:style-name="ce739"/>
          <table:table-cell/>
          <table:table-cell table:style-name="ce739"/>
          <table:table-cell table:number-columns-repeated="12"/>
          <table:table-cell table:style-name="ce739" office:value-type="string" calcext:value-type="string">
            <text:p>5月</text:p>
          </table:table-cell>
          <table:table-cell table:number-columns-repeated="6"/>
          <table:table-cell table:style-name="ce739"/>
          <table:table-cell table:number-columns-repeated="4"/>
          <table:table-cell table:style-name="ce739"/>
          <table:table-cell table:number-columns-repeated="3"/>
          <table:table-cell table:style-name="ce739" table:number-columns-repeated="2"/>
          <table:table-cell table:number-columns-repeated="13"/>
          <table:table-cell table:style-name="ce739" office:value-type="string" calcext:value-type="string">
            <text:p>6月</text:p>
          </table:table-cell>
          <table:table-cell table:number-columns-repeated="5"/>
          <table:table-cell table:style-name="ce739"/>
          <table:table-cell table:number-columns-repeated="5"/>
          <table:table-cell table:style-name="ce739"/>
          <table:table-cell table:number-columns-repeated="3"/>
          <table:table-cell table:style-name="ce739" table:number-columns-repeated="2"/>
          <table:table-cell table:number-columns-repeated="12"/>
          <table:table-cell table:style-name="ce739" office:value-type="string" calcext:value-type="string">
            <text:p>7月</text:p>
          </table:table-cell>
          <table:table-cell table:number-columns-repeated="6"/>
          <table:table-cell table:style-name="ce739"/>
          <table:table-cell table:number-columns-repeated="2"/>
          <table:table-cell table:style-name="ce739"/>
          <table:table-cell table:number-columns-repeated="769"/>
        </table:table-row>
        <table:table-row table:style-name="ro14">
          <table:covered-table-cell table:number-columns-repeated="5" table:style-name="ce722"/>
          <table:table-cell table:style-name="ce779" office:value-type="string" calcext:value-type="string">
            <text:p>同薬品検索</text:p>
          </table:table-cell>
          <table:table-cell table:style-name="ce781" office:value-type="string" calcext:value-type="string" table:number-columns-spanned="2" table:number-rows-spanned="1">
            <text:p>在院日数</text:p>
          </table:table-cell>
          <table:covered-table-cell table:style-name="ce782"/>
          <table:table-cell table:style-name="ce787" office:value-type="float" office:value="1" calcext:value-type="float">
            <text:p>1</text:p>
          </table:table-cell>
          <table:table-cell table:style-name="ce787" office:value-type="float" office:value="2" calcext:value-type="float">
            <text:p>2</text:p>
          </table:table-cell>
          <table:table-cell table:style-name="ce787" office:value-type="float" office:value="3" calcext:value-type="float">
            <text:p>3</text:p>
          </table:table-cell>
          <table:table-cell table:style-name="ce787" office:value-type="float" office:value="4" calcext:value-type="float">
            <text:p>4</text:p>
          </table:table-cell>
          <table:table-cell table:style-name="ce787" office:value-type="float" office:value="5" calcext:value-type="float">
            <text:p>5</text:p>
          </table:table-cell>
          <table:table-cell table:style-name="ce787" office:value-type="float" office:value="6" calcext:value-type="float">
            <text:p>6</text:p>
          </table:table-cell>
          <table:table-cell table:style-name="ce787" office:value-type="float" office:value="7" calcext:value-type="float">
            <text:p>7</text:p>
          </table:table-cell>
          <table:table-cell table:style-name="ce787" office:value-type="float" office:value="8" calcext:value-type="float">
            <text:p>8</text:p>
          </table:table-cell>
          <table:table-cell table:style-name="ce787" office:value-type="float" office:value="9" calcext:value-type="float">
            <text:p>9</text:p>
          </table:table-cell>
          <table:table-cell table:style-name="ce787" office:value-type="float" office:value="10" calcext:value-type="float">
            <text:p>10</text:p>
          </table:table-cell>
          <table:table-cell table:style-name="ce792" office:value-type="float" office:value="11" calcext:value-type="float">
            <text:p>11</text:p>
          </table:table-cell>
          <table:table-cell table:style-name="ce787" office:value-type="float" office:value="12" calcext:value-type="float">
            <text:p>12</text:p>
          </table:table-cell>
          <table:table-cell table:style-name="ce787" office:value-type="float" office:value="13" calcext:value-type="float">
            <text:p>13</text:p>
          </table:table-cell>
          <table:table-cell table:style-name="ce787" office:value-type="float" office:value="14" calcext:value-type="float">
            <text:p>14</text:p>
          </table:table-cell>
          <table:table-cell table:style-name="ce787" office:value-type="float" office:value="15" calcext:value-type="float">
            <text:p>15</text:p>
          </table:table-cell>
          <table:table-cell table:style-name="ce787" office:value-type="float" office:value="16" calcext:value-type="float">
            <text:p>16</text:p>
          </table:table-cell>
          <table:table-cell table:style-name="ce787" office:value-type="float" office:value="17" calcext:value-type="float">
            <text:p>17</text:p>
          </table:table-cell>
          <table:table-cell table:style-name="ce787" office:value-type="float" office:value="18" calcext:value-type="float">
            <text:p>18</text:p>
          </table:table-cell>
          <table:table-cell table:style-name="ce787" office:value-type="float" office:value="19" calcext:value-type="float">
            <text:p>19</text:p>
          </table:table-cell>
          <table:table-cell table:style-name="ce787" office:value-type="float" office:value="20" calcext:value-type="float">
            <text:p>20</text:p>
          </table:table-cell>
          <table:table-cell table:style-name="ce787" office:value-type="float" office:value="21" calcext:value-type="float">
            <text:p>21</text:p>
          </table:table-cell>
          <table:table-cell table:style-name="ce787" office:value-type="float" office:value="22" calcext:value-type="float">
            <text:p>22</text:p>
          </table:table-cell>
          <table:table-cell table:style-name="ce787" office:value-type="float" office:value="23" calcext:value-type="float">
            <text:p>23</text:p>
          </table:table-cell>
          <table:table-cell table:style-name="ce787" office:value-type="float" office:value="24" calcext:value-type="float">
            <text:p>24</text:p>
          </table:table-cell>
          <table:table-cell table:style-name="ce787" office:value-type="float" office:value="25" calcext:value-type="float">
            <text:p>25</text:p>
          </table:table-cell>
          <table:table-cell table:style-name="ce787" office:value-type="float" office:value="26" calcext:value-type="float">
            <text:p>26</text:p>
          </table:table-cell>
          <table:table-cell table:style-name="ce787" office:value-type="float" office:value="27" calcext:value-type="float">
            <text:p>27</text:p>
          </table:table-cell>
          <table:table-cell table:style-name="ce787" office:value-type="float" office:value="28" calcext:value-type="float">
            <text:p>28</text:p>
          </table:table-cell>
          <table:table-cell table:style-name="ce787" office:value-type="float" office:value="29" calcext:value-type="float">
            <text:p>29</text:p>
          </table:table-cell>
          <table:table-cell table:style-name="ce787" office:value-type="float" office:value="30" calcext:value-type="float">
            <text:p>30</text:p>
          </table:table-cell>
          <table:table-cell table:style-name="ce787" office:value-type="float" office:value="31" calcext:value-type="float">
            <text:p>31</text:p>
          </table:table-cell>
          <table:table-cell table:style-name="ce787" office:value-type="float" office:value="32" calcext:value-type="float">
            <text:p>32</text:p>
          </table:table-cell>
          <table:table-cell table:style-name="ce787" office:value-type="float" office:value="33" calcext:value-type="float">
            <text:p>33</text:p>
          </table:table-cell>
          <table:table-cell table:style-name="ce787" office:value-type="float" office:value="34" calcext:value-type="float">
            <text:p>34</text:p>
          </table:table-cell>
          <table:table-cell table:style-name="ce787" office:value-type="float" office:value="35" calcext:value-type="float">
            <text:p>35</text:p>
          </table:table-cell>
          <table:table-cell table:style-name="ce787" office:value-type="float" office:value="36" calcext:value-type="float">
            <text:p>36</text:p>
          </table:table-cell>
          <table:table-cell table:style-name="ce787" office:value-type="float" office:value="37" calcext:value-type="float">
            <text:p>37</text:p>
          </table:table-cell>
          <table:table-cell table:style-name="ce787" office:value-type="float" office:value="38" calcext:value-type="float">
            <text:p>38</text:p>
          </table:table-cell>
          <table:table-cell table:style-name="ce787" office:value-type="float" office:value="39" calcext:value-type="float">
            <text:p>39</text:p>
          </table:table-cell>
          <table:table-cell table:style-name="ce787" office:value-type="float" office:value="40" calcext:value-type="float">
            <text:p>40</text:p>
          </table:table-cell>
          <table:table-cell table:style-name="ce787" office:value-type="float" office:value="41" calcext:value-type="float">
            <text:p>41</text:p>
          </table:table-cell>
          <table:table-cell table:style-name="ce787" office:value-type="float" office:value="42" calcext:value-type="float">
            <text:p>42</text:p>
          </table:table-cell>
          <table:table-cell table:style-name="ce787" office:value-type="float" office:value="43" calcext:value-type="float">
            <text:p>43</text:p>
          </table:table-cell>
          <table:table-cell table:style-name="ce787" office:value-type="float" office:value="44" calcext:value-type="float">
            <text:p>44</text:p>
          </table:table-cell>
          <table:table-cell table:style-name="ce787" office:value-type="float" office:value="45" calcext:value-type="float">
            <text:p>45</text:p>
          </table:table-cell>
          <table:table-cell table:style-name="ce787" office:value-type="float" office:value="46" calcext:value-type="float">
            <text:p>46</text:p>
          </table:table-cell>
          <table:table-cell table:style-name="ce787" office:value-type="float" office:value="47" calcext:value-type="float">
            <text:p>47</text:p>
          </table:table-cell>
          <table:table-cell table:style-name="ce787" office:value-type="float" office:value="48" calcext:value-type="float">
            <text:p>48</text:p>
          </table:table-cell>
          <table:table-cell table:style-name="ce787" office:value-type="float" office:value="49" calcext:value-type="float">
            <text:p>49</text:p>
          </table:table-cell>
          <table:table-cell table:style-name="ce787" office:value-type="float" office:value="50" calcext:value-type="float">
            <text:p>50</text:p>
          </table:table-cell>
          <table:table-cell table:style-name="ce787" office:value-type="float" office:value="51" calcext:value-type="float">
            <text:p>51</text:p>
          </table:table-cell>
          <table:table-cell table:style-name="ce787" office:value-type="float" office:value="52" calcext:value-type="float">
            <text:p>52</text:p>
          </table:table-cell>
          <table:table-cell table:style-name="ce787" office:value-type="float" office:value="53" calcext:value-type="float">
            <text:p>53</text:p>
          </table:table-cell>
          <table:table-cell table:style-name="ce787" office:value-type="float" office:value="54" calcext:value-type="float">
            <text:p>54</text:p>
          </table:table-cell>
          <table:table-cell table:style-name="ce787" office:value-type="float" office:value="55" calcext:value-type="float">
            <text:p>55</text:p>
          </table:table-cell>
          <table:table-cell table:style-name="ce787" office:value-type="float" office:value="56" calcext:value-type="float">
            <text:p>56</text:p>
          </table:table-cell>
          <table:table-cell table:style-name="ce787" office:value-type="float" office:value="57" calcext:value-type="float">
            <text:p>57</text:p>
          </table:table-cell>
          <table:table-cell table:style-name="ce787" office:value-type="float" office:value="58" calcext:value-type="float">
            <text:p>58</text:p>
          </table:table-cell>
          <table:table-cell table:style-name="ce787" office:value-type="float" office:value="59" calcext:value-type="float">
            <text:p>59</text:p>
          </table:table-cell>
          <table:table-cell table:style-name="ce787" office:value-type="float" office:value="60" calcext:value-type="float">
            <text:p>60</text:p>
          </table:table-cell>
          <table:table-cell table:style-name="ce787" office:value-type="float" office:value="61" calcext:value-type="float">
            <text:p>61</text:p>
          </table:table-cell>
          <table:table-cell table:style-name="ce787" office:value-type="float" office:value="62" calcext:value-type="float">
            <text:p>62</text:p>
          </table:table-cell>
          <table:table-cell table:style-name="ce787" office:value-type="float" office:value="63" calcext:value-type="float">
            <text:p>63</text:p>
          </table:table-cell>
          <table:table-cell table:style-name="ce787" office:value-type="float" office:value="64" calcext:value-type="float">
            <text:p>64</text:p>
          </table:table-cell>
          <table:table-cell table:style-name="ce787" office:value-type="float" office:value="65" calcext:value-type="float">
            <text:p>65</text:p>
          </table:table-cell>
          <table:table-cell table:style-name="ce787" office:value-type="float" office:value="66" calcext:value-type="float">
            <text:p>66</text:p>
          </table:table-cell>
          <table:table-cell table:style-name="ce787" office:value-type="float" office:value="67" calcext:value-type="float">
            <text:p>67</text:p>
          </table:table-cell>
          <table:table-cell table:style-name="ce787" office:value-type="float" office:value="68" calcext:value-type="float">
            <text:p>68</text:p>
          </table:table-cell>
          <table:table-cell table:style-name="ce787" office:value-type="float" office:value="69" calcext:value-type="float">
            <text:p>69</text:p>
          </table:table-cell>
          <table:table-cell table:style-name="ce787" office:value-type="float" office:value="70" calcext:value-type="float">
            <text:p>70</text:p>
          </table:table-cell>
          <table:table-cell table:style-name="ce787" office:value-type="float" office:value="71" calcext:value-type="float">
            <text:p>71</text:p>
          </table:table-cell>
          <table:table-cell table:style-name="ce787" office:value-type="float" office:value="72" calcext:value-type="float">
            <text:p>72</text:p>
          </table:table-cell>
          <table:table-cell table:style-name="ce787" office:value-type="float" office:value="73" calcext:value-type="float">
            <text:p>73</text:p>
          </table:table-cell>
          <table:table-cell table:style-name="ce787" office:value-type="float" office:value="74" calcext:value-type="float">
            <text:p>74</text:p>
          </table:table-cell>
          <table:table-cell table:style-name="ce787" office:value-type="float" office:value="75" calcext:value-type="float">
            <text:p>75</text:p>
          </table:table-cell>
          <table:table-cell table:style-name="ce787" office:value-type="float" office:value="76" calcext:value-type="float">
            <text:p>76</text:p>
          </table:table-cell>
          <table:table-cell table:style-name="ce787" office:value-type="float" office:value="77" calcext:value-type="float">
            <text:p>77</text:p>
          </table:table-cell>
          <table:table-cell table:style-name="ce787" office:value-type="float" office:value="78" calcext:value-type="float">
            <text:p>78</text:p>
          </table:table-cell>
          <table:table-cell table:style-name="ce787" office:value-type="float" office:value="79" calcext:value-type="float">
            <text:p>79</text:p>
          </table:table-cell>
          <table:table-cell table:style-name="ce787" office:value-type="float" office:value="80" calcext:value-type="float">
            <text:p>80</text:p>
          </table:table-cell>
          <table:table-cell table:style-name="ce787" office:value-type="float" office:value="81" calcext:value-type="float">
            <text:p>81</text:p>
          </table:table-cell>
          <table:table-cell table:style-name="ce787" office:value-type="float" office:value="82" calcext:value-type="float">
            <text:p>82</text:p>
          </table:table-cell>
          <table:table-cell table:style-name="ce787" office:value-type="float" office:value="83" calcext:value-type="float">
            <text:p>83</text:p>
          </table:table-cell>
          <table:table-cell table:style-name="ce787" office:value-type="float" office:value="84" calcext:value-type="float">
            <text:p>84</text:p>
          </table:table-cell>
          <table:table-cell table:style-name="ce787" office:value-type="float" office:value="85" calcext:value-type="float">
            <text:p>85</text:p>
          </table:table-cell>
          <table:table-cell table:style-name="ce787" office:value-type="float" office:value="86" calcext:value-type="float">
            <text:p>86</text:p>
          </table:table-cell>
          <table:table-cell table:style-name="ce787" office:value-type="float" office:value="87" calcext:value-type="float">
            <text:p>87</text:p>
          </table:table-cell>
          <table:table-cell table:style-name="ce787" office:value-type="float" office:value="88" calcext:value-type="float">
            <text:p>88</text:p>
          </table:table-cell>
          <table:table-cell table:style-name="ce787" office:value-type="float" office:value="89" calcext:value-type="float">
            <text:p>89</text:p>
          </table:table-cell>
          <table:table-cell table:style-name="ce787" office:value-type="float" office:value="90" calcext:value-type="float">
            <text:p>90</text:p>
          </table:table-cell>
          <table:table-cell table:style-name="ce787" office:value-type="float" office:value="91" calcext:value-type="float">
            <text:p>91</text:p>
          </table:table-cell>
          <table:table-cell table:style-name="ce787" office:value-type="float" office:value="92" calcext:value-type="float">
            <text:p>92</text:p>
          </table:table-cell>
          <table:table-cell table:style-name="ce787" office:value-type="float" office:value="93" calcext:value-type="float">
            <text:p>93</text:p>
          </table:table-cell>
          <table:table-cell table:style-name="ce787" office:value-type="float" office:value="94" calcext:value-type="float">
            <text:p>94</text:p>
          </table:table-cell>
          <table:table-cell table:style-name="ce787" office:value-type="float" office:value="95" calcext:value-type="float">
            <text:p>95</text:p>
          </table:table-cell>
          <table:table-cell table:style-name="ce787" office:value-type="float" office:value="96" calcext:value-type="float">
            <text:p>96</text:p>
          </table:table-cell>
          <table:table-cell table:style-name="ce787" office:value-type="float" office:value="97" calcext:value-type="float">
            <text:p>97</text:p>
          </table:table-cell>
          <table:table-cell table:style-name="ce787" office:value-type="float" office:value="98" calcext:value-type="float">
            <text:p>98</text:p>
          </table:table-cell>
          <table:table-cell table:style-name="ce787" office:value-type="float" office:value="99" calcext:value-type="float">
            <text:p>99</text:p>
          </table:table-cell>
          <table:table-cell table:style-name="ce787" office:value-type="float" office:value="100" calcext:value-type="float">
            <text:p>100</text:p>
          </table:table-cell>
          <table:table-cell table:style-name="ce787" office:value-type="float" office:value="101" calcext:value-type="float">
            <text:p>101</text:p>
          </table:table-cell>
          <table:table-cell table:style-name="ce787" office:value-type="float" office:value="102" calcext:value-type="float">
            <text:p>102</text:p>
          </table:table-cell>
          <table:table-cell table:style-name="ce787" office:value-type="float" office:value="103" calcext:value-type="float">
            <text:p>103</text:p>
          </table:table-cell>
          <table:table-cell table:style-name="ce787" office:value-type="float" office:value="104" calcext:value-type="float">
            <text:p>104</text:p>
          </table:table-cell>
          <table:table-cell table:style-name="ce787" office:value-type="float" office:value="105" calcext:value-type="float">
            <text:p>105</text:p>
          </table:table-cell>
          <table:table-cell table:style-name="ce787" office:value-type="float" office:value="106" calcext:value-type="float">
            <text:p>106</text:p>
          </table:table-cell>
          <table:table-cell table:style-name="ce787" office:value-type="float" office:value="107" calcext:value-type="float">
            <text:p>107</text:p>
          </table:table-cell>
          <table:table-cell table:style-name="ce787" office:value-type="float" office:value="108" calcext:value-type="float">
            <text:p>108</text:p>
          </table:table-cell>
          <table:table-cell table:style-name="ce787" office:value-type="float" office:value="109" calcext:value-type="float">
            <text:p>109</text:p>
          </table:table-cell>
          <table:table-cell table:style-name="ce787" office:value-type="float" office:value="110" calcext:value-type="float">
            <text:p>110</text:p>
          </table:table-cell>
          <table:table-cell table:style-name="ce787" office:value-type="float" office:value="111" calcext:value-type="float">
            <text:p>111</text:p>
          </table:table-cell>
          <table:table-cell table:style-name="ce787" office:value-type="float" office:value="112" calcext:value-type="float">
            <text:p>112</text:p>
          </table:table-cell>
          <table:table-cell table:style-name="ce787" office:value-type="float" office:value="113" calcext:value-type="float">
            <text:p>113</text:p>
          </table:table-cell>
          <table:table-cell table:style-name="ce787" office:value-type="float" office:value="114" calcext:value-type="float">
            <text:p>114</text:p>
          </table:table-cell>
          <table:table-cell table:style-name="ce787" office:value-type="float" office:value="115" calcext:value-type="float">
            <text:p>115</text:p>
          </table:table-cell>
          <table:table-cell table:style-name="ce787" office:value-type="float" office:value="116" calcext:value-type="float">
            <text:p>116</text:p>
          </table:table-cell>
          <table:table-cell table:style-name="ce787" office:value-type="float" office:value="117" calcext:value-type="float">
            <text:p>117</text:p>
          </table:table-cell>
          <table:table-cell table:style-name="ce787" office:value-type="float" office:value="118" calcext:value-type="float">
            <text:p>118</text:p>
          </table:table-cell>
          <table:table-cell table:style-name="ce787" office:value-type="float" office:value="119" calcext:value-type="float">
            <text:p>119</text:p>
          </table:table-cell>
          <table:table-cell table:style-name="ce787" office:value-type="float" office:value="120" calcext:value-type="float">
            <text:p>120</text:p>
          </table:table-cell>
          <table:table-cell table:style-name="ce787" office:value-type="float" office:value="121" calcext:value-type="float">
            <text:p>121</text:p>
          </table:table-cell>
          <table:table-cell table:style-name="ce787" office:value-type="float" office:value="122" calcext:value-type="float">
            <text:p>122</text:p>
          </table:table-cell>
          <table:table-cell table:style-name="ce787" office:value-type="float" office:value="123" calcext:value-type="float">
            <text:p>123</text:p>
          </table:table-cell>
          <table:table-cell table:style-name="ce787" office:value-type="float" office:value="124" calcext:value-type="float">
            <text:p>124</text:p>
          </table:table-cell>
          <table:table-cell table:style-name="ce787" office:value-type="float" office:value="125" calcext:value-type="float">
            <text:p>125</text:p>
          </table:table-cell>
          <table:table-cell table:style-name="ce787" office:value-type="float" office:value="126" calcext:value-type="float">
            <text:p>126</text:p>
          </table:table-cell>
          <table:table-cell table:style-name="ce787" office:value-type="float" office:value="127" calcext:value-type="float">
            <text:p>127</text:p>
          </table:table-cell>
          <table:table-cell table:style-name="ce787" office:value-type="float" office:value="128" calcext:value-type="float">
            <text:p>128</text:p>
          </table:table-cell>
          <table:table-cell table:style-name="ce787" office:value-type="float" office:value="129" calcext:value-type="float">
            <text:p>129</text:p>
          </table:table-cell>
          <table:table-cell table:style-name="ce787" office:value-type="float" office:value="130" calcext:value-type="float">
            <text:p>130</text:p>
          </table:table-cell>
          <table:table-cell table:style-name="ce787" office:value-type="float" office:value="131" calcext:value-type="float">
            <text:p>131</text:p>
          </table:table-cell>
          <table:table-cell table:style-name="ce787" office:value-type="float" office:value="132" calcext:value-type="float">
            <text:p>132</text:p>
          </table:table-cell>
          <table:table-cell table:style-name="ce787" office:value-type="float" office:value="133" calcext:value-type="float">
            <text:p>133</text:p>
          </table:table-cell>
          <table:table-cell table:style-name="ce787" office:value-type="float" office:value="134" calcext:value-type="float">
            <text:p>134</text:p>
          </table:table-cell>
          <table:table-cell table:style-name="ce787" office:value-type="float" office:value="135" calcext:value-type="float">
            <text:p>135</text:p>
          </table:table-cell>
          <table:table-cell table:style-name="ce787" office:value-type="float" office:value="136" calcext:value-type="float">
            <text:p>136</text:p>
          </table:table-cell>
          <table:table-cell table:style-name="ce787" office:value-type="float" office:value="137" calcext:value-type="float">
            <text:p>137</text:p>
          </table:table-cell>
          <table:table-cell table:style-name="ce787" office:value-type="float" office:value="138" calcext:value-type="float">
            <text:p>138</text:p>
          </table:table-cell>
          <table:table-cell table:style-name="ce787" office:value-type="float" office:value="139" calcext:value-type="float">
            <text:p>139</text:p>
          </table:table-cell>
          <table:table-cell table:style-name="ce787" office:value-type="float" office:value="140" calcext:value-type="float">
            <text:p>140</text:p>
          </table:table-cell>
          <table:table-cell table:style-name="ce787" office:value-type="float" office:value="141" calcext:value-type="float">
            <text:p>141</text:p>
          </table:table-cell>
          <table:table-cell table:style-name="ce787" office:value-type="float" office:value="142" calcext:value-type="float">
            <text:p>142</text:p>
          </table:table-cell>
          <table:table-cell table:style-name="ce787" office:value-type="float" office:value="143" calcext:value-type="float">
            <text:p>143</text:p>
          </table:table-cell>
          <table:table-cell table:style-name="ce787" office:value-type="float" office:value="144" calcext:value-type="float">
            <text:p>144</text:p>
          </table:table-cell>
          <table:table-cell table:style-name="ce787" office:value-type="float" office:value="145" calcext:value-type="float">
            <text:p>145</text:p>
          </table:table-cell>
          <table:table-cell table:style-name="ce787" office:value-type="float" office:value="146" calcext:value-type="float">
            <text:p>146</text:p>
          </table:table-cell>
          <table:table-cell table:style-name="ce787" office:value-type="float" office:value="147" calcext:value-type="float">
            <text:p>147</text:p>
          </table:table-cell>
          <table:table-cell table:style-name="ce787" office:value-type="float" office:value="148" calcext:value-type="float">
            <text:p>148</text:p>
          </table:table-cell>
          <table:table-cell table:style-name="ce787" office:value-type="float" office:value="149" calcext:value-type="float">
            <text:p>149</text:p>
          </table:table-cell>
          <table:table-cell table:style-name="ce787" office:value-type="float" office:value="150" calcext:value-type="float">
            <text:p>150</text:p>
          </table:table-cell>
          <table:table-cell table:style-name="ce787" office:value-type="float" office:value="151" calcext:value-type="float">
            <text:p>151</text:p>
          </table:table-cell>
          <table:table-cell table:style-name="ce787" office:value-type="float" office:value="152" calcext:value-type="float">
            <text:p>152</text:p>
          </table:table-cell>
          <table:table-cell table:style-name="ce787" office:value-type="float" office:value="153" calcext:value-type="float">
            <text:p>153</text:p>
          </table:table-cell>
          <table:table-cell table:style-name="ce787" office:value-type="float" office:value="154" calcext:value-type="float">
            <text:p>154</text:p>
          </table:table-cell>
          <table:table-cell table:style-name="ce787" office:value-type="float" office:value="155" calcext:value-type="float">
            <text:p>155</text:p>
          </table:table-cell>
          <table:table-cell table:style-name="ce787" office:value-type="float" office:value="156" calcext:value-type="float">
            <text:p>156</text:p>
          </table:table-cell>
          <table:table-cell table:style-name="ce787" office:value-type="float" office:value="157" calcext:value-type="float">
            <text:p>157</text:p>
          </table:table-cell>
          <table:table-cell table:style-name="ce787" office:value-type="float" office:value="158" calcext:value-type="float">
            <text:p>158</text:p>
          </table:table-cell>
          <table:table-cell table:style-name="ce787" office:value-type="float" office:value="159" calcext:value-type="float">
            <text:p>159</text:p>
          </table:table-cell>
          <table:table-cell table:style-name="ce787" office:value-type="float" office:value="160" calcext:value-type="float">
            <text:p>160</text:p>
          </table:table-cell>
          <table:table-cell table:style-name="ce787" office:value-type="float" office:value="161" calcext:value-type="float">
            <text:p>161</text:p>
          </table:table-cell>
          <table:table-cell table:style-name="ce787" office:value-type="float" office:value="162" calcext:value-type="float">
            <text:p>162</text:p>
          </table:table-cell>
          <table:table-cell table:style-name="ce787" office:value-type="float" office:value="163" calcext:value-type="float">
            <text:p>163</text:p>
          </table:table-cell>
          <table:table-cell table:style-name="ce787" office:value-type="float" office:value="164" calcext:value-type="float">
            <text:p>164</text:p>
          </table:table-cell>
          <table:table-cell table:style-name="ce787" office:value-type="float" office:value="165" calcext:value-type="float">
            <text:p>165</text:p>
          </table:table-cell>
          <table:table-cell table:style-name="ce787" office:value-type="float" office:value="166" calcext:value-type="float">
            <text:p>166</text:p>
          </table:table-cell>
          <table:table-cell table:style-name="ce787" office:value-type="float" office:value="167" calcext:value-type="float">
            <text:p>167</text:p>
          </table:table-cell>
          <table:table-cell table:style-name="ce787" office:value-type="float" office:value="168" calcext:value-type="float">
            <text:p>168</text:p>
          </table:table-cell>
          <table:table-cell table:style-name="ce787" office:value-type="float" office:value="169" calcext:value-type="float">
            <text:p>169</text:p>
          </table:table-cell>
          <table:table-cell table:style-name="ce787" office:value-type="float" office:value="170" calcext:value-type="float">
            <text:p>170</text:p>
          </table:table-cell>
          <table:table-cell table:style-name="ce787" office:value-type="float" office:value="171" calcext:value-type="float">
            <text:p>171</text:p>
          </table:table-cell>
          <table:table-cell table:style-name="ce787" office:value-type="float" office:value="172" calcext:value-type="float">
            <text:p>172</text:p>
          </table:table-cell>
          <table:table-cell table:style-name="ce787" office:value-type="float" office:value="173" calcext:value-type="float">
            <text:p>173</text:p>
          </table:table-cell>
          <table:table-cell table:style-name="ce787" office:value-type="float" office:value="174" calcext:value-type="float">
            <text:p>174</text:p>
          </table:table-cell>
          <table:table-cell table:style-name="ce787" office:value-type="float" office:value="175" calcext:value-type="float">
            <text:p>175</text:p>
          </table:table-cell>
          <table:table-cell table:style-name="ce787" office:value-type="float" office:value="176" calcext:value-type="float">
            <text:p>176</text:p>
          </table:table-cell>
          <table:table-cell table:style-name="ce787" office:value-type="float" office:value="177" calcext:value-type="float">
            <text:p>177</text:p>
          </table:table-cell>
          <table:table-cell table:style-name="ce787" office:value-type="float" office:value="178" calcext:value-type="float">
            <text:p>178</text:p>
          </table:table-cell>
          <table:table-cell table:style-name="ce787" office:value-type="float" office:value="179" calcext:value-type="float">
            <text:p>179</text:p>
          </table:table-cell>
          <table:table-cell table:style-name="ce787" office:value-type="float" office:value="180" calcext:value-type="float">
            <text:p>180</text:p>
          </table:table-cell>
          <table:table-cell table:style-name="ce787" office:value-type="float" office:value="181" calcext:value-type="float">
            <text:p>181</text:p>
          </table:table-cell>
          <table:table-cell table:style-name="ce787" office:value-type="float" office:value="182" calcext:value-type="float">
            <text:p>182</text:p>
          </table:table-cell>
          <table:table-cell table:style-name="ce787" office:value-type="float" office:value="183" calcext:value-type="float">
            <text:p>183</text:p>
          </table:table-cell>
          <table:table-cell table:style-name="ce787" office:value-type="float" office:value="184" calcext:value-type="float">
            <text:p>184</text:p>
          </table:table-cell>
          <table:table-cell table:style-name="ce787" office:value-type="float" office:value="185" calcext:value-type="float">
            <text:p>185</text:p>
          </table:table-cell>
          <table:table-cell table:style-name="ce787" office:value-type="float" office:value="186" calcext:value-type="float">
            <text:p>186</text:p>
          </table:table-cell>
          <table:table-cell table:style-name="ce787" office:value-type="float" office:value="187" calcext:value-type="float">
            <text:p>187</text:p>
          </table:table-cell>
          <table:table-cell table:style-name="ce787" office:value-type="float" office:value="188" calcext:value-type="float">
            <text:p>188</text:p>
          </table:table-cell>
          <table:table-cell table:style-name="ce787" office:value-type="float" office:value="189" calcext:value-type="float">
            <text:p>189</text:p>
          </table:table-cell>
          <table:table-cell table:style-name="ce787" office:value-type="float" office:value="190" calcext:value-type="float">
            <text:p>190</text:p>
          </table:table-cell>
          <table:table-cell table:style-name="ce787" office:value-type="float" office:value="191" calcext:value-type="float">
            <text:p>191</text:p>
          </table:table-cell>
          <table:table-cell table:style-name="ce787" office:value-type="float" office:value="192" calcext:value-type="float">
            <text:p>192</text:p>
          </table:table-cell>
          <table:table-cell table:style-name="ce787" office:value-type="float" office:value="193" calcext:value-type="float">
            <text:p>193</text:p>
          </table:table-cell>
          <table:table-cell table:style-name="ce787" office:value-type="float" office:value="194" calcext:value-type="float">
            <text:p>194</text:p>
          </table:table-cell>
          <table:table-cell table:style-name="ce787" office:value-type="float" office:value="195" calcext:value-type="float">
            <text:p>195</text:p>
          </table:table-cell>
          <table:table-cell table:style-name="ce787" office:value-type="float" office:value="196" calcext:value-type="float">
            <text:p>196</text:p>
          </table:table-cell>
          <table:table-cell table:style-name="ce787" office:value-type="float" office:value="197" calcext:value-type="float">
            <text:p>197</text:p>
          </table:table-cell>
          <table:table-cell table:style-name="ce787" office:value-type="float" office:value="198" calcext:value-type="float">
            <text:p>198</text:p>
          </table:table-cell>
          <table:table-cell table:style-name="ce787" office:value-type="float" office:value="199" calcext:value-type="float">
            <text:p>199</text:p>
          </table:table-cell>
          <table:table-cell table:style-name="ce787" office:value-type="float" office:value="200" calcext:value-type="float">
            <text:p>200</text:p>
          </table:table-cell>
          <table:table-cell table:style-name="ce787" office:value-type="float" office:value="201" calcext:value-type="float">
            <text:p>201</text:p>
          </table:table-cell>
          <table:table-cell table:style-name="ce787" office:value-type="float" office:value="202" calcext:value-type="float">
            <text:p>202</text:p>
          </table:table-cell>
          <table:table-cell table:style-name="ce787" office:value-type="float" office:value="203" calcext:value-type="float">
            <text:p>203</text:p>
          </table:table-cell>
          <table:table-cell table:style-name="ce787" office:value-type="float" office:value="204" calcext:value-type="float">
            <text:p>204</text:p>
          </table:table-cell>
          <table:table-cell table:style-name="ce787" office:value-type="float" office:value="205" calcext:value-type="float">
            <text:p>205</text:p>
          </table:table-cell>
          <table:table-cell table:style-name="ce787" office:value-type="float" office:value="206" calcext:value-type="float">
            <text:p>206</text:p>
          </table:table-cell>
          <table:table-cell table:style-name="ce787" office:value-type="float" office:value="207" calcext:value-type="float">
            <text:p>207</text:p>
          </table:table-cell>
          <table:table-cell table:style-name="ce787" office:value-type="float" office:value="208" calcext:value-type="float">
            <text:p>208</text:p>
          </table:table-cell>
          <table:table-cell table:style-name="ce787" office:value-type="float" office:value="209" calcext:value-type="float">
            <text:p>209</text:p>
          </table:table-cell>
          <table:table-cell table:style-name="ce787" office:value-type="float" office:value="210" calcext:value-type="float">
            <text:p>210</text:p>
          </table:table-cell>
          <table:table-cell table:style-name="ce787" office:value-type="float" office:value="211" calcext:value-type="float">
            <text:p>211</text:p>
          </table:table-cell>
          <table:table-cell table:style-name="ce787" office:value-type="float" office:value="212" calcext:value-type="float">
            <text:p>212</text:p>
          </table:table-cell>
          <table:table-cell table:style-name="ce787" office:value-type="float" office:value="213" calcext:value-type="float">
            <text:p>213</text:p>
          </table:table-cell>
          <table:table-cell table:style-name="ce787" office:value-type="float" office:value="214" calcext:value-type="float">
            <text:p>214</text:p>
          </table:table-cell>
          <table:table-cell table:style-name="ce787" office:value-type="float" office:value="215" calcext:value-type="float">
            <text:p>215</text:p>
          </table:table-cell>
          <table:table-cell table:style-name="ce787" office:value-type="float" office:value="216" calcext:value-type="float">
            <text:p>216</text:p>
          </table:table-cell>
          <table:table-cell table:style-name="ce787" office:value-type="float" office:value="217" calcext:value-type="float">
            <text:p>217</text:p>
          </table:table-cell>
          <table:table-cell table:style-name="ce787" office:value-type="float" office:value="218" calcext:value-type="float">
            <text:p>218</text:p>
          </table:table-cell>
          <table:table-cell table:style-name="ce787" office:value-type="float" office:value="219" calcext:value-type="float">
            <text:p>219</text:p>
          </table:table-cell>
          <table:table-cell table:style-name="ce787" office:value-type="float" office:value="220" calcext:value-type="float">
            <text:p>220</text:p>
          </table:table-cell>
          <table:table-cell table:style-name="ce787" office:value-type="float" office:value="221" calcext:value-type="float">
            <text:p>221</text:p>
          </table:table-cell>
          <table:table-cell table:style-name="ce787" office:value-type="float" office:value="222" calcext:value-type="float">
            <text:p>222</text:p>
          </table:table-cell>
          <table:table-cell table:style-name="ce787" office:value-type="float" office:value="223" calcext:value-type="float">
            <text:p>223</text:p>
          </table:table-cell>
          <table:table-cell table:style-name="ce787" office:value-type="float" office:value="224" calcext:value-type="float">
            <text:p>224</text:p>
          </table:table-cell>
          <table:table-cell table:style-name="ce787" office:value-type="float" office:value="225" calcext:value-type="float">
            <text:p>225</text:p>
          </table:table-cell>
          <table:table-cell table:style-name="ce787" office:value-type="float" office:value="226" calcext:value-type="float">
            <text:p>226</text:p>
          </table:table-cell>
          <table:table-cell table:style-name="ce787" office:value-type="float" office:value="227" calcext:value-type="float">
            <text:p>227</text:p>
          </table:table-cell>
          <table:table-cell table:style-name="ce787" office:value-type="float" office:value="228" calcext:value-type="float">
            <text:p>228</text:p>
          </table:table-cell>
          <table:table-cell table:style-name="ce787" office:value-type="float" office:value="229" calcext:value-type="float">
            <text:p>229</text:p>
          </table:table-cell>
          <table:table-cell table:style-name="ce787" office:value-type="float" office:value="230" calcext:value-type="float">
            <text:p>230</text:p>
          </table:table-cell>
          <table:table-cell table:style-name="ce787" office:value-type="float" office:value="231" calcext:value-type="float">
            <text:p>231</text:p>
          </table:table-cell>
          <table:table-cell table:style-name="ce787" office:value-type="float" office:value="232" calcext:value-type="float">
            <text:p>232</text:p>
          </table:table-cell>
          <table:table-cell table:style-name="ce787" office:value-type="float" office:value="233" calcext:value-type="float">
            <text:p>233</text:p>
          </table:table-cell>
          <table:table-cell table:style-name="ce787" office:value-type="float" office:value="234" calcext:value-type="float">
            <text:p>234</text:p>
          </table:table-cell>
          <table:table-cell table:style-name="ce787" office:value-type="float" office:value="235" calcext:value-type="float">
            <text:p>235</text:p>
          </table:table-cell>
          <table:table-cell table:style-name="ce787" office:value-type="float" office:value="236" calcext:value-type="float">
            <text:p>236</text:p>
          </table:table-cell>
          <table:table-cell table:style-name="ce787" office:value-type="float" office:value="237" calcext:value-type="float">
            <text:p>237</text:p>
          </table:table-cell>
          <table:table-cell table:style-name="ce787" office:value-type="float" office:value="238" calcext:value-type="float">
            <text:p>238</text:p>
          </table:table-cell>
          <table:table-cell table:style-name="ce787" office:value-type="float" office:value="239" calcext:value-type="float">
            <text:p>239</text:p>
          </table:table-cell>
          <table:table-cell table:style-name="ce787" office:value-type="float" office:value="240" calcext:value-type="float">
            <text:p>240</text:p>
          </table:table-cell>
          <table:table-cell table:style-name="ce787" office:value-type="float" office:value="241" calcext:value-type="float">
            <text:p>241</text:p>
          </table:table-cell>
          <table:table-cell table:style-name="ce787" office:value-type="float" office:value="242" calcext:value-type="float">
            <text:p>242</text:p>
          </table:table-cell>
          <table:table-cell table:style-name="ce787" office:value-type="float" office:value="243" calcext:value-type="float">
            <text:p>243</text:p>
          </table:table-cell>
          <table:table-cell table:style-name="ce787" office:value-type="float" office:value="244" calcext:value-type="float">
            <text:p>244</text:p>
          </table:table-cell>
          <table:table-cell table:style-name="ce787" office:value-type="float" office:value="245" calcext:value-type="float">
            <text:p>245</text:p>
          </table:table-cell>
          <table:table-cell table:style-name="ce787" office:value-type="float" office:value="246" calcext:value-type="float">
            <text:p>246</text:p>
          </table:table-cell>
          <table:table-cell table:style-name="ce787" office:value-type="float" office:value="247" calcext:value-type="float">
            <text:p>247</text:p>
          </table:table-cell>
          <table:table-cell table:style-name="ce787" office:value-type="float" office:value="248" calcext:value-type="float">
            <text:p>248</text:p>
          </table:table-cell>
          <table:table-cell table:style-name="ce798" table:number-columns-repeated="768"/>
        </table:table-row>
        <table:table-row table:style-name="ro14">
          <table:covered-table-cell table:number-columns-repeated="5" table:style-name="ce722"/>
          <table:table-cell table:style-name="ce744" office:value-type="string" calcext:value-type="string">
            <text:p>最下行2行を合体</text:p>
          </table:table-cell>
          <table:table-cell table:style-name="ce735" office:value-type="string" calcext:value-type="string">
            <text:p>内服</text:p>
          </table:table-cell>
          <table:table-cell table:style-name="ce737" office:value-type="string" calcext:value-type="string">
            <text:p>点滴</text:p>
          </table:table-cell>
          <table:table-cell table:style-name="ce740" office:value-type="date" office:date-value="2015-11-08" calcext:value-type="date">
            <text:p>8</text:p>
          </table:table-cell>
          <table:table-cell table:style-name="ce743" office:value-type="date" office:date-value="2015-11-09" calcext:value-type="date">
            <text:p>9</text:p>
          </table:table-cell>
          <table:table-cell table:style-name="ce743" office:value-type="date" office:date-value="2015-11-10" calcext:value-type="date">
            <text:p>10</text:p>
          </table:table-cell>
          <table:table-cell table:style-name="ce743" office:value-type="date" office:date-value="2015-11-11" calcext:value-type="date">
            <text:p>11</text:p>
          </table:table-cell>
          <table:table-cell table:style-name="ce743" office:value-type="date" office:date-value="2015-11-12" calcext:value-type="date">
            <text:p>12</text:p>
          </table:table-cell>
          <table:table-cell table:style-name="ce743" office:value-type="date" office:date-value="2015-11-13" calcext:value-type="date">
            <text:p>13</text:p>
          </table:table-cell>
          <table:table-cell table:style-name="ce749" office:value-type="date" office:date-value="2015-11-14" calcext:value-type="date">
            <text:p>14</text:p>
          </table:table-cell>
          <table:table-cell table:style-name="ce740" office:value-type="date" office:date-value="2015-11-15" calcext:value-type="date">
            <text:p>15</text:p>
          </table:table-cell>
          <table:table-cell table:style-name="ce743" office:value-type="date" office:date-value="2015-11-16" calcext:value-type="date">
            <text:p>16</text:p>
          </table:table-cell>
          <table:table-cell table:style-name="ce743" office:value-type="date" office:date-value="2015-11-17" calcext:value-type="date">
            <text:p>17</text:p>
          </table:table-cell>
          <table:table-cell table:style-name="ce751" office:value-type="date" office:date-value="2015-11-18" calcext:value-type="date">
            <text:p>18</text:p>
          </table:table-cell>
          <table:table-cell table:style-name="ce743" office:value-type="date" office:date-value="2015-11-19" calcext:value-type="date">
            <text:p>19</text:p>
          </table:table-cell>
          <table:table-cell table:style-name="ce743" office:value-type="date" office:date-value="2015-11-20" calcext:value-type="date">
            <text:p>20</text:p>
          </table:table-cell>
          <table:table-cell table:style-name="ce749" office:value-type="date" office:date-value="2015-11-21" calcext:value-type="date">
            <text:p>21</text:p>
          </table:table-cell>
          <table:table-cell table:style-name="ce740" office:value-type="date" office:date-value="2015-11-22" calcext:value-type="date">
            <text:p>22</text:p>
          </table:table-cell>
          <table:table-cell table:style-name="ce766" office:value-type="date" office:date-value="2015-11-23" calcext:value-type="date">
            <text:p>23</text:p>
          </table:table-cell>
          <table:table-cell table:style-name="ce743" office:value-type="date" office:date-value="2015-11-24" calcext:value-type="date">
            <text:p>24</text:p>
          </table:table-cell>
          <table:table-cell table:style-name="ce743" office:value-type="date" office:date-value="2015-11-25" calcext:value-type="date">
            <text:p>25</text:p>
          </table:table-cell>
          <table:table-cell table:style-name="ce743" office:value-type="date" office:date-value="2015-11-26" calcext:value-type="date">
            <text:p>26</text:p>
          </table:table-cell>
          <table:table-cell table:style-name="ce743" office:value-type="date" office:date-value="2015-11-27" calcext:value-type="date">
            <text:p>27</text:p>
          </table:table-cell>
          <table:table-cell table:style-name="ce749" office:value-type="date" office:date-value="2015-11-28" calcext:value-type="date">
            <text:p>28</text:p>
          </table:table-cell>
          <table:table-cell table:style-name="ce740" office:value-type="date" office:date-value="2015-11-29" calcext:value-type="date">
            <text:p>29</text:p>
          </table:table-cell>
          <table:table-cell table:style-name="ce743" office:value-type="date" office:date-value="2015-11-30" calcext:value-type="date">
            <text:p>30</text:p>
          </table:table-cell>
          <table:table-cell table:style-name="ce743" office:value-type="date" office:date-value="2015-12-01" calcext:value-type="date">
            <text:p>1</text:p>
          </table:table-cell>
          <table:table-cell table:style-name="ce743" office:value-type="date" office:date-value="2015-12-02" calcext:value-type="date">
            <text:p>2</text:p>
          </table:table-cell>
          <table:table-cell table:style-name="ce743" office:value-type="date" office:date-value="2015-12-03" calcext:value-type="date">
            <text:p>3</text:p>
          </table:table-cell>
          <table:table-cell table:style-name="ce743" office:value-type="date" office:date-value="2015-12-04" calcext:value-type="date">
            <text:p>4</text:p>
          </table:table-cell>
          <table:table-cell table:style-name="ce749" office:value-type="date" office:date-value="2015-12-05" calcext:value-type="date">
            <text:p>5</text:p>
          </table:table-cell>
          <table:table-cell table:style-name="ce740" office:value-type="date" office:date-value="2015-12-06" calcext:value-type="date">
            <text:p>6</text:p>
          </table:table-cell>
          <table:table-cell table:style-name="ce743" office:value-type="date" office:date-value="2015-12-07" calcext:value-type="date">
            <text:p>7</text:p>
          </table:table-cell>
          <table:table-cell table:style-name="ce743" office:value-type="date" office:date-value="2015-12-08" calcext:value-type="date">
            <text:p>8</text:p>
          </table:table-cell>
          <table:table-cell table:style-name="ce743" office:value-type="date" office:date-value="2015-12-09" calcext:value-type="date">
            <text:p>9</text:p>
          </table:table-cell>
          <table:table-cell table:style-name="ce743" office:value-type="date" office:date-value="2015-12-10" calcext:value-type="date">
            <text:p>10</text:p>
          </table:table-cell>
          <table:table-cell table:style-name="ce743" office:value-type="date" office:date-value="2015-12-11" calcext:value-type="date">
            <text:p>11</text:p>
          </table:table-cell>
          <table:table-cell table:style-name="ce749" office:value-type="date" office:date-value="2015-12-12" calcext:value-type="date">
            <text:p>12</text:p>
          </table:table-cell>
          <table:table-cell table:style-name="ce740" office:value-type="date" office:date-value="2015-12-13" calcext:value-type="date">
            <text:p>13</text:p>
          </table:table-cell>
          <table:table-cell table:style-name="ce743" office:value-type="date" office:date-value="2015-12-14" calcext:value-type="date">
            <text:p>14</text:p>
          </table:table-cell>
          <table:table-cell table:style-name="ce743" office:value-type="date" office:date-value="2015-12-15" calcext:value-type="date">
            <text:p>15</text:p>
          </table:table-cell>
          <table:table-cell table:style-name="ce743" office:value-type="date" office:date-value="2015-12-16" calcext:value-type="date">
            <text:p>16</text:p>
          </table:table-cell>
          <table:table-cell table:style-name="ce743" office:value-type="date" office:date-value="2015-12-17" calcext:value-type="date">
            <text:p>17</text:p>
          </table:table-cell>
          <table:table-cell table:style-name="ce743" office:value-type="date" office:date-value="2015-12-18" calcext:value-type="date">
            <text:p>18</text:p>
          </table:table-cell>
          <table:table-cell table:style-name="ce749" office:value-type="date" office:date-value="2015-12-19" calcext:value-type="date">
            <text:p>19</text:p>
          </table:table-cell>
          <table:table-cell table:style-name="ce740" office:value-type="date" office:date-value="2015-12-20" calcext:value-type="date">
            <text:p>20</text:p>
          </table:table-cell>
          <table:table-cell table:style-name="ce743" office:value-type="date" office:date-value="2015-12-21" calcext:value-type="date">
            <text:p>21</text:p>
          </table:table-cell>
          <table:table-cell table:style-name="ce743" office:value-type="date" office:date-value="2015-12-22" calcext:value-type="date">
            <text:p>22</text:p>
          </table:table-cell>
          <table:table-cell table:style-name="ce766" office:value-type="date" office:date-value="2015-12-23" calcext:value-type="date">
            <text:p>23</text:p>
          </table:table-cell>
          <table:table-cell table:style-name="ce743" office:value-type="date" office:date-value="2015-12-24" calcext:value-type="date">
            <text:p>24</text:p>
          </table:table-cell>
          <table:table-cell table:style-name="ce743" office:value-type="date" office:date-value="2015-12-25" calcext:value-type="date">
            <text:p>25</text:p>
          </table:table-cell>
          <table:table-cell table:style-name="ce749" office:value-type="date" office:date-value="2015-12-26" calcext:value-type="date">
            <text:p>26</text:p>
          </table:table-cell>
          <table:table-cell table:style-name="ce740" office:value-type="date" office:date-value="2015-12-27" calcext:value-type="date">
            <text:p>27</text:p>
          </table:table-cell>
          <table:table-cell table:style-name="ce743" office:value-type="date" office:date-value="2015-12-28" calcext:value-type="date">
            <text:p>28</text:p>
          </table:table-cell>
          <table:table-cell table:style-name="ce743" office:value-type="date" office:date-value="2015-12-29" calcext:value-type="date">
            <text:p>29</text:p>
          </table:table-cell>
          <table:table-cell table:style-name="ce766" office:value-type="date" office:date-value="2015-12-30" calcext:value-type="date">
            <text:p>30</text:p>
          </table:table-cell>
          <table:table-cell table:style-name="ce766" office:value-type="date" office:date-value="2015-12-31" calcext:value-type="date">
            <text:p>31</text:p>
          </table:table-cell>
          <table:table-cell table:style-name="ce743" office:value-type="date" office:date-value="2016-01-01" calcext:value-type="date">
            <text:p>1</text:p>
          </table:table-cell>
          <table:table-cell table:style-name="ce749" office:value-type="date" office:date-value="2016-01-02" calcext:value-type="date">
            <text:p>2</text:p>
          </table:table-cell>
          <table:table-cell table:style-name="ce740" office:value-type="date" office:date-value="2016-01-03" calcext:value-type="date">
            <text:p>3</text:p>
          </table:table-cell>
          <table:table-cell table:style-name="ce743" office:value-type="date" office:date-value="2016-01-04" calcext:value-type="date">
            <text:p>4</text:p>
          </table:table-cell>
          <table:table-cell table:style-name="ce743" office:value-type="date" office:date-value="2016-01-05" calcext:value-type="date">
            <text:p>5</text:p>
          </table:table-cell>
          <table:table-cell table:style-name="ce743" office:value-type="date" office:date-value="2016-01-06" calcext:value-type="date">
            <text:p>6</text:p>
          </table:table-cell>
          <table:table-cell table:style-name="ce743" office:value-type="date" office:date-value="2016-01-07" calcext:value-type="date">
            <text:p>7</text:p>
          </table:table-cell>
          <table:table-cell table:style-name="ce743" office:value-type="date" office:date-value="2016-01-08" calcext:value-type="date">
            <text:p>8</text:p>
          </table:table-cell>
          <table:table-cell table:style-name="ce749" office:value-type="date" office:date-value="2016-01-09" calcext:value-type="date">
            <text:p>9</text:p>
          </table:table-cell>
          <table:table-cell table:style-name="ce740" office:value-type="date" office:date-value="2016-01-10" calcext:value-type="date">
            <text:p>10</text:p>
          </table:table-cell>
          <table:table-cell table:style-name="ce743" office:value-type="date" office:date-value="2016-01-11" calcext:value-type="date">
            <text:p>11</text:p>
          </table:table-cell>
          <table:table-cell table:style-name="ce743" office:value-type="date" office:date-value="2016-01-12" calcext:value-type="date">
            <text:p>12</text:p>
          </table:table-cell>
          <table:table-cell table:style-name="ce743" office:value-type="date" office:date-value="2016-01-13" calcext:value-type="date">
            <text:p>13</text:p>
          </table:table-cell>
          <table:table-cell table:style-name="ce743" office:value-type="date" office:date-value="2016-01-14" calcext:value-type="date">
            <text:p>14</text:p>
          </table:table-cell>
          <table:table-cell table:style-name="ce743" office:value-type="date" office:date-value="2016-01-15" calcext:value-type="date">
            <text:p>15</text:p>
          </table:table-cell>
          <table:table-cell table:style-name="ce749" office:value-type="date" office:date-value="2016-01-16" calcext:value-type="date">
            <text:p>16</text:p>
          </table:table-cell>
          <table:table-cell table:style-name="ce740" office:value-type="date" office:date-value="2016-01-17" calcext:value-type="date">
            <text:p>17</text:p>
          </table:table-cell>
          <table:table-cell table:style-name="ce743" office:value-type="date" office:date-value="2016-01-18" calcext:value-type="date">
            <text:p>18</text:p>
          </table:table-cell>
          <table:table-cell table:style-name="ce743" office:value-type="date" office:date-value="2016-01-19" calcext:value-type="date">
            <text:p>19</text:p>
          </table:table-cell>
          <table:table-cell table:style-name="ce743" office:value-type="date" office:date-value="2016-01-20" calcext:value-type="date">
            <text:p>20</text:p>
          </table:table-cell>
          <table:table-cell table:style-name="ce743" office:value-type="date" office:date-value="2016-01-21" calcext:value-type="date">
            <text:p>21</text:p>
          </table:table-cell>
          <table:table-cell table:style-name="ce743" office:value-type="date" office:date-value="2016-01-22" calcext:value-type="date">
            <text:p>22</text:p>
          </table:table-cell>
          <table:table-cell table:style-name="ce749" office:value-type="date" office:date-value="2016-01-23" calcext:value-type="date">
            <text:p>23</text:p>
          </table:table-cell>
          <table:table-cell table:style-name="ce740" office:value-type="date" office:date-value="2016-01-24" calcext:value-type="date">
            <text:p>24</text:p>
          </table:table-cell>
          <table:table-cell table:style-name="ce743" office:value-type="date" office:date-value="2016-01-25" calcext:value-type="date">
            <text:p>25</text:p>
          </table:table-cell>
          <table:table-cell table:style-name="ce743" office:value-type="date" office:date-value="2016-01-26" calcext:value-type="date">
            <text:p>26</text:p>
          </table:table-cell>
          <table:table-cell table:style-name="ce743" office:value-type="date" office:date-value="2016-01-27" calcext:value-type="date">
            <text:p>27</text:p>
          </table:table-cell>
          <table:table-cell table:style-name="ce743" office:value-type="date" office:date-value="2016-01-28" calcext:value-type="date">
            <text:p>28</text:p>
          </table:table-cell>
          <table:table-cell table:style-name="ce743" office:value-type="date" office:date-value="2016-01-29" calcext:value-type="date">
            <text:p>29</text:p>
          </table:table-cell>
          <table:table-cell table:style-name="ce749" office:value-type="date" office:date-value="2016-01-30" calcext:value-type="date">
            <text:p>30</text:p>
          </table:table-cell>
          <table:table-cell table:style-name="ce740" office:value-type="date" office:date-value="2016-01-31" calcext:value-type="date">
            <text:p>31</text:p>
          </table:table-cell>
          <table:table-cell table:style-name="ce743" office:value-type="date" office:date-value="2016-02-01" calcext:value-type="date">
            <text:p>1</text:p>
          </table:table-cell>
          <table:table-cell table:style-name="ce743" office:value-type="date" office:date-value="2016-02-02" calcext:value-type="date">
            <text:p>2</text:p>
          </table:table-cell>
          <table:table-cell table:style-name="ce743" office:value-type="date" office:date-value="2016-02-03" calcext:value-type="date">
            <text:p>3</text:p>
          </table:table-cell>
          <table:table-cell table:style-name="ce743" office:value-type="date" office:date-value="2016-02-04" calcext:value-type="date">
            <text:p>4</text:p>
          </table:table-cell>
          <table:table-cell table:style-name="ce743" office:value-type="date" office:date-value="2016-02-05" calcext:value-type="date">
            <text:p>5</text:p>
          </table:table-cell>
          <table:table-cell table:style-name="ce749" office:value-type="date" office:date-value="2016-02-06" calcext:value-type="date">
            <text:p>6</text:p>
          </table:table-cell>
          <table:table-cell table:style-name="ce740" office:value-type="date" office:date-value="2016-02-07" calcext:value-type="date">
            <text:p>7</text:p>
          </table:table-cell>
          <table:table-cell table:style-name="ce743" office:value-type="date" office:date-value="2016-02-08" calcext:value-type="date">
            <text:p>8</text:p>
          </table:table-cell>
          <table:table-cell table:style-name="ce743" office:value-type="date" office:date-value="2016-02-09" calcext:value-type="date">
            <text:p>9</text:p>
          </table:table-cell>
          <table:table-cell table:style-name="ce743" office:value-type="date" office:date-value="2016-02-10" calcext:value-type="date">
            <text:p>10</text:p>
          </table:table-cell>
          <table:table-cell table:style-name="ce743" office:value-type="date" office:date-value="2016-02-11" calcext:value-type="date">
            <text:p>11</text:p>
          </table:table-cell>
          <table:table-cell table:style-name="ce743" office:value-type="date" office:date-value="2016-02-12" calcext:value-type="date">
            <text:p>12</text:p>
          </table:table-cell>
          <table:table-cell table:style-name="ce749" office:value-type="date" office:date-value="2016-02-13" calcext:value-type="date">
            <text:p>13</text:p>
          </table:table-cell>
          <table:table-cell table:style-name="ce740" office:value-type="date" office:date-value="2016-02-14" calcext:value-type="date">
            <text:p>14</text:p>
          </table:table-cell>
          <table:table-cell table:style-name="ce743" office:value-type="date" office:date-value="2016-02-15" calcext:value-type="date">
            <text:p>15</text:p>
          </table:table-cell>
          <table:table-cell table:style-name="ce743" office:value-type="date" office:date-value="2016-02-16" calcext:value-type="date">
            <text:p>16</text:p>
          </table:table-cell>
          <table:table-cell table:style-name="ce743" office:value-type="date" office:date-value="2016-02-17" calcext:value-type="date">
            <text:p>17</text:p>
          </table:table-cell>
          <table:table-cell table:style-name="ce743" office:value-type="date" office:date-value="2016-02-18" calcext:value-type="date">
            <text:p>18</text:p>
          </table:table-cell>
          <table:table-cell table:style-name="ce743" office:value-type="date" office:date-value="2016-02-19" calcext:value-type="date">
            <text:p>19</text:p>
          </table:table-cell>
          <table:table-cell table:style-name="ce749" office:value-type="date" office:date-value="2016-02-20" calcext:value-type="date">
            <text:p>20</text:p>
          </table:table-cell>
          <table:table-cell table:style-name="ce740" office:value-type="date" office:date-value="2016-02-21" calcext:value-type="date">
            <text:p>21</text:p>
          </table:table-cell>
          <table:table-cell table:style-name="ce743" office:value-type="date" office:date-value="2016-02-22" calcext:value-type="date">
            <text:p>22</text:p>
          </table:table-cell>
          <table:table-cell table:style-name="ce743" office:value-type="date" office:date-value="2016-02-23" calcext:value-type="date">
            <text:p>23</text:p>
          </table:table-cell>
          <table:table-cell table:style-name="ce743" office:value-type="date" office:date-value="2016-02-24" calcext:value-type="date">
            <text:p>24</text:p>
          </table:table-cell>
          <table:table-cell table:style-name="ce743" office:value-type="date" office:date-value="2016-02-25" calcext:value-type="date">
            <text:p>25</text:p>
          </table:table-cell>
          <table:table-cell table:style-name="ce743" office:value-type="date" office:date-value="2016-02-26" calcext:value-type="date">
            <text:p>26</text:p>
          </table:table-cell>
          <table:table-cell table:style-name="ce749" office:value-type="date" office:date-value="2016-02-27" calcext:value-type="date">
            <text:p>27</text:p>
          </table:table-cell>
          <table:table-cell table:style-name="ce740" office:value-type="date" office:date-value="2016-02-28" calcext:value-type="date">
            <text:p>28</text:p>
          </table:table-cell>
          <table:table-cell table:style-name="ce743" office:value-type="date" office:date-value="2016-02-29" calcext:value-type="date">
            <text:p>29</text:p>
          </table:table-cell>
          <table:table-cell table:style-name="ce743" office:value-type="date" office:date-value="2016-03-01" calcext:value-type="date">
            <text:p>1</text:p>
          </table:table-cell>
          <table:table-cell table:style-name="ce743" office:value-type="date" office:date-value="2016-03-02" calcext:value-type="date">
            <text:p>2</text:p>
          </table:table-cell>
          <table:table-cell table:style-name="ce743" office:value-type="date" office:date-value="2016-03-03" calcext:value-type="date">
            <text:p>3</text:p>
          </table:table-cell>
          <table:table-cell table:style-name="ce743" office:value-type="date" office:date-value="2016-03-04" calcext:value-type="date">
            <text:p>4</text:p>
          </table:table-cell>
          <table:table-cell table:style-name="ce749" office:value-type="date" office:date-value="2016-03-05" calcext:value-type="date">
            <text:p>5</text:p>
          </table:table-cell>
          <table:table-cell table:style-name="ce740" office:value-type="date" office:date-value="2016-03-06" calcext:value-type="date">
            <text:p>6</text:p>
          </table:table-cell>
          <table:table-cell table:style-name="ce743" office:value-type="date" office:date-value="2016-03-07" calcext:value-type="date">
            <text:p>7</text:p>
          </table:table-cell>
          <table:table-cell table:style-name="ce743" office:value-type="date" office:date-value="2016-03-08" calcext:value-type="date">
            <text:p>8</text:p>
          </table:table-cell>
          <table:table-cell table:style-name="ce743" office:value-type="date" office:date-value="2016-03-09" calcext:value-type="date">
            <text:p>9</text:p>
          </table:table-cell>
          <table:table-cell table:style-name="ce743" office:value-type="date" office:date-value="2016-03-10" calcext:value-type="date">
            <text:p>10</text:p>
          </table:table-cell>
          <table:table-cell table:style-name="ce743" office:value-type="date" office:date-value="2016-03-11" calcext:value-type="date">
            <text:p>11</text:p>
          </table:table-cell>
          <table:table-cell table:style-name="ce749" office:value-type="date" office:date-value="2016-03-12" calcext:value-type="date">
            <text:p>12</text:p>
          </table:table-cell>
          <table:table-cell table:style-name="ce740" office:value-type="date" office:date-value="2016-03-13" calcext:value-type="date">
            <text:p>13</text:p>
          </table:table-cell>
          <table:table-cell table:style-name="ce743" office:value-type="date" office:date-value="2016-03-14" calcext:value-type="date">
            <text:p>14</text:p>
          </table:table-cell>
          <table:table-cell table:style-name="ce743" office:value-type="date" office:date-value="2016-03-15" calcext:value-type="date">
            <text:p>15</text:p>
          </table:table-cell>
          <table:table-cell table:style-name="ce743" office:value-type="date" office:date-value="2016-03-16" calcext:value-type="date">
            <text:p>16</text:p>
          </table:table-cell>
          <table:table-cell table:style-name="ce743" office:value-type="date" office:date-value="2016-03-17" calcext:value-type="date">
            <text:p>17</text:p>
          </table:table-cell>
          <table:table-cell table:style-name="ce743" office:value-type="date" office:date-value="2016-03-18" calcext:value-type="date">
            <text:p>18</text:p>
          </table:table-cell>
          <table:table-cell table:style-name="ce749" office:value-type="date" office:date-value="2016-03-19" calcext:value-type="date">
            <text:p>19</text:p>
          </table:table-cell>
          <table:table-cell table:style-name="ce740" office:value-type="date" office:date-value="2016-03-20" calcext:value-type="date">
            <text:p>20</text:p>
          </table:table-cell>
          <table:table-cell table:style-name="ce743" office:value-type="date" office:date-value="2016-03-21" calcext:value-type="date">
            <text:p>21</text:p>
          </table:table-cell>
          <table:table-cell table:style-name="ce743" office:value-type="date" office:date-value="2016-03-22" calcext:value-type="date">
            <text:p>22</text:p>
          </table:table-cell>
          <table:table-cell table:style-name="ce743" office:value-type="date" office:date-value="2016-03-23" calcext:value-type="date">
            <text:p>23</text:p>
          </table:table-cell>
          <table:table-cell table:style-name="ce743" office:value-type="date" office:date-value="2016-03-24" calcext:value-type="date">
            <text:p>24</text:p>
          </table:table-cell>
          <table:table-cell table:style-name="ce743" office:value-type="date" office:date-value="2016-03-25" calcext:value-type="date">
            <text:p>25</text:p>
          </table:table-cell>
          <table:table-cell table:style-name="ce749" office:value-type="date" office:date-value="2016-03-26" calcext:value-type="date">
            <text:p>26</text:p>
          </table:table-cell>
          <table:table-cell table:style-name="ce740" office:value-type="date" office:date-value="2016-03-27" calcext:value-type="date">
            <text:p>27</text:p>
          </table:table-cell>
          <table:table-cell table:style-name="ce743" office:value-type="date" office:date-value="2016-03-28" calcext:value-type="date">
            <text:p>28</text:p>
          </table:table-cell>
          <table:table-cell table:style-name="ce743" office:value-type="date" office:date-value="2016-03-29" calcext:value-type="date">
            <text:p>29</text:p>
          </table:table-cell>
          <table:table-cell table:style-name="ce743" office:value-type="date" office:date-value="2016-03-30" calcext:value-type="date">
            <text:p>30</text:p>
          </table:table-cell>
          <table:table-cell table:style-name="ce743" office:value-type="date" office:date-value="2016-03-31" calcext:value-type="date">
            <text:p>31</text:p>
          </table:table-cell>
          <table:table-cell table:style-name="ce743" office:value-type="date" office:date-value="2016-04-01" calcext:value-type="date">
            <text:p>1</text:p>
          </table:table-cell>
          <table:table-cell table:style-name="ce749" office:value-type="date" office:date-value="2016-04-02" calcext:value-type="date">
            <text:p>2</text:p>
          </table:table-cell>
          <table:table-cell table:style-name="ce740" office:value-type="date" office:date-value="2016-04-03" calcext:value-type="date">
            <text:p>3</text:p>
          </table:table-cell>
          <table:table-cell table:style-name="ce743" office:value-type="date" office:date-value="2016-04-04" calcext:value-type="date">
            <text:p>4</text:p>
          </table:table-cell>
          <table:table-cell table:style-name="ce743" office:value-type="date" office:date-value="2016-04-05" calcext:value-type="date">
            <text:p>5</text:p>
          </table:table-cell>
          <table:table-cell table:style-name="ce743" office:value-type="date" office:date-value="2016-04-06" calcext:value-type="date">
            <text:p>6</text:p>
          </table:table-cell>
          <table:table-cell table:style-name="ce743" office:value-type="date" office:date-value="2016-04-07" calcext:value-type="date">
            <text:p>7</text:p>
          </table:table-cell>
          <table:table-cell table:style-name="ce743" office:value-type="date" office:date-value="2016-04-08" calcext:value-type="date">
            <text:p>8</text:p>
          </table:table-cell>
          <table:table-cell table:style-name="ce749" office:value-type="date" office:date-value="2016-04-09" calcext:value-type="date">
            <text:p>9</text:p>
          </table:table-cell>
          <table:table-cell table:style-name="ce740" office:value-type="date" office:date-value="2016-04-10" calcext:value-type="date">
            <text:p>10</text:p>
          </table:table-cell>
          <table:table-cell table:style-name="ce743" office:value-type="date" office:date-value="2016-04-11" calcext:value-type="date">
            <text:p>11</text:p>
          </table:table-cell>
          <table:table-cell table:style-name="ce743" office:value-type="date" office:date-value="2016-04-12" calcext:value-type="date">
            <text:p>12</text:p>
          </table:table-cell>
          <table:table-cell table:style-name="ce743" office:value-type="date" office:date-value="2016-04-13" calcext:value-type="date">
            <text:p>13</text:p>
          </table:table-cell>
          <table:table-cell table:style-name="ce743" office:value-type="date" office:date-value="2016-04-14" calcext:value-type="date">
            <text:p>14</text:p>
          </table:table-cell>
          <table:table-cell table:style-name="ce743" office:value-type="date" office:date-value="2016-04-15" calcext:value-type="date">
            <text:p>15</text:p>
          </table:table-cell>
          <table:table-cell table:style-name="ce749" office:value-type="date" office:date-value="2016-04-16" calcext:value-type="date">
            <text:p>16</text:p>
          </table:table-cell>
          <table:table-cell table:style-name="ce740" office:value-type="date" office:date-value="2016-04-17" calcext:value-type="date">
            <text:p>17</text:p>
          </table:table-cell>
          <table:table-cell table:style-name="ce743" office:value-type="date" office:date-value="2016-04-18" calcext:value-type="date">
            <text:p>18</text:p>
          </table:table-cell>
          <table:table-cell table:style-name="ce743" office:value-type="date" office:date-value="2016-04-19" calcext:value-type="date">
            <text:p>19</text:p>
          </table:table-cell>
          <table:table-cell table:style-name="ce743" office:value-type="date" office:date-value="2016-04-20" calcext:value-type="date">
            <text:p>20</text:p>
          </table:table-cell>
          <table:table-cell table:style-name="ce743" office:value-type="date" office:date-value="2016-04-21" calcext:value-type="date">
            <text:p>21</text:p>
          </table:table-cell>
          <table:table-cell table:style-name="ce743" office:value-type="date" office:date-value="2016-04-22" calcext:value-type="date">
            <text:p>22</text:p>
          </table:table-cell>
          <table:table-cell table:style-name="ce749" office:value-type="date" office:date-value="2016-04-23" calcext:value-type="date">
            <text:p>23</text:p>
          </table:table-cell>
          <table:table-cell table:style-name="ce740" office:value-type="date" office:date-value="2016-04-24" calcext:value-type="date">
            <text:p>24</text:p>
          </table:table-cell>
          <table:table-cell table:style-name="ce743" office:value-type="date" office:date-value="2016-04-25" calcext:value-type="date">
            <text:p>25</text:p>
          </table:table-cell>
          <table:table-cell table:style-name="ce743" office:value-type="date" office:date-value="2016-04-26" calcext:value-type="date">
            <text:p>26</text:p>
          </table:table-cell>
          <table:table-cell table:style-name="ce743" office:value-type="date" office:date-value="2016-04-27" calcext:value-type="date">
            <text:p>27</text:p>
          </table:table-cell>
          <table:table-cell table:style-name="ce743" office:value-type="date" office:date-value="2016-04-28" calcext:value-type="date">
            <text:p>28</text:p>
          </table:table-cell>
          <table:table-cell table:style-name="ce743" office:value-type="date" office:date-value="2016-04-29" calcext:value-type="date">
            <text:p>29</text:p>
          </table:table-cell>
          <table:table-cell table:style-name="ce749" office:value-type="date" office:date-value="2016-04-30" calcext:value-type="date">
            <text:p>30</text:p>
          </table:table-cell>
          <table:table-cell table:style-name="ce740" office:value-type="date" office:date-value="2016-05-01" calcext:value-type="date">
            <text:p>1</text:p>
          </table:table-cell>
          <table:table-cell table:style-name="ce743" office:value-type="date" office:date-value="2016-05-02" calcext:value-type="date">
            <text:p>2</text:p>
          </table:table-cell>
          <table:table-cell table:style-name="ce743" office:value-type="date" office:date-value="2016-05-03" calcext:value-type="date">
            <text:p>3</text:p>
          </table:table-cell>
          <table:table-cell table:style-name="ce743" office:value-type="date" office:date-value="2016-05-04" calcext:value-type="date">
            <text:p>4</text:p>
          </table:table-cell>
          <table:table-cell table:style-name="ce743" office:value-type="date" office:date-value="2016-05-05" calcext:value-type="date">
            <text:p>5</text:p>
          </table:table-cell>
          <table:table-cell table:style-name="ce743" office:value-type="date" office:date-value="2016-05-06" calcext:value-type="date">
            <text:p>6</text:p>
          </table:table-cell>
          <table:table-cell table:style-name="ce749" office:value-type="date" office:date-value="2016-05-07" calcext:value-type="date">
            <text:p>7</text:p>
          </table:table-cell>
          <table:table-cell table:style-name="ce740" office:value-type="date" office:date-value="2016-05-08" calcext:value-type="date">
            <text:p>8</text:p>
          </table:table-cell>
          <table:table-cell table:style-name="ce743" office:value-type="date" office:date-value="2016-05-09" calcext:value-type="date">
            <text:p>9</text:p>
          </table:table-cell>
          <table:table-cell table:style-name="ce743" office:value-type="date" office:date-value="2016-05-10" calcext:value-type="date">
            <text:p>10</text:p>
          </table:table-cell>
          <table:table-cell table:style-name="ce743" office:value-type="date" office:date-value="2016-05-11" calcext:value-type="date">
            <text:p>11</text:p>
          </table:table-cell>
          <table:table-cell table:style-name="ce743" office:value-type="date" office:date-value="2016-05-12" calcext:value-type="date">
            <text:p>12</text:p>
          </table:table-cell>
          <table:table-cell table:style-name="ce743" office:value-type="date" office:date-value="2016-05-13" calcext:value-type="date">
            <text:p>13</text:p>
          </table:table-cell>
          <table:table-cell table:style-name="ce749" office:value-type="date" office:date-value="2016-05-14" calcext:value-type="date">
            <text:p>14</text:p>
          </table:table-cell>
          <table:table-cell table:style-name="ce740" office:value-type="date" office:date-value="2016-05-15" calcext:value-type="date">
            <text:p>15</text:p>
          </table:table-cell>
          <table:table-cell table:style-name="ce743" office:value-type="date" office:date-value="2016-05-16" calcext:value-type="date">
            <text:p>16</text:p>
          </table:table-cell>
          <table:table-cell table:style-name="ce743" office:value-type="date" office:date-value="2016-05-17" calcext:value-type="date">
            <text:p>17</text:p>
          </table:table-cell>
          <table:table-cell table:style-name="ce743" office:value-type="date" office:date-value="2016-05-18" calcext:value-type="date">
            <text:p>18</text:p>
          </table:table-cell>
          <table:table-cell table:style-name="ce743" office:value-type="date" office:date-value="2016-05-19" calcext:value-type="date">
            <text:p>19</text:p>
          </table:table-cell>
          <table:table-cell table:style-name="ce743" office:value-type="date" office:date-value="2016-05-20" calcext:value-type="date">
            <text:p>20</text:p>
          </table:table-cell>
          <table:table-cell table:style-name="ce749" office:value-type="date" office:date-value="2016-05-21" calcext:value-type="date">
            <text:p>21</text:p>
          </table:table-cell>
          <table:table-cell table:style-name="ce740" office:value-type="date" office:date-value="2016-05-22" calcext:value-type="date">
            <text:p>22</text:p>
          </table:table-cell>
          <table:table-cell table:style-name="ce743" office:value-type="date" office:date-value="2016-05-23" calcext:value-type="date">
            <text:p>23</text:p>
          </table:table-cell>
          <table:table-cell table:style-name="ce743" office:value-type="date" office:date-value="2016-05-24" calcext:value-type="date">
            <text:p>24</text:p>
          </table:table-cell>
          <table:table-cell table:style-name="ce743" office:value-type="date" office:date-value="2016-05-25" calcext:value-type="date">
            <text:p>25</text:p>
          </table:table-cell>
          <table:table-cell table:style-name="ce743" office:value-type="date" office:date-value="2016-05-26" calcext:value-type="date">
            <text:p>26</text:p>
          </table:table-cell>
          <table:table-cell table:style-name="ce743" office:value-type="date" office:date-value="2016-05-27" calcext:value-type="date">
            <text:p>27</text:p>
          </table:table-cell>
          <table:table-cell table:style-name="ce749" office:value-type="date" office:date-value="2016-05-28" calcext:value-type="date">
            <text:p>28</text:p>
          </table:table-cell>
          <table:table-cell table:style-name="ce740" office:value-type="date" office:date-value="2016-05-29" calcext:value-type="date">
            <text:p>29</text:p>
          </table:table-cell>
          <table:table-cell table:style-name="ce743" office:value-type="date" office:date-value="2016-05-30" calcext:value-type="date">
            <text:p>30</text:p>
          </table:table-cell>
          <table:table-cell table:style-name="ce743" office:value-type="date" office:date-value="2016-05-31" calcext:value-type="date">
            <text:p>31</text:p>
          </table:table-cell>
          <table:table-cell table:style-name="ce743" office:value-type="date" office:date-value="2016-06-01" calcext:value-type="date">
            <text:p>1</text:p>
          </table:table-cell>
          <table:table-cell table:style-name="ce743" office:value-type="date" office:date-value="2016-06-02" calcext:value-type="date">
            <text:p>2</text:p>
          </table:table-cell>
          <table:table-cell table:style-name="ce743" office:value-type="date" office:date-value="2016-06-03" calcext:value-type="date">
            <text:p>3</text:p>
          </table:table-cell>
          <table:table-cell table:style-name="ce749" office:value-type="date" office:date-value="2016-06-04" calcext:value-type="date">
            <text:p>4</text:p>
          </table:table-cell>
          <table:table-cell table:style-name="ce740" office:value-type="date" office:date-value="2016-06-05" calcext:value-type="date">
            <text:p>5</text:p>
          </table:table-cell>
          <table:table-cell table:style-name="ce743" office:value-type="date" office:date-value="2016-06-06" calcext:value-type="date">
            <text:p>6</text:p>
          </table:table-cell>
          <table:table-cell table:style-name="ce743" office:value-type="date" office:date-value="2016-06-07" calcext:value-type="date">
            <text:p>7</text:p>
          </table:table-cell>
          <table:table-cell table:style-name="ce743" office:value-type="date" office:date-value="2016-06-08" calcext:value-type="date">
            <text:p>8</text:p>
          </table:table-cell>
          <table:table-cell table:style-name="ce743" office:value-type="date" office:date-value="2016-06-09" calcext:value-type="date">
            <text:p>9</text:p>
          </table:table-cell>
          <table:table-cell table:style-name="ce743" office:value-type="date" office:date-value="2016-06-10" calcext:value-type="date">
            <text:p>10</text:p>
          </table:table-cell>
          <table:table-cell table:style-name="ce749" office:value-type="date" office:date-value="2016-06-11" calcext:value-type="date">
            <text:p>11</text:p>
          </table:table-cell>
          <table:table-cell table:style-name="ce740" office:value-type="date" office:date-value="2016-06-12" calcext:value-type="date">
            <text:p>12</text:p>
          </table:table-cell>
          <table:table-cell table:style-name="ce743" office:value-type="date" office:date-value="2016-06-13" calcext:value-type="date">
            <text:p>13</text:p>
          </table:table-cell>
          <table:table-cell table:style-name="ce743" office:value-type="date" office:date-value="2016-06-14" calcext:value-type="date">
            <text:p>14</text:p>
          </table:table-cell>
          <table:table-cell table:style-name="ce743" office:value-type="date" office:date-value="2016-06-15" calcext:value-type="date">
            <text:p>15</text:p>
          </table:table-cell>
          <table:table-cell table:style-name="ce743" office:value-type="date" office:date-value="2016-06-16" calcext:value-type="date">
            <text:p>16</text:p>
          </table:table-cell>
          <table:table-cell table:style-name="ce743" office:value-type="date" office:date-value="2016-06-17" calcext:value-type="date">
            <text:p>17</text:p>
          </table:table-cell>
          <table:table-cell table:style-name="ce749" office:value-type="date" office:date-value="2016-06-18" calcext:value-type="date">
            <text:p>18</text:p>
          </table:table-cell>
          <table:table-cell table:style-name="ce740" office:value-type="date" office:date-value="2016-06-19" calcext:value-type="date">
            <text:p>19</text:p>
          </table:table-cell>
          <table:table-cell table:style-name="ce743" office:value-type="date" office:date-value="2016-06-20" calcext:value-type="date">
            <text:p>20</text:p>
          </table:table-cell>
          <table:table-cell table:style-name="ce743" office:value-type="date" office:date-value="2016-06-21" calcext:value-type="date">
            <text:p>21</text:p>
          </table:table-cell>
          <table:table-cell table:style-name="ce743" office:value-type="date" office:date-value="2016-06-22" calcext:value-type="date">
            <text:p>22</text:p>
          </table:table-cell>
          <table:table-cell table:style-name="ce743" office:value-type="date" office:date-value="2016-06-23" calcext:value-type="date">
            <text:p>23</text:p>
          </table:table-cell>
          <table:table-cell table:style-name="ce743" office:value-type="date" office:date-value="2016-06-24" calcext:value-type="date">
            <text:p>24</text:p>
          </table:table-cell>
          <table:table-cell table:style-name="ce749" office:value-type="date" office:date-value="2016-06-25" calcext:value-type="date">
            <text:p>25</text:p>
          </table:table-cell>
          <table:table-cell table:style-name="ce740" office:value-type="date" office:date-value="2016-06-26" calcext:value-type="date">
            <text:p>26</text:p>
          </table:table-cell>
          <table:table-cell table:style-name="ce743" office:value-type="date" office:date-value="2016-06-27" calcext:value-type="date">
            <text:p>27</text:p>
          </table:table-cell>
          <table:table-cell table:style-name="ce743" office:value-type="date" office:date-value="2016-06-28" calcext:value-type="date">
            <text:p>28</text:p>
          </table:table-cell>
          <table:table-cell table:style-name="ce743" office:value-type="date" office:date-value="2016-06-29" calcext:value-type="date">
            <text:p>29</text:p>
          </table:table-cell>
          <table:table-cell table:style-name="ce743" office:value-type="date" office:date-value="2016-06-30" calcext:value-type="date">
            <text:p>30</text:p>
          </table:table-cell>
          <table:table-cell table:style-name="ce743" office:value-type="date" office:date-value="2016-07-01" calcext:value-type="date">
            <text:p>1</text:p>
          </table:table-cell>
          <table:table-cell table:style-name="ce749" office:value-type="date" office:date-value="2016-07-02" calcext:value-type="date">
            <text:p>2</text:p>
          </table:table-cell>
          <table:table-cell table:style-name="ce740" office:value-type="date" office:date-value="2016-07-03" calcext:value-type="date">
            <text:p>3</text:p>
          </table:table-cell>
          <table:table-cell table:style-name="ce743" office:value-type="date" office:date-value="2016-07-04" calcext:value-type="date">
            <text:p>4</text:p>
          </table:table-cell>
          <table:table-cell table:style-name="ce743" office:value-type="date" office:date-value="2016-07-05" calcext:value-type="date">
            <text:p>5</text:p>
          </table:table-cell>
          <table:table-cell table:style-name="ce743" office:value-type="date" office:date-value="2016-07-06" calcext:value-type="date">
            <text:p>6</text:p>
          </table:table-cell>
          <table:table-cell table:style-name="ce743" office:value-type="date" office:date-value="2016-07-07" calcext:value-type="date">
            <text:p>7</text:p>
          </table:table-cell>
          <table:table-cell table:style-name="ce743" office:value-type="date" office:date-value="2016-07-08" calcext:value-type="date">
            <text:p>8</text:p>
          </table:table-cell>
          <table:table-cell table:style-name="ce749" office:value-type="date" office:date-value="2016-07-09" calcext:value-type="date">
            <text:p>9</text:p>
          </table:table-cell>
          <table:table-cell table:style-name="ce740" office:value-type="date" office:date-value="2016-07-10" calcext:value-type="date">
            <text:p>10</text:p>
          </table:table-cell>
          <table:table-cell table:style-name="ce743" office:value-type="date" office:date-value="2016-07-11" calcext:value-type="date">
            <text:p>11</text:p>
          </table:table-cell>
          <table:table-cell table:style-name="ce743" office:value-type="date" office:date-value="2016-07-12" calcext:value-type="date">
            <text:p>12</text:p>
          </table:table-cell>
          <table:table-cell table:style-name="ce768" table:number-columns-repeated="768"/>
        </table:table-row>
        <table:table-row table:style-name="ro14">
          <table:covered-table-cell table:number-columns-repeated="5" table:style-name="ce722"/>
          <table:table-cell table:style-name="ce729" office:value-type="string" calcext:value-type="string">
            <text:p>初使用順に並替</text:p>
          </table:table-cell>
          <table:table-cell table:style-name="ce730" office:value-type="string" calcext:value-type="string" table:number-columns-spanned="2" table:number-rows-spanned="1">
            <text:p>検査指示日</text:p>
          </table:table-cell>
          <table:covered-table-cell table:style-name="ce730"/>
          <table:table-cell table:style-name="ce741" office:value-type="string" calcext:value-type="string">
            <text:p>○</text:p>
          </table:table-cell>
          <table:table-cell table:style-name="ce744" table:number-columns-repeated="2"/>
          <table:table-cell table:style-name="ce738"/>
          <table:table-cell table:style-name="ce744" table:number-columns-repeated="3"/>
          <table:table-cell table:style-name="ce738"/>
          <table:table-cell table:style-name="ce744" table:number-columns-repeated="2"/>
          <table:table-cell table:style-name="ce752"/>
          <table:table-cell table:style-name="ce744" table:number-columns-repeated="100"/>
          <table:table-cell table:style-name="ce738"/>
          <table:table-cell table:style-name="ce744" table:number-columns-repeated="904"/>
        </table:table-row>
        <table:table-row table:style-name="ro14">
          <table:covered-table-cell table:number-columns-repeated="5" table:style-name="ce722"/>
          <table:table-cell table:style-name="ce730" office:value-type="string" calcext:value-type="string">
            <text:p>薬品名抽出</text:p>
          </table:table-cell>
          <table:table-cell table:style-name="ce729" office:value-type="string" calcext:value-type="string" table:number-columns-spanned="2" table:number-rows-spanned="1">
            <text:p>画像指示日</text:p>
          </table:table-cell>
          <table:covered-table-cell table:style-name="ce729"/>
          <table:table-cell table:style-name="ce741" office:value-type="string" calcext:value-type="string">
            <text:p>胸Xp</text:p>
          </table:table-cell>
          <table:table-cell table:style-name="ce745" table:number-columns-repeated="2"/>
          <table:table-cell table:style-name="ce763"/>
          <table:table-cell table:style-name="ce745" table:number-columns-repeated="5"/>
          <table:table-cell table:style-name="ce744"/>
          <table:table-cell table:style-name="ce755"/>
          <table:table-cell table:style-name="ce763"/>
          <table:table-cell table:style-name="ce745"/>
          <table:table-cell table:style-name="ce744"/>
          <table:table-cell table:style-name="ce763"/>
          <table:table-cell table:style-name="ce744" table:number-columns-repeated="96"/>
          <table:table-cell table:style-name="ce738"/>
          <table:table-cell table:style-name="ce744" table:number-columns-repeated="105"/>
          <table:table-cell table:style-name="ce745" table:number-columns-repeated="15"/>
          <table:table-cell table:style-name="ce744" table:number-columns-repeated="784"/>
        </table:table-row>
        <table:table-row table:style-name="ro14">
          <table:table-cell table:style-name="ce723" table:number-columns-repeated="5"/>
          <table:table-cell table:style-name="ce780" office:value-type="string" calcext:value-type="string">
            <text:p>黒</text:p>
          </table:table-cell>
          <table:table-cell table:style-name="ce736" table:number-columns-repeated="2"/>
          <table:table-cell table:style-name="ce742" table:number-columns-repeated="10"/>
          <table:table-cell table:style-name="ce758"/>
          <table:table-cell table:style-name="ce742" table:number-columns-repeated="1005"/>
        </table:table-row>
        <table:table-row table:style-name="ro14" table:number-rows-repeated="6">
          <table:table-cell table:number-columns-repeated="18"/>
          <table:table-cell table:style-name="ce750"/>
          <table:table-cell table:number-columns-repeated="1005"/>
        </table:table-row>
        <table:table-row table:style-name="ro14">
          <table:table-cell table:style-name="ce726" table:number-columns-repeated="5"/>
          <table:table-cell table:style-name="ce733"/>
          <table:table-cell table:style-name="ce726" table:number-columns-repeated="12"/>
          <table:table-cell table:style-name="ce759"/>
          <table:table-cell table:style-name="ce726" table:number-columns-repeated="100"/>
          <table:table-cell table:style-name="ce767"/>
          <table:table-cell table:style-name="ce726" table:number-columns-repeated="904"/>
        </table:table-row>
        <table:table-row table:style-name="ro14" table:number-rows-repeated="43">
          <table:table-cell table:number-columns-repeated="18"/>
          <table:table-cell table:style-name="ce750"/>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483"/>
        <table:table-column table:style-name="co30" table:default-cell-style-name="ce483"/>
        <table:table-column table:style-name="co42" table:default-cell-style-name="ce483"/>
        <table:table-column table:style-name="co43" table:default-cell-style-name="ce483"/>
        <table:table-column table:style-name="co32" table:default-cell-style-name="ce655"/>
        <table:table-column table:style-name="co43" table:default-cell-style-name="ce483"/>
        <table:table-column table:style-name="co27" table:default-cell-style-name="ce695"/>
        <table:table-column table:style-name="co30" table:default-cell-style-name="ce695"/>
        <table:table-column table:style-name="co45" table:default-cell-style-name="ce483"/>
        <table:table-column table:style-name="co35" table:default-cell-style-name="ce483"/>
        <table:table-column table:style-name="co36" table:default-cell-style-name="ce483"/>
        <table:table-column table:style-name="co37" table:default-cell-style-name="ce483"/>
        <table:table-column table:style-name="co38" table:default-cell-style-name="ce483"/>
        <table:table-column table:style-name="co13" table:number-columns-repeated="243" table:default-cell-style-name="ce483"/>
        <table:table-column table:style-name="co13" table:number-columns-repeated="767" table:default-cell-style-name="ce718"/>
        <table:table-column table:style-name="co13" table:default-cell-style-name="ce422"/>
        <table:table-row table:style-name="ro11">
          <table:table-cell table:style-name="ce572" office:value-type="string" calcext:value-type="string" table:number-columns-spanned="1" table:number-rows-spanned="2">
            <text:p>行挿</text:p>
          </table:table-cell>
          <table:table-cell table:style-name="ce433" office:value-type="string" calcext:value-type="string" table:number-columns-spanned="1" table:number-rows-spanned="2">
            <text:p>#</text:p>
          </table:table-cell>
          <table:table-cell table:style-name="ce603" office:value-type="string" calcext:value-type="string">
            <text:p>一覧へ</text:p>
          </table:table-cell>
          <table:table-cell table:style-name="ce572" office:value-type="string" calcext:value-type="string" table:number-columns-spanned="1" table:number-rows-spanned="2">
            <text:p>経過へ</text:p>
          </table:table-cell>
          <table:table-cell table:style-name="ce645" office:value-type="string" calcext:value-type="string">
            <text:p>経過へ</text:p>
          </table:table-cell>
          <table:table-cell table:style-name="ce670" office:value-type="string" calcext:value-type="string" table:number-columns-spanned="1" table:number-rows-spanned="2">
            <text:p>S履歴</text:p>
          </table:table-cell>
          <table:table-cell table:style-name="ce682" office:value-type="string" calcext:value-type="string">
            <text:p>2012/8/29 17:31:50Copied</text:p>
          </table:table-cell>
          <table:table-cell table:style-name="ce700" office:value-type="string" calcext:value-type="string" table:number-columns-spanned="1" table:number-rows-spanned="2">
            <text:p>R履歴</text:p>
          </table:table-cell>
          <table:table-cell table:number-columns-repeated="2" table:style-name="ce712" office:value-type="string" calcext:value-type="string">
            <text:p>COPY</text:p>
          </table:table-cell>
          <table:table-cell table:style-name="ce714" office:value-type="string" calcext:value-type="string">
            <text:p>退院ｻﾏﾘ</text:p>
          </table:table-cell>
          <table:table-cell table:style-name="ce714" office:value-type="string" calcext:value-type="string">
            <text:p>#分離</text:p>
          </table:table-cell>
          <table:table-cell office:value-type="string" calcext:value-type="string">
            <text:p>#分離</text:p>
          </table:table-cell>
          <table:table-cell table:number-columns-repeated="241"/>
          <table:table-cell table:style-name="ce718" table:number-columns-repeated="2"/>
          <table:table-cell table:number-columns-repeated="765"/>
          <table:table-cell table:style-name="ce422" table:number-columns-repeated="2"/>
          <table:table-cell/>
        </table:table-row>
        <table:table-row table:style-name="ro12">
          <table:covered-table-cell table:style-name="ce572"/>
          <table:covered-table-cell table:style-name="ce433"/>
          <table:table-cell table:style-name="ce496" office:value-type="string" calcext:value-type="string">
            <text:p>Date</text:p>
          </table:table-cell>
          <table:covered-table-cell table:style-name="ce572"/>
          <table:table-cell table:style-name="ce645" office:value-type="string" calcext:value-type="string">
            <text:p>Subject</text:p>
          </table:table-cell>
          <table:covered-table-cell table:style-name="ce670"/>
          <table:table-cell table:style-name="ce682" office:value-type="string" calcext:value-type="string">
            <text:p>ID+漢字名+ｶﾀｶﾅ</text:p>
          </table:table-cell>
          <table:covered-table-cell table:style-name="ce700"/>
          <table:table-cell table:style-name="ce433" office:value-type="string" calcext:value-type="string">
            <text:p>日付挿入</text:p>
          </table:table-cell>
          <table:table-cell table:style-name="ce433" office:value-type="string" calcext:value-type="string">
            <text:p>過去日付</text:p>
          </table:table-cell>
          <table:table-cell table:style-name="ce433" office:value-type="string" calcext:value-type="string">
            <text:p>UNDO</text:p>
          </table:table-cell>
          <table:table-cell table:style-name="ce433" table:number-columns-repeated="1012"/>
          <table:table-cell/>
        </table:table-row>
        <table:table-row table:style-name="ro2">
          <table:table-cell table:style-name="ce433"/>
          <table:table-cell table:style-name="ce433" office:value-type="string" calcext:value-type="string">
            <text:p>#</text:p>
          </table:table-cell>
          <table:table-cell table:style-name="ce771"/>
          <table:table-cell table:style-name="ce772"/>
          <table:table-cell table:style-name="ce646" office:value-type="string" calcext:value-type="string">
            <text:p>入院</text:p>
          </table:table-cell>
          <table:table-cell table:style-name="ce671"/>
          <table:table-cell table:style-name="ce683"/>
          <table:table-cell table:style-name="ce682"/>
          <table:table-cell table:style-name="ce433" table:number-columns-repeated="2"/>
          <table:table-cell table:style-name="ce715"/>
          <table:table-cell table:style-name="ce433" table:number-columns-repeated="1012"/>
          <table:table-cell/>
        </table:table-row>
        <table:table-row table:style-name="ro2">
          <table:table-cell/>
          <table:table-cell table:style-name="ce433" office:value-type="string" calcext:value-type="string">
            <text:p>#</text:p>
          </table:table-cell>
          <table:table-cell table:style-name="ce607"/>
          <table:table-cell/>
          <table:table-cell table:style-name="ce647" office:value-type="string" calcext:value-type="string">
            <text:p>入院時ECG</text:p>
          </table:table-cell>
          <table:table-cell table:style-name="ce674"/>
          <table:table-cell table:style-name="ce687"/>
          <table:table-cell table:style-name="ce709"/>
          <table:table-cell table:style-name="ce482"/>
          <table:table-cell/>
          <table:table-cell table:style-name="ce482"/>
          <table:table-cell table:number-columns-repeated="1013"/>
        </table:table-row>
        <table:table-row table:style-name="ro2">
          <table:table-cell/>
          <table:table-cell office:value-type="string" calcext:value-type="string">
            <text:p>#</text:p>
          </table:table-cell>
          <table:table-cell table:style-name="ce607"/>
          <table:table-cell/>
          <table:table-cell table:style-name="ce647" office:value-type="string" calcext:value-type="string">
            <text:p>面談記録</text:p>
          </table:table-cell>
          <table:table-cell table:style-name="ce674"/>
          <table:table-cell table:style-name="ce689" office:value-type="string" calcext:value-type="string">
            <text:p>未</text:p>
          </table:table-cell>
          <table:table-cell table:style-name="ce710" office:value-type="string" calcext:value-type="string">
            <text:p>未</text:p>
          </table:table-cell>
          <table:table-cell table:style-name="ce482" table:number-columns-repeated="2"/>
          <table:table-cell table:number-columns-repeated="1014"/>
        </table:table-row>
        <table:table-row table:style-name="ro2">
          <table:table-cell table:style-name="ce482"/>
          <table:table-cell table:style-name="ce482" office:value-type="string" calcext:value-type="string">
            <text:p>#</text:p>
          </table:table-cell>
          <table:table-cell table:style-name="ce608"/>
          <table:table-cell table:style-name="ce773"/>
          <table:table-cell table:style-name="ce647" office:value-type="string" calcext:value-type="string">
            <text:p>心肺機能低下時</text:p>
          </table:table-cell>
          <table:table-cell table:style-name="ce647"/>
          <table:table-cell table:style-name="ce690" office:value-type="string" calcext:value-type="string">
            <text:p>説明未</text:p>
          </table:table-cell>
          <table:table-cell table:style-name="ce710" office:value-type="string" calcext:value-type="string">
            <text:p>説明未</text:p>
          </table:table-cell>
          <table:table-cell table:style-name="ce482" table:number-columns-repeated="1015"/>
          <table:table-cell/>
        </table:table-row>
        <table:table-row table:style-name="ro2">
          <table:table-cell/>
          <table:table-cell office:value-type="string" calcext:value-type="string">
            <text:p>#</text:p>
          </table:table-cell>
          <table:table-cell table:style-name="ce622"/>
          <table:table-cell table:style-name="ce632"/>
          <table:table-cell table:style-name="ce647" office:value-type="string" calcext:value-type="string">
            <text:p>4F転床説明</text:p>
          </table:table-cell>
          <table:table-cell table:style-name="ce674"/>
          <table:table-cell table:style-name="ce689" office:value-type="string" calcext:value-type="string">
            <text:p>未</text:p>
          </table:table-cell>
          <table:table-cell table:style-name="ce710" office:value-type="string" calcext:value-type="string">
            <text:p>未</text:p>
          </table:table-cell>
          <table:table-cell table:style-name="ce482" table:number-columns-repeated="2"/>
          <table:table-cell table:number-columns-repeated="1014"/>
        </table:table-row>
        <table:table-row table:style-name="ro2" table:number-rows-repeated="8">
          <table:table-cell table:number-columns-repeated="2"/>
          <table:table-cell table:style-name="ce622"/>
          <table:table-cell table:style-name="ce632"/>
          <table:table-cell table:style-name="ce647"/>
          <table:table-cell table:style-name="ce674"/>
          <table:table-cell table:style-name="ce689"/>
          <table:table-cell table:style-name="ce710"/>
          <table:table-cell table:style-name="ce433"/>
          <table:table-cell/>
          <table:table-cell table:style-name="ce482"/>
          <table:table-cell table:number-columns-repeated="1013"/>
        </table:table-row>
        <table:table-row table:style-name="ro2">
          <table:table-cell table:style-name="ce583" table:number-columns-repeated="2"/>
          <table:table-cell table:style-name="ce630" office:value-type="string" calcext:value-type="string">
            <text:p>本日の記事</text:p>
          </table:table-cell>
          <table:table-cell table:style-name="ce630"/>
          <table:table-cell table:style-name="ce653"/>
          <table:table-cell table:style-name="ce806" office:value-type="string" calcext:value-type="string">
            <text:p>2018-05-21</text:p>
          </table:table-cell>
          <table:table-cell table:style-name="ce694" office:value-type="string" calcext:value-type="string">
            <text:p>****2018年05月21日(月)****</text:p>
          </table:table-cell>
          <table:table-cell table:style-name="ce694"/>
          <table:table-cell table:style-name="ce583" office:value-type="string" calcext:value-type="string">
            <text:p>血ガス</text:p>
          </table:table-cell>
          <table:table-cell table:style-name="ce583" table:number-columns-repeated="1014"/>
          <table:table-cell/>
        </table:table-row>
        <table:table-row table:style-name="ro2">
          <table:table-cell table:number-columns-repeated="2"/>
          <table:table-cell table:style-name="ce800"/>
          <table:table-cell table:style-name="ce632"/>
          <table:table-cell/>
          <table:table-cell table:style-name="ce681"/>
          <table:table-cell table:number-columns-repeated="1018"/>
        </table:table-row>
        <table:table-row table:style-name="ro2">
          <table:table-cell table:number-columns-repeated="2"/>
          <table:table-cell table:style-name="ce802"/>
          <table:table-cell table:style-name="ce632"/>
          <table:table-cell/>
          <table:table-cell table:style-name="ce681"/>
          <table:table-cell table:number-columns-repeated="1018"/>
        </table:table-row>
        <table:table-row table:style-name="ro2" table:number-rows-repeated="18">
          <table:table-cell table:number-columns-repeated="2"/>
          <table:table-cell table:style-name="ce802"/>
          <table:table-cell table:style-name="ce632"/>
          <table:table-cell table:number-columns-repeated="1020"/>
        </table:table-row>
        <table:table-row table:style-name="ro2">
          <table:table-cell table:number-columns-repeated="2"/>
          <table:table-cell table:style-name="ce804"/>
          <table:table-cell table:number-columns-repeated="6"/>
          <table:table-cell table:style-name="ce433"/>
          <table:table-cell/>
          <table:table-cell table:style-name="ce482" table:number-columns-repeated="2"/>
          <table:table-cell table:number-columns-repeated="1011"/>
        </table:table-row>
        <table:table-row table:style-name="ro2">
          <table:table-cell table:style-name="ce592" table:number-columns-repeated="2"/>
          <table:table-cell table:style-name="ce638" office:value-type="string" calcext:value-type="string">
            <text:p>過去の問題ﾘｽﾄ</text:p>
          </table:table-cell>
          <table:table-cell table:style-name="ce638"/>
          <table:table-cell table:style-name="ce658"/>
          <table:table-cell table:style-name="ce592"/>
          <table:table-cell table:style-name="ce697" table:number-columns-repeated="2"/>
          <table:table-cell table:style-name="ce717"/>
          <table:table-cell table:style-name="ce592"/>
          <table:table-cell table:style-name="ce717"/>
          <table:table-cell table:style-name="ce592" table:number-columns-repeated="1012"/>
          <table:table-cell/>
        </table:table-row>
        <table:table-row table:style-name="ro2">
          <table:table-cell/>
          <table:table-cell table:style-name="ce500" office:value-type="string" calcext:value-type="string">
            <text:p>#</text:p>
          </table:table-cell>
          <table:table-cell table:style-name="ce640"/>
          <table:table-cell table:style-name="ce632"/>
          <table:table-cell table:style-name="ce659" office:value-type="string" calcext:value-type="string">
            <text:p>ﾄﾗﾍﾙﾊﾟｰ確認</text:p>
          </table:table-cell>
          <table:table-cell table:style-name="ce674"/>
          <table:table-cell table:style-name="ce698" office:value-type="string" calcext:value-type="string">
            <text:p>未</text:p>
          </table:table-cell>
          <table:table-cell table:style-name="ce710"/>
          <table:table-cell table:style-name="ce433"/>
          <table:table-cell/>
          <table:table-cell table:style-name="ce482"/>
          <table:table-cell table:number-columns-repeated="1013"/>
        </table:table-row>
        <table:table-row table:style-name="ro13">
          <table:table-cell/>
          <table:table-cell table:style-name="ce500" office:value-type="string" calcext:value-type="string">
            <text:p>#</text:p>
          </table:table-cell>
          <table:table-cell table:style-name="ce640"/>
          <table:table-cell table:style-name="ce632"/>
          <table:table-cell table:style-name="ce660" office:value-type="string" calcext:value-type="string">
            <text:p>CVﾎﾟｰﾄ,胃瘻説明</text:p>
          </table:table-cell>
          <table:table-cell table:style-name="ce674"/>
          <table:table-cell table:style-name="ce698" office:value-type="string" calcext:value-type="string">
            <text:p>未</text:p>
          </table:table-cell>
          <table:table-cell table:style-name="ce710" office:value-type="string" calcext:value-type="string">
            <text:p>未</text:p>
          </table:table-cell>
          <table:table-cell table:style-name="ce433"/>
          <table:table-cell/>
          <table:table-cell table:style-name="ce482"/>
          <table:table-cell table:number-columns-repeated="1013"/>
        </table:table-row>
        <table:table-row table:style-name="ro2">
          <table:table-cell table:style-name="ce599" table:number-columns-repeated="2"/>
          <table:table-cell table:style-name="ce642" office:value-type="string" calcext:value-type="string">
            <text:p>過去の記事</text:p>
          </table:table-cell>
          <table:table-cell table:style-name="ce642"/>
          <table:table-cell table:style-name="ce667"/>
          <table:table-cell table:style-name="ce599"/>
          <table:table-cell table:style-name="ce642" office:value-type="string" calcext:value-type="string">
            <text:p>問題ﾘｽﾄへ変換</text:p>
          </table:table-cell>
          <table:table-cell table:style-name="ce711"/>
          <table:table-cell table:style-name="ce642" office:value-type="string" calcext:value-type="string">
            <text:p>DS分離</text:p>
          </table:table-cell>
          <table:table-cell table:style-name="ce599"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3" table:default-cell-style-name="ce483"/>
        <table:table-column table:style-name="co51" table:default-cell-style-name="ce483"/>
        <table:table-column table:style-name="co22" table:default-cell-style-name="ce483"/>
        <table:table-column table:style-name="co32" table:default-cell-style-name="ce655"/>
        <table:table-column table:style-name="co52" table:default-cell-style-name="ce483"/>
        <table:table-column table:style-name="co27" table:default-cell-style-name="ce695"/>
        <table:table-column table:style-name="co34" table:number-columns-repeated="2" table:default-cell-style-name="ce695"/>
        <table:table-column table:style-name="co51" table:default-cell-style-name="ce695"/>
        <table:table-column table:style-name="co45" table:default-cell-style-name="ce483"/>
        <table:table-column table:style-name="co53" table:default-cell-style-name="ce483"/>
        <table:table-column table:style-name="co36" table:default-cell-style-name="ce483"/>
        <table:table-column table:style-name="co54" table:default-cell-style-name="ce483"/>
        <table:table-column table:style-name="co38" table:default-cell-style-name="ce483"/>
        <table:table-column table:style-name="co13" table:number-columns-repeated="243" table:default-cell-style-name="ce483"/>
        <table:table-column table:style-name="co13" table:number-columns-repeated="766" table:default-cell-style-name="ce718"/>
        <table:table-column table:style-name="co13" table:default-cell-style-name="ce422"/>
        <table:table-row table:style-name="ro11">
          <table:table-cell table:style-name="ce571" office:value-type="string" calcext:value-type="string" table:number-columns-spanned="1" table:number-rows-spanned="2">
            <text:p>行追加</text:p>
          </table:table-cell>
          <table:table-cell table:style-name="ce571" office:value-type="string" calcext:value-type="string" table:number-columns-spanned="1" table:number-rows-spanned="2">
            <text:p>行区切</text:p>
          </table:table-cell>
          <table:table-cell table:style-name="ce603" office:value-type="string" calcext:value-type="string">
            <text:p>一覧へ</text:p>
          </table:table-cell>
          <table:table-cell table:style-name="ce645" office:value-type="string" calcext:value-type="string">
            <text:p>経過へ</text:p>
          </table:table-cell>
          <table:table-cell table:style-name="ce669" office:value-type="string" calcext:value-type="string" table:number-columns-spanned="1" table:number-rows-spanned="2">
            <text:p>定型句</text:p>
          </table:table-cell>
          <table:table-cell table:style-name="ce821" office:value-type="string" calcext:value-type="string">
            <text:p>2018/05/25 21:33:43 Copied</text:p>
          </table:table-cell>
          <table:table-cell table:style-name="ce699" office:value-type="string" calcext:value-type="string" table:number-columns-spanned="1" table:number-rows-spanned="2">
            <text:p>履歴</text:p>
          </table:table-cell>
          <table:table-cell table:style-name="ce699" office:value-type="string" calcext:value-type="string" table:number-columns-spanned="1" table:number-rows-spanned="2">
            <text:p>日付挿入</text:p>
          </table:table-cell>
          <table:table-cell table:style-name="ce699" office:value-type="string" calcext:value-type="string" table:number-columns-spanned="1" table:number-rows-spanned="2">
            <text:p>日付前へ</text:p>
          </table:table-cell>
          <table:table-cell table:style-name="ce712" office:value-type="string" calcext:value-type="string">
            <text:p>COPY</text:p>
          </table:table-cell>
          <table:table-cell table:style-name="ce714" office:value-type="string" calcext:value-type="string">
            <text:p>退院ｻﾏﾘ</text:p>
          </table:table-cell>
          <table:table-cell table:style-name="ce714" office:value-type="string" calcext:value-type="string">
            <text:p>#分離</text:p>
          </table:table-cell>
          <table:table-cell table:style-name="ce714"/>
          <table:table-cell table:number-columns-repeated="242"/>
          <table:table-cell table:style-name="ce718" table:number-columns-repeated="2"/>
          <table:table-cell table:number-columns-repeated="765"/>
          <table:table-cell table:style-name="ce422"/>
          <table:table-cell/>
        </table:table-row>
        <table:table-row table:style-name="ro12">
          <table:covered-table-cell table:style-name="ce572"/>
          <table:covered-table-cell table:style-name="ce433"/>
          <table:table-cell table:style-name="ce496" office:value-type="string" calcext:value-type="string">
            <text:p>日付</text:p>
          </table:table-cell>
          <table:table-cell table:style-name="ce645" office:value-type="string" calcext:value-type="string">
            <text:p>ﾌﾟﾛﾌﾞﾚﾑ</text:p>
          </table:table-cell>
          <table:covered-table-cell table:style-name="ce670"/>
          <table:table-cell table:style-name="ce682" office:value-type="string" calcext:value-type="string">
            <text:p>00171072 患者　五 ｶﾝｼﾞｬ ｺﾞ</text:p>
          </table:table-cell>
          <table:covered-table-cell table:style-name="ce700"/>
          <table:covered-table-cell table:style-name="ce682"/>
          <table:covered-table-cell table:style-name="ce700"/>
          <table:table-cell table:style-name="ce433" table:number-columns-repeated="1014"/>
          <table:table-cell/>
        </table:table-row>
        <table:table-row table:style-name="ro8">
          <table:table-cell table:style-name="ce433"/>
          <table:table-cell table:style-name="ce433" office:value-type="string" calcext:value-type="string">
            <text:p>#</text:p>
          </table:table-cell>
          <table:table-cell table:style-name="ce812" office:value-type="date" office:date-value="2018-07-06" calcext:value-type="date">
            <text:p>2018/07/06</text:p>
          </table:table-cell>
          <table:table-cell table:style-name="ce646" office:value-type="string" calcext:value-type="string">
            <text:p>入院</text:p>
          </table:table-cell>
          <table:table-cell table:style-name="ce671"/>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82"/>
          <table:table-cell table:style-name="ce703" office:value-type="string" calcext:value-type="string">
            <text:p>2018/5/25</text:p>
          </table:table-cell>
          <table:table-cell table:style-name="ce682"/>
          <table:table-cell table:style-name="ce433" table:number-columns-repeated="2"/>
          <table:table-cell table:style-name="ce715"/>
          <table:table-cell table:style-name="ce433" table:number-columns-repeated="1011"/>
          <table:table-cell/>
        </table:table-row>
        <table:table-row table:style-name="ro7">
          <table:table-cell table:style-name="ce422"/>
          <table:table-cell table:style-name="ce807"/>
          <table:table-cell table:style-name="ce813"/>
          <table:table-cell table:style-name="ce819"/>
          <table:table-cell table:style-name="ce422"/>
          <table:table-cell table:style-name="ce70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22"/>
          <table:table-cell table:style-name="ce703"/>
          <table:table-cell table:style-name="ce422" table:number-columns-repeated="1015"/>
          <table:table-cell/>
        </table:table-row>
        <table:table-row table:style-name="ro5">
          <table:table-cell table:style-name="ce422"/>
          <table:table-cell table:style-name="ce807" table:number-columns-repeated="2"/>
          <table:table-cell table:style-name="ce817"/>
          <table:table-cell table:style-name="ce422"/>
          <table:table-cell table:style-name="ce705" office:value-type="string" calcext:value-type="string">
            <text:p>求めて叫んでいたんだ｣と語った｡</text:p>
          </table:table-cell>
          <table:table-cell table:style-name="ce422"/>
          <table:table-cell table:style-name="ce705"/>
          <table:table-cell table:style-name="ce422" table:number-columns-repeated="1015"/>
          <table:table-cell/>
        </table:table-row>
        <table:table-row table:style-name="ro2">
          <table:table-cell/>
          <table:table-cell table:style-name="ce433" office:value-type="string" calcext:value-type="string">
            <text:p>#</text:p>
          </table:table-cell>
          <table:table-cell table:style-name="ce607"/>
          <table:table-cell table:style-name="ce647" office:value-type="string" calcext:value-type="string">
            <text:p>入院時ECG</text:p>
          </table:table-cell>
          <table:table-cell table:style-name="ce674"/>
          <table:table-cell table:style-name="ce705" office:value-type="string" calcext:value-type="string">
            <text:p>aaaaaaaaaaaaa</text:p>
          </table:table-cell>
          <table:table-cell table:style-name="ce709"/>
          <table:table-cell table:style-name="ce705"/>
          <table:table-cell table:style-name="ce709"/>
          <table:table-cell table:style-name="ce482"/>
          <table:table-cell/>
          <table:table-cell table:style-name="ce482"/>
          <table:table-cell table:number-columns-repeated="1012"/>
        </table:table-row>
        <table:table-row table:style-name="ro8">
          <table:table-cell/>
          <table:table-cell table:style-name="ce808" office:value-type="string" calcext:value-type="string">
            <text:p>#</text:p>
          </table:table-cell>
          <table:table-cell table:style-name="ce607"/>
          <table:table-cell table:style-name="ce647" office:value-type="string" calcext:value-type="string">
            <text:p>面談記録</text:p>
          </table:table-cell>
          <table:table-cell table:style-name="ce674"/>
          <table:table-cell table:style-name="ce705"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710"/>
          <table:table-cell table:style-name="ce823" office:value-type="date" office:date-value="2018-07-08" calcext:value-type="date">
            <text:p>2018/7/8</text:p>
          </table:table-cell>
          <table:table-cell table:style-name="ce710"/>
          <table:table-cell table:style-name="ce482" table:number-columns-repeated="2"/>
          <table:table-cell table:number-columns-repeated="1013"/>
        </table:table-row>
        <table:table-row table:style-name="ro5">
          <table:table-cell table:style-name="ce422"/>
          <table:table-cell table:style-name="ce807" table:number-columns-repeated="2"/>
          <table:table-cell table:style-name="ce817"/>
          <table:table-cell table:style-name="ce422"/>
          <table:table-cell table:style-name="ce705" office:value-type="string" calcext:value-type="string">
            <text:p>2]｡</text:p>
          </table:table-cell>
          <table:table-cell table:style-name="ce422" table:number-columns-repeated="1017"/>
          <table:table-cell/>
        </table:table-row>
        <table:table-row table:style-name="ro8">
          <table:table-cell table:style-name="ce482"/>
          <table:table-cell table:style-name="ce809" office:value-type="string" calcext:value-type="string">
            <text:p>#</text:p>
          </table:table-cell>
          <table:table-cell table:style-name="ce608"/>
          <table:table-cell table:style-name="ce647" office:value-type="string" calcext:value-type="string">
            <text:p>心肺機能低下時</text:p>
          </table:table-cell>
          <table:table-cell table:style-name="ce647"/>
          <table:table-cell table:style-name="ce822"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710"/>
          <table:table-cell table:style-name="ce823" office:value-type="date" office:date-value="2018-07-08" calcext:value-type="date">
            <text:p>2018/7/8</text:p>
          </table:table-cell>
          <table:table-cell table:style-name="ce710"/>
          <table:table-cell table:style-name="ce482" table:number-columns-repeated="1014"/>
          <table:table-cell/>
        </table:table-row>
        <table:table-row table:style-name="ro8">
          <table:table-cell table:style-name="ce422"/>
          <table:table-cell table:style-name="ce807"/>
          <table:table-cell table:style-name="ce422"/>
          <table:table-cell table:style-name="ce817"/>
          <table:table-cell table:style-name="ce820"/>
          <table:table-cell table:style-name="ce705"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22"/>
          <table:table-cell table:style-name="ce823" office:value-type="date" office:date-value="2018-07-12" calcext:value-type="date">
            <text:p>2018/7/12</text:p>
          </table:table-cell>
          <table:table-cell table:style-name="ce422" table:number-columns-repeated="1015"/>
          <table:table-cell/>
        </table:table-row>
        <table:table-row table:style-name="ro2">
          <table:table-cell table:style-name="ce583"/>
          <table:table-cell table:style-name="ce811"/>
          <table:table-cell table:style-name="ce816" office:value-type="string" calcext:value-type="string">
            <text:p>本日の記事</text:p>
          </table:table-cell>
          <table:table-cell table:style-name="ce653"/>
          <table:table-cell table:style-name="ce806" office:value-type="string" calcext:value-type="string">
            <text:p>2018-05-21</text:p>
          </table:table-cell>
          <table:table-cell table:style-name="ce706" office:value-type="string" calcext:value-type="string">
            <text:p>****2018年07月08日(日)****</text:p>
          </table:table-cell>
          <table:table-cell table:style-name="ce694"/>
          <table:table-cell table:style-name="ce706"/>
          <table:table-cell table:style-name="ce694"/>
          <table:table-cell table:style-name="ce583" table:number-columns-repeated="1014"/>
          <table:table-cell/>
        </table:table-row>
        <table:table-row table:style-name="ro5" table:number-rows-repeated="31">
          <table:table-cell table:style-name="ce422"/>
          <table:table-cell table:style-name="ce807"/>
          <table:table-cell table:style-name="ce817" table:number-columns-repeated="2"/>
          <table:table-cell table:style-name="ce422"/>
          <table:table-cell table:style-name="ce705"/>
          <table:table-cell table:style-name="ce422" table:number-columns-repeated="1017"/>
          <table:table-cell/>
        </table:table-row>
        <table:table-row table:style-name="ro5">
          <table:table-cell table:style-name="ce422" table:number-columns-repeated="2"/>
          <table:table-cell table:style-name="ce705" table:number-columns-repeated="2"/>
          <table:table-cell table:style-name="ce422"/>
          <table:table-cell table:style-name="ce705"/>
          <table:table-cell table:style-name="ce422" table:number-columns-repeated="1017"/>
          <table:table-cell/>
        </table:table-row>
        <table:table-row table:style-name="ro2">
          <table:table-cell table:style-name="ce592" table:number-columns-repeated="2"/>
          <table:table-cell table:style-name="ce638" office:value-type="string" calcext:value-type="string">
            <text:p>過去の問題ﾘｽﾄ</text:p>
          </table:table-cell>
          <table:table-cell table:style-name="ce658"/>
          <table:table-cell table:style-name="ce592"/>
          <table:table-cell table:style-name="ce697" table:number-columns-repeated="4"/>
          <table:table-cell table:style-name="ce717"/>
          <table:table-cell table:style-name="ce592"/>
          <table:table-cell table:style-name="ce717"/>
          <table:table-cell table:style-name="ce592" table:number-columns-repeated="1011"/>
          <table:table-cell/>
        </table:table-row>
        <table:table-row table:style-name="ro2">
          <table:table-cell/>
          <table:table-cell table:style-name="ce500" office:value-type="string" calcext:value-type="string">
            <text:p>#</text:p>
          </table:table-cell>
          <table:table-cell table:style-name="ce640"/>
          <table:table-cell table:style-name="ce659" office:value-type="string" calcext:value-type="string">
            <text:p>ﾄﾗﾍﾙﾊﾟｰ確認</text:p>
          </table:table-cell>
          <table:table-cell table:style-name="ce674"/>
          <table:table-cell table:style-name="ce698" office:value-type="string" calcext:value-type="string">
            <text:p>未</text:p>
          </table:table-cell>
          <table:table-cell table:style-name="ce710"/>
          <table:table-cell table:style-name="ce698"/>
          <table:table-cell table:style-name="ce710"/>
          <table:table-cell table:style-name="ce433"/>
          <table:table-cell/>
          <table:table-cell table:style-name="ce482"/>
          <table:table-cell table:number-columns-repeated="1012"/>
        </table:table-row>
        <table:table-row table:style-name="ro13">
          <table:table-cell/>
          <table:table-cell table:style-name="ce500" office:value-type="string" calcext:value-type="string">
            <text:p>#</text:p>
          </table:table-cell>
          <table:table-cell table:style-name="ce640"/>
          <table:table-cell table:style-name="ce660" office:value-type="string" calcext:value-type="string">
            <text:p>CVﾎﾟｰﾄ,胃瘻説明</text:p>
          </table:table-cell>
          <table:table-cell table:style-name="ce674"/>
          <table:table-cell table:style-name="ce698" office:value-type="string" calcext:value-type="string">
            <text:p>未</text:p>
          </table:table-cell>
          <table:table-cell table:style-name="ce710"/>
          <table:table-cell table:style-name="ce698"/>
          <table:table-cell table:style-name="ce710" office:value-type="string" calcext:value-type="string">
            <text:p>未</text:p>
          </table:table-cell>
          <table:table-cell table:style-name="ce433"/>
          <table:table-cell/>
          <table:table-cell table:style-name="ce482"/>
          <table:table-cell table:number-columns-repeated="1012"/>
        </table:table-row>
        <table:table-row table:style-name="ro2">
          <table:table-cell table:style-name="ce599" table:number-columns-repeated="2"/>
          <table:table-cell table:style-name="ce642" office:value-type="string" calcext:value-type="string">
            <text:p>過去の記事</text:p>
          </table:table-cell>
          <table:table-cell table:style-name="ce667"/>
          <table:table-cell table:style-name="ce599"/>
          <table:table-cell table:style-name="ce707" office:value-type="string" calcext:value-type="string">
            <text:p>問題ﾘｽﾄへ変換</text:p>
          </table:table-cell>
          <table:table-cell table:style-name="ce711"/>
          <table:table-cell table:style-name="ce707"/>
          <table:table-cell table:style-name="ce711"/>
          <table:table-cell table:style-name="ce642"/>
          <table:table-cell table:style-name="ce599" table:number-columns-repeated="1013"/>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2018年05月24日(木)****</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8" office:value-type="string" calcext:value-type="string">
            <text:p>43228.0</text:p>
          </table:table-cell>
          <table:table-cell table:style-name="ce422"/>
          <table:table-cell table:style-name="ce708"/>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2018年05月20日(日)****</text:p>
          </table:table-cell>
          <table:table-cell table:style-name="ce422"/>
          <table:table-cell table:style-name="ce705"/>
          <table:table-cell table:style-name="ce422" table:number-columns-repeated="1015"/>
          <table:table-cell/>
        </table:table-row>
        <table:table-row table:style-name="ro6">
          <table:table-cell table:style-name="ce422" table:number-columns-repeated="3"/>
          <table:table-cell table:style-name="ce705"/>
          <table:table-cell table:style-name="ce422"/>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22"/>
          <table:table-cell table:style-name="ce705"/>
          <table:table-cell table:style-name="ce422" table:number-columns-repeated="1015"/>
          <table:table-cell/>
        </table:table-row>
        <table:table-row table:style-name="ro6">
          <table:table-cell table:style-name="ce422" table:number-columns-repeated="3"/>
          <table:table-cell table:style-name="ce705"/>
          <table:table-cell table:style-name="ce422"/>
          <table:table-cell table:style-name="ce705"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22"/>
          <table:table-cell table:style-name="ce705"/>
          <table:table-cell table:style-name="ce422" table:number-columns-repeated="1015"/>
          <table:table-cell/>
        </table:table-row>
        <table:table-row table:style-name="ro6">
          <table:table-cell table:style-name="ce422" table:number-columns-repeated="3"/>
          <table:table-cell table:style-name="ce705"/>
          <table:table-cell table:style-name="ce422"/>
          <table:table-cell table:style-name="ce705"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22"/>
          <table:table-cell table:style-name="ce705"/>
          <table:table-cell table:style-name="ce422" table:number-columns-repeated="1015"/>
          <table:table-cell/>
        </table:table-row>
        <table:table-row table:style-name="ro7">
          <table:table-cell table:style-name="ce422" table:number-columns-repeated="3"/>
          <table:table-cell table:style-name="ce705"/>
          <table:table-cell table:style-name="ce422"/>
          <table:table-cell table:style-name="ce705"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22"/>
          <table:table-cell table:style-name="ce705"/>
          <table:table-cell table:style-name="ce422" table:number-columns-repeated="1015"/>
          <table:table-cell/>
        </table:table-row>
        <table:table-row table:style-name="ro17">
          <table:table-cell table:style-name="ce422" table:number-columns-repeated="3"/>
          <table:table-cell table:style-name="ce705"/>
          <table:table-cell table:style-name="ce422"/>
          <table:table-cell table:style-name="ce705"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22"/>
          <table:table-cell table:style-name="ce705"/>
          <table:table-cell table:style-name="ce422" table:number-columns-repeated="1015"/>
          <table:table-cell/>
        </table:table-row>
        <table:table-row table:style-name="ro7">
          <table:table-cell table:style-name="ce422" table:number-columns-repeated="3"/>
          <table:table-cell table:style-name="ce705"/>
          <table:table-cell table:style-name="ce422"/>
          <table:table-cell table:style-name="ce705"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22"/>
          <table:table-cell table:style-name="ce705"/>
          <table:table-cell table:style-name="ce422" table:number-columns-repeated="1015"/>
          <table:table-cell/>
        </table:table-row>
        <table:table-row table:style-name="ro7">
          <table:table-cell table:style-name="ce422" table:number-columns-repeated="3"/>
          <table:table-cell table:style-name="ce705"/>
          <table:table-cell table:style-name="ce422"/>
          <table:table-cell table:style-name="ce705"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22"/>
          <table:table-cell table:style-name="ce705"/>
          <table:table-cell table:style-name="ce422" table:number-columns-repeated="1015"/>
          <table:table-cell/>
        </table:table-row>
        <table:table-row table:style-name="ro9">
          <table:table-cell table:style-name="ce422" table:number-columns-repeated="3"/>
          <table:table-cell table:style-name="ce705"/>
          <table:table-cell table:style-name="ce422"/>
          <table:table-cell table:style-name="ce705"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は､ｵｰﾌﾟﾆﾝｸﾞ･ﾅﾝﾊﾞｰとしてこの曲が予定されていた｡</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2018年05月19日(土)****</text:p>
          </table:table-cell>
          <table:table-cell table:style-name="ce422"/>
          <table:table-cell table:style-name="ce705"/>
          <table:table-cell table:style-name="ce422" table:number-columns-repeated="1015"/>
          <table:table-cell/>
        </table:table-row>
        <table:table-row table:style-name="ro6">
          <table:table-cell table:style-name="ce422" table:number-columns-repeated="3"/>
          <table:table-cell table:style-name="ce705"/>
          <table:table-cell table:style-name="ce42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22"/>
          <table:table-cell table:style-name="ce705"/>
          <table:table-cell table:style-name="ce422" table:number-columns-repeated="1015"/>
          <table:table-cell/>
        </table:table-row>
        <table:table-row table:style-name="ro18">
          <table:table-cell table:style-name="ce422" table:number-columns-repeated="3"/>
          <table:table-cell table:style-name="ce705"/>
          <table:table-cell table:style-name="ce42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22"/>
          <table:table-cell table:style-name="ce705"/>
          <table:table-cell table:style-name="ce422" table:number-columns-repeated="1015"/>
          <table:table-cell/>
        </table:table-row>
        <table:table-row table:style-name="ro18">
          <table:table-cell table:style-name="ce422" table:number-columns-repeated="3"/>
          <table:table-cell table:style-name="ce705"/>
          <table:table-cell table:style-name="ce42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22"/>
          <table:table-cell table:style-name="ce705"/>
          <table:table-cell table:style-name="ce422" table:number-columns-repeated="1015"/>
          <table:table-cell/>
        </table:table-row>
        <table:table-row table:style-name="ro19">
          <table:table-cell table:style-name="ce422" table:number-columns-repeated="3"/>
          <table:table-cell table:style-name="ce705"/>
          <table:table-cell table:style-name="ce422"/>
          <table:table-cell table:style-name="ce70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ｳｳｳｳｳｳｳｳｳｳｳｳｳｳｳｳｳｳｳｳｳｳｳｳｳｳｳｳｳｳｳｳ</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2018年05月18日(金)****</text:p>
          </table:table-cell>
          <table:table-cell table:style-name="ce422"/>
          <table:table-cell table:style-name="ce705"/>
          <table:table-cell table:style-name="ce422" table:number-columns-repeated="1015"/>
          <table:table-cell/>
        </table:table-row>
        <table:table-row table:style-name="ro20">
          <table:table-cell table:style-name="ce422" table:number-columns-repeated="3"/>
          <table:table-cell table:style-name="ce705"/>
          <table:table-cell table:style-name="ce422"/>
          <table:table-cell table:style-name="ce70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22"/>
          <table:table-cell table:style-name="ce705"/>
          <table:table-cell table:style-name="ce422" table:number-columns-repeated="1015"/>
          <table:table-cell/>
        </table:table-row>
        <table:table-row table:style-name="ro19">
          <table:table-cell table:style-name="ce422" table:number-columns-repeated="3"/>
          <table:table-cell table:style-name="ce705"/>
          <table:table-cell table:style-name="ce422"/>
          <table:table-cell table:style-name="ce70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2018年05月18日(金)****</text:p>
          </table:table-cell>
          <table:table-cell table:style-name="ce422"/>
          <table:table-cell table:style-name="ce705"/>
          <table:table-cell table:style-name="ce422" table:number-columns-repeated="1015"/>
          <table:table-cell/>
        </table:table-row>
        <table:table-row table:style-name="ro21">
          <table:table-cell table:style-name="ce422" table:number-columns-repeated="3"/>
          <table:table-cell table:style-name="ce705"/>
          <table:table-cell table:style-name="ce42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22"/>
          <table:table-cell table:style-name="ce705"/>
          <table:table-cell table:style-name="ce422" table:number-columns-repeated="1015"/>
          <table:table-cell/>
        </table:table-row>
        <table:table-row table:style-name="ro22">
          <table:table-cell table:style-name="ce422" table:number-columns-repeated="3"/>
          <table:table-cell table:style-name="ce705"/>
          <table:table-cell table:style-name="ce42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ｳｳｳｳｳｳｳｳｳｳｳｳｳｳｳｳｳｳｳｳｳｳｳｳ</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2018年05月18日(金)****</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ｱｱｵｲｳﾓｵｳ</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2018年05月18日(金)****</text:p>
          </table:table-cell>
          <table:table-cell table:style-name="ce422"/>
          <table:table-cell table:style-name="ce705"/>
          <table:table-cell table:style-name="ce422" table:number-columns-repeated="1015"/>
          <table:table-cell/>
        </table:table-row>
        <table:table-row table:style-name="ro23">
          <table:table-cell table:style-name="ce422" table:number-columns-repeated="3"/>
          <table:table-cell table:style-name="ce705"/>
          <table:table-cell table:style-name="ce422"/>
          <table:table-cell table:style-name="ce705" office:value-type="string" calcext:value-type="string">
            <text:p>sdfasasddddddddddddddddddddddddddddddddddddddddddddddddddddddddddddddddddddd</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2018年05月18日(金)＊＊＊＊</text:p>
          </table:table-cell>
          <table:table-cell table:style-name="ce422"/>
          <table:table-cell table:style-name="ce705"/>
          <table:table-cell table:style-name="ce422" table:number-columns-repeated="1015"/>
          <table:table-cell/>
        </table:table-row>
        <table:table-row table:style-name="ro23">
          <table:table-cell table:style-name="ce422" table:number-columns-repeated="3"/>
          <table:table-cell table:style-name="ce705"/>
          <table:table-cell table:style-name="ce422"/>
          <table:table-cell table:style-name="ce705" office:value-type="string" calcext:value-type="string">
            <text:p>asdfsadfffffffffffffffffffffffffffffffffffffffffffffffffffffffffffffffffffffffffffffffffffffffffffffffffffffffffffffffffffffffffffffffffffffffff</text:p>
          </table:table-cell>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2018年05月18日(金)＊＊＊＊****</text:p>
          </table:table-cell>
          <table:table-cell table:style-name="ce422"/>
          <table:table-cell table:style-name="ce705"/>
          <table:table-cell table:style-name="ce422" table:number-columns-repeated="1015"/>
          <table:table-cell/>
        </table:table-row>
        <table:table-row table:style-name="ro24">
          <table:table-cell table:style-name="ce422" table:number-columns-repeated="3"/>
          <table:table-cell table:style-name="ce705"/>
          <table:table-cell table:style-name="ce422"/>
          <table:table-cell table:style-name="ce70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22"/>
          <table:table-cell table:style-name="ce705"/>
          <table:table-cell table:style-name="ce422" table:number-columns-repeated="1015"/>
          <table:table-cell/>
        </table:table-row>
        <table:table-row table:style-name="ro24">
          <table:table-cell table:style-name="ce422" table:number-columns-repeated="3"/>
          <table:table-cell table:style-name="ce705"/>
          <table:table-cell table:style-name="ce422"/>
          <table:table-cell table:style-name="ce70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22"/>
          <table:table-cell table:style-name="ce705"/>
          <table:table-cell table:style-name="ce422" table:number-columns-repeated="1015"/>
          <table:table-cell/>
        </table:table-row>
        <table:table-row table:style-name="ro5" table:number-rows-repeated="3">
          <table:table-cell table:style-name="ce422" table:number-columns-repeated="3"/>
          <table:table-cell table:style-name="ce705"/>
          <table:table-cell table:style-name="ce422"/>
          <table:table-cell table:style-name="ce705"/>
          <table:table-cell table:style-name="ce422"/>
          <table:table-cell table:style-name="ce705"/>
          <table:table-cell table:style-name="ce422" table:number-columns-repeated="1015"/>
          <table:table-cell/>
        </table:table-row>
        <table:table-row table:style-name="ro5">
          <table:table-cell table:style-name="ce422" table:number-columns-repeated="3"/>
          <table:table-cell table:style-name="ce705"/>
          <table:table-cell table:style-name="ce422"/>
          <table:table-cell table:style-name="ce705" office:value-type="string" calcext:value-type="string">
            <text:p>hgjhgjgj,ghj,gjyglgiu uyvi8yytviyvi</text:p>
          </table:table-cell>
          <table:table-cell table:style-name="ce422"/>
          <table:table-cell table:style-name="ce705"/>
          <table:table-cell table:style-name="ce422"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483"/>
        <table:table-column table:style-name="co30" table:default-cell-style-name="ce483"/>
        <table:table-column table:style-name="co55" table:default-cell-style-name="ce483"/>
        <table:table-column table:style-name="co43" table:default-cell-style-name="ce483"/>
        <table:table-column table:style-name="co32" table:default-cell-style-name="ce655"/>
        <table:table-column table:style-name="co43" table:default-cell-style-name="ce483"/>
        <table:table-column table:style-name="co27" table:default-cell-style-name="ce695"/>
        <table:table-column table:style-name="co30" table:default-cell-style-name="ce695"/>
        <table:table-column table:style-name="co45" table:default-cell-style-name="ce483"/>
        <table:table-column table:style-name="co56" table:default-cell-style-name="ce483"/>
        <table:table-column table:style-name="co36" table:default-cell-style-name="ce483"/>
        <table:table-column table:style-name="co54" table:default-cell-style-name="ce483"/>
        <table:table-column table:style-name="co38" table:default-cell-style-name="ce483"/>
        <table:table-column table:style-name="co13" table:number-columns-repeated="243" table:default-cell-style-name="ce483"/>
        <table:table-column table:style-name="co13" table:number-columns-repeated="767" table:default-cell-style-name="ce718"/>
        <table:table-column table:style-name="co13" table:default-cell-style-name="ce422"/>
        <table:table-row table:style-name="ro11">
          <table:table-cell table:style-name="ce572" office:value-type="string" calcext:value-type="string" table:number-columns-spanned="1" table:number-rows-spanned="2">
            <text:p>行挿</text:p>
          </table:table-cell>
          <table:table-cell table:style-name="ce433" office:value-type="string" calcext:value-type="string" table:number-columns-spanned="1" table:number-rows-spanned="2">
            <text:p>#</text:p>
          </table:table-cell>
          <table:table-cell table:style-name="ce603" office:value-type="string" calcext:value-type="string">
            <text:p>一覧へ</text:p>
          </table:table-cell>
          <table:table-cell table:style-name="ce572" office:value-type="string" calcext:value-type="string" table:number-columns-spanned="1" table:number-rows-spanned="2">
            <text:p>日付</text:p>
          </table:table-cell>
          <table:table-cell table:style-name="ce645" office:value-type="string" calcext:value-type="string">
            <text:p>経過へ</text:p>
          </table:table-cell>
          <table:table-cell table:style-name="ce670" office:value-type="string" calcext:value-type="string" table:number-columns-spanned="1" table:number-rows-spanned="2">
            <text:p>S履歴</text:p>
          </table:table-cell>
          <table:table-cell table:style-name="ce682" office:value-type="string" calcext:value-type="string">
            <text:p>2018/05/20 20:35Copied</text:p>
          </table:table-cell>
          <table:table-cell table:style-name="ce700" office:value-type="string" calcext:value-type="string" table:number-columns-spanned="1" table:number-rows-spanned="2">
            <text:p>R履歴</text:p>
          </table:table-cell>
          <table:table-cell table:style-name="ce712" office:value-type="string" calcext:value-type="string">
            <text:p>COPY</text:p>
          </table:table-cell>
          <table:table-cell table:style-name="ce712" office:value-type="string" calcext:value-type="string">
            <text:p>ｻﾏﾘ</text:p>
          </table:table-cell>
          <table:table-cell table:style-name="ce714" office:value-type="string" calcext:value-type="string">
            <text:p>退院ｻﾏﾘ</text:p>
          </table:table-cell>
          <table:table-cell table:style-name="ce714" office:value-type="string" calcext:value-type="string">
            <text:p>S整形</text:p>
          </table:table-cell>
          <table:table-cell table:number-columns-repeated="242"/>
          <table:table-cell table:style-name="ce718" table:number-columns-repeated="2"/>
          <table:table-cell table:number-columns-repeated="765"/>
          <table:table-cell table:style-name="ce422" table:number-columns-repeated="2"/>
          <table:table-cell/>
        </table:table-row>
        <table:table-row table:style-name="ro12">
          <table:covered-table-cell table:style-name="ce572"/>
          <table:covered-table-cell table:style-name="ce433"/>
          <table:table-cell table:style-name="ce496" office:value-type="string" calcext:value-type="string">
            <text:p>Date</text:p>
          </table:table-cell>
          <table:covered-table-cell table:style-name="ce572"/>
          <table:table-cell table:style-name="ce645" office:value-type="string" calcext:value-type="string">
            <text:p>Subject</text:p>
          </table:table-cell>
          <table:covered-table-cell table:style-name="ce670"/>
          <table:table-cell table:style-name="ce682" office:value-type="string" calcext:value-type="string">
            <text:p>00171072 患者　五 ｶﾝｼﾞｬ ｺﾞ</text:p>
          </table:table-cell>
          <table:covered-table-cell table:style-name="ce700"/>
          <table:table-cell table:style-name="ce433" office:value-type="string" calcext:value-type="string">
            <text:p>日付挿入</text:p>
          </table:table-cell>
          <table:table-cell table:style-name="ce433" office:value-type="string" calcext:value-type="string">
            <text:p>過去日付</text:p>
          </table:table-cell>
          <table:table-cell table:style-name="ce433" office:value-type="string" calcext:value-type="string">
            <text:p>UNDO</text:p>
          </table:table-cell>
          <table:table-cell table:style-name="ce433" table:number-columns-repeated="1012"/>
          <table:table-cell/>
        </table:table-row>
        <table:table-row table:style-name="ro25">
          <table:table-cell table:style-name="ce433"/>
          <table:table-cell table:style-name="ce433" office:value-type="string" calcext:value-type="string">
            <text:p>#</text:p>
          </table:table-cell>
          <table:table-cell table:style-name="ce812" office:value-type="date" office:date-value="2018-03-02" calcext:value-type="date">
            <text:p>2018/03/02</text:p>
          </table:table-cell>
          <table:table-cell table:style-name="ce772"/>
          <table:table-cell table:style-name="ce646" office:value-type="string" calcext:value-type="string">
            <text:p>入院</text:p>
          </table:table-cell>
          <table:table-cell table:style-name="ce671"/>
          <table:table-cell table:style-name="ce705"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82"/>
          <table:table-cell table:style-name="ce433" table:number-columns-repeated="2"/>
          <table:table-cell table:style-name="ce715"/>
          <table:table-cell table:style-name="ce433" table:number-columns-repeated="1012"/>
          <table:table-cell/>
        </table:table-row>
        <table:table-row table:style-name="ro2">
          <table:table-cell/>
          <table:table-cell table:style-name="ce433" office:value-type="string" calcext:value-type="string">
            <text:p>#</text:p>
          </table:table-cell>
          <table:table-cell table:style-name="ce607"/>
          <table:table-cell/>
          <table:table-cell table:style-name="ce647" office:value-type="string" calcext:value-type="string">
            <text:p>入院時ECG</text:p>
          </table:table-cell>
          <table:table-cell table:style-name="ce674"/>
          <table:table-cell table:style-name="ce705" office:value-type="string" calcext:value-type="string">
            <text:p>aaaaaaaaaaaaa</text:p>
          </table:table-cell>
          <table:table-cell table:style-name="ce709"/>
          <table:table-cell table:style-name="ce482"/>
          <table:table-cell/>
          <table:table-cell table:style-name="ce482"/>
          <table:table-cell table:number-columns-repeated="1013"/>
        </table:table-row>
        <table:table-row table:style-name="ro26">
          <table:table-cell/>
          <table:table-cell office:value-type="string" calcext:value-type="string">
            <text:p>#</text:p>
          </table:table-cell>
          <table:table-cell table:style-name="ce607"/>
          <table:table-cell/>
          <table:table-cell table:style-name="ce647" office:value-type="string" calcext:value-type="string">
            <text:p>面談記録</text:p>
          </table:table-cell>
          <table:table-cell table:style-name="ce674"/>
          <table:table-cell table:style-name="ce705"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10" office:value-type="string" calcext:value-type="string">
            <text:p>未</text:p>
          </table:table-cell>
          <table:table-cell table:style-name="ce482" table:number-columns-repeated="2"/>
          <table:table-cell table:number-columns-repeated="1014"/>
        </table:table-row>
        <table:table-row table:style-name="ro27">
          <table:table-cell table:style-name="ce713"/>
          <table:table-cell table:style-name="ce713" office:value-type="string" calcext:value-type="string">
            <text:p>#</text:p>
          </table:table-cell>
          <table:table-cell table:style-name="ce824"/>
          <table:table-cell table:style-name="ce825"/>
          <table:table-cell table:style-name="ce649" office:value-type="string" calcext:value-type="string">
            <text:p>心肺機能低下時</text:p>
          </table:table-cell>
          <table:table-cell table:style-name="ce649"/>
          <table:table-cell table:style-name="ce826"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27" office:value-type="string" calcext:value-type="string">
            <text:p>説明未</text:p>
          </table:table-cell>
          <table:table-cell table:style-name="ce713" table:number-columns-repeated="1015"/>
          <table:table-cell table:style-name="ce828"/>
        </table:table-row>
        <table:table-row table:style-name="ro2">
          <table:table-cell table:style-name="ce583" table:number-columns-repeated="2"/>
          <table:table-cell table:style-name="ce630" office:value-type="string" calcext:value-type="string">
            <text:p>本日の記事</text:p>
          </table:table-cell>
          <table:table-cell table:style-name="ce630"/>
          <table:table-cell table:style-name="ce653"/>
          <table:table-cell table:style-name="ce806" office:value-type="string" calcext:value-type="string">
            <text:p>2018-05-20</text:p>
          </table:table-cell>
          <table:table-cell table:style-name="ce706" office:value-type="string" calcext:value-type="string">
            <text:p>****2018年05月20日(日)****</text:p>
          </table:table-cell>
          <table:table-cell table:style-name="ce694"/>
          <table:table-cell table:style-name="ce583" office:value-type="string" calcext:value-type="string">
            <text:p>血ガス</text:p>
          </table:table-cell>
          <table:table-cell table:style-name="ce583" table:number-columns-repeated="1014"/>
          <table:table-cell/>
        </table:table-row>
        <table:table-row table:style-name="ro26">
          <table:table-cell table:style-name="ce422" table:number-columns-repeated="4"/>
          <table:table-cell table:style-name="ce705"/>
          <table:table-cell table:style-name="ce422"/>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22" table:number-columns-repeated="1016"/>
          <table:table-cell/>
        </table:table-row>
        <table:table-row table:style-name="ro28">
          <table:table-cell table:style-name="ce422" table:number-columns-repeated="4"/>
          <table:table-cell table:style-name="ce705"/>
          <table:table-cell table:style-name="ce422"/>
          <table:table-cell table:style-name="ce705"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22" table:number-columns-repeated="1016"/>
          <table:table-cell/>
        </table:table-row>
        <table:table-row table:style-name="ro29">
          <table:table-cell table:style-name="ce422" table:number-columns-repeated="4"/>
          <table:table-cell table:style-name="ce705"/>
          <table:table-cell table:style-name="ce422"/>
          <table:table-cell table:style-name="ce70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22" table:number-columns-repeated="1016"/>
          <table:table-cell/>
        </table:table-row>
        <table:table-row table:style-name="ro30">
          <table:table-cell table:style-name="ce422" table:number-columns-repeated="4"/>
          <table:table-cell table:style-name="ce705"/>
          <table:table-cell table:style-name="ce422"/>
          <table:table-cell table:style-name="ce705"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22" table:number-columns-repeated="1016"/>
          <table:table-cell/>
        </table:table-row>
        <table:table-row table:style-name="ro26">
          <table:table-cell table:style-name="ce422" table:number-columns-repeated="4"/>
          <table:table-cell table:style-name="ce705"/>
          <table:table-cell table:style-name="ce422"/>
          <table:table-cell table:style-name="ce705"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22" table:number-columns-repeated="1016"/>
          <table:table-cell/>
        </table:table-row>
        <table:table-row table:style-name="ro31">
          <table:table-cell table:style-name="ce422" table:number-columns-repeated="4"/>
          <table:table-cell table:style-name="ce705"/>
          <table:table-cell table:style-name="ce422"/>
          <table:table-cell table:style-name="ce705"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22" table:number-columns-repeated="1016"/>
          <table:table-cell/>
        </table:table-row>
        <table:table-row table:style-name="ro28">
          <table:table-cell table:style-name="ce422" table:number-columns-repeated="4"/>
          <table:table-cell table:style-name="ce705"/>
          <table:table-cell table:style-name="ce422"/>
          <table:table-cell table:style-name="ce705"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22" table:number-columns-repeated="1016"/>
          <table:table-cell/>
        </table:table-row>
        <table:table-row table:style-name="ro29">
          <table:table-cell table:style-name="ce422" table:number-columns-repeated="4"/>
          <table:table-cell table:style-name="ce705"/>
          <table:table-cell table:style-name="ce422"/>
          <table:table-cell table:style-name="ce705"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22" table:number-columns-repeated="1016"/>
          <table:table-cell/>
        </table:table-row>
        <table:table-row table:style-name="ro26">
          <table:table-cell table:style-name="ce422" table:number-columns-repeated="4"/>
          <table:table-cell table:style-name="ce705"/>
          <table:table-cell table:style-name="ce422"/>
          <table:table-cell table:style-name="ce705"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22" table:number-columns-repeated="1016"/>
          <table:table-cell/>
        </table:table-row>
        <table:table-row table:style-name="ro32">
          <table:table-cell table:style-name="ce422" table:number-columns-repeated="4"/>
          <table:table-cell table:style-name="ce705"/>
          <table:table-cell table:style-name="ce422"/>
          <table:table-cell table:style-name="ce705"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22" table:number-columns-repeated="1016"/>
          <table:table-cell/>
        </table:table-row>
        <table:table-row table:style-name="ro5" table:number-rows-repeated="11">
          <table:table-cell table:style-name="ce422" table:number-columns-repeated="4"/>
          <table:table-cell table:style-name="ce705"/>
          <table:table-cell table:style-name="ce422"/>
          <table:table-cell table:style-name="ce705"/>
          <table:table-cell table:style-name="ce422" table:number-columns-repeated="1016"/>
          <table:table-cell/>
        </table:table-row>
        <table:table-row table:style-name="ro2">
          <table:table-cell table:style-name="ce592" table:number-columns-repeated="2"/>
          <table:table-cell table:style-name="ce638" office:value-type="string" calcext:value-type="string">
            <text:p>過去の問題ﾘｽﾄ</text:p>
          </table:table-cell>
          <table:table-cell table:style-name="ce638"/>
          <table:table-cell table:style-name="ce658"/>
          <table:table-cell table:style-name="ce592"/>
          <table:table-cell table:style-name="ce697" table:number-columns-repeated="2"/>
          <table:table-cell table:style-name="ce717"/>
          <table:table-cell table:style-name="ce592"/>
          <table:table-cell table:style-name="ce717"/>
          <table:table-cell table:style-name="ce592" table:number-columns-repeated="1012"/>
          <table:table-cell/>
        </table:table-row>
        <table:table-row table:style-name="ro2">
          <table:table-cell/>
          <table:table-cell table:style-name="ce500" office:value-type="string" calcext:value-type="string">
            <text:p>#</text:p>
          </table:table-cell>
          <table:table-cell table:style-name="ce640"/>
          <table:table-cell table:style-name="ce632"/>
          <table:table-cell table:style-name="ce659" office:value-type="string" calcext:value-type="string">
            <text:p>ﾄﾗﾍﾙﾊﾟｰ確認</text:p>
          </table:table-cell>
          <table:table-cell table:style-name="ce674"/>
          <table:table-cell table:style-name="ce698" office:value-type="string" calcext:value-type="string">
            <text:p>未</text:p>
          </table:table-cell>
          <table:table-cell table:style-name="ce710"/>
          <table:table-cell table:style-name="ce433"/>
          <table:table-cell/>
          <table:table-cell table:style-name="ce482"/>
          <table:table-cell table:number-columns-repeated="1013"/>
        </table:table-row>
        <table:table-row table:style-name="ro2">
          <table:table-cell/>
          <table:table-cell table:style-name="ce500" office:value-type="string" calcext:value-type="string">
            <text:p>#</text:p>
          </table:table-cell>
          <table:table-cell table:style-name="ce640"/>
          <table:table-cell table:style-name="ce632"/>
          <table:table-cell table:style-name="ce660" office:value-type="string" calcext:value-type="string">
            <text:p>CVﾎﾟｰﾄ,胃瘻説明</text:p>
          </table:table-cell>
          <table:table-cell table:style-name="ce674"/>
          <table:table-cell table:style-name="ce698" office:value-type="string" calcext:value-type="string">
            <text:p>未</text:p>
          </table:table-cell>
          <table:table-cell table:style-name="ce710" office:value-type="string" calcext:value-type="string">
            <text:p>未</text:p>
          </table:table-cell>
          <table:table-cell table:style-name="ce433"/>
          <table:table-cell/>
          <table:table-cell table:style-name="ce482"/>
          <table:table-cell table:number-columns-repeated="1013"/>
        </table:table-row>
        <table:table-row table:style-name="ro2">
          <table:table-cell table:style-name="ce599" table:number-columns-repeated="2"/>
          <table:table-cell table:style-name="ce642" office:value-type="string" calcext:value-type="string">
            <text:p>過去の記事</text:p>
          </table:table-cell>
          <table:table-cell table:style-name="ce642"/>
          <table:table-cell table:style-name="ce667"/>
          <table:table-cell table:style-name="ce599"/>
          <table:table-cell table:style-name="ce707" office:value-type="string" calcext:value-type="string">
            <text:p>問題ﾘｽﾄへ変換</text:p>
          </table:table-cell>
          <table:table-cell table:style-name="ce711"/>
          <table:table-cell table:style-name="ce642" office:value-type="string" calcext:value-type="string">
            <text:p>DS分離</text:p>
          </table:table-cell>
          <table:table-cell table:style-name="ce599" table:number-columns-repeated="1014"/>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2018年05月19日(土)****</text:p>
          </table:table-cell>
          <table:table-cell table:style-name="ce422" table:number-columns-repeated="1016"/>
          <table:table-cell/>
        </table:table-row>
        <table:table-row table:style-name="ro26">
          <table:table-cell table:style-name="ce422" table:number-columns-repeated="4"/>
          <table:table-cell table:style-name="ce705"/>
          <table:table-cell table:style-name="ce42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22" table:number-columns-repeated="1016"/>
          <table:table-cell/>
        </table:table-row>
        <table:table-row table:style-name="ro28">
          <table:table-cell table:style-name="ce422" table:number-columns-repeated="4"/>
          <table:table-cell table:style-name="ce705"/>
          <table:table-cell table:style-name="ce42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22" table:number-columns-repeated="1016"/>
          <table:table-cell/>
        </table:table-row>
        <table:table-row table:style-name="ro28">
          <table:table-cell table:style-name="ce422" table:number-columns-repeated="4"/>
          <table:table-cell table:style-name="ce705"/>
          <table:table-cell table:style-name="ce42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22" table:number-columns-repeated="1016"/>
          <table:table-cell/>
        </table:table-row>
        <table:table-row table:style-name="ro33">
          <table:table-cell table:style-name="ce422" table:number-columns-repeated="4"/>
          <table:table-cell table:style-name="ce705"/>
          <table:table-cell table:style-name="ce422"/>
          <table:table-cell table:style-name="ce70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22" table:number-columns-repeated="1016"/>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ｳｳｳｳｳｳｳｳｳｳｳｳｳｳｳｳｳｳｳｳｳｳｳｳｳｳｳｳｳｳｳｳ</text:p>
          </table:table-cell>
          <table:table-cell table:style-name="ce422" table:number-columns-repeated="1016"/>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2018年05月18日(金)****</text:p>
          </table:table-cell>
          <table:table-cell table:style-name="ce422" table:number-columns-repeated="1016"/>
          <table:table-cell/>
        </table:table-row>
        <table:table-row table:style-name="ro34">
          <table:table-cell table:style-name="ce422" table:number-columns-repeated="4"/>
          <table:table-cell table:style-name="ce705"/>
          <table:table-cell table:style-name="ce422"/>
          <table:table-cell table:style-name="ce70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22" table:number-columns-repeated="1016"/>
          <table:table-cell/>
        </table:table-row>
        <table:table-row table:style-name="ro33">
          <table:table-cell table:style-name="ce422" table:number-columns-repeated="4"/>
          <table:table-cell table:style-name="ce705"/>
          <table:table-cell table:style-name="ce422"/>
          <table:table-cell table:style-name="ce70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22" table:number-columns-repeated="1016"/>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2018年05月18日(金)****</text:p>
          </table:table-cell>
          <table:table-cell table:style-name="ce422" table:number-columns-repeated="1016"/>
          <table:table-cell/>
        </table:table-row>
        <table:table-row table:style-name="ro35">
          <table:table-cell table:style-name="ce422" table:number-columns-repeated="4"/>
          <table:table-cell table:style-name="ce705"/>
          <table:table-cell table:style-name="ce42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22" table:number-columns-repeated="1016"/>
          <table:table-cell/>
        </table:table-row>
        <table:table-row table:style-name="ro36">
          <table:table-cell table:style-name="ce422" table:number-columns-repeated="4"/>
          <table:table-cell table:style-name="ce705"/>
          <table:table-cell table:style-name="ce42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22" table:number-columns-repeated="1016"/>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ｳｳｳｳｳｳｳｳｳｳｳｳｳｳｳｳｳｳｳｳｳｳｳｳ</text:p>
          </table:table-cell>
          <table:table-cell table:style-name="ce422" table:number-columns-repeated="1016"/>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2018年05月18日(金)****</text:p>
          </table:table-cell>
          <table:table-cell table:style-name="ce422" table:number-columns-repeated="1016"/>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ｱｱｵｲｳﾓｵｳ</text:p>
          </table:table-cell>
          <table:table-cell table:style-name="ce422" table:number-columns-repeated="1016"/>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2018年05月18日(金)****</text:p>
          </table:table-cell>
          <table:table-cell table:style-name="ce422" table:number-columns-repeated="1016"/>
          <table:table-cell/>
        </table:table-row>
        <table:table-row table:style-name="ro37">
          <table:table-cell table:style-name="ce422" table:number-columns-repeated="4"/>
          <table:table-cell table:style-name="ce705"/>
          <table:table-cell table:style-name="ce422"/>
          <table:table-cell table:style-name="ce705" office:value-type="string" calcext:value-type="string">
            <text:p>sdfasasddddddddddddddddddddddddddddddddddddddddddddddddddddddddddddddddddddd</text:p>
          </table:table-cell>
          <table:table-cell table:style-name="ce422" table:number-columns-repeated="1016"/>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2018年05月18日(金)＊＊＊＊</text:p>
          </table:table-cell>
          <table:table-cell table:style-name="ce422" table:number-columns-repeated="1016"/>
          <table:table-cell/>
        </table:table-row>
        <table:table-row table:style-name="ro37">
          <table:table-cell table:style-name="ce422" table:number-columns-repeated="4"/>
          <table:table-cell table:style-name="ce705"/>
          <table:table-cell table:style-name="ce422"/>
          <table:table-cell table:style-name="ce705" office:value-type="string" calcext:value-type="string">
            <text:p>asdfsadfffffffffffffffffffffffffffffffffffffffffffffffffffffffffffffffffffffffffffffffffffffffffffffffffffffffffffffffffffffffffffffffffffffffff</text:p>
          </table:table-cell>
          <table:table-cell table:style-name="ce422" table:number-columns-repeated="1016"/>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2018年05月18日(金)＊＊＊＊****</text:p>
          </table:table-cell>
          <table:table-cell table:style-name="ce422" table:number-columns-repeated="1016"/>
          <table:table-cell/>
        </table:table-row>
        <table:table-row table:style-name="ro38">
          <table:table-cell table:style-name="ce422" table:number-columns-repeated="4"/>
          <table:table-cell table:style-name="ce705"/>
          <table:table-cell table:style-name="ce422"/>
          <table:table-cell table:style-name="ce70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22" table:number-columns-repeated="1016"/>
          <table:table-cell/>
        </table:table-row>
        <table:table-row table:style-name="ro38">
          <table:table-cell table:style-name="ce422" table:number-columns-repeated="4"/>
          <table:table-cell table:style-name="ce705"/>
          <table:table-cell table:style-name="ce422"/>
          <table:table-cell table:style-name="ce70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22" table:number-columns-repeated="1016"/>
          <table:table-cell/>
        </table:table-row>
        <table:table-row table:style-name="ro5" table:number-rows-repeated="3">
          <table:table-cell table:style-name="ce422" table:number-columns-repeated="4"/>
          <table:table-cell table:style-name="ce705"/>
          <table:table-cell table:style-name="ce422"/>
          <table:table-cell table:style-name="ce705"/>
          <table:table-cell table:style-name="ce422" table:number-columns-repeated="1016"/>
          <table:table-cell/>
        </table:table-row>
        <table:table-row table:style-name="ro5">
          <table:table-cell table:style-name="ce422" table:number-columns-repeated="4"/>
          <table:table-cell table:style-name="ce705"/>
          <table:table-cell table:style-name="ce422"/>
          <table:table-cell table:style-name="ce705" office:value-type="string" calcext:value-type="string">
            <text:p>hgjhgjgj,ghj,gjyglgiu uyvi8yytviyvi</text:p>
          </table:table-cell>
          <table:table-cell table:style-name="ce422"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483"/>
        <table:table-column table:style-name="co30" table:default-cell-style-name="ce483"/>
        <table:table-column table:style-name="co22" table:default-cell-style-name="ce483"/>
        <table:table-column table:style-name="co43" table:default-cell-style-name="ce483"/>
        <table:table-column table:style-name="co32" table:default-cell-style-name="ce655"/>
        <table:table-column table:style-name="co43" table:default-cell-style-name="ce483"/>
        <table:table-column table:style-name="co27" table:default-cell-style-name="ce863"/>
        <table:table-column table:style-name="co34" table:number-columns-repeated="3" table:default-cell-style-name="ce695"/>
        <table:table-column table:style-name="co45" table:default-cell-style-name="ce483"/>
        <table:table-column table:style-name="co53" table:default-cell-style-name="ce483"/>
        <table:table-column table:style-name="co36" table:default-cell-style-name="ce483"/>
        <table:table-column table:style-name="co54" table:default-cell-style-name="ce483"/>
        <table:table-column table:style-name="co38" table:default-cell-style-name="ce483"/>
        <table:table-column table:style-name="co13" table:number-columns-repeated="243" table:default-cell-style-name="ce483"/>
        <table:table-column table:style-name="co13" table:number-columns-repeated="766" table:default-cell-style-name="ce718"/>
        <table:table-row table:style-name="ro11">
          <table:table-cell table:style-name="ce572" office:value-type="string" calcext:value-type="string" table:number-columns-spanned="1" table:number-rows-spanned="2">
            <text:p>行挿</text:p>
          </table:table-cell>
          <table:table-cell table:style-name="ce433" office:value-type="string" calcext:value-type="string" table:number-columns-spanned="1" table:number-rows-spanned="2">
            <text:p>#</text:p>
          </table:table-cell>
          <table:table-cell table:style-name="ce603" office:value-type="string" calcext:value-type="string">
            <text:p>一覧へ</text:p>
          </table:table-cell>
          <table:table-cell table:style-name="ce572" office:value-type="string" calcext:value-type="string" table:number-columns-spanned="1" table:number-rows-spanned="2">
            <text:p>経過へ</text:p>
          </table:table-cell>
          <table:table-cell table:style-name="ce645" office:value-type="string" calcext:value-type="string">
            <text:p>経過へ</text:p>
          </table:table-cell>
          <table:table-cell table:style-name="ce670" office:value-type="string" calcext:value-type="string" table:number-columns-spanned="1" table:number-rows-spanned="2">
            <text:p>Sbj</text:p>
          </table:table-cell>
          <table:table-cell table:style-name="ce842" office:value-type="string" calcext:value-type="string">
            <text:p>2018/05/25 21:33:43 Copied</text:p>
          </table:table-cell>
          <table:table-cell table:style-name="ce682" office:value-type="string" calcext:value-type="string" table:number-columns-spanned="1" table:number-rows-spanned="2">
            <text:p>過去日</text:p>
          </table:table-cell>
          <table:table-cell table:style-name="ce682" office:value-type="string" calcext:value-type="string" table:number-columns-spanned="1" table:number-rows-spanned="2">
            <text:p>未来日</text:p>
          </table:table-cell>
          <table:table-cell table:style-name="ce700" office:value-type="string" calcext:value-type="string" table:number-columns-spanned="1" table:number-rows-spanned="2">
            <text:p>COPY</text:p>
          </table:table-cell>
          <table:table-cell table:style-name="ce712" office:value-type="string" calcext:value-type="string">
            <text:p>退院ｻﾏﾘ</text:p>
          </table:table-cell>
          <table:table-cell table:number-columns-repeated="2" table:style-name="ce714" office:value-type="string" calcext:value-type="string">
            <text:p>#分離</text:p>
          </table:table-cell>
          <table:table-cell table:style-name="ce714"/>
          <table:table-cell table:number-columns-repeated="242"/>
          <table:table-cell table:style-name="ce718" table:number-columns-repeated="2"/>
          <table:table-cell table:number-columns-repeated="765"/>
          <table:table-cell table:style-name="ce422"/>
        </table:table-row>
        <table:table-row table:style-name="ro12">
          <table:covered-table-cell table:style-name="ce572"/>
          <table:covered-table-cell table:style-name="ce433"/>
          <table:table-cell table:style-name="ce496" office:value-type="string" calcext:value-type="string">
            <text:p>Date</text:p>
          </table:table-cell>
          <table:covered-table-cell table:style-name="ce572"/>
          <table:table-cell table:style-name="ce645" office:value-type="string" calcext:value-type="string">
            <text:p>Subject</text:p>
          </table:table-cell>
          <table:covered-table-cell table:style-name="ce670"/>
          <table:table-cell table:style-name="ce843" office:value-type="string" calcext:value-type="string">
            <text:p>00171072 患者　五 ｶﾝｼﾞｬ ｺﾞ</text:p>
          </table:table-cell>
          <table:covered-table-cell table:number-columns-repeated="2" table:style-name="ce682"/>
          <table:covered-table-cell table:style-name="ce700"/>
          <table:table-cell table:style-name="ce433" table:number-columns-repeated="1014"/>
        </table:table-row>
        <table:table-row table:style-name="ro8">
          <table:table-cell table:style-name="ce433"/>
          <table:table-cell table:style-name="ce433" office:value-type="string" calcext:value-type="string">
            <text:p>#</text:p>
          </table:table-cell>
          <table:table-cell table:style-name="ce812" office:value-type="date" office:date-value="2018-03-02" calcext:value-type="date">
            <text:p>2018/03/02</text:p>
          </table:table-cell>
          <table:table-cell table:style-name="ce772"/>
          <table:table-cell table:style-name="ce646" office:value-type="string" calcext:value-type="string">
            <text:p>入院</text:p>
          </table:table-cell>
          <table:table-cell table:style-name="ce671"/>
          <table:table-cell table:style-name="ce84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03" office:value-type="string" calcext:value-type="string">
            <text:p>2018/5/25</text:p>
          </table:table-cell>
          <table:table-cell table:style-name="ce705"/>
          <table:table-cell table:style-name="ce682"/>
          <table:table-cell table:style-name="ce433" table:number-columns-repeated="2"/>
          <table:table-cell table:style-name="ce715"/>
          <table:table-cell table:style-name="ce433" table:number-columns-repeated="1011"/>
        </table:table-row>
        <table:table-row table:style-name="ro7">
          <table:table-cell table:style-name="ce422"/>
          <table:table-cell table:style-name="ce807"/>
          <table:table-cell table:style-name="ce813"/>
          <table:table-cell table:style-name="ce838"/>
          <table:table-cell table:style-name="ce819"/>
          <table:table-cell table:style-name="ce422"/>
          <table:table-cell table:style-name="ce84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03"/>
          <table:table-cell table:style-name="ce705"/>
          <table:table-cell table:style-name="ce422" table:number-columns-repeated="1015"/>
        </table:table-row>
        <table:table-row table:style-name="ro5">
          <table:table-cell table:style-name="ce422"/>
          <table:table-cell table:style-name="ce807" table:number-columns-repeated="3"/>
          <table:table-cell table:style-name="ce817"/>
          <table:table-cell table:style-name="ce422"/>
          <table:table-cell table:style-name="ce844" office:value-type="string" calcext:value-type="string">
            <text:p>求めて叫んでいたんだ｣と語った｡</text:p>
          </table:table-cell>
          <table:table-cell table:style-name="ce705" table:number-columns-repeated="2"/>
          <table:table-cell table:style-name="ce422" table:number-columns-repeated="1015"/>
        </table:table-row>
        <table:table-row table:style-name="ro2">
          <table:table-cell/>
          <table:table-cell table:style-name="ce433" office:value-type="string" calcext:value-type="string">
            <text:p>#</text:p>
          </table:table-cell>
          <table:table-cell table:style-name="ce607"/>
          <table:table-cell table:style-name="ce808"/>
          <table:table-cell table:style-name="ce647" office:value-type="string" calcext:value-type="string">
            <text:p>入院時ECG</text:p>
          </table:table-cell>
          <table:table-cell table:style-name="ce674"/>
          <table:table-cell table:style-name="ce844" office:value-type="string" calcext:value-type="string">
            <text:p>aaaaaaaaaaaaa</text:p>
          </table:table-cell>
          <table:table-cell table:style-name="ce705" table:number-columns-repeated="2"/>
          <table:table-cell table:style-name="ce709"/>
          <table:table-cell table:style-name="ce482"/>
          <table:table-cell/>
          <table:table-cell table:style-name="ce482"/>
          <table:table-cell table:number-columns-repeated="1011"/>
        </table:table-row>
        <table:table-row table:style-name="ro9">
          <table:table-cell/>
          <table:table-cell table:style-name="ce808" office:value-type="string" calcext:value-type="string">
            <text:p>#</text:p>
          </table:table-cell>
          <table:table-cell table:style-name="ce607"/>
          <table:table-cell table:style-name="ce808"/>
          <table:table-cell table:style-name="ce647" office:value-type="string" calcext:value-type="string">
            <text:p>面談記録</text:p>
          </table:table-cell>
          <table:table-cell table:style-name="ce674"/>
          <table:table-cell table:style-name="ce844"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03"/>
          <table:table-cell table:style-name="ce705"/>
          <table:table-cell table:style-name="ce710"/>
          <table:table-cell table:style-name="ce482" table:number-columns-repeated="2"/>
          <table:table-cell table:number-columns-repeated="1012"/>
        </table:table-row>
        <table:table-row table:style-name="ro5">
          <table:table-cell table:style-name="ce422"/>
          <table:table-cell table:style-name="ce807" table:number-columns-repeated="3"/>
          <table:table-cell table:style-name="ce817"/>
          <table:table-cell table:style-name="ce422"/>
          <table:table-cell table:style-name="ce844" office:value-type="string" calcext:value-type="string">
            <text:p>2]｡</text:p>
          </table:table-cell>
          <table:table-cell table:style-name="ce422" table:number-columns-repeated="1017"/>
        </table:table-row>
        <table:table-row table:style-name="ro24">
          <table:table-cell table:style-name="ce482"/>
          <table:table-cell table:style-name="ce809" office:value-type="string" calcext:value-type="string">
            <text:p>#</text:p>
          </table:table-cell>
          <table:table-cell table:style-name="ce608"/>
          <table:table-cell table:style-name="ce839"/>
          <table:table-cell table:style-name="ce647" office:value-type="string" calcext:value-type="string">
            <text:p>心肺機能低下時</text:p>
          </table:table-cell>
          <table:table-cell table:style-name="ce647"/>
          <table:table-cell table:style-name="ce844"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05" table:number-columns-repeated="2"/>
          <table:table-cell table:style-name="ce710"/>
          <table:table-cell table:style-name="ce482" table:number-columns-repeated="1014"/>
        </table:table-row>
        <table:table-row table:style-name="ro6">
          <table:table-cell table:style-name="ce422"/>
          <table:table-cell table:style-name="ce807"/>
          <table:table-cell table:style-name="ce422" table:number-columns-repeated="2"/>
          <table:table-cell table:style-name="ce817"/>
          <table:table-cell table:style-name="ce422"/>
          <table:table-cell table:style-name="ce84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05" table:number-columns-repeated="2"/>
          <table:table-cell table:style-name="ce422" table:number-columns-repeated="1015"/>
        </table:table-row>
        <table:table-row table:style-name="ro5">
          <table:table-cell table:style-name="ce829"/>
          <table:table-cell table:style-name="ce833" office:value-type="string" calcext:value-type="string">
            <text:p>#</text:p>
          </table:table-cell>
          <table:table-cell table:style-name="ce835" office:value-type="string" calcext:value-type="string">
            <text:p>2018-03-02</text:p>
          </table:table-cell>
          <table:table-cell table:style-name="ce829"/>
          <table:table-cell table:style-name="ce840" office:value-type="string" calcext:value-type="string">
            <text:p>入院</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29" table:number-columns-repeated="2"/>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30"/>
          <table:table-cell table:style-name="ce834"/>
          <table:table-cell table:style-name="ce830" table:number-columns-repeated="2"/>
          <table:table-cell table:style-name="ce841"/>
          <table:table-cell table:style-name="ce830"/>
          <table:table-cell table:style-name="ce854"/>
          <table:table-cell table:style-name="ce865" table:number-columns-repeated="2"/>
          <table:table-cell table:style-name="ce830" table:number-columns-repeated="1015"/>
        </table:table-row>
        <table:table-row table:style-name="ro5">
          <table:table-cell table:style-name="ce829"/>
          <table:table-cell table:style-name="ce833" office:value-type="string" calcext:value-type="string">
            <text:p>#</text:p>
          </table:table-cell>
          <table:table-cell table:style-name="ce829" table:number-columns-repeated="2"/>
          <table:table-cell table:style-name="ce840" office:value-type="string" calcext:value-type="string">
            <text:p>入院時ECG</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29" table:number-columns-repeated="2"/>
          <table:table-cell table:style-name="ce840" office:value-type="string" calcext:value-type="string">
            <text:p>面談記録</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29" table:number-columns-repeated="2"/>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29" table:number-columns-repeated="2"/>
          <table:table-cell table:style-name="ce840" office:value-type="string" calcext:value-type="string">
            <text:p>心肺機能低下時</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29" table:number-columns-repeated="2"/>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office:value-type="string" calcext:value-type="string">
            <text:p>2018-03-02</text:p>
          </table:table-cell>
          <table:table-cell table:style-name="ce829"/>
          <table:table-cell table:style-name="ce840" office:value-type="string" calcext:value-type="string">
            <text:p>入院</text:p>
          </table:table-cell>
          <table:table-cell table:style-name="ce829"/>
          <table:table-cell table:style-name="ce845"/>
          <table:table-cell table:style-name="ce864" table:number-columns-repeated="2"/>
          <table:table-cell table:style-name="ce829" table:number-columns-repeated="1015"/>
        </table:table-row>
        <table:table-row table:style-name="ro5" table:number-rows-repeated="2">
          <table:table-cell table:style-name="ce829"/>
          <table:table-cell table:style-name="ce833"/>
          <table:table-cell table:style-name="ce829" table:number-columns-repeated="2"/>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29" table:number-columns-repeated="2"/>
          <table:table-cell table:style-name="ce840" office:value-type="string" calcext:value-type="string">
            <text:p>入院時ECG</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29" table:number-columns-repeated="2"/>
          <table:table-cell table:style-name="ce840" office:value-type="string" calcext:value-type="string">
            <text:p>面談記録</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29" table:number-columns-repeated="2"/>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office:value-type="string" calcext:value-type="string">
            <text:p>2018-03-02</text:p>
          </table:table-cell>
          <table:table-cell table:style-name="ce829"/>
          <table:table-cell table:style-name="ce840" office:value-type="string" calcext:value-type="string">
            <text:p>入院</text:p>
          </table:table-cell>
          <table:table-cell table:style-name="ce829"/>
          <table:table-cell table:style-name="ce845"/>
          <table:table-cell table:style-name="ce864" table:number-columns-repeated="2"/>
          <table:table-cell table:style-name="ce829" table:number-columns-repeated="1015"/>
        </table:table-row>
        <table:table-row table:style-name="ro5" table:number-rows-repeated="2">
          <table:table-cell table:style-name="ce829"/>
          <table:table-cell table:style-name="ce833"/>
          <table:table-cell table:style-name="ce829" table:number-columns-repeated="2"/>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office:value-type="string" calcext:value-type="string">
            <text:p>2018-03-02</text:p>
          </table:table-cell>
          <table:table-cell table:style-name="ce829"/>
          <table:table-cell table:style-name="ce840" office:value-type="string" calcext:value-type="string">
            <text:p>入院時ECG</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office:value-type="string" calcext:value-type="string">
            <text:p>2018/3/2</text:p>
          </table:table-cell>
          <table:table-cell table:style-name="ce829"/>
          <table:table-cell table:style-name="ce840" office:value-type="string" calcext:value-type="string">
            <text:p>入院</text:p>
          </table:table-cell>
          <table:table-cell table:style-name="ce829"/>
          <table:table-cell table:style-name="ce845"/>
          <table:table-cell table:style-name="ce864" table:number-columns-repeated="2"/>
          <table:table-cell table:style-name="ce829" table:number-columns-repeated="1015"/>
        </table:table-row>
        <table:table-row table:style-name="ro5" table:number-rows-repeated="2">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入院時ECG</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面談記録</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心肺機能低下時</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office:value-type="string" calcext:value-type="string">
            <text:p>2018/3/2</text:p>
          </table:table-cell>
          <table:table-cell table:style-name="ce829"/>
          <table:table-cell table:style-name="ce840" office:value-type="string" calcext:value-type="string">
            <text:p>入院</text:p>
          </table:table-cell>
          <table:table-cell table:style-name="ce829"/>
          <table:table-cell table:style-name="ce845"/>
          <table:table-cell table:style-name="ce864" table:number-columns-repeated="2"/>
          <table:table-cell table:style-name="ce829" table:number-columns-repeated="1015"/>
        </table:table-row>
        <table:table-row table:style-name="ro5" table:number-rows-repeated="2">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入院時ECG</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面談記録</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心肺機能低下時</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office:value-type="string" calcext:value-type="string">
            <text:p>2018/3/2</text:p>
          </table:table-cell>
          <table:table-cell table:style-name="ce829"/>
          <table:table-cell table:style-name="ce840" office:value-type="string" calcext:value-type="string">
            <text:p>入院</text:p>
          </table:table-cell>
          <table:table-cell table:style-name="ce829"/>
          <table:table-cell table:style-name="ce845"/>
          <table:table-cell table:style-name="ce864" table:number-columns-repeated="2"/>
          <table:table-cell table:style-name="ce829" table:number-columns-repeated="1015"/>
        </table:table-row>
        <table:table-row table:style-name="ro5" table:number-rows-repeated="2">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入院時ECG</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面談記録</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心肺機能低下時</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office:value-type="string" calcext:value-type="string">
            <text:p>2018/3/2</text:p>
          </table:table-cell>
          <table:table-cell table:style-name="ce829"/>
          <table:table-cell table:style-name="ce840" office:value-type="string" calcext:value-type="string">
            <text:p>入院</text:p>
          </table:table-cell>
          <table:table-cell table:style-name="ce829"/>
          <table:table-cell table:style-name="ce845"/>
          <table:table-cell table:style-name="ce864" table:number-columns-repeated="2"/>
          <table:table-cell table:style-name="ce829" table:number-columns-repeated="1015"/>
        </table:table-row>
        <table:table-row table:style-name="ro5" table:number-rows-repeated="2">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入院時ECG</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面談記録</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心肺機能低下時</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office:value-type="string" calcext:value-type="string">
            <text:p>2018-03-02</text:p>
          </table:table-cell>
          <table:table-cell table:style-name="ce829"/>
          <table:table-cell table:style-name="ce840" office:value-type="string" calcext:value-type="string">
            <text:p>面談記録</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office:value-type="string" calcext:value-type="string">
            <text:p>2018/3/2</text:p>
          </table:table-cell>
          <table:table-cell table:style-name="ce829"/>
          <table:table-cell table:style-name="ce840" office:value-type="string" calcext:value-type="string">
            <text:p>入院</text:p>
          </table:table-cell>
          <table:table-cell table:style-name="ce829"/>
          <table:table-cell table:style-name="ce845"/>
          <table:table-cell table:style-name="ce864" table:number-columns-repeated="2"/>
          <table:table-cell table:style-name="ce829" table:number-columns-repeated="1015"/>
        </table:table-row>
        <table:table-row table:style-name="ro5" table:number-rows-repeated="2">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入院時ECG</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面談記録</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心肺機能低下時</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6" office:value-type="float" office:value="43161" calcext:value-type="float">
            <text:p>43161</text:p>
          </table:table-cell>
          <table:table-cell table:style-name="ce829"/>
          <table:table-cell table:style-name="ce840" office:value-type="string" calcext:value-type="string">
            <text:p>入院</text:p>
          </table:table-cell>
          <table:table-cell table:style-name="ce829"/>
          <table:table-cell table:style-name="ce845"/>
          <table:table-cell table:style-name="ce864" table:number-columns-repeated="2"/>
          <table:table-cell table:style-name="ce829" table:number-columns-repeated="1015"/>
        </table:table-row>
        <table:table-row table:style-name="ro5" table:number-rows-repeated="2">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入院時ECG</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面談記録</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心肺機能低下時</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office:value-type="float" office:value="43161" calcext:value-type="float">
            <text:p>43161</text:p>
          </table:table-cell>
          <table:table-cell table:style-name="ce829"/>
          <table:table-cell table:style-name="ce840" office:value-type="string" calcext:value-type="string">
            <text:p>入院</text:p>
          </table:table-cell>
          <table:table-cell table:style-name="ce829"/>
          <table:table-cell table:style-name="ce845"/>
          <table:table-cell table:style-name="ce864" table:number-columns-repeated="2"/>
          <table:table-cell table:style-name="ce829" table:number-columns-repeated="1015"/>
        </table:table-row>
        <table:table-row table:style-name="ro5" table:number-rows-repeated="2">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入院時ECG</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面談記録</text:p>
          </table:table-cell>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心肺機能低下時</text:p>
          </table:table-cell>
          <table:table-cell table:style-name="ce829"/>
          <table:table-cell table:style-name="ce845"/>
          <table:table-cell table:style-name="ce864" table:number-columns-repeated="2"/>
          <table:table-cell table:style-name="ce829" table:number-columns-repeated="1015"/>
        </table:table-row>
        <table:table-row table:style-name="ro6">
          <table:table-cell table:style-name="ce829"/>
          <table:table-cell table:style-name="ce833" office:value-type="string" calcext:value-type="string">
            <text:p>#</text:p>
          </table:table-cell>
          <table:table-cell table:style-name="ce835" office:value-type="float" office:value="43161" calcext:value-type="float">
            <text:p>43161</text:p>
          </table:table-cell>
          <table:table-cell table:style-name="ce829"/>
          <table:table-cell table:style-name="ce840" office:value-type="string" calcext:value-type="string">
            <text:p>入院</text:p>
          </table:table-cell>
          <table:table-cell table:style-name="ce829"/>
          <table:table-cell table:style-name="ce84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4" table:number-columns-repeated="2"/>
          <table:table-cell table:style-name="ce829" table:number-columns-repeated="1015"/>
        </table:table-row>
        <table:table-row table:style-name="ro7">
          <table:table-cell table:style-name="ce829"/>
          <table:table-cell table:style-name="ce833"/>
          <table:table-cell table:style-name="ce835"/>
          <table:table-cell table:style-name="ce829"/>
          <table:table-cell table:style-name="ce840"/>
          <table:table-cell table:style-name="ce829"/>
          <table:table-cell table:style-name="ce84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office:value-type="string" calcext:value-type="string">
            <text:p>求めて叫んでいたんだ｣と語った｡</text:p>
          </table:table-cell>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入院時ECG</text:p>
          </table:table-cell>
          <table:table-cell table:style-name="ce829"/>
          <table:table-cell table:style-name="ce845" office:value-type="string" calcext:value-type="string">
            <text:p>aaaaaaaaaaaaa</text:p>
          </table:table-cell>
          <table:table-cell table:style-name="ce864" table:number-columns-repeated="2"/>
          <table:table-cell table:style-name="ce829" table:number-columns-repeated="1015"/>
        </table:table-row>
        <table:table-row table:style-name="ro9">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面談記録</text:p>
          </table:table-cell>
          <table:table-cell table:style-name="ce829"/>
          <table:table-cell table:style-name="ce84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4" table:number-columns-repeated="2"/>
          <table:table-cell table:style-name="ce829" table:number-columns-repeated="1015"/>
        </table:table-row>
        <table:table-row table:style-name="ro5">
          <table:table-cell table:style-name="ce829"/>
          <table:table-cell table:style-name="ce833"/>
          <table:table-cell table:style-name="ce835"/>
          <table:table-cell table:style-name="ce829"/>
          <table:table-cell table:style-name="ce840"/>
          <table:table-cell table:style-name="ce829"/>
          <table:table-cell table:style-name="ce845" office:value-type="string" calcext:value-type="string">
            <text:p>2]｡</text:p>
          </table:table-cell>
          <table:table-cell table:style-name="ce864" table:number-columns-repeated="2"/>
          <table:table-cell table:style-name="ce829" table:number-columns-repeated="1015"/>
        </table:table-row>
        <table:table-row table:style-name="ro24">
          <table:table-cell table:style-name="ce829"/>
          <table:table-cell table:style-name="ce833" office:value-type="string" calcext:value-type="string">
            <text:p>#</text:p>
          </table:table-cell>
          <table:table-cell table:style-name="ce835"/>
          <table:table-cell table:style-name="ce829"/>
          <table:table-cell table:style-name="ce840" office:value-type="string" calcext:value-type="string">
            <text:p>心肺機能低下時</text:p>
          </table:table-cell>
          <table:table-cell table:style-name="ce829"/>
          <table:table-cell table:style-name="ce84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4" table:number-columns-repeated="2"/>
          <table:table-cell table:style-name="ce829" table:number-columns-repeated="1015"/>
        </table:table-row>
        <table:table-row table:style-name="ro6">
          <table:table-cell table:style-name="ce829"/>
          <table:table-cell table:style-name="ce833"/>
          <table:table-cell table:style-name="ce835"/>
          <table:table-cell table:style-name="ce829"/>
          <table:table-cell table:style-name="ce840"/>
          <table:table-cell table:style-name="ce829"/>
          <table:table-cell table:style-name="ce84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4" table:number-columns-repeated="2"/>
          <table:table-cell table:style-name="ce829" table:number-columns-repeated="1015"/>
        </table:table-row>
        <table:table-row table:style-name="ro6">
          <table:table-cell table:style-name="ce829"/>
          <table:table-cell table:style-name="ce833" office:value-type="string" calcext:value-type="string">
            <text:p>#</text:p>
          </table:table-cell>
          <table:table-cell table:style-name="ce837" office:value-type="date" office:date-value="2018-03-02" calcext:value-type="date">
            <text:p>2018/03/02</text:p>
          </table:table-cell>
          <table:table-cell table:style-name="ce829"/>
          <table:table-cell table:style-name="ce840" office:value-type="string" calcext:value-type="string">
            <text:p>入院</text:p>
          </table:table-cell>
          <table:table-cell table:style-name="ce829"/>
          <table:table-cell table:style-name="ce84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4" table:number-columns-repeated="2"/>
          <table:table-cell table:style-name="ce829" table:number-columns-repeated="1015"/>
        </table:table-row>
        <table:table-row table:style-name="ro7">
          <table:table-cell table:style-name="ce829"/>
          <table:table-cell table:style-name="ce833"/>
          <table:table-cell table:style-name="ce837"/>
          <table:table-cell table:style-name="ce829"/>
          <table:table-cell table:style-name="ce840"/>
          <table:table-cell table:style-name="ce829"/>
          <table:table-cell table:style-name="ce84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4" table:number-columns-repeated="2"/>
          <table:table-cell table:style-name="ce829" table:number-columns-repeated="1015"/>
        </table:table-row>
        <table:table-row table:style-name="ro5">
          <table:table-cell table:style-name="ce829"/>
          <table:table-cell table:style-name="ce833"/>
          <table:table-cell table:style-name="ce837"/>
          <table:table-cell table:style-name="ce829"/>
          <table:table-cell table:style-name="ce840"/>
          <table:table-cell table:style-name="ce829"/>
          <table:table-cell table:style-name="ce845" office:value-type="string" calcext:value-type="string">
            <text:p>求めて叫んでいたんだ｣と語った｡</text:p>
          </table:table-cell>
          <table:table-cell table:style-name="ce864" table:number-columns-repeated="2"/>
          <table:table-cell table:style-name="ce829" table:number-columns-repeated="1015"/>
        </table:table-row>
        <table:table-row table:style-name="ro5">
          <table:table-cell table:style-name="ce829"/>
          <table:table-cell table:style-name="ce833" office:value-type="string" calcext:value-type="string">
            <text:p>#</text:p>
          </table:table-cell>
          <table:table-cell table:style-name="ce837"/>
          <table:table-cell table:style-name="ce829"/>
          <table:table-cell table:style-name="ce840" office:value-type="string" calcext:value-type="string">
            <text:p>入院時ECG</text:p>
          </table:table-cell>
          <table:table-cell table:style-name="ce829"/>
          <table:table-cell table:style-name="ce845" office:value-type="string" calcext:value-type="string">
            <text:p>aaaaaaaaaaaaa</text:p>
          </table:table-cell>
          <table:table-cell table:style-name="ce864" table:number-columns-repeated="2"/>
          <table:table-cell table:style-name="ce829" table:number-columns-repeated="1015"/>
        </table:table-row>
        <table:table-row table:style-name="ro9">
          <table:table-cell table:style-name="ce829"/>
          <table:table-cell table:style-name="ce833" office:value-type="string" calcext:value-type="string">
            <text:p>#</text:p>
          </table:table-cell>
          <table:table-cell table:style-name="ce837"/>
          <table:table-cell table:style-name="ce829"/>
          <table:table-cell table:style-name="ce840" office:value-type="string" calcext:value-type="string">
            <text:p>面談記録</text:p>
          </table:table-cell>
          <table:table-cell table:style-name="ce829"/>
          <table:table-cell table:style-name="ce84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4" table:number-columns-repeated="2"/>
          <table:table-cell table:style-name="ce829" table:number-columns-repeated="1015"/>
        </table:table-row>
        <table:table-row table:style-name="ro5">
          <table:table-cell table:style-name="ce829"/>
          <table:table-cell table:style-name="ce833"/>
          <table:table-cell table:style-name="ce837"/>
          <table:table-cell table:style-name="ce829"/>
          <table:table-cell table:style-name="ce840"/>
          <table:table-cell table:style-name="ce829"/>
          <table:table-cell table:style-name="ce845" office:value-type="string" calcext:value-type="string">
            <text:p>2]｡</text:p>
          </table:table-cell>
          <table:table-cell table:style-name="ce864" table:number-columns-repeated="2"/>
          <table:table-cell table:style-name="ce829" table:number-columns-repeated="1015"/>
        </table:table-row>
        <table:table-row table:style-name="ro24">
          <table:table-cell table:style-name="ce829"/>
          <table:table-cell table:style-name="ce833" office:value-type="string" calcext:value-type="string">
            <text:p>#</text:p>
          </table:table-cell>
          <table:table-cell table:style-name="ce837"/>
          <table:table-cell table:style-name="ce829"/>
          <table:table-cell table:style-name="ce840" office:value-type="string" calcext:value-type="string">
            <text:p>心肺機能低下時</text:p>
          </table:table-cell>
          <table:table-cell table:style-name="ce829"/>
          <table:table-cell table:style-name="ce84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4" table:number-columns-repeated="2"/>
          <table:table-cell table:style-name="ce829" table:number-columns-repeated="1015"/>
        </table:table-row>
        <table:table-row table:style-name="ro6">
          <table:table-cell table:style-name="ce829"/>
          <table:table-cell table:style-name="ce833"/>
          <table:table-cell table:style-name="ce837"/>
          <table:table-cell table:style-name="ce829"/>
          <table:table-cell table:style-name="ce840"/>
          <table:table-cell table:style-name="ce829"/>
          <table:table-cell table:style-name="ce84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4" table:number-columns-repeated="2"/>
          <table:table-cell table:style-name="ce829" table:number-columns-repeated="1015"/>
        </table:table-row>
        <table:table-row table:style-name="ro5" table:number-rows-repeated="3">
          <table:table-cell table:style-name="ce829"/>
          <table:table-cell table:style-name="ce833"/>
          <table:table-cell table:style-name="ce835"/>
          <table:table-cell table:style-name="ce829"/>
          <table:table-cell table:style-name="ce840"/>
          <table:table-cell table:style-name="ce829"/>
          <table:table-cell table:style-name="ce845"/>
          <table:table-cell table:style-name="ce864" table:number-columns-repeated="2"/>
          <table:table-cell table:style-name="ce829" table:number-columns-repeated="1015"/>
        </table:table-row>
        <table:table-row table:style-name="ro5">
          <table:table-cell table:style-name="ce829"/>
          <table:table-cell table:style-name="ce833"/>
          <table:table-cell table:style-name="ce829" table:number-columns-repeated="2"/>
          <table:table-cell table:style-name="ce840"/>
          <table:table-cell table:style-name="ce829"/>
          <table:table-cell table:style-name="ce845"/>
          <table:table-cell table:style-name="ce864" table:number-columns-repeated="2"/>
          <table:table-cell table:style-name="ce829" table:number-columns-repeated="1015"/>
        </table:table-row>
        <table:table-row table:style-name="ro2">
          <table:table-cell table:style-name="ce583"/>
          <table:table-cell table:style-name="ce811"/>
          <table:table-cell table:style-name="ce816" office:value-type="string" calcext:value-type="string">
            <text:p>本日の記事</text:p>
          </table:table-cell>
          <table:table-cell table:style-name="ce816"/>
          <table:table-cell table:style-name="ce653"/>
          <table:table-cell table:style-name="ce806" office:value-type="string" calcext:value-type="string">
            <text:p>2018-05-21</text:p>
          </table:table-cell>
          <table:table-cell table:style-name="ce856" office:value-type="string" calcext:value-type="string">
            <text:p>****2018年06月11日(月)****</text:p>
          </table:table-cell>
          <table:table-cell table:style-name="ce706" table:number-columns-repeated="2"/>
          <table:table-cell table:style-name="ce694"/>
          <table:table-cell table:style-name="ce583" table:number-columns-repeated="1014"/>
        </table:table-row>
        <table:table-row table:style-name="ro5" table:number-rows-repeated="31">
          <table:table-cell table:style-name="ce422"/>
          <table:table-cell table:style-name="ce807"/>
          <table:table-cell table:style-name="ce817"/>
          <table:table-cell table:style-name="ce807"/>
          <table:table-cell table:style-name="ce817"/>
          <table:table-cell table:style-name="ce422"/>
          <table:table-cell table:style-name="ce844"/>
          <table:table-cell table:style-name="ce422" table:number-columns-repeated="1017"/>
        </table:table-row>
        <table:table-row table:style-name="ro5">
          <table:table-cell table:style-name="ce422" table:number-columns-repeated="2"/>
          <table:table-cell table:style-name="ce705"/>
          <table:table-cell table:style-name="ce422"/>
          <table:table-cell table:style-name="ce705"/>
          <table:table-cell table:style-name="ce422"/>
          <table:table-cell table:style-name="ce844"/>
          <table:table-cell table:style-name="ce422" table:number-columns-repeated="1017"/>
        </table:table-row>
        <table:table-row table:style-name="ro2">
          <table:table-cell table:style-name="ce592" table:number-columns-repeated="2"/>
          <table:table-cell table:style-name="ce638" office:value-type="string" calcext:value-type="string">
            <text:p>過去の問題ﾘｽﾄ</text:p>
          </table:table-cell>
          <table:table-cell table:style-name="ce638"/>
          <table:table-cell table:style-name="ce658"/>
          <table:table-cell table:style-name="ce592"/>
          <table:table-cell table:style-name="ce857"/>
          <table:table-cell table:style-name="ce697" table:number-columns-repeated="3"/>
          <table:table-cell table:style-name="ce717"/>
          <table:table-cell table:style-name="ce592"/>
          <table:table-cell table:style-name="ce717"/>
          <table:table-cell table:style-name="ce592" table:number-columns-repeated="1011"/>
        </table:table-row>
        <table:table-row table:style-name="ro2">
          <table:table-cell/>
          <table:table-cell table:style-name="ce500" office:value-type="string" calcext:value-type="string">
            <text:p>#</text:p>
          </table:table-cell>
          <table:table-cell table:style-name="ce640"/>
          <table:table-cell table:style-name="ce632"/>
          <table:table-cell table:style-name="ce659" office:value-type="string" calcext:value-type="string">
            <text:p>ﾄﾗﾍﾙﾊﾟｰ確認</text:p>
          </table:table-cell>
          <table:table-cell table:style-name="ce674"/>
          <table:table-cell table:style-name="ce861" office:value-type="string" calcext:value-type="string">
            <text:p>未</text:p>
          </table:table-cell>
          <table:table-cell table:style-name="ce698" table:number-columns-repeated="2"/>
          <table:table-cell table:style-name="ce710"/>
          <table:table-cell table:style-name="ce433"/>
          <table:table-cell/>
          <table:table-cell table:style-name="ce482"/>
          <table:table-cell table:number-columns-repeated="1011"/>
        </table:table-row>
        <table:table-row table:style-name="ro13">
          <table:table-cell/>
          <table:table-cell table:style-name="ce500" office:value-type="string" calcext:value-type="string">
            <text:p>#</text:p>
          </table:table-cell>
          <table:table-cell table:style-name="ce640"/>
          <table:table-cell table:style-name="ce632"/>
          <table:table-cell table:style-name="ce660" office:value-type="string" calcext:value-type="string">
            <text:p>CVﾎﾟｰﾄ,胃瘻説明</text:p>
          </table:table-cell>
          <table:table-cell table:style-name="ce674"/>
          <table:table-cell table:style-name="ce861" office:value-type="string" calcext:value-type="string">
            <text:p>未</text:p>
          </table:table-cell>
          <table:table-cell table:style-name="ce698" table:number-columns-repeated="2"/>
          <table:table-cell table:style-name="ce710" office:value-type="string" calcext:value-type="string">
            <text:p>未</text:p>
          </table:table-cell>
          <table:table-cell table:style-name="ce433"/>
          <table:table-cell/>
          <table:table-cell table:style-name="ce482"/>
          <table:table-cell table:number-columns-repeated="1011"/>
        </table:table-row>
        <table:table-row table:style-name="ro2">
          <table:table-cell table:style-name="ce599" table:number-columns-repeated="2"/>
          <table:table-cell table:style-name="ce642" office:value-type="string" calcext:value-type="string">
            <text:p>過去の記事</text:p>
          </table:table-cell>
          <table:table-cell table:style-name="ce642"/>
          <table:table-cell table:style-name="ce667"/>
          <table:table-cell table:style-name="ce599"/>
          <table:table-cell table:style-name="ce862" office:value-type="string" calcext:value-type="string">
            <text:p>問題ﾘｽﾄへ変換</text:p>
          </table:table-cell>
          <table:table-cell table:style-name="ce707" table:number-columns-repeated="2"/>
          <table:table-cell table:style-name="ce711"/>
          <table:table-cell table:style-name="ce642"/>
          <table:table-cell table:style-name="ce599" table:number-columns-repeated="1013"/>
        </table:table-row>
        <table:table-row table:style-name="ro5">
          <table:table-cell table:style-name="ce422" table:number-columns-repeated="4"/>
          <table:table-cell table:style-name="ce705"/>
          <table:table-cell table:style-name="ce422"/>
          <table:table-cell table:style-name="ce844"/>
          <table:table-cell table:style-name="ce705" table:number-columns-repeated="2"/>
          <table:table-cell table:style-name="ce422" table:number-columns-repeated="1015"/>
        </table:table-row>
        <table:table-row table:style-name="ro5">
          <table:table-cell table:style-name="ce422" table:number-columns-repeated="4"/>
          <table:table-cell table:style-name="ce705"/>
          <table:table-cell table:style-name="ce422"/>
          <table:table-cell table:style-name="ce844"/>
          <table:table-cell table:style-name="ce708" table:number-columns-repeated="2"/>
          <table:table-cell table:style-name="ce422" table:number-columns-repeated="1015"/>
        </table:table-row>
        <table:table-row table:style-name="ro5" table:number-rows-repeated="36">
          <table:table-cell table:style-name="ce422" table:number-columns-repeated="4"/>
          <table:table-cell table:style-name="ce705"/>
          <table:table-cell table:style-name="ce422"/>
          <table:table-cell table:style-name="ce844"/>
          <table:table-cell table:style-name="ce705" table:number-columns-repeated="2"/>
          <table:table-cell table:style-name="ce422"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3" table:number-columns-repeated="5" table:default-cell-style-name="ce725"/>
        <table:table-column table:style-name="co49" table:default-cell-style-name="ce732"/>
        <table:table-column table:style-name="co40" table:default-cell-style-name="ce725"/>
        <table:table-column table:style-name="co23" table:default-cell-style-name="ce725"/>
        <table:table-column table:style-name="co17" table:number-columns-repeated="111" table:default-cell-style-name="ce725"/>
        <table:table-column table:style-name="co17" table:default-cell-style-name="ce747"/>
        <table:table-column table:style-name="co17" table:number-columns-repeated="137" table:default-cell-style-name="ce725"/>
        <table:table-column table:style-name="co17" table:number-columns-repeated="767" table:default-cell-style-name="ce769"/>
        <table:table-row table:style-name="ro14">
          <table:table-cell table:style-name="ce721" office:value-type="string" calcext:value-type="string" table:number-columns-spanned="5" table:number-rows-spanned="1">
            <text:p>履歴</text:p>
          </table:table-cell>
          <table:covered-table-cell table:number-columns-repeated="4" table:style-name="ce722"/>
          <table:table-cell table:style-name="ce727" office:value-type="string" calcext:value-type="string">
            <text:p>一覧へ</text:p>
          </table:table-cell>
          <table:table-cell table:style-name="ce734" office:value-type="string" calcext:value-type="string" table:number-columns-spanned="2" table:number-rows-spanned="1">
            <text:p>ｶﾙﾃへ</text:p>
          </table:table-cell>
          <table:covered-table-cell/>
          <table:table-cell table:style-name="ce739" office:value-type="string" calcext:value-type="string">
            <text:p>11月</text:p>
          </table:table-cell>
          <table:table-cell table:number-columns-repeated="2"/>
          <table:table-cell table:style-name="ce739"/>
          <table:table-cell table:style-name="ce747"/>
          <table:table-cell table:style-name="ce748"/>
          <table:table-cell/>
          <table:table-cell table:style-name="ce739"/>
          <table:table-cell table:number-columns-repeated="2"/>
          <table:table-cell table:style-name="ce750"/>
          <table:table-cell table:style-name="ce760"/>
          <table:table-cell table:style-name="ce764"/>
          <table:table-cell table:style-name="ce765" table:number-columns-repeated="10"/>
          <table:table-cell table:style-name="ce760" office:value-type="string" calcext:value-type="string">
            <text:p>12月</text:p>
          </table:table-cell>
          <table:table-cell table:style-name="ce765" table:number-columns-repeated="7"/>
          <table:table-cell table:style-name="ce739"/>
          <table:table-cell table:number-columns-repeated="2"/>
          <table:table-cell table:style-name="ce739"/>
          <table:table-cell table:number-columns-repeated="3"/>
          <table:table-cell table:style-name="ce739"/>
          <table:table-cell table:number-columns-repeated="3"/>
          <table:table-cell table:style-name="ce739"/>
          <table:table-cell table:number-columns-repeated="11"/>
          <table:table-cell table:style-name="ce739" office:value-type="string" calcext:value-type="string">
            <text:p>1月</text:p>
          </table:table-cell>
          <table:table-cell table:number-columns-repeated="7"/>
          <table:table-cell table:style-name="ce739"/>
          <table:table-cell table:number-columns-repeated="2"/>
          <table:table-cell table:style-name="ce739"/>
          <table:table-cell table:number-columns-repeated="3"/>
          <table:table-cell table:style-name="ce739" table:number-columns-repeated="2"/>
          <table:table-cell table:number-columns-repeated="14"/>
          <table:table-cell table:style-name="ce739" office:value-type="string" calcext:value-type="string">
            <text:p>2月</text:p>
          </table:table-cell>
          <table:table-cell table:number-columns-repeated="4"/>
          <table:table-cell table:style-name="ce739"/>
          <table:table-cell table:number-columns-repeated="4"/>
          <table:table-cell table:style-name="ce739"/>
          <table:table-cell table:number-columns-repeated="3"/>
          <table:table-cell table:style-name="ce739"/>
          <table:table-cell/>
          <table:table-cell table:style-name="ce739"/>
          <table:table-cell table:number-columns-repeated="12"/>
          <table:table-cell table:style-name="ce739" office:value-type="string" calcext:value-type="string">
            <text:p>3月</text:p>
          </table:table-cell>
          <table:table-cell table:number-columns-repeated="6"/>
          <table:table-cell table:style-name="ce739"/>
          <table:table-cell table:number-columns-repeated="4"/>
          <table:table-cell table:style-name="ce739"/>
          <table:table-cell table:number-columns-repeated="3"/>
          <table:table-cell table:style-name="ce739" table:number-columns-repeated="2"/>
          <table:table-cell table:number-columns-repeated="13"/>
          <table:table-cell table:style-name="ce739" office:value-type="string" calcext:value-type="string">
            <text:p>4月</text:p>
          </table:table-cell>
          <table:table-cell table:number-columns-repeated="5"/>
          <table:table-cell table:style-name="ce739"/>
          <table:table-cell table:number-columns-repeated="4"/>
          <table:table-cell table:style-name="ce739"/>
          <table:table-cell table:number-columns-repeated="3"/>
          <table:table-cell table:style-name="ce739"/>
          <table:table-cell/>
          <table:table-cell table:style-name="ce739"/>
          <table:table-cell table:number-columns-repeated="12"/>
          <table:table-cell table:style-name="ce739" office:value-type="string" calcext:value-type="string">
            <text:p>5月</text:p>
          </table:table-cell>
          <table:table-cell table:number-columns-repeated="6"/>
          <table:table-cell table:style-name="ce739"/>
          <table:table-cell table:number-columns-repeated="4"/>
          <table:table-cell table:style-name="ce739"/>
          <table:table-cell table:number-columns-repeated="3"/>
          <table:table-cell table:style-name="ce739" table:number-columns-repeated="2"/>
          <table:table-cell table:number-columns-repeated="13"/>
          <table:table-cell table:style-name="ce739" office:value-type="string" calcext:value-type="string">
            <text:p>6月</text:p>
          </table:table-cell>
          <table:table-cell table:number-columns-repeated="5"/>
          <table:table-cell table:style-name="ce739"/>
          <table:table-cell table:number-columns-repeated="5"/>
          <table:table-cell table:style-name="ce739"/>
          <table:table-cell table:number-columns-repeated="3"/>
          <table:table-cell table:style-name="ce739" table:number-columns-repeated="2"/>
          <table:table-cell table:number-columns-repeated="12"/>
          <table:table-cell table:style-name="ce739" office:value-type="string" calcext:value-type="string">
            <text:p>7月</text:p>
          </table:table-cell>
          <table:table-cell table:number-columns-repeated="6"/>
          <table:table-cell table:style-name="ce739"/>
          <table:table-cell table:number-columns-repeated="2"/>
          <table:table-cell table:style-name="ce739"/>
          <table:table-cell table:number-columns-repeated="769"/>
        </table:table-row>
        <table:table-row table:style-name="ro14">
          <table:table-cell table:style-name="ce722" office:value-type="string" calcext:value-type="string" table:number-columns-spanned="1" table:number-rows-spanned="3">
            <text:p>点滴</text:p>
          </table:table-cell>
          <table:table-cell table:style-name="ce722" office:value-type="string" calcext:value-type="string" table:number-columns-spanned="1" table:number-rows-spanned="3">
            <text:p>内服</text:p>
          </table:table-cell>
          <table:table-cell table:style-name="ce722" office:value-type="string" calcext:value-type="string" table:number-columns-spanned="1" table:number-rows-spanned="3">
            <text:p>その他</text:p>
          </table:table-cell>
          <table:table-cell table:style-name="ce722" office:value-type="string" calcext:value-type="string" table:number-columns-spanned="1" table:number-rows-spanned="3">
            <text:p>検査値</text:p>
          </table:table-cell>
          <table:table-cell table:style-name="ce722" office:value-type="string" calcext:value-type="string" table:number-columns-spanned="1" table:number-rows-spanned="3">
            <text:p>採用外</text:p>
          </table:table-cell>
          <table:table-cell table:style-name="ce728" office:value-type="string" calcext:value-type="string">
            <text:p>ID+漢字名+ｶﾀｶﾅ</text:p>
          </table:table-cell>
          <table:table-cell table:style-name="ce735" office:value-type="string" calcext:value-type="string">
            <text:p>用法</text:p>
          </table:table-cell>
          <table:table-cell table:style-name="ce737" office:value-type="string" calcext:value-type="string">
            <text:p>回数</text:p>
          </table:table-cell>
          <table:table-cell table:style-name="ce740" office:value-type="date" office:date-value="2015-11-08" calcext:value-type="date">
            <text:p>8</text:p>
          </table:table-cell>
          <table:table-cell table:style-name="ce743" office:value-type="date" office:date-value="2015-11-09" calcext:value-type="date">
            <text:p>9</text:p>
          </table:table-cell>
          <table:table-cell table:style-name="ce743" office:value-type="date" office:date-value="2015-11-10" calcext:value-type="date">
            <text:p>10</text:p>
          </table:table-cell>
          <table:table-cell table:style-name="ce743" office:value-type="date" office:date-value="2015-11-11" calcext:value-type="date">
            <text:p>11</text:p>
          </table:table-cell>
          <table:table-cell table:style-name="ce743" office:value-type="date" office:date-value="2015-11-12" calcext:value-type="date">
            <text:p>12</text:p>
          </table:table-cell>
          <table:table-cell table:style-name="ce743" office:value-type="date" office:date-value="2015-11-13" calcext:value-type="date">
            <text:p>13</text:p>
          </table:table-cell>
          <table:table-cell table:style-name="ce749" office:value-type="date" office:date-value="2015-11-14" calcext:value-type="date">
            <text:p>14</text:p>
          </table:table-cell>
          <table:table-cell table:style-name="ce740" office:value-type="date" office:date-value="2015-11-15" calcext:value-type="date">
            <text:p>15</text:p>
          </table:table-cell>
          <table:table-cell table:style-name="ce743" office:value-type="date" office:date-value="2015-11-16" calcext:value-type="date">
            <text:p>16</text:p>
          </table:table-cell>
          <table:table-cell table:style-name="ce743" office:value-type="date" office:date-value="2015-11-17" calcext:value-type="date">
            <text:p>17</text:p>
          </table:table-cell>
          <table:table-cell table:style-name="ce751" office:value-type="date" office:date-value="2015-11-18" calcext:value-type="date">
            <text:p>18</text:p>
          </table:table-cell>
          <table:table-cell table:style-name="ce743" office:value-type="date" office:date-value="2015-11-19" calcext:value-type="date">
            <text:p>19</text:p>
          </table:table-cell>
          <table:table-cell table:style-name="ce743" office:value-type="date" office:date-value="2015-11-21" calcext:value-type="date">
            <text:p>21</text:p>
          </table:table-cell>
          <table:table-cell table:style-name="ce749" office:value-type="date" office:date-value="2015-11-21" calcext:value-type="date">
            <text:p>21</text:p>
          </table:table-cell>
          <table:table-cell table:style-name="ce740" office:value-type="date" office:date-value="2015-11-22" calcext:value-type="date">
            <text:p>22</text:p>
          </table:table-cell>
          <table:table-cell table:style-name="ce766" office:value-type="date" office:date-value="2015-11-23" calcext:value-type="date">
            <text:p>23</text:p>
          </table:table-cell>
          <table:table-cell table:style-name="ce743" office:value-type="date" office:date-value="2015-11-24" calcext:value-type="date">
            <text:p>24</text:p>
          </table:table-cell>
          <table:table-cell table:style-name="ce743" office:value-type="date" office:date-value="2015-11-25" calcext:value-type="date">
            <text:p>25</text:p>
          </table:table-cell>
          <table:table-cell table:style-name="ce743" office:value-type="date" office:date-value="2015-11-26" calcext:value-type="date">
            <text:p>26</text:p>
          </table:table-cell>
          <table:table-cell table:style-name="ce743" office:value-type="date" office:date-value="2015-11-27" calcext:value-type="date">
            <text:p>27</text:p>
          </table:table-cell>
          <table:table-cell table:style-name="ce749" office:value-type="date" office:date-value="2015-11-28" calcext:value-type="date">
            <text:p>28</text:p>
          </table:table-cell>
          <table:table-cell table:style-name="ce740" office:value-type="date" office:date-value="2015-11-29" calcext:value-type="date">
            <text:p>29</text:p>
          </table:table-cell>
          <table:table-cell table:style-name="ce743" office:value-type="date" office:date-value="2015-11-30" calcext:value-type="date">
            <text:p>30</text:p>
          </table:table-cell>
          <table:table-cell table:style-name="ce743" office:value-type="date" office:date-value="2015-12-01" calcext:value-type="date">
            <text:p>1</text:p>
          </table:table-cell>
          <table:table-cell table:style-name="ce743" office:value-type="date" office:date-value="2015-12-02" calcext:value-type="date">
            <text:p>2</text:p>
          </table:table-cell>
          <table:table-cell table:style-name="ce743" office:value-type="date" office:date-value="2015-12-03" calcext:value-type="date">
            <text:p>3</text:p>
          </table:table-cell>
          <table:table-cell table:style-name="ce743" office:value-type="date" office:date-value="2015-12-04" calcext:value-type="date">
            <text:p>4</text:p>
          </table:table-cell>
          <table:table-cell table:style-name="ce749" office:value-type="date" office:date-value="2015-12-05" calcext:value-type="date">
            <text:p>5</text:p>
          </table:table-cell>
          <table:table-cell table:style-name="ce740" office:value-type="date" office:date-value="2015-12-06" calcext:value-type="date">
            <text:p>6</text:p>
          </table:table-cell>
          <table:table-cell table:style-name="ce743" office:value-type="date" office:date-value="2015-12-07" calcext:value-type="date">
            <text:p>7</text:p>
          </table:table-cell>
          <table:table-cell table:style-name="ce743" office:value-type="date" office:date-value="2015-12-08" calcext:value-type="date">
            <text:p>8</text:p>
          </table:table-cell>
          <table:table-cell table:style-name="ce743" office:value-type="date" office:date-value="2015-12-09" calcext:value-type="date">
            <text:p>9</text:p>
          </table:table-cell>
          <table:table-cell table:style-name="ce743" office:value-type="date" office:date-value="2015-12-10" calcext:value-type="date">
            <text:p>10</text:p>
          </table:table-cell>
          <table:table-cell table:style-name="ce743" office:value-type="date" office:date-value="2015-12-11" calcext:value-type="date">
            <text:p>11</text:p>
          </table:table-cell>
          <table:table-cell table:style-name="ce749" office:value-type="date" office:date-value="2015-12-12" calcext:value-type="date">
            <text:p>12</text:p>
          </table:table-cell>
          <table:table-cell table:style-name="ce740" office:value-type="date" office:date-value="2015-12-13" calcext:value-type="date">
            <text:p>13</text:p>
          </table:table-cell>
          <table:table-cell table:style-name="ce743" office:value-type="date" office:date-value="2015-12-14" calcext:value-type="date">
            <text:p>14</text:p>
          </table:table-cell>
          <table:table-cell table:style-name="ce743" office:value-type="date" office:date-value="2015-12-15" calcext:value-type="date">
            <text:p>15</text:p>
          </table:table-cell>
          <table:table-cell table:style-name="ce743" office:value-type="date" office:date-value="2015-12-16" calcext:value-type="date">
            <text:p>16</text:p>
          </table:table-cell>
          <table:table-cell table:style-name="ce743" office:value-type="date" office:date-value="2015-12-17" calcext:value-type="date">
            <text:p>17</text:p>
          </table:table-cell>
          <table:table-cell table:style-name="ce743" office:value-type="date" office:date-value="2015-12-18" calcext:value-type="date">
            <text:p>18</text:p>
          </table:table-cell>
          <table:table-cell table:style-name="ce749" office:value-type="date" office:date-value="2015-12-19" calcext:value-type="date">
            <text:p>19</text:p>
          </table:table-cell>
          <table:table-cell table:style-name="ce740" office:value-type="date" office:date-value="2015-12-20" calcext:value-type="date">
            <text:p>20</text:p>
          </table:table-cell>
          <table:table-cell table:style-name="ce743" office:value-type="date" office:date-value="2015-12-21" calcext:value-type="date">
            <text:p>21</text:p>
          </table:table-cell>
          <table:table-cell table:style-name="ce743" office:value-type="date" office:date-value="2015-12-22" calcext:value-type="date">
            <text:p>22</text:p>
          </table:table-cell>
          <table:table-cell table:style-name="ce766" office:value-type="date" office:date-value="2015-12-23" calcext:value-type="date">
            <text:p>23</text:p>
          </table:table-cell>
          <table:table-cell table:style-name="ce743" office:value-type="date" office:date-value="2015-12-24" calcext:value-type="date">
            <text:p>24</text:p>
          </table:table-cell>
          <table:table-cell table:style-name="ce743" office:value-type="date" office:date-value="2015-12-25" calcext:value-type="date">
            <text:p>25</text:p>
          </table:table-cell>
          <table:table-cell table:style-name="ce749" office:value-type="date" office:date-value="2015-12-26" calcext:value-type="date">
            <text:p>26</text:p>
          </table:table-cell>
          <table:table-cell table:style-name="ce740" office:value-type="date" office:date-value="2015-12-27" calcext:value-type="date">
            <text:p>27</text:p>
          </table:table-cell>
          <table:table-cell table:style-name="ce743" office:value-type="date" office:date-value="2015-12-28" calcext:value-type="date">
            <text:p>28</text:p>
          </table:table-cell>
          <table:table-cell table:style-name="ce743" office:value-type="date" office:date-value="2015-12-29" calcext:value-type="date">
            <text:p>29</text:p>
          </table:table-cell>
          <table:table-cell table:style-name="ce766" office:value-type="date" office:date-value="2015-12-30" calcext:value-type="date">
            <text:p>30</text:p>
          </table:table-cell>
          <table:table-cell table:style-name="ce766" office:value-type="date" office:date-value="2015-12-31" calcext:value-type="date">
            <text:p>31</text:p>
          </table:table-cell>
          <table:table-cell table:style-name="ce743" office:value-type="date" office:date-value="2016-01-01" calcext:value-type="date">
            <text:p>1</text:p>
          </table:table-cell>
          <table:table-cell table:style-name="ce749" office:value-type="date" office:date-value="2016-01-02" calcext:value-type="date">
            <text:p>2</text:p>
          </table:table-cell>
          <table:table-cell table:style-name="ce740" office:value-type="date" office:date-value="2016-01-03" calcext:value-type="date">
            <text:p>3</text:p>
          </table:table-cell>
          <table:table-cell table:style-name="ce743" office:value-type="date" office:date-value="2016-01-04" calcext:value-type="date">
            <text:p>4</text:p>
          </table:table-cell>
          <table:table-cell table:style-name="ce743" office:value-type="date" office:date-value="2016-01-05" calcext:value-type="date">
            <text:p>5</text:p>
          </table:table-cell>
          <table:table-cell table:style-name="ce743" office:value-type="date" office:date-value="2016-01-06" calcext:value-type="date">
            <text:p>6</text:p>
          </table:table-cell>
          <table:table-cell table:style-name="ce743" office:value-type="date" office:date-value="2016-01-07" calcext:value-type="date">
            <text:p>7</text:p>
          </table:table-cell>
          <table:table-cell table:style-name="ce743" office:value-type="date" office:date-value="2016-01-08" calcext:value-type="date">
            <text:p>8</text:p>
          </table:table-cell>
          <table:table-cell table:style-name="ce749" office:value-type="date" office:date-value="2016-01-09" calcext:value-type="date">
            <text:p>9</text:p>
          </table:table-cell>
          <table:table-cell table:style-name="ce740" office:value-type="date" office:date-value="2016-01-10" calcext:value-type="date">
            <text:p>10</text:p>
          </table:table-cell>
          <table:table-cell table:style-name="ce743" office:value-type="date" office:date-value="2016-01-11" calcext:value-type="date">
            <text:p>11</text:p>
          </table:table-cell>
          <table:table-cell table:style-name="ce743" office:value-type="date" office:date-value="2016-01-12" calcext:value-type="date">
            <text:p>12</text:p>
          </table:table-cell>
          <table:table-cell table:style-name="ce743" office:value-type="date" office:date-value="2016-01-13" calcext:value-type="date">
            <text:p>13</text:p>
          </table:table-cell>
          <table:table-cell table:style-name="ce743" office:value-type="date" office:date-value="2016-01-14" calcext:value-type="date">
            <text:p>14</text:p>
          </table:table-cell>
          <table:table-cell table:style-name="ce743" office:value-type="date" office:date-value="2016-01-15" calcext:value-type="date">
            <text:p>15</text:p>
          </table:table-cell>
          <table:table-cell table:style-name="ce749" office:value-type="date" office:date-value="2016-01-16" calcext:value-type="date">
            <text:p>16</text:p>
          </table:table-cell>
          <table:table-cell table:style-name="ce740" office:value-type="date" office:date-value="2016-01-17" calcext:value-type="date">
            <text:p>17</text:p>
          </table:table-cell>
          <table:table-cell table:style-name="ce743" office:value-type="date" office:date-value="2016-01-18" calcext:value-type="date">
            <text:p>18</text:p>
          </table:table-cell>
          <table:table-cell table:style-name="ce743" office:value-type="date" office:date-value="2016-01-19" calcext:value-type="date">
            <text:p>19</text:p>
          </table:table-cell>
          <table:table-cell table:style-name="ce743" office:value-type="date" office:date-value="2016-01-20" calcext:value-type="date">
            <text:p>20</text:p>
          </table:table-cell>
          <table:table-cell table:style-name="ce743" office:value-type="date" office:date-value="2016-01-21" calcext:value-type="date">
            <text:p>21</text:p>
          </table:table-cell>
          <table:table-cell table:style-name="ce743" office:value-type="date" office:date-value="2016-01-22" calcext:value-type="date">
            <text:p>22</text:p>
          </table:table-cell>
          <table:table-cell table:style-name="ce749" office:value-type="date" office:date-value="2016-01-23" calcext:value-type="date">
            <text:p>23</text:p>
          </table:table-cell>
          <table:table-cell table:style-name="ce740" office:value-type="date" office:date-value="2016-01-24" calcext:value-type="date">
            <text:p>24</text:p>
          </table:table-cell>
          <table:table-cell table:style-name="ce743" office:value-type="date" office:date-value="2016-01-25" calcext:value-type="date">
            <text:p>25</text:p>
          </table:table-cell>
          <table:table-cell table:style-name="ce743" office:value-type="date" office:date-value="2016-01-26" calcext:value-type="date">
            <text:p>26</text:p>
          </table:table-cell>
          <table:table-cell table:style-name="ce743" office:value-type="date" office:date-value="2016-01-27" calcext:value-type="date">
            <text:p>27</text:p>
          </table:table-cell>
          <table:table-cell table:style-name="ce743" office:value-type="date" office:date-value="2016-01-28" calcext:value-type="date">
            <text:p>28</text:p>
          </table:table-cell>
          <table:table-cell table:style-name="ce743" office:value-type="date" office:date-value="2016-01-29" calcext:value-type="date">
            <text:p>29</text:p>
          </table:table-cell>
          <table:table-cell table:style-name="ce749" office:value-type="date" office:date-value="2016-01-30" calcext:value-type="date">
            <text:p>30</text:p>
          </table:table-cell>
          <table:table-cell table:style-name="ce740" office:value-type="date" office:date-value="2016-01-31" calcext:value-type="date">
            <text:p>31</text:p>
          </table:table-cell>
          <table:table-cell table:style-name="ce743" office:value-type="date" office:date-value="2016-02-01" calcext:value-type="date">
            <text:p>1</text:p>
          </table:table-cell>
          <table:table-cell table:style-name="ce743" office:value-type="date" office:date-value="2016-02-02" calcext:value-type="date">
            <text:p>2</text:p>
          </table:table-cell>
          <table:table-cell table:style-name="ce743" office:value-type="date" office:date-value="2016-02-03" calcext:value-type="date">
            <text:p>3</text:p>
          </table:table-cell>
          <table:table-cell table:style-name="ce743" office:value-type="date" office:date-value="2016-02-04" calcext:value-type="date">
            <text:p>4</text:p>
          </table:table-cell>
          <table:table-cell table:style-name="ce743" office:value-type="date" office:date-value="2016-02-05" calcext:value-type="date">
            <text:p>5</text:p>
          </table:table-cell>
          <table:table-cell table:style-name="ce749" office:value-type="date" office:date-value="2016-02-06" calcext:value-type="date">
            <text:p>6</text:p>
          </table:table-cell>
          <table:table-cell table:style-name="ce740" office:value-type="date" office:date-value="2016-02-07" calcext:value-type="date">
            <text:p>7</text:p>
          </table:table-cell>
          <table:table-cell table:style-name="ce743" office:value-type="date" office:date-value="2016-02-08" calcext:value-type="date">
            <text:p>8</text:p>
          </table:table-cell>
          <table:table-cell table:style-name="ce743" office:value-type="date" office:date-value="2016-02-09" calcext:value-type="date">
            <text:p>9</text:p>
          </table:table-cell>
          <table:table-cell table:style-name="ce743" office:value-type="date" office:date-value="2016-02-10" calcext:value-type="date">
            <text:p>10</text:p>
          </table:table-cell>
          <table:table-cell table:style-name="ce743" office:value-type="date" office:date-value="2016-02-11" calcext:value-type="date">
            <text:p>11</text:p>
          </table:table-cell>
          <table:table-cell table:style-name="ce743" office:value-type="date" office:date-value="2016-02-12" calcext:value-type="date">
            <text:p>12</text:p>
          </table:table-cell>
          <table:table-cell table:style-name="ce749" office:value-type="date" office:date-value="2016-02-13" calcext:value-type="date">
            <text:p>13</text:p>
          </table:table-cell>
          <table:table-cell table:style-name="ce740" office:value-type="date" office:date-value="2016-02-14" calcext:value-type="date">
            <text:p>14</text:p>
          </table:table-cell>
          <table:table-cell table:style-name="ce743" office:value-type="date" office:date-value="2016-02-15" calcext:value-type="date">
            <text:p>15</text:p>
          </table:table-cell>
          <table:table-cell table:style-name="ce743" office:value-type="date" office:date-value="2016-02-16" calcext:value-type="date">
            <text:p>16</text:p>
          </table:table-cell>
          <table:table-cell table:style-name="ce743" office:value-type="date" office:date-value="2016-02-17" calcext:value-type="date">
            <text:p>17</text:p>
          </table:table-cell>
          <table:table-cell table:style-name="ce743" office:value-type="date" office:date-value="2016-02-18" calcext:value-type="date">
            <text:p>18</text:p>
          </table:table-cell>
          <table:table-cell table:style-name="ce743" office:value-type="date" office:date-value="2016-02-19" calcext:value-type="date">
            <text:p>19</text:p>
          </table:table-cell>
          <table:table-cell table:style-name="ce749" office:value-type="date" office:date-value="2016-02-20" calcext:value-type="date">
            <text:p>20</text:p>
          </table:table-cell>
          <table:table-cell table:style-name="ce740" office:value-type="date" office:date-value="2016-02-21" calcext:value-type="date">
            <text:p>21</text:p>
          </table:table-cell>
          <table:table-cell table:style-name="ce743" office:value-type="date" office:date-value="2016-02-22" calcext:value-type="date">
            <text:p>22</text:p>
          </table:table-cell>
          <table:table-cell table:style-name="ce743" office:value-type="date" office:date-value="2016-02-23" calcext:value-type="date">
            <text:p>23</text:p>
          </table:table-cell>
          <table:table-cell table:style-name="ce743" office:value-type="date" office:date-value="2016-02-24" calcext:value-type="date">
            <text:p>24</text:p>
          </table:table-cell>
          <table:table-cell table:style-name="ce743" office:value-type="date" office:date-value="2016-02-25" calcext:value-type="date">
            <text:p>25</text:p>
          </table:table-cell>
          <table:table-cell table:style-name="ce743" office:value-type="date" office:date-value="2016-02-26" calcext:value-type="date">
            <text:p>26</text:p>
          </table:table-cell>
          <table:table-cell table:style-name="ce749" office:value-type="date" office:date-value="2016-02-27" calcext:value-type="date">
            <text:p>27</text:p>
          </table:table-cell>
          <table:table-cell table:style-name="ce740" office:value-type="date" office:date-value="2016-02-28" calcext:value-type="date">
            <text:p>28</text:p>
          </table:table-cell>
          <table:table-cell table:style-name="ce743" office:value-type="date" office:date-value="2016-02-29" calcext:value-type="date">
            <text:p>29</text:p>
          </table:table-cell>
          <table:table-cell table:style-name="ce743" office:value-type="date" office:date-value="2016-03-01" calcext:value-type="date">
            <text:p>1</text:p>
          </table:table-cell>
          <table:table-cell table:style-name="ce743" office:value-type="date" office:date-value="2016-03-02" calcext:value-type="date">
            <text:p>2</text:p>
          </table:table-cell>
          <table:table-cell table:style-name="ce743" office:value-type="date" office:date-value="2016-03-03" calcext:value-type="date">
            <text:p>3</text:p>
          </table:table-cell>
          <table:table-cell table:style-name="ce743" office:value-type="date" office:date-value="2016-03-04" calcext:value-type="date">
            <text:p>4</text:p>
          </table:table-cell>
          <table:table-cell table:style-name="ce749" office:value-type="date" office:date-value="2016-03-05" calcext:value-type="date">
            <text:p>5</text:p>
          </table:table-cell>
          <table:table-cell table:style-name="ce740" office:value-type="date" office:date-value="2016-03-06" calcext:value-type="date">
            <text:p>6</text:p>
          </table:table-cell>
          <table:table-cell table:style-name="ce743" office:value-type="date" office:date-value="2016-03-07" calcext:value-type="date">
            <text:p>7</text:p>
          </table:table-cell>
          <table:table-cell table:style-name="ce743" office:value-type="date" office:date-value="2016-03-08" calcext:value-type="date">
            <text:p>8</text:p>
          </table:table-cell>
          <table:table-cell table:style-name="ce743" office:value-type="date" office:date-value="2016-03-09" calcext:value-type="date">
            <text:p>9</text:p>
          </table:table-cell>
          <table:table-cell table:style-name="ce743" office:value-type="date" office:date-value="2016-03-10" calcext:value-type="date">
            <text:p>10</text:p>
          </table:table-cell>
          <table:table-cell table:style-name="ce743" office:value-type="date" office:date-value="2016-03-11" calcext:value-type="date">
            <text:p>11</text:p>
          </table:table-cell>
          <table:table-cell table:style-name="ce749" office:value-type="date" office:date-value="2016-03-12" calcext:value-type="date">
            <text:p>12</text:p>
          </table:table-cell>
          <table:table-cell table:style-name="ce740" office:value-type="date" office:date-value="2016-03-13" calcext:value-type="date">
            <text:p>13</text:p>
          </table:table-cell>
          <table:table-cell table:style-name="ce743" office:value-type="date" office:date-value="2016-03-14" calcext:value-type="date">
            <text:p>14</text:p>
          </table:table-cell>
          <table:table-cell table:style-name="ce743" office:value-type="date" office:date-value="2016-03-15" calcext:value-type="date">
            <text:p>15</text:p>
          </table:table-cell>
          <table:table-cell table:style-name="ce743" office:value-type="date" office:date-value="2016-03-16" calcext:value-type="date">
            <text:p>16</text:p>
          </table:table-cell>
          <table:table-cell table:style-name="ce743" office:value-type="date" office:date-value="2016-03-17" calcext:value-type="date">
            <text:p>17</text:p>
          </table:table-cell>
          <table:table-cell table:style-name="ce743" office:value-type="date" office:date-value="2016-03-18" calcext:value-type="date">
            <text:p>18</text:p>
          </table:table-cell>
          <table:table-cell table:style-name="ce749" office:value-type="date" office:date-value="2016-03-19" calcext:value-type="date">
            <text:p>19</text:p>
          </table:table-cell>
          <table:table-cell table:style-name="ce740" office:value-type="date" office:date-value="2016-03-20" calcext:value-type="date">
            <text:p>20</text:p>
          </table:table-cell>
          <table:table-cell table:style-name="ce743" office:value-type="date" office:date-value="2016-03-21" calcext:value-type="date">
            <text:p>21</text:p>
          </table:table-cell>
          <table:table-cell table:style-name="ce743" office:value-type="date" office:date-value="2016-03-22" calcext:value-type="date">
            <text:p>22</text:p>
          </table:table-cell>
          <table:table-cell table:style-name="ce743" office:value-type="date" office:date-value="2016-03-23" calcext:value-type="date">
            <text:p>23</text:p>
          </table:table-cell>
          <table:table-cell table:style-name="ce743" office:value-type="date" office:date-value="2016-03-24" calcext:value-type="date">
            <text:p>24</text:p>
          </table:table-cell>
          <table:table-cell table:style-name="ce743" office:value-type="date" office:date-value="2016-03-25" calcext:value-type="date">
            <text:p>25</text:p>
          </table:table-cell>
          <table:table-cell table:style-name="ce749" office:value-type="date" office:date-value="2016-03-26" calcext:value-type="date">
            <text:p>26</text:p>
          </table:table-cell>
          <table:table-cell table:style-name="ce740" office:value-type="date" office:date-value="2016-03-27" calcext:value-type="date">
            <text:p>27</text:p>
          </table:table-cell>
          <table:table-cell table:style-name="ce743" office:value-type="date" office:date-value="2016-03-28" calcext:value-type="date">
            <text:p>28</text:p>
          </table:table-cell>
          <table:table-cell table:style-name="ce743" office:value-type="date" office:date-value="2016-03-29" calcext:value-type="date">
            <text:p>29</text:p>
          </table:table-cell>
          <table:table-cell table:style-name="ce743" office:value-type="date" office:date-value="2016-03-30" calcext:value-type="date">
            <text:p>30</text:p>
          </table:table-cell>
          <table:table-cell table:style-name="ce743" office:value-type="date" office:date-value="2016-03-31" calcext:value-type="date">
            <text:p>31</text:p>
          </table:table-cell>
          <table:table-cell table:style-name="ce743" office:value-type="date" office:date-value="2016-04-01" calcext:value-type="date">
            <text:p>1</text:p>
          </table:table-cell>
          <table:table-cell table:style-name="ce749" office:value-type="date" office:date-value="2016-04-02" calcext:value-type="date">
            <text:p>2</text:p>
          </table:table-cell>
          <table:table-cell table:style-name="ce740" office:value-type="date" office:date-value="2016-04-03" calcext:value-type="date">
            <text:p>3</text:p>
          </table:table-cell>
          <table:table-cell table:style-name="ce743" office:value-type="date" office:date-value="2016-04-04" calcext:value-type="date">
            <text:p>4</text:p>
          </table:table-cell>
          <table:table-cell table:style-name="ce743" office:value-type="date" office:date-value="2016-04-05" calcext:value-type="date">
            <text:p>5</text:p>
          </table:table-cell>
          <table:table-cell table:style-name="ce743" office:value-type="date" office:date-value="2016-04-06" calcext:value-type="date">
            <text:p>6</text:p>
          </table:table-cell>
          <table:table-cell table:style-name="ce743" office:value-type="date" office:date-value="2016-04-07" calcext:value-type="date">
            <text:p>7</text:p>
          </table:table-cell>
          <table:table-cell table:style-name="ce743" office:value-type="date" office:date-value="2016-04-08" calcext:value-type="date">
            <text:p>8</text:p>
          </table:table-cell>
          <table:table-cell table:style-name="ce749" office:value-type="date" office:date-value="2016-04-09" calcext:value-type="date">
            <text:p>9</text:p>
          </table:table-cell>
          <table:table-cell table:style-name="ce740" office:value-type="date" office:date-value="2016-04-10" calcext:value-type="date">
            <text:p>10</text:p>
          </table:table-cell>
          <table:table-cell table:style-name="ce743" office:value-type="date" office:date-value="2016-04-11" calcext:value-type="date">
            <text:p>11</text:p>
          </table:table-cell>
          <table:table-cell table:style-name="ce743" office:value-type="date" office:date-value="2016-04-12" calcext:value-type="date">
            <text:p>12</text:p>
          </table:table-cell>
          <table:table-cell table:style-name="ce743" office:value-type="date" office:date-value="2016-04-13" calcext:value-type="date">
            <text:p>13</text:p>
          </table:table-cell>
          <table:table-cell table:style-name="ce743" office:value-type="date" office:date-value="2016-04-14" calcext:value-type="date">
            <text:p>14</text:p>
          </table:table-cell>
          <table:table-cell table:style-name="ce743" office:value-type="date" office:date-value="2016-04-15" calcext:value-type="date">
            <text:p>15</text:p>
          </table:table-cell>
          <table:table-cell table:style-name="ce749" office:value-type="date" office:date-value="2016-04-16" calcext:value-type="date">
            <text:p>16</text:p>
          </table:table-cell>
          <table:table-cell table:style-name="ce740" office:value-type="date" office:date-value="2016-04-17" calcext:value-type="date">
            <text:p>17</text:p>
          </table:table-cell>
          <table:table-cell table:style-name="ce743" office:value-type="date" office:date-value="2016-04-18" calcext:value-type="date">
            <text:p>18</text:p>
          </table:table-cell>
          <table:table-cell table:style-name="ce743" office:value-type="date" office:date-value="2016-04-19" calcext:value-type="date">
            <text:p>19</text:p>
          </table:table-cell>
          <table:table-cell table:style-name="ce743" office:value-type="date" office:date-value="2016-04-20" calcext:value-type="date">
            <text:p>20</text:p>
          </table:table-cell>
          <table:table-cell table:style-name="ce743" office:value-type="date" office:date-value="2016-04-21" calcext:value-type="date">
            <text:p>21</text:p>
          </table:table-cell>
          <table:table-cell table:style-name="ce743" office:value-type="date" office:date-value="2016-04-22" calcext:value-type="date">
            <text:p>22</text:p>
          </table:table-cell>
          <table:table-cell table:style-name="ce749" office:value-type="date" office:date-value="2016-04-23" calcext:value-type="date">
            <text:p>23</text:p>
          </table:table-cell>
          <table:table-cell table:style-name="ce740" office:value-type="date" office:date-value="2016-04-24" calcext:value-type="date">
            <text:p>24</text:p>
          </table:table-cell>
          <table:table-cell table:style-name="ce743" office:value-type="date" office:date-value="2016-04-25" calcext:value-type="date">
            <text:p>25</text:p>
          </table:table-cell>
          <table:table-cell table:style-name="ce743" office:value-type="date" office:date-value="2016-04-26" calcext:value-type="date">
            <text:p>26</text:p>
          </table:table-cell>
          <table:table-cell table:style-name="ce743" office:value-type="date" office:date-value="2016-04-27" calcext:value-type="date">
            <text:p>27</text:p>
          </table:table-cell>
          <table:table-cell table:style-name="ce743" office:value-type="date" office:date-value="2016-04-28" calcext:value-type="date">
            <text:p>28</text:p>
          </table:table-cell>
          <table:table-cell table:style-name="ce743" office:value-type="date" office:date-value="2016-04-29" calcext:value-type="date">
            <text:p>29</text:p>
          </table:table-cell>
          <table:table-cell table:style-name="ce749" office:value-type="date" office:date-value="2016-04-30" calcext:value-type="date">
            <text:p>30</text:p>
          </table:table-cell>
          <table:table-cell table:style-name="ce740" office:value-type="date" office:date-value="2016-05-01" calcext:value-type="date">
            <text:p>1</text:p>
          </table:table-cell>
          <table:table-cell table:style-name="ce743" office:value-type="date" office:date-value="2016-05-02" calcext:value-type="date">
            <text:p>2</text:p>
          </table:table-cell>
          <table:table-cell table:style-name="ce743" office:value-type="date" office:date-value="2016-05-03" calcext:value-type="date">
            <text:p>3</text:p>
          </table:table-cell>
          <table:table-cell table:style-name="ce743" office:value-type="date" office:date-value="2016-05-04" calcext:value-type="date">
            <text:p>4</text:p>
          </table:table-cell>
          <table:table-cell table:style-name="ce743" office:value-type="date" office:date-value="2016-05-05" calcext:value-type="date">
            <text:p>5</text:p>
          </table:table-cell>
          <table:table-cell table:style-name="ce743" office:value-type="date" office:date-value="2016-05-06" calcext:value-type="date">
            <text:p>6</text:p>
          </table:table-cell>
          <table:table-cell table:style-name="ce749" office:value-type="date" office:date-value="2016-05-07" calcext:value-type="date">
            <text:p>7</text:p>
          </table:table-cell>
          <table:table-cell table:style-name="ce740" office:value-type="date" office:date-value="2016-05-08" calcext:value-type="date">
            <text:p>8</text:p>
          </table:table-cell>
          <table:table-cell table:style-name="ce743" office:value-type="date" office:date-value="2016-05-09" calcext:value-type="date">
            <text:p>9</text:p>
          </table:table-cell>
          <table:table-cell table:style-name="ce743" office:value-type="date" office:date-value="2016-05-10" calcext:value-type="date">
            <text:p>10</text:p>
          </table:table-cell>
          <table:table-cell table:style-name="ce743" office:value-type="date" office:date-value="2016-05-11" calcext:value-type="date">
            <text:p>11</text:p>
          </table:table-cell>
          <table:table-cell table:style-name="ce743" office:value-type="date" office:date-value="2016-05-12" calcext:value-type="date">
            <text:p>12</text:p>
          </table:table-cell>
          <table:table-cell table:style-name="ce743" office:value-type="date" office:date-value="2016-05-13" calcext:value-type="date">
            <text:p>13</text:p>
          </table:table-cell>
          <table:table-cell table:style-name="ce749" office:value-type="date" office:date-value="2016-05-14" calcext:value-type="date">
            <text:p>14</text:p>
          </table:table-cell>
          <table:table-cell table:style-name="ce740" office:value-type="date" office:date-value="2016-05-15" calcext:value-type="date">
            <text:p>15</text:p>
          </table:table-cell>
          <table:table-cell table:style-name="ce743" office:value-type="date" office:date-value="2016-05-16" calcext:value-type="date">
            <text:p>16</text:p>
          </table:table-cell>
          <table:table-cell table:style-name="ce743" office:value-type="date" office:date-value="2016-05-17" calcext:value-type="date">
            <text:p>17</text:p>
          </table:table-cell>
          <table:table-cell table:style-name="ce743" office:value-type="date" office:date-value="2016-05-18" calcext:value-type="date">
            <text:p>18</text:p>
          </table:table-cell>
          <table:table-cell table:style-name="ce743" office:value-type="date" office:date-value="2016-05-19" calcext:value-type="date">
            <text:p>19</text:p>
          </table:table-cell>
          <table:table-cell table:style-name="ce743" office:value-type="date" office:date-value="2016-05-20" calcext:value-type="date">
            <text:p>20</text:p>
          </table:table-cell>
          <table:table-cell table:style-name="ce749" office:value-type="date" office:date-value="2016-05-21" calcext:value-type="date">
            <text:p>21</text:p>
          </table:table-cell>
          <table:table-cell table:style-name="ce740" office:value-type="date" office:date-value="2016-05-22" calcext:value-type="date">
            <text:p>22</text:p>
          </table:table-cell>
          <table:table-cell table:style-name="ce743" office:value-type="date" office:date-value="2016-05-23" calcext:value-type="date">
            <text:p>23</text:p>
          </table:table-cell>
          <table:table-cell table:style-name="ce743" office:value-type="date" office:date-value="2016-05-24" calcext:value-type="date">
            <text:p>24</text:p>
          </table:table-cell>
          <table:table-cell table:style-name="ce743" office:value-type="date" office:date-value="2016-05-25" calcext:value-type="date">
            <text:p>25</text:p>
          </table:table-cell>
          <table:table-cell table:style-name="ce743" office:value-type="date" office:date-value="2016-05-26" calcext:value-type="date">
            <text:p>26</text:p>
          </table:table-cell>
          <table:table-cell table:style-name="ce743" office:value-type="date" office:date-value="2016-05-27" calcext:value-type="date">
            <text:p>27</text:p>
          </table:table-cell>
          <table:table-cell table:style-name="ce749" office:value-type="date" office:date-value="2016-05-28" calcext:value-type="date">
            <text:p>28</text:p>
          </table:table-cell>
          <table:table-cell table:style-name="ce740" office:value-type="date" office:date-value="2016-05-29" calcext:value-type="date">
            <text:p>29</text:p>
          </table:table-cell>
          <table:table-cell table:style-name="ce743" office:value-type="date" office:date-value="2016-05-30" calcext:value-type="date">
            <text:p>30</text:p>
          </table:table-cell>
          <table:table-cell table:style-name="ce743" office:value-type="date" office:date-value="2016-05-31" calcext:value-type="date">
            <text:p>31</text:p>
          </table:table-cell>
          <table:table-cell table:style-name="ce743" office:value-type="date" office:date-value="2016-06-01" calcext:value-type="date">
            <text:p>1</text:p>
          </table:table-cell>
          <table:table-cell table:style-name="ce743" office:value-type="date" office:date-value="2016-06-02" calcext:value-type="date">
            <text:p>2</text:p>
          </table:table-cell>
          <table:table-cell table:style-name="ce743" office:value-type="date" office:date-value="2016-06-03" calcext:value-type="date">
            <text:p>3</text:p>
          </table:table-cell>
          <table:table-cell table:style-name="ce749" office:value-type="date" office:date-value="2016-06-04" calcext:value-type="date">
            <text:p>4</text:p>
          </table:table-cell>
          <table:table-cell table:style-name="ce740" office:value-type="date" office:date-value="2016-06-05" calcext:value-type="date">
            <text:p>5</text:p>
          </table:table-cell>
          <table:table-cell table:style-name="ce743" office:value-type="date" office:date-value="2016-06-06" calcext:value-type="date">
            <text:p>6</text:p>
          </table:table-cell>
          <table:table-cell table:style-name="ce743" office:value-type="date" office:date-value="2016-06-07" calcext:value-type="date">
            <text:p>7</text:p>
          </table:table-cell>
          <table:table-cell table:style-name="ce743" office:value-type="date" office:date-value="2016-06-08" calcext:value-type="date">
            <text:p>8</text:p>
          </table:table-cell>
          <table:table-cell table:style-name="ce743" office:value-type="date" office:date-value="2016-06-09" calcext:value-type="date">
            <text:p>9</text:p>
          </table:table-cell>
          <table:table-cell table:style-name="ce743" office:value-type="date" office:date-value="2016-06-10" calcext:value-type="date">
            <text:p>10</text:p>
          </table:table-cell>
          <table:table-cell table:style-name="ce749" office:value-type="date" office:date-value="2016-06-11" calcext:value-type="date">
            <text:p>11</text:p>
          </table:table-cell>
          <table:table-cell table:style-name="ce740" office:value-type="date" office:date-value="2016-06-12" calcext:value-type="date">
            <text:p>12</text:p>
          </table:table-cell>
          <table:table-cell table:style-name="ce743" office:value-type="date" office:date-value="2016-06-13" calcext:value-type="date">
            <text:p>13</text:p>
          </table:table-cell>
          <table:table-cell table:style-name="ce743" office:value-type="date" office:date-value="2016-06-14" calcext:value-type="date">
            <text:p>14</text:p>
          </table:table-cell>
          <table:table-cell table:style-name="ce743" office:value-type="date" office:date-value="2016-06-15" calcext:value-type="date">
            <text:p>15</text:p>
          </table:table-cell>
          <table:table-cell table:style-name="ce743" office:value-type="date" office:date-value="2016-06-16" calcext:value-type="date">
            <text:p>16</text:p>
          </table:table-cell>
          <table:table-cell table:style-name="ce743" office:value-type="date" office:date-value="2016-06-17" calcext:value-type="date">
            <text:p>17</text:p>
          </table:table-cell>
          <table:table-cell table:style-name="ce749" office:value-type="date" office:date-value="2016-06-18" calcext:value-type="date">
            <text:p>18</text:p>
          </table:table-cell>
          <table:table-cell table:style-name="ce740" office:value-type="date" office:date-value="2016-06-19" calcext:value-type="date">
            <text:p>19</text:p>
          </table:table-cell>
          <table:table-cell table:style-name="ce743" office:value-type="date" office:date-value="2016-06-20" calcext:value-type="date">
            <text:p>20</text:p>
          </table:table-cell>
          <table:table-cell table:style-name="ce743" office:value-type="date" office:date-value="2016-06-21" calcext:value-type="date">
            <text:p>21</text:p>
          </table:table-cell>
          <table:table-cell table:style-name="ce743" office:value-type="date" office:date-value="2016-06-22" calcext:value-type="date">
            <text:p>22</text:p>
          </table:table-cell>
          <table:table-cell table:style-name="ce743" office:value-type="date" office:date-value="2016-06-23" calcext:value-type="date">
            <text:p>23</text:p>
          </table:table-cell>
          <table:table-cell table:style-name="ce743" office:value-type="date" office:date-value="2016-06-24" calcext:value-type="date">
            <text:p>24</text:p>
          </table:table-cell>
          <table:table-cell table:style-name="ce749" office:value-type="date" office:date-value="2016-06-25" calcext:value-type="date">
            <text:p>25</text:p>
          </table:table-cell>
          <table:table-cell table:style-name="ce740" office:value-type="date" office:date-value="2016-06-26" calcext:value-type="date">
            <text:p>26</text:p>
          </table:table-cell>
          <table:table-cell table:style-name="ce743" office:value-type="date" office:date-value="2016-06-27" calcext:value-type="date">
            <text:p>27</text:p>
          </table:table-cell>
          <table:table-cell table:style-name="ce743" office:value-type="date" office:date-value="2016-06-28" calcext:value-type="date">
            <text:p>28</text:p>
          </table:table-cell>
          <table:table-cell table:style-name="ce743" office:value-type="date" office:date-value="2016-06-29" calcext:value-type="date">
            <text:p>29</text:p>
          </table:table-cell>
          <table:table-cell table:style-name="ce743" office:value-type="date" office:date-value="2016-06-30" calcext:value-type="date">
            <text:p>30</text:p>
          </table:table-cell>
          <table:table-cell table:style-name="ce743" office:value-type="date" office:date-value="2016-07-01" calcext:value-type="date">
            <text:p>1</text:p>
          </table:table-cell>
          <table:table-cell table:style-name="ce749" office:value-type="date" office:date-value="2016-07-02" calcext:value-type="date">
            <text:p>2</text:p>
          </table:table-cell>
          <table:table-cell table:style-name="ce740" office:value-type="date" office:date-value="2016-07-03" calcext:value-type="date">
            <text:p>3</text:p>
          </table:table-cell>
          <table:table-cell table:style-name="ce743" office:value-type="date" office:date-value="2016-07-04" calcext:value-type="date">
            <text:p>4</text:p>
          </table:table-cell>
          <table:table-cell table:style-name="ce743" office:value-type="date" office:date-value="2016-07-05" calcext:value-type="date">
            <text:p>5</text:p>
          </table:table-cell>
          <table:table-cell table:style-name="ce743" office:value-type="date" office:date-value="2016-07-06" calcext:value-type="date">
            <text:p>6</text:p>
          </table:table-cell>
          <table:table-cell table:style-name="ce743" office:value-type="date" office:date-value="2016-07-07" calcext:value-type="date">
            <text:p>7</text:p>
          </table:table-cell>
          <table:table-cell table:style-name="ce743" office:value-type="date" office:date-value="2016-07-08" calcext:value-type="date">
            <text:p>8</text:p>
          </table:table-cell>
          <table:table-cell table:style-name="ce749" office:value-type="date" office:date-value="2016-07-09" calcext:value-type="date">
            <text:p>9</text:p>
          </table:table-cell>
          <table:table-cell table:style-name="ce740" office:value-type="date" office:date-value="2016-07-10" calcext:value-type="date">
            <text:p>10</text:p>
          </table:table-cell>
          <table:table-cell table:style-name="ce743" office:value-type="date" office:date-value="2016-07-11" calcext:value-type="date">
            <text:p>11</text:p>
          </table:table-cell>
          <table:table-cell table:style-name="ce743" office:value-type="date" office:date-value="2016-07-12" calcext:value-type="date">
            <text:p>12</text:p>
          </table:table-cell>
          <table:table-cell table:style-name="ce768" table:number-columns-repeated="768"/>
        </table:table-row>
        <table:table-row table:style-name="ro14">
          <table:covered-table-cell table:number-columns-repeated="5" table:style-name="ce722"/>
          <table:table-cell table:style-name="ce729" office:value-type="string" calcext:value-type="string">
            <text:p>薬品整理</text:p>
          </table:table-cell>
          <table:table-cell table:style-name="ce730" office:value-type="string" calcext:value-type="string" table:number-columns-spanned="2" table:number-rows-spanned="1">
            <text:p>検血</text:p>
          </table:table-cell>
          <table:covered-table-cell table:style-name="ce730"/>
          <table:table-cell table:style-name="ce741" office:value-type="string" calcext:value-type="string">
            <text:p>○</text:p>
          </table:table-cell>
          <table:table-cell table:style-name="ce744" table:number-columns-repeated="2"/>
          <table:table-cell table:style-name="ce738"/>
          <table:table-cell table:style-name="ce744" table:number-columns-repeated="3"/>
          <table:table-cell table:style-name="ce738"/>
          <table:table-cell table:style-name="ce744" table:number-columns-repeated="2"/>
          <table:table-cell table:style-name="ce752"/>
          <table:table-cell table:style-name="ce744" table:number-columns-repeated="100"/>
          <table:table-cell table:style-name="ce738"/>
          <table:table-cell table:style-name="ce744" table:number-columns-repeated="904"/>
        </table:table-row>
        <table:table-row table:style-name="ro14">
          <table:covered-table-cell table:number-columns-repeated="5" table:style-name="ce722"/>
          <table:table-cell table:style-name="ce730" office:value-type="string" calcext:value-type="string">
            <text:p>薬品名抽出</text:p>
          </table:table-cell>
          <table:table-cell table:style-name="ce729" office:value-type="string" calcext:value-type="string" table:number-columns-spanned="2" table:number-rows-spanned="1">
            <text:p>画像・処置</text:p>
          </table:table-cell>
          <table:covered-table-cell table:style-name="ce729"/>
          <table:table-cell table:style-name="ce741" office:value-type="string" calcext:value-type="string">
            <text:p>胸Xp</text:p>
          </table:table-cell>
          <table:table-cell table:style-name="ce745" table:number-columns-repeated="2"/>
          <table:table-cell table:style-name="ce746"/>
          <table:table-cell table:style-name="ce745" table:number-columns-repeated="5"/>
          <table:table-cell table:style-name="ce744"/>
          <table:table-cell table:style-name="ce755"/>
          <table:table-cell table:style-name="ce763"/>
          <table:table-cell table:style-name="ce745"/>
          <table:table-cell table:style-name="ce744"/>
          <table:table-cell table:style-name="ce763"/>
          <table:table-cell table:style-name="ce744" table:number-columns-repeated="96"/>
          <table:table-cell table:style-name="ce738"/>
          <table:table-cell table:style-name="ce744" table:number-columns-repeated="105"/>
          <table:table-cell table:style-name="ce745" table:number-columns-repeated="15"/>
          <table:table-cell table:style-name="ce744" table:number-columns-repeated="784"/>
        </table:table-row>
        <table:table-row table:style-name="ro14">
          <table:table-cell table:style-name="ce723" table:number-columns-repeated="5"/>
          <table:table-cell table:style-name="ce731" office:value-type="string" calcext:value-type="string">
            <text:p>黒</text:p>
          </table:table-cell>
          <table:table-cell table:style-name="ce736" table:number-columns-repeated="2"/>
          <table:table-cell table:style-name="ce742" table:number-columns-repeated="10"/>
          <table:table-cell table:style-name="ce758"/>
          <table:table-cell table:style-name="ce742" table:number-columns-repeated="1005"/>
        </table:table-row>
        <table:table-row table:style-name="ro14" table:number-rows-repeated="6">
          <table:table-cell table:number-columns-repeated="18"/>
          <table:table-cell table:style-name="ce750"/>
          <table:table-cell table:number-columns-repeated="1005"/>
        </table:table-row>
        <table:table-row table:style-name="ro14">
          <table:table-cell table:style-name="ce726" table:number-columns-repeated="5"/>
          <table:table-cell table:style-name="ce733"/>
          <table:table-cell table:style-name="ce726" table:number-columns-repeated="12"/>
          <table:table-cell table:style-name="ce759"/>
          <table:table-cell table:style-name="ce726" table:number-columns-repeated="100"/>
          <table:table-cell table:style-name="ce767"/>
          <table:table-cell table:style-name="ce726" table:number-columns-repeated="904"/>
        </table:table-row>
        <table:table-row table:style-name="ro14">
          <table:table-cell table:number-columns-repeated="12"/>
          <table:table-cell table:style-name="ce747"/>
          <table:table-cell table:number-columns-repeated="5"/>
          <table:table-cell table:style-name="ce750"/>
          <table:table-cell table:number-columns-repeated="1005"/>
        </table:table-row>
        <table:table-row table:style-name="ro14" table:number-rows-repeated="42">
          <table:table-cell table:number-columns-repeated="18"/>
          <table:table-cell table:style-name="ce750"/>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table:table-column table:style-name="co33" table:number-columns-repeated="5" table:default-cell-style-name="ce725"/>
        <table:table-column table:style-name="co49" table:default-cell-style-name="ce732"/>
        <table:table-column table:style-name="co40" table:default-cell-style-name="ce725"/>
        <table:table-column table:style-name="co23" table:default-cell-style-name="ce725"/>
        <table:table-column table:style-name="co41" table:default-cell-style-name="ce725"/>
        <table:table-column table:style-name="co17" table:number-columns-repeated="10" table:default-cell-style-name="ce732"/>
        <table:table-column table:style-name="co17" table:default-cell-style-name="ce923"/>
        <table:table-column table:style-name="co17" table:number-columns-repeated="100" table:default-cell-style-name="ce732"/>
        <table:table-column table:style-name="co17" table:default-cell-style-name="ce884"/>
        <table:table-column table:style-name="co17" table:number-columns-repeated="137" table:default-cell-style-name="ce732"/>
        <table:table-column table:style-name="co17" table:number-columns-repeated="766" table:default-cell-style-name="ce928"/>
        <table:table-row table:style-name="ro14">
          <table:table-cell table:style-name="ce866" office:value-type="string" calcext:value-type="string" table:number-columns-spanned="5" table:number-rows-spanned="1">
            <text:p>履歴</text:p>
          </table:table-cell>
          <table:covered-table-cell table:number-columns-repeated="4" table:style-name="ce722"/>
          <table:table-cell table:style-name="ce727" office:value-type="string" calcext:value-type="string">
            <text:p>一覧へ</text:p>
          </table:table-cell>
          <table:table-cell table:style-name="ce734" office:value-type="string" calcext:value-type="string" table:number-columns-spanned="2" table:number-rows-spanned="1">
            <text:p>ｶﾙﾃへ</text:p>
          </table:table-cell>
          <table:covered-table-cell/>
          <table:table-cell/>
          <table:table-cell table:style-name="ce868" office:value-type="string" calcext:value-type="string">
            <text:p>9月</text:p>
          </table:table-cell>
          <table:table-cell table:style-name="ce868" table:number-columns-repeated="9"/>
          <table:table-cell table:style-name="ce919"/>
          <table:table-cell table:style-name="ce868" table:number-columns-repeated="11"/>
          <table:table-cell table:style-name="ce868" office:value-type="string" calcext:value-type="string">
            <text:p>10月</text:p>
          </table:table-cell>
          <table:table-cell table:style-name="ce868" table:number-columns-repeated="30"/>
          <table:table-cell table:style-name="ce868" office:value-type="string" calcext:value-type="string">
            <text:p>11月</text:p>
          </table:table-cell>
          <table:table-cell table:style-name="ce868" table:number-columns-repeated="29"/>
          <table:table-cell table:style-name="ce868" office:value-type="string" calcext:value-type="string">
            <text:p>12月</text:p>
          </table:table-cell>
          <table:table-cell table:style-name="ce868" table:number-columns-repeated="931"/>
        </table:table-row>
        <table:table-row table:style-name="ro14">
          <table:table-cell table:style-name="ce722" office:value-type="string" calcext:value-type="string" table:number-columns-spanned="1" table:number-rows-spanned="3">
            <text:p>点滴</text:p>
          </table:table-cell>
          <table:table-cell table:style-name="ce722" office:value-type="string" calcext:value-type="string" table:number-columns-spanned="1" table:number-rows-spanned="3">
            <text:p>内服</text:p>
          </table:table-cell>
          <table:table-cell table:style-name="ce722" office:value-type="string" calcext:value-type="string" table:number-columns-spanned="1" table:number-rows-spanned="3">
            <text:p>その他</text:p>
          </table:table-cell>
          <table:table-cell table:style-name="ce722" office:value-type="string" calcext:value-type="string" table:number-columns-spanned="1" table:number-rows-spanned="3">
            <text:p>検査値</text:p>
          </table:table-cell>
          <table:table-cell table:style-name="ce722" office:value-type="string" calcext:value-type="string" table:number-columns-spanned="1" table:number-rows-spanned="3">
            <text:p>採用外</text:p>
          </table:table-cell>
          <table:table-cell table:style-name="ce728" office:value-type="string" calcext:value-type="string">
            <text:p>00054500 明石家 さんま ｱｶｼｱ ｻﾝﾏ</text:p>
          </table:table-cell>
          <table:table-cell table:style-name="ce735" office:value-type="string" calcext:value-type="string">
            <text:p>用法</text:p>
          </table:table-cell>
          <table:table-cell table:style-name="ce737" office:value-type="string" calcext:value-type="string">
            <text:p>回数</text:p>
          </table:table-cell>
          <table:table-cell table:style-name="ce738" office:value-type="string" calcext:value-type="string">
            <text:p>限定</text:p>
          </table:table-cell>
          <table:table-cell table:style-name="ce871" office:value-type="date" office:date-value="2018-09-09" calcext:value-type="date">
            <text:p>9</text:p>
          </table:table-cell>
          <table:table-cell table:style-name="ce878" office:value-type="date" office:date-value="2018-09-10" calcext:value-type="date">
            <text:p>10</text:p>
          </table:table-cell>
          <table:table-cell table:style-name="ce878" office:value-type="date" office:date-value="2018-09-11" calcext:value-type="date">
            <text:p>11</text:p>
          </table:table-cell>
          <table:table-cell table:style-name="ce878" office:value-type="date" office:date-value="2018-09-12" calcext:value-type="date">
            <text:p>12</text:p>
          </table:table-cell>
          <table:table-cell table:style-name="ce878" office:value-type="date" office:date-value="2018-09-13" calcext:value-type="date">
            <text:p>13</text:p>
          </table:table-cell>
          <table:table-cell table:style-name="ce878" office:value-type="date" office:date-value="2018-09-14" calcext:value-type="date">
            <text:p>14</text:p>
          </table:table-cell>
          <table:table-cell table:style-name="ce886" office:value-type="date" office:date-value="2018-09-15" calcext:value-type="date">
            <text:p>15</text:p>
          </table:table-cell>
          <table:table-cell table:style-name="ce871" office:value-type="date" office:date-value="2018-09-16" calcext:value-type="date">
            <text:p>16</text:p>
          </table:table-cell>
          <table:table-cell table:style-name="ce910" office:value-type="date" office:date-value="2018-09-17" calcext:value-type="date">
            <text:p>17</text:p>
          </table:table-cell>
          <table:table-cell table:style-name="ce878" office:value-type="date" office:date-value="2018-09-18" calcext:value-type="date">
            <text:p>18</text:p>
          </table:table-cell>
          <table:table-cell table:style-name="ce920" office:value-type="date" office:date-value="2018-09-19" calcext:value-type="date">
            <text:p>19</text:p>
          </table:table-cell>
          <table:table-cell table:style-name="ce878" office:value-type="date" office:date-value="2018-09-20" calcext:value-type="date">
            <text:p>20</text:p>
          </table:table-cell>
          <table:table-cell table:style-name="ce878" office:value-type="date" office:date-value="2018-09-21" calcext:value-type="date">
            <text:p>21</text:p>
          </table:table-cell>
          <table:table-cell table:style-name="ce886" office:value-type="date" office:date-value="2018-09-22" calcext:value-type="date">
            <text:p>22</text:p>
          </table:table-cell>
          <table:table-cell table:style-name="ce871" office:value-type="date" office:date-value="2018-09-23" calcext:value-type="date">
            <text:p>23</text:p>
          </table:table-cell>
          <table:table-cell table:style-name="ce910" office:value-type="date" office:date-value="2018-09-24" calcext:value-type="date">
            <text:p>24</text:p>
          </table:table-cell>
          <table:table-cell table:style-name="ce878" office:value-type="date" office:date-value="2018-09-25" calcext:value-type="date">
            <text:p>25</text:p>
          </table:table-cell>
          <table:table-cell table:style-name="ce878" office:value-type="date" office:date-value="2018-09-26" calcext:value-type="date">
            <text:p>26</text:p>
          </table:table-cell>
          <table:table-cell table:style-name="ce878" office:value-type="date" office:date-value="2018-09-27" calcext:value-type="date">
            <text:p>27</text:p>
          </table:table-cell>
          <table:table-cell table:style-name="ce878" office:value-type="date" office:date-value="2018-09-28" calcext:value-type="date">
            <text:p>28</text:p>
          </table:table-cell>
          <table:table-cell table:style-name="ce886" office:value-type="date" office:date-value="2018-09-29" calcext:value-type="date">
            <text:p>29</text:p>
          </table:table-cell>
          <table:table-cell table:style-name="ce871" office:value-type="date" office:date-value="2018-09-30" calcext:value-type="date">
            <text:p>30</text:p>
          </table:table-cell>
          <table:table-cell table:style-name="ce878" office:value-type="date" office:date-value="2018-10-01" calcext:value-type="date">
            <text:p>1</text:p>
          </table:table-cell>
          <table:table-cell table:style-name="ce878" office:value-type="date" office:date-value="2018-10-02" calcext:value-type="date">
            <text:p>2</text:p>
          </table:table-cell>
          <table:table-cell table:style-name="ce878" office:value-type="date" office:date-value="2018-10-03" calcext:value-type="date">
            <text:p>3</text:p>
          </table:table-cell>
          <table:table-cell table:style-name="ce878" office:value-type="date" office:date-value="2018-10-04" calcext:value-type="date">
            <text:p>4</text:p>
          </table:table-cell>
          <table:table-cell table:style-name="ce878" office:value-type="date" office:date-value="2018-10-05" calcext:value-type="date">
            <text:p>5</text:p>
          </table:table-cell>
          <table:table-cell table:style-name="ce886" office:value-type="date" office:date-value="2018-10-06" calcext:value-type="date">
            <text:p>6</text:p>
          </table:table-cell>
          <table:table-cell table:style-name="ce871" office:value-type="date" office:date-value="2018-10-07" calcext:value-type="date">
            <text:p>7</text:p>
          </table:table-cell>
          <table:table-cell table:style-name="ce910" office:value-type="date" office:date-value="2018-10-08" calcext:value-type="date">
            <text:p>8</text:p>
          </table:table-cell>
          <table:table-cell table:style-name="ce878" office:value-type="date" office:date-value="2018-10-09" calcext:value-type="date">
            <text:p>9</text:p>
          </table:table-cell>
          <table:table-cell table:style-name="ce878" office:value-type="date" office:date-value="2018-10-10" calcext:value-type="date">
            <text:p>10</text:p>
          </table:table-cell>
          <table:table-cell table:style-name="ce878" office:value-type="date" office:date-value="2018-10-11" calcext:value-type="date">
            <text:p>11</text:p>
          </table:table-cell>
          <table:table-cell table:style-name="ce878" office:value-type="date" office:date-value="2018-10-12" calcext:value-type="date">
            <text:p>12</text:p>
          </table:table-cell>
          <table:table-cell table:style-name="ce886" office:value-type="date" office:date-value="2018-10-13" calcext:value-type="date">
            <text:p>13</text:p>
          </table:table-cell>
          <table:table-cell table:style-name="ce871" office:value-type="date" office:date-value="2018-10-14" calcext:value-type="date">
            <text:p>14</text:p>
          </table:table-cell>
          <table:table-cell table:style-name="ce878" office:value-type="date" office:date-value="2018-10-15" calcext:value-type="date">
            <text:p>15</text:p>
          </table:table-cell>
          <table:table-cell table:style-name="ce878" office:value-type="date" office:date-value="2018-10-16" calcext:value-type="date">
            <text:p>16</text:p>
          </table:table-cell>
          <table:table-cell table:style-name="ce878" office:value-type="date" office:date-value="2018-10-17" calcext:value-type="date">
            <text:p>17</text:p>
          </table:table-cell>
          <table:table-cell table:style-name="ce878" office:value-type="date" office:date-value="2018-10-18" calcext:value-type="date">
            <text:p>18</text:p>
          </table:table-cell>
          <table:table-cell table:style-name="ce878" office:value-type="date" office:date-value="2018-10-19" calcext:value-type="date">
            <text:p>19</text:p>
          </table:table-cell>
          <table:table-cell table:style-name="ce886" office:value-type="date" office:date-value="2018-10-20" calcext:value-type="date">
            <text:p>20</text:p>
          </table:table-cell>
          <table:table-cell table:style-name="ce871" office:value-type="date" office:date-value="2018-10-21" calcext:value-type="date">
            <text:p>21</text:p>
          </table:table-cell>
          <table:table-cell table:style-name="ce878" office:value-type="date" office:date-value="2018-10-22" calcext:value-type="date">
            <text:p>22</text:p>
          </table:table-cell>
          <table:table-cell table:style-name="ce878" office:value-type="date" office:date-value="2018-10-23" calcext:value-type="date">
            <text:p>23</text:p>
          </table:table-cell>
          <table:table-cell table:style-name="ce878" office:value-type="date" office:date-value="2018-10-24" calcext:value-type="date">
            <text:p>24</text:p>
          </table:table-cell>
          <table:table-cell table:style-name="ce878" office:value-type="date" office:date-value="2018-10-25" calcext:value-type="date">
            <text:p>25</text:p>
          </table:table-cell>
          <table:table-cell table:style-name="ce878" office:value-type="date" office:date-value="2018-10-26" calcext:value-type="date">
            <text:p>26</text:p>
          </table:table-cell>
          <table:table-cell table:style-name="ce886" office:value-type="date" office:date-value="2018-10-27" calcext:value-type="date">
            <text:p>27</text:p>
          </table:table-cell>
          <table:table-cell table:style-name="ce871" office:value-type="date" office:date-value="2018-10-28" calcext:value-type="date">
            <text:p>28</text:p>
          </table:table-cell>
          <table:table-cell table:style-name="ce878" office:value-type="date" office:date-value="2018-10-29" calcext:value-type="date">
            <text:p>29</text:p>
          </table:table-cell>
          <table:table-cell table:style-name="ce878" office:value-type="date" office:date-value="2018-10-30" calcext:value-type="date">
            <text:p>30</text:p>
          </table:table-cell>
          <table:table-cell table:style-name="ce878" office:value-type="date" office:date-value="2018-10-31" calcext:value-type="date">
            <text:p>31</text:p>
          </table:table-cell>
          <table:table-cell table:style-name="ce878" office:value-type="date" office:date-value="2018-11-01" calcext:value-type="date">
            <text:p>1</text:p>
          </table:table-cell>
          <table:table-cell table:style-name="ce878" office:value-type="date" office:date-value="2018-11-02" calcext:value-type="date">
            <text:p>2</text:p>
          </table:table-cell>
          <table:table-cell table:style-name="ce926" office:value-type="date" office:date-value="2018-11-03" calcext:value-type="date">
            <text:p>3</text:p>
          </table:table-cell>
          <table:table-cell table:style-name="ce871" office:value-type="date" office:date-value="2018-11-04" calcext:value-type="date">
            <text:p>4</text:p>
          </table:table-cell>
          <table:table-cell table:style-name="ce878" office:value-type="date" office:date-value="2018-11-05" calcext:value-type="date">
            <text:p>5</text:p>
          </table:table-cell>
          <table:table-cell table:style-name="ce878" office:value-type="date" office:date-value="2018-11-06" calcext:value-type="date">
            <text:p>6</text:p>
          </table:table-cell>
          <table:table-cell table:style-name="ce878" office:value-type="date" office:date-value="2018-11-07" calcext:value-type="date">
            <text:p>7</text:p>
          </table:table-cell>
          <table:table-cell table:style-name="ce878" office:value-type="date" office:date-value="2018-11-08" calcext:value-type="date">
            <text:p>8</text:p>
          </table:table-cell>
          <table:table-cell table:style-name="ce878" office:value-type="date" office:date-value="2018-11-09" calcext:value-type="date">
            <text:p>9</text:p>
          </table:table-cell>
          <table:table-cell table:style-name="ce886" office:value-type="date" office:date-value="2018-11-10" calcext:value-type="date">
            <text:p>10</text:p>
          </table:table-cell>
          <table:table-cell table:style-name="ce871" office:value-type="date" office:date-value="2018-11-11" calcext:value-type="date">
            <text:p>11</text:p>
          </table:table-cell>
          <table:table-cell table:style-name="ce878" office:value-type="date" office:date-value="2018-11-12" calcext:value-type="date">
            <text:p>12</text:p>
          </table:table-cell>
          <table:table-cell table:style-name="ce878" office:value-type="date" office:date-value="2018-11-13" calcext:value-type="date">
            <text:p>13</text:p>
          </table:table-cell>
          <table:table-cell table:style-name="ce878" office:value-type="date" office:date-value="2018-11-14" calcext:value-type="date">
            <text:p>14</text:p>
          </table:table-cell>
          <table:table-cell table:style-name="ce878" office:value-type="date" office:date-value="2018-11-15" calcext:value-type="date">
            <text:p>15</text:p>
          </table:table-cell>
          <table:table-cell table:style-name="ce878" office:value-type="date" office:date-value="2018-11-16" calcext:value-type="date">
            <text:p>16</text:p>
          </table:table-cell>
          <table:table-cell table:style-name="ce886" office:value-type="date" office:date-value="2018-11-17" calcext:value-type="date">
            <text:p>17</text:p>
          </table:table-cell>
          <table:table-cell table:style-name="ce871" office:value-type="date" office:date-value="2018-11-18" calcext:value-type="date">
            <text:p>18</text:p>
          </table:table-cell>
          <table:table-cell table:style-name="ce878" office:value-type="date" office:date-value="2018-11-19" calcext:value-type="date">
            <text:p>19</text:p>
          </table:table-cell>
          <table:table-cell table:style-name="ce878" office:value-type="date" office:date-value="2018-11-20" calcext:value-type="date">
            <text:p>20</text:p>
          </table:table-cell>
          <table:table-cell table:style-name="ce878" office:value-type="date" office:date-value="2018-11-21" calcext:value-type="date">
            <text:p>21</text:p>
          </table:table-cell>
          <table:table-cell table:style-name="ce878" office:value-type="date" office:date-value="2018-11-22" calcext:value-type="date">
            <text:p>22</text:p>
          </table:table-cell>
          <table:table-cell table:style-name="ce910" office:value-type="date" office:date-value="2018-11-23" calcext:value-type="date">
            <text:p>23</text:p>
          </table:table-cell>
          <table:table-cell table:style-name="ce886" office:value-type="date" office:date-value="2018-11-24" calcext:value-type="date">
            <text:p>24</text:p>
          </table:table-cell>
          <table:table-cell table:style-name="ce871" office:value-type="date" office:date-value="2018-11-25" calcext:value-type="date">
            <text:p>25</text:p>
          </table:table-cell>
          <table:table-cell table:style-name="ce878" office:value-type="date" office:date-value="2018-11-26" calcext:value-type="date">
            <text:p>26</text:p>
          </table:table-cell>
          <table:table-cell table:style-name="ce878" office:value-type="date" office:date-value="2018-11-27" calcext:value-type="date">
            <text:p>27</text:p>
          </table:table-cell>
          <table:table-cell table:style-name="ce878" office:value-type="date" office:date-value="2018-11-28" calcext:value-type="date">
            <text:p>28</text:p>
          </table:table-cell>
          <table:table-cell table:style-name="ce878" office:value-type="date" office:date-value="2018-11-29" calcext:value-type="date">
            <text:p>29</text:p>
          </table:table-cell>
          <table:table-cell table:style-name="ce878" office:value-type="date" office:date-value="2018-11-30" calcext:value-type="date">
            <text:p>30</text:p>
          </table:table-cell>
          <table:table-cell table:style-name="ce886" office:value-type="date" office:date-value="2018-12-01" calcext:value-type="date">
            <text:p>1</text:p>
          </table:table-cell>
          <table:table-cell table:style-name="ce871" office:value-type="date" office:date-value="2018-12-02" calcext:value-type="date">
            <text:p>2</text:p>
          </table:table-cell>
          <table:table-cell table:style-name="ce878" office:value-type="date" office:date-value="2018-12-03" calcext:value-type="date">
            <text:p>3</text:p>
          </table:table-cell>
          <table:table-cell table:style-name="ce878" office:value-type="date" office:date-value="2018-12-04" calcext:value-type="date">
            <text:p>4</text:p>
          </table:table-cell>
          <table:table-cell table:style-name="ce878" office:value-type="date" office:date-value="2018-12-05" calcext:value-type="date">
            <text:p>5</text:p>
          </table:table-cell>
          <table:table-cell table:style-name="ce878" office:value-type="date" office:date-value="2018-12-06" calcext:value-type="date">
            <text:p>6</text:p>
          </table:table-cell>
          <table:table-cell table:style-name="ce878" office:value-type="date" office:date-value="2018-12-07" calcext:value-type="date">
            <text:p>7</text:p>
          </table:table-cell>
          <table:table-cell table:style-name="ce886" office:value-type="date" office:date-value="2018-12-08" calcext:value-type="date">
            <text:p>8</text:p>
          </table:table-cell>
          <table:table-cell table:style-name="ce871" office:value-type="date" office:date-value="2018-12-09" calcext:value-type="date">
            <text:p>9</text:p>
          </table:table-cell>
          <table:table-cell table:style-name="ce878" office:value-type="date" office:date-value="2018-12-10" calcext:value-type="date">
            <text:p>10</text:p>
          </table:table-cell>
          <table:table-cell table:style-name="ce878" office:value-type="date" office:date-value="2018-12-11" calcext:value-type="date">
            <text:p>11</text:p>
          </table:table-cell>
          <table:table-cell table:style-name="ce878" office:value-type="date" office:date-value="2018-12-12" calcext:value-type="date">
            <text:p>12</text:p>
          </table:table-cell>
          <table:table-cell table:style-name="ce878" office:value-type="date" office:date-value="2018-12-13" calcext:value-type="date">
            <text:p>13</text:p>
          </table:table-cell>
          <table:table-cell table:style-name="ce878" office:value-type="date" office:date-value="2018-12-14" calcext:value-type="date">
            <text:p>14</text:p>
          </table:table-cell>
          <table:table-cell table:style-name="ce886" office:value-type="date" office:date-value="2018-12-15" calcext:value-type="date">
            <text:p>15</text:p>
          </table:table-cell>
          <table:table-cell table:style-name="ce871" office:value-type="date" office:date-value="2018-12-16" calcext:value-type="date">
            <text:p>16</text:p>
          </table:table-cell>
          <table:table-cell table:style-name="ce878" office:value-type="date" office:date-value="2018-12-17" calcext:value-type="date">
            <text:p>17</text:p>
          </table:table-cell>
          <table:table-cell table:style-name="ce878" office:value-type="date" office:date-value="2018-12-18" calcext:value-type="date">
            <text:p>18</text:p>
          </table:table-cell>
          <table:table-cell table:style-name="ce422" table:number-columns-repeated="914"/>
        </table:table-row>
        <table:table-row table:style-name="ro14">
          <table:covered-table-cell table:number-columns-repeated="5" table:style-name="ce722"/>
          <table:table-cell table:style-name="ce729" office:value-type="string" calcext:value-type="string">
            <text:p>薬品整理</text:p>
          </table:table-cell>
          <table:table-cell table:style-name="ce730" office:value-type="string" calcext:value-type="string" table:number-columns-spanned="2" table:number-rows-spanned="1">
            <text:p>検血</text:p>
          </table:table-cell>
          <table:covered-table-cell table:style-name="ce730"/>
          <table:table-cell table:style-name="ce730"/>
          <table:table-cell table:style-name="ce741" office:value-type="string" calcext:value-type="string">
            <text:p>○</text:p>
          </table:table-cell>
          <table:table-cell table:style-name="ce744" table:number-columns-repeated="2"/>
          <table:table-cell table:style-name="ce738"/>
          <table:table-cell table:style-name="ce744"/>
          <table:table-cell table:style-name="ce744" office:value-type="string" calcext:value-type="string">
            <text:p>○</text:p>
          </table:table-cell>
          <table:table-cell table:style-name="ce744"/>
          <table:table-cell table:style-name="ce738"/>
          <table:table-cell table:style-name="ce744" table:number-columns-repeated="2"/>
          <table:table-cell table:style-name="ce752"/>
          <table:table-cell table:style-name="ce744" table:number-columns-repeated="100"/>
          <table:table-cell table:style-name="ce738"/>
          <table:table-cell table:style-name="ce744" table:number-columns-repeated="903"/>
        </table:table-row>
        <table:table-row table:style-name="ro14">
          <table:covered-table-cell table:number-columns-repeated="5" table:style-name="ce722"/>
          <table:table-cell table:style-name="ce730" office:value-type="string" calcext:value-type="string">
            <text:p>薬品名抽出</text:p>
          </table:table-cell>
          <table:table-cell table:style-name="ce729" office:value-type="string" calcext:value-type="string" table:number-columns-spanned="2" table:number-rows-spanned="1">
            <text:p>画像・処置</text:p>
          </table:table-cell>
          <table:covered-table-cell table:style-name="ce729"/>
          <table:table-cell table:style-name="ce729"/>
          <table:table-cell table:style-name="ce873" office:value-type="string" calcext:value-type="string">
            <text:p>胸Xp</text:p>
          </table:table-cell>
          <table:table-cell table:style-name="ce879" table:number-columns-repeated="2"/>
          <table:table-cell table:style-name="ce880" office:value-type="string" calcext:value-type="string">
            <text:p>a</text:p>
          </table:table-cell>
          <table:table-cell table:style-name="ce879" table:number-columns-repeated="5"/>
          <table:table-cell table:style-name="ce918"/>
          <table:table-cell table:style-name="ce921"/>
          <table:table-cell table:style-name="ce924"/>
          <table:table-cell table:style-name="ce879"/>
          <table:table-cell table:style-name="ce918"/>
          <table:table-cell table:style-name="ce924"/>
          <table:table-cell table:style-name="ce918" table:number-columns-repeated="96"/>
          <table:table-cell table:style-name="ce927"/>
          <table:table-cell table:style-name="ce918" table:number-columns-repeated="105"/>
          <table:table-cell table:style-name="ce879" table:number-columns-repeated="15"/>
          <table:table-cell table:style-name="ce918" table:number-columns-repeated="783"/>
        </table:table-row>
        <table:table-row table:style-name="ro14">
          <table:table-cell table:style-name="ce723" table:number-columns-repeated="5"/>
          <table:table-cell table:style-name="ce731" office:value-type="string" calcext:value-type="string">
            <text:p>黒</text:p>
          </table:table-cell>
          <table:table-cell table:style-name="ce736" table:number-columns-repeated="3"/>
          <table:table-cell table:style-name="ce877" table:number-columns-repeated="10"/>
          <table:table-cell table:style-name="ce922"/>
          <table:table-cell table:style-name="ce877" table:number-columns-repeated="1004"/>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732" table:number-columns-repeated="766"/>
        </table:table-row>
        <table:table-row table:style-name="ro14">
          <table:table-cell table:number-columns-repeated="13"/>
          <table:table-cell table:style-name="ce884"/>
          <table:table-cell table:number-columns-repeated="1010"/>
        </table:table-row>
        <table:table-row table:style-name="ro14" table:number-rows-repeated="1048561">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office:forms form:automatic-focus="false" form:apply-design-mode="false"/>
        <table:table-column table:style-name="co33" table:number-columns-repeated="5" table:default-cell-style-name="ce725"/>
        <table:table-column table:style-name="co49" table:default-cell-style-name="ce732"/>
        <table:table-column table:style-name="co40" table:default-cell-style-name="ce725"/>
        <table:table-column table:style-name="co23" table:default-cell-style-name="ce725"/>
        <table:table-column table:style-name="co41" table:default-cell-style-name="ce725"/>
        <table:table-column table:style-name="co17" table:number-columns-repeated="107" table:default-cell-style-name="ce732"/>
        <table:table-column table:style-name="co17" table:default-cell-style-name="ce923"/>
        <table:table-column table:style-name="co17" table:number-columns-repeated="3" table:default-cell-style-name="ce732"/>
        <table:table-column table:style-name="co17" table:default-cell-style-name="ce884"/>
        <table:table-column table:style-name="co17" table:number-columns-repeated="137" table:default-cell-style-name="ce732"/>
        <table:table-column table:style-name="co17" table:number-columns-repeated="766" table:default-cell-style-name="ce928"/>
        <table:table-row table:style-name="ro14">
          <table:table-cell table:style-name="ce866" office:value-type="string" calcext:value-type="string" table:number-columns-spanned="5" table:number-rows-spanned="1">
            <text:p>履歴</text:p>
          </table:table-cell>
          <table:covered-table-cell table:number-columns-repeated="4" table:style-name="ce722"/>
          <table:table-cell table:style-name="ce727" office:value-type="string" calcext:value-type="string">
            <text:p>一覧へ</text:p>
          </table:table-cell>
          <table:table-cell table:style-name="ce734" office:value-type="string" calcext:value-type="string" table:number-columns-spanned="2" table:number-rows-spanned="1">
            <text:p>ｶﾙﾃへ</text:p>
          </table:table-cell>
          <table:covered-table-cell/>
          <table:table-cell/>
          <table:table-cell table:style-name="ce868" office:value-type="string" calcext:value-type="string">
            <text:p>3月</text:p>
          </table:table-cell>
          <table:table-cell table:style-name="ce868" table:number-columns-repeated="26"/>
          <table:table-cell table:style-name="ce868" office:value-type="string" calcext:value-type="string">
            <text:p>4月</text:p>
          </table:table-cell>
          <table:table-cell table:style-name="ce868" table:number-columns-repeated="29"/>
          <table:table-cell table:style-name="ce868" office:value-type="string" calcext:value-type="string">
            <text:p>5月</text:p>
          </table:table-cell>
          <table:table-cell table:style-name="ce868" table:number-columns-repeated="30"/>
          <table:table-cell table:style-name="ce868" office:value-type="string" calcext:value-type="string">
            <text:p>6月</text:p>
          </table:table-cell>
          <table:table-cell table:style-name="ce868" table:number-columns-repeated="18"/>
          <table:table-cell table:style-name="ce919"/>
          <table:table-cell table:style-name="ce868" table:number-columns-repeated="10"/>
          <table:table-cell table:style-name="ce868" office:value-type="string" calcext:value-type="string">
            <text:p>7月</text:p>
          </table:table-cell>
          <table:table-cell table:style-name="ce868" table:number-columns-repeated="12"/>
          <table:table-cell table:style-name="ce1058"/>
          <table:table-cell table:style-name="ce868" table:number-columns-repeated="17"/>
          <table:table-cell table:style-name="ce868" office:value-type="string" calcext:value-type="string">
            <text:p>8月</text:p>
          </table:table-cell>
          <table:table-cell table:style-name="ce868" table:number-columns-repeated="30"/>
          <table:table-cell table:style-name="ce868" office:value-type="string" calcext:value-type="string">
            <text:p>9月</text:p>
          </table:table-cell>
          <table:table-cell table:style-name="ce868" table:number-columns-repeated="29"/>
          <table:table-cell table:style-name="ce868" office:value-type="string" calcext:value-type="string">
            <text:p>10月</text:p>
          </table:table-cell>
          <table:table-cell table:style-name="ce868" table:number-columns-repeated="30"/>
          <table:table-cell table:style-name="ce868" office:value-type="string" calcext:value-type="string">
            <text:p>11月</text:p>
          </table:table-cell>
          <table:table-cell table:style-name="ce868" table:number-columns-repeated="29"/>
          <table:table-cell table:style-name="ce868" office:value-type="string" calcext:value-type="string">
            <text:p>12月</text:p>
          </table:table-cell>
          <table:table-cell table:style-name="ce868" table:number-columns-repeated="30"/>
          <table:table-cell table:style-name="ce868" office:value-type="string" calcext:value-type="string">
            <text:p>1月</text:p>
          </table:table-cell>
          <table:table-cell table:style-name="ce868" table:number-columns-repeated="30"/>
          <table:table-cell table:style-name="ce868" office:value-type="string" calcext:value-type="string">
            <text:p>2月</text:p>
          </table:table-cell>
          <table:table-cell table:style-name="ce868" table:number-columns-repeated="27"/>
          <table:table-cell table:style-name="ce868" office:value-type="string" calcext:value-type="string">
            <text:p>3月</text:p>
          </table:table-cell>
          <table:table-cell table:style-name="ce868" table:number-columns-repeated="653"/>
        </table:table-row>
        <table:table-row table:style-name="ro14">
          <table:table-cell table:style-name="ce722" office:value-type="string" calcext:value-type="string" table:number-columns-spanned="1" table:number-rows-spanned="3">
            <text:p>点滴</text:p>
          </table:table-cell>
          <table:table-cell table:style-name="ce722" office:value-type="string" calcext:value-type="string" table:number-columns-spanned="1" table:number-rows-spanned="3">
            <text:p>内服</text:p>
          </table:table-cell>
          <table:table-cell table:style-name="ce722" office:value-type="string" calcext:value-type="string" table:number-columns-spanned="1" table:number-rows-spanned="3">
            <text:p>その他</text:p>
          </table:table-cell>
          <table:table-cell table:style-name="ce722" office:value-type="string" calcext:value-type="string" table:number-columns-spanned="1" table:number-rows-spanned="3">
            <text:p>検査値</text:p>
          </table:table-cell>
          <table:table-cell table:style-name="ce722" office:value-type="string" calcext:value-type="string" table:number-columns-spanned="1" table:number-rows-spanned="3">
            <text:p>採用外</text:p>
          </table:table-cell>
          <table:table-cell table:style-name="ce728" office:value-type="string" calcext:value-type="string">
            <text:p>00171072 患者 五 ｶﾝｼﾞｬ ｺﾞ</text:p>
          </table:table-cell>
          <table:table-cell table:style-name="ce735" office:value-type="string" calcext:value-type="string">
            <text:p>用法</text:p>
          </table:table-cell>
          <table:table-cell table:style-name="ce737" office:value-type="string" calcext:value-type="string">
            <text:p>回数</text:p>
          </table:table-cell>
          <table:table-cell table:style-name="ce738" office:value-type="string" calcext:value-type="string">
            <text:p>限定</text:p>
          </table:table-cell>
          <table:table-cell table:style-name="ce878" office:value-type="date" office:date-value="2018-03-05" calcext:value-type="date">
            <text:p>5</text:p>
          </table:table-cell>
          <table:table-cell table:style-name="ce878" office:value-type="date" office:date-value="2018-03-06" calcext:value-type="date">
            <text:p>6</text:p>
          </table:table-cell>
          <table:table-cell table:style-name="ce878" office:value-type="date" office:date-value="2018-03-07" calcext:value-type="date">
            <text:p>7</text:p>
          </table:table-cell>
          <table:table-cell table:style-name="ce878" office:value-type="date" office:date-value="2018-03-08" calcext:value-type="date">
            <text:p>8</text:p>
          </table:table-cell>
          <table:table-cell table:style-name="ce878" office:value-type="date" office:date-value="2018-03-09" calcext:value-type="date">
            <text:p>9</text:p>
          </table:table-cell>
          <table:table-cell table:style-name="ce886" office:value-type="date" office:date-value="2018-03-10" calcext:value-type="date">
            <text:p>10</text:p>
          </table:table-cell>
          <table:table-cell table:style-name="ce871" office:value-type="date" office:date-value="2018-03-11" calcext:value-type="date">
            <text:p>11</text:p>
          </table:table-cell>
          <table:table-cell table:style-name="ce878" office:value-type="date" office:date-value="2018-03-12" calcext:value-type="date">
            <text:p>12</text:p>
          </table:table-cell>
          <table:table-cell table:style-name="ce878" office:value-type="date" office:date-value="2018-03-13" calcext:value-type="date">
            <text:p>13</text:p>
          </table:table-cell>
          <table:table-cell table:style-name="ce878" office:value-type="date" office:date-value="2018-03-14" calcext:value-type="date">
            <text:p>14</text:p>
          </table:table-cell>
          <table:table-cell table:style-name="ce878" office:value-type="date" office:date-value="2018-03-15" calcext:value-type="date">
            <text:p>15</text:p>
          </table:table-cell>
          <table:table-cell table:style-name="ce878" office:value-type="date" office:date-value="2018-03-16" calcext:value-type="date">
            <text:p>16</text:p>
          </table:table-cell>
          <table:table-cell table:style-name="ce886" office:value-type="date" office:date-value="2018-03-17" calcext:value-type="date">
            <text:p>17</text:p>
          </table:table-cell>
          <table:table-cell table:style-name="ce871" office:value-type="date" office:date-value="2018-03-18" calcext:value-type="date">
            <text:p>18</text:p>
          </table:table-cell>
          <table:table-cell table:style-name="ce878" office:value-type="date" office:date-value="2018-03-19" calcext:value-type="date">
            <text:p>19</text:p>
          </table:table-cell>
          <table:table-cell table:style-name="ce878" office:value-type="date" office:date-value="2018-03-20" calcext:value-type="date">
            <text:p>20</text:p>
          </table:table-cell>
          <table:table-cell table:style-name="ce910" office:value-type="date" office:date-value="2018-03-21" calcext:value-type="date">
            <text:p>21</text:p>
          </table:table-cell>
          <table:table-cell table:style-name="ce878" office:value-type="date" office:date-value="2018-03-22" calcext:value-type="date">
            <text:p>22</text:p>
          </table:table-cell>
          <table:table-cell table:style-name="ce878" office:value-type="date" office:date-value="2018-03-23" calcext:value-type="date">
            <text:p>23</text:p>
          </table:table-cell>
          <table:table-cell table:style-name="ce886" office:value-type="date" office:date-value="2018-03-24" calcext:value-type="date">
            <text:p>24</text:p>
          </table:table-cell>
          <table:table-cell table:style-name="ce871" office:value-type="date" office:date-value="2018-03-25" calcext:value-type="date">
            <text:p>25</text:p>
          </table:table-cell>
          <table:table-cell table:style-name="ce878" office:value-type="date" office:date-value="2018-03-26" calcext:value-type="date">
            <text:p>26</text:p>
          </table:table-cell>
          <table:table-cell table:style-name="ce878" office:value-type="date" office:date-value="2018-03-27" calcext:value-type="date">
            <text:p>27</text:p>
          </table:table-cell>
          <table:table-cell table:style-name="ce878" office:value-type="date" office:date-value="2018-03-28" calcext:value-type="date">
            <text:p>28</text:p>
          </table:table-cell>
          <table:table-cell table:style-name="ce878" office:value-type="date" office:date-value="2018-03-29" calcext:value-type="date">
            <text:p>29</text:p>
          </table:table-cell>
          <table:table-cell table:style-name="ce878" office:value-type="date" office:date-value="2018-03-30" calcext:value-type="date">
            <text:p>30</text:p>
          </table:table-cell>
          <table:table-cell table:style-name="ce886" office:value-type="date" office:date-value="2018-03-31" calcext:value-type="date">
            <text:p>31</text:p>
          </table:table-cell>
          <table:table-cell table:style-name="ce871" office:value-type="date" office:date-value="2018-04-01" calcext:value-type="date">
            <text:p>1</text:p>
          </table:table-cell>
          <table:table-cell table:style-name="ce878" office:value-type="date" office:date-value="2018-04-02" calcext:value-type="date">
            <text:p>2</text:p>
          </table:table-cell>
          <table:table-cell table:style-name="ce878" office:value-type="date" office:date-value="2018-04-03" calcext:value-type="date">
            <text:p>3</text:p>
          </table:table-cell>
          <table:table-cell table:style-name="ce878" office:value-type="date" office:date-value="2018-04-04" calcext:value-type="date">
            <text:p>4</text:p>
          </table:table-cell>
          <table:table-cell table:style-name="ce878" office:value-type="date" office:date-value="2018-04-05" calcext:value-type="date">
            <text:p>5</text:p>
          </table:table-cell>
          <table:table-cell table:style-name="ce878" office:value-type="date" office:date-value="2018-04-06" calcext:value-type="date">
            <text:p>6</text:p>
          </table:table-cell>
          <table:table-cell table:style-name="ce886" office:value-type="date" office:date-value="2018-04-07" calcext:value-type="date">
            <text:p>7</text:p>
          </table:table-cell>
          <table:table-cell table:style-name="ce871" office:value-type="date" office:date-value="2018-04-08" calcext:value-type="date">
            <text:p>8</text:p>
          </table:table-cell>
          <table:table-cell table:style-name="ce878" office:value-type="date" office:date-value="2018-04-09" calcext:value-type="date">
            <text:p>9</text:p>
          </table:table-cell>
          <table:table-cell table:style-name="ce878" office:value-type="date" office:date-value="2018-04-10" calcext:value-type="date">
            <text:p>10</text:p>
          </table:table-cell>
          <table:table-cell table:style-name="ce878" office:value-type="date" office:date-value="2018-04-11" calcext:value-type="date">
            <text:p>11</text:p>
          </table:table-cell>
          <table:table-cell table:style-name="ce878" office:value-type="date" office:date-value="2018-04-12" calcext:value-type="date">
            <text:p>12</text:p>
          </table:table-cell>
          <table:table-cell table:style-name="ce878" office:value-type="date" office:date-value="2018-04-13" calcext:value-type="date">
            <text:p>13</text:p>
          </table:table-cell>
          <table:table-cell table:style-name="ce886" office:value-type="date" office:date-value="2018-04-14" calcext:value-type="date">
            <text:p>14</text:p>
          </table:table-cell>
          <table:table-cell table:style-name="ce871" office:value-type="date" office:date-value="2018-04-15" calcext:value-type="date">
            <text:p>15</text:p>
          </table:table-cell>
          <table:table-cell table:style-name="ce878" office:value-type="date" office:date-value="2018-04-16" calcext:value-type="date">
            <text:p>16</text:p>
          </table:table-cell>
          <table:table-cell table:style-name="ce878" office:value-type="date" office:date-value="2018-04-17" calcext:value-type="date">
            <text:p>17</text:p>
          </table:table-cell>
          <table:table-cell table:style-name="ce878" office:value-type="date" office:date-value="2018-04-18" calcext:value-type="date">
            <text:p>18</text:p>
          </table:table-cell>
          <table:table-cell table:style-name="ce878" office:value-type="date" office:date-value="2018-04-19" calcext:value-type="date">
            <text:p>19</text:p>
          </table:table-cell>
          <table:table-cell table:style-name="ce878" office:value-type="date" office:date-value="2018-04-20" calcext:value-type="date">
            <text:p>20</text:p>
          </table:table-cell>
          <table:table-cell table:style-name="ce886" office:value-type="date" office:date-value="2018-04-21" calcext:value-type="date">
            <text:p>21</text:p>
          </table:table-cell>
          <table:table-cell table:style-name="ce871" office:value-type="date" office:date-value="2018-04-22" calcext:value-type="date">
            <text:p>22</text:p>
          </table:table-cell>
          <table:table-cell table:style-name="ce878" office:value-type="date" office:date-value="2018-04-23" calcext:value-type="date">
            <text:p>23</text:p>
          </table:table-cell>
          <table:table-cell table:style-name="ce878" office:value-type="date" office:date-value="2018-04-24" calcext:value-type="date">
            <text:p>24</text:p>
          </table:table-cell>
          <table:table-cell table:style-name="ce878" office:value-type="date" office:date-value="2018-04-25" calcext:value-type="date">
            <text:p>25</text:p>
          </table:table-cell>
          <table:table-cell table:style-name="ce878" office:value-type="date" office:date-value="2018-04-26" calcext:value-type="date">
            <text:p>26</text:p>
          </table:table-cell>
          <table:table-cell table:style-name="ce878" office:value-type="date" office:date-value="2018-04-27" calcext:value-type="date">
            <text:p>27</text:p>
          </table:table-cell>
          <table:table-cell table:style-name="ce886" office:value-type="date" office:date-value="2018-04-28" calcext:value-type="date">
            <text:p>28</text:p>
          </table:table-cell>
          <table:table-cell table:style-name="ce871" office:value-type="date" office:date-value="2018-04-29" calcext:value-type="date">
            <text:p>29</text:p>
          </table:table-cell>
          <table:table-cell table:style-name="ce910" office:value-type="date" office:date-value="2018-04-30" calcext:value-type="date">
            <text:p>30</text:p>
          </table:table-cell>
          <table:table-cell table:style-name="ce878" office:value-type="date" office:date-value="2018-05-01" calcext:value-type="date">
            <text:p>1</text:p>
          </table:table-cell>
          <table:table-cell table:style-name="ce878" office:value-type="date" office:date-value="2018-05-02" calcext:value-type="date">
            <text:p>2</text:p>
          </table:table-cell>
          <table:table-cell table:style-name="ce910" office:value-type="date" office:date-value="2018-05-03" calcext:value-type="date">
            <text:p>3</text:p>
          </table:table-cell>
          <table:table-cell table:style-name="ce910" office:value-type="date" office:date-value="2018-05-04" calcext:value-type="date">
            <text:p>4</text:p>
          </table:table-cell>
          <table:table-cell table:style-name="ce926" office:value-type="date" office:date-value="2018-05-05" calcext:value-type="date">
            <text:p>5</text:p>
          </table:table-cell>
          <table:table-cell table:style-name="ce871" office:value-type="date" office:date-value="2018-05-06" calcext:value-type="date">
            <text:p>6</text:p>
          </table:table-cell>
          <table:table-cell table:style-name="ce878" office:value-type="date" office:date-value="2018-05-07" calcext:value-type="date">
            <text:p>7</text:p>
          </table:table-cell>
          <table:table-cell table:style-name="ce878" office:value-type="date" office:date-value="2018-05-08" calcext:value-type="date">
            <text:p>8</text:p>
          </table:table-cell>
          <table:table-cell table:style-name="ce878" office:value-type="date" office:date-value="2018-05-09" calcext:value-type="date">
            <text:p>9</text:p>
          </table:table-cell>
          <table:table-cell table:style-name="ce878" office:value-type="date" office:date-value="2018-05-10" calcext:value-type="date">
            <text:p>10</text:p>
          </table:table-cell>
          <table:table-cell table:style-name="ce878" office:value-type="date" office:date-value="2018-05-11" calcext:value-type="date">
            <text:p>11</text:p>
          </table:table-cell>
          <table:table-cell table:style-name="ce886" office:value-type="date" office:date-value="2018-05-12" calcext:value-type="date">
            <text:p>12</text:p>
          </table:table-cell>
          <table:table-cell table:style-name="ce871" office:value-type="date" office:date-value="2018-05-13" calcext:value-type="date">
            <text:p>13</text:p>
          </table:table-cell>
          <table:table-cell table:style-name="ce878" office:value-type="date" office:date-value="2018-05-14" calcext:value-type="date">
            <text:p>14</text:p>
          </table:table-cell>
          <table:table-cell table:style-name="ce878" office:value-type="date" office:date-value="2018-05-15" calcext:value-type="date">
            <text:p>15</text:p>
          </table:table-cell>
          <table:table-cell table:style-name="ce878" office:value-type="date" office:date-value="2018-05-16" calcext:value-type="date">
            <text:p>16</text:p>
          </table:table-cell>
          <table:table-cell table:style-name="ce878" office:value-type="date" office:date-value="2018-05-17" calcext:value-type="date">
            <text:p>17</text:p>
          </table:table-cell>
          <table:table-cell table:style-name="ce878" office:value-type="date" office:date-value="2018-05-18" calcext:value-type="date">
            <text:p>18</text:p>
          </table:table-cell>
          <table:table-cell table:style-name="ce886" office:value-type="date" office:date-value="2018-05-19" calcext:value-type="date">
            <text:p>19</text:p>
          </table:table-cell>
          <table:table-cell table:style-name="ce871" office:value-type="date" office:date-value="2018-05-20" calcext:value-type="date">
            <text:p>20</text:p>
          </table:table-cell>
          <table:table-cell table:style-name="ce878" office:value-type="date" office:date-value="2018-05-21" calcext:value-type="date">
            <text:p>21</text:p>
          </table:table-cell>
          <table:table-cell table:style-name="ce878" office:value-type="date" office:date-value="2018-05-22" calcext:value-type="date">
            <text:p>22</text:p>
          </table:table-cell>
          <table:table-cell table:style-name="ce878" office:value-type="date" office:date-value="2018-05-23" calcext:value-type="date">
            <text:p>23</text:p>
          </table:table-cell>
          <table:table-cell table:style-name="ce878" office:value-type="date" office:date-value="2018-05-24" calcext:value-type="date">
            <text:p>24</text:p>
          </table:table-cell>
          <table:table-cell table:style-name="ce878" office:value-type="date" office:date-value="2018-05-25" calcext:value-type="date">
            <text:p>25</text:p>
          </table:table-cell>
          <table:table-cell table:style-name="ce886" office:value-type="date" office:date-value="2018-05-26" calcext:value-type="date">
            <text:p>26</text:p>
          </table:table-cell>
          <table:table-cell table:style-name="ce871" office:value-type="date" office:date-value="2018-05-27" calcext:value-type="date">
            <text:p>27</text:p>
          </table:table-cell>
          <table:table-cell table:style-name="ce878" office:value-type="date" office:date-value="2018-05-28" calcext:value-type="date">
            <text:p>28</text:p>
          </table:table-cell>
          <table:table-cell table:style-name="ce878" office:value-type="date" office:date-value="2018-05-29" calcext:value-type="date">
            <text:p>29</text:p>
          </table:table-cell>
          <table:table-cell table:style-name="ce878" office:value-type="date" office:date-value="2018-05-30" calcext:value-type="date">
            <text:p>30</text:p>
          </table:table-cell>
          <table:table-cell table:style-name="ce878" office:value-type="date" office:date-value="2018-05-31" calcext:value-type="date">
            <text:p>31</text:p>
          </table:table-cell>
          <table:table-cell table:style-name="ce878" office:value-type="date" office:date-value="2018-06-01" calcext:value-type="date">
            <text:p>1</text:p>
          </table:table-cell>
          <table:table-cell table:style-name="ce886" office:value-type="date" office:date-value="2018-06-02" calcext:value-type="date">
            <text:p>2</text:p>
          </table:table-cell>
          <table:table-cell table:style-name="ce871" office:value-type="date" office:date-value="2018-06-03" calcext:value-type="date">
            <text:p>3</text:p>
          </table:table-cell>
          <table:table-cell table:style-name="ce878" office:value-type="date" office:date-value="2018-06-04" calcext:value-type="date">
            <text:p>4</text:p>
          </table:table-cell>
          <table:table-cell table:style-name="ce878" office:value-type="date" office:date-value="2018-06-05" calcext:value-type="date">
            <text:p>5</text:p>
          </table:table-cell>
          <table:table-cell table:style-name="ce878" office:value-type="date" office:date-value="2018-06-06" calcext:value-type="date">
            <text:p>6</text:p>
          </table:table-cell>
          <table:table-cell table:style-name="ce878" office:value-type="date" office:date-value="2018-06-07" calcext:value-type="date">
            <text:p>7</text:p>
          </table:table-cell>
          <table:table-cell table:style-name="ce878" office:value-type="date" office:date-value="2018-06-08" calcext:value-type="date">
            <text:p>8</text:p>
          </table:table-cell>
          <table:table-cell table:style-name="ce886" office:value-type="date" office:date-value="2018-06-09" calcext:value-type="date">
            <text:p>9</text:p>
          </table:table-cell>
          <table:table-cell table:style-name="ce871" office:value-type="date" office:date-value="2018-06-10" calcext:value-type="date">
            <text:p>10</text:p>
          </table:table-cell>
          <table:table-cell table:style-name="ce878" office:value-type="date" office:date-value="2018-06-11" calcext:value-type="date">
            <text:p>11</text:p>
          </table:table-cell>
          <table:table-cell table:style-name="ce878" office:value-type="date" office:date-value="2018-06-12" calcext:value-type="date">
            <text:p>12</text:p>
          </table:table-cell>
          <table:table-cell table:style-name="ce878" office:value-type="date" office:date-value="2018-06-13" calcext:value-type="date">
            <text:p>13</text:p>
          </table:table-cell>
          <table:table-cell table:style-name="ce878" office:value-type="date" office:date-value="2018-06-14" calcext:value-type="date">
            <text:p>14</text:p>
          </table:table-cell>
          <table:table-cell table:style-name="ce878" office:value-type="date" office:date-value="2018-06-15" calcext:value-type="date">
            <text:p>15</text:p>
          </table:table-cell>
          <table:table-cell table:style-name="ce886" office:value-type="date" office:date-value="2018-06-16" calcext:value-type="date">
            <text:p>16</text:p>
          </table:table-cell>
          <table:table-cell table:style-name="ce871" office:value-type="date" office:date-value="2018-06-17" calcext:value-type="date">
            <text:p>17</text:p>
          </table:table-cell>
          <table:table-cell table:style-name="ce878" office:value-type="date" office:date-value="2018-06-18" calcext:value-type="date">
            <text:p>18</text:p>
          </table:table-cell>
          <table:table-cell table:style-name="ce878" office:value-type="date" office:date-value="2018-06-19" calcext:value-type="date">
            <text:p>19</text:p>
          </table:table-cell>
          <table:table-cell table:style-name="ce920" office:value-type="date" office:date-value="2018-06-20" calcext:value-type="date">
            <text:p>20</text:p>
          </table:table-cell>
          <table:table-cell table:style-name="ce878" office:value-type="date" office:date-value="2018-06-21" calcext:value-type="date">
            <text:p>21</text:p>
          </table:table-cell>
          <table:table-cell table:style-name="ce878" office:value-type="date" office:date-value="2018-06-22" calcext:value-type="date">
            <text:p>22</text:p>
          </table:table-cell>
          <table:table-cell table:style-name="ce886" office:value-type="date" office:date-value="2018-06-23" calcext:value-type="date">
            <text:p>23</text:p>
          </table:table-cell>
          <table:table-cell table:style-name="ce871" office:value-type="date" office:date-value="2018-06-24" calcext:value-type="date">
            <text:p>24</text:p>
          </table:table-cell>
          <table:table-cell table:style-name="ce878" office:value-type="date" office:date-value="2018-06-25" calcext:value-type="date">
            <text:p>25</text:p>
          </table:table-cell>
          <table:table-cell table:style-name="ce878" office:value-type="date" office:date-value="2018-06-26" calcext:value-type="date">
            <text:p>26</text:p>
          </table:table-cell>
          <table:table-cell table:style-name="ce878" office:value-type="date" office:date-value="2018-06-27" calcext:value-type="date">
            <text:p>27</text:p>
          </table:table-cell>
          <table:table-cell table:style-name="ce878" office:value-type="date" office:date-value="2018-06-28" calcext:value-type="date">
            <text:p>28</text:p>
          </table:table-cell>
          <table:table-cell table:style-name="ce878" office:value-type="date" office:date-value="2018-06-29" calcext:value-type="date">
            <text:p>29</text:p>
          </table:table-cell>
          <table:table-cell table:style-name="ce886" office:value-type="date" office:date-value="2018-06-30" calcext:value-type="date">
            <text:p>30</text:p>
          </table:table-cell>
          <table:table-cell table:style-name="ce871" office:value-type="date" office:date-value="2018-07-01" calcext:value-type="date">
            <text:p>1</text:p>
          </table:table-cell>
          <table:table-cell table:style-name="ce878" office:value-type="date" office:date-value="2018-07-02" calcext:value-type="date">
            <text:p>2</text:p>
          </table:table-cell>
          <table:table-cell table:style-name="ce878" office:value-type="date" office:date-value="2018-07-03" calcext:value-type="date">
            <text:p>3</text:p>
          </table:table-cell>
          <table:table-cell table:style-name="ce878" office:value-type="date" office:date-value="2018-07-04" calcext:value-type="date">
            <text:p>4</text:p>
          </table:table-cell>
          <table:table-cell table:style-name="ce878" office:value-type="date" office:date-value="2018-07-05" calcext:value-type="date">
            <text:p>5</text:p>
          </table:table-cell>
          <table:table-cell table:style-name="ce878" office:value-type="date" office:date-value="2018-07-06" calcext:value-type="date">
            <text:p>6</text:p>
          </table:table-cell>
          <table:table-cell table:style-name="ce886" office:value-type="date" office:date-value="2018-07-07" calcext:value-type="date">
            <text:p>7</text:p>
          </table:table-cell>
          <table:table-cell table:style-name="ce871" office:value-type="date" office:date-value="2018-07-08" calcext:value-type="date">
            <text:p>8</text:p>
          </table:table-cell>
          <table:table-cell table:style-name="ce878" office:value-type="date" office:date-value="2018-07-09" calcext:value-type="date">
            <text:p>9</text:p>
          </table:table-cell>
          <table:table-cell table:style-name="ce878" office:value-type="date" office:date-value="2018-07-10" calcext:value-type="date">
            <text:p>10</text:p>
          </table:table-cell>
          <table:table-cell table:style-name="ce878" office:value-type="date" office:date-value="2018-07-11" calcext:value-type="date">
            <text:p>11</text:p>
          </table:table-cell>
          <table:table-cell table:style-name="ce878" office:value-type="date" office:date-value="2018-07-12" calcext:value-type="date">
            <text:p>12</text:p>
          </table:table-cell>
          <table:table-cell table:style-name="ce878" office:value-type="date" office:date-value="2018-07-13" calcext:value-type="date">
            <text:p>13</text:p>
          </table:table-cell>
          <table:table-cell table:style-name="ce886" office:value-type="date" office:date-value="2018-07-14" calcext:value-type="date">
            <text:p>14</text:p>
          </table:table-cell>
          <table:table-cell table:style-name="ce871" office:value-type="date" office:date-value="2018-07-15" calcext:value-type="date">
            <text:p>15</text:p>
          </table:table-cell>
          <table:table-cell table:style-name="ce910" office:value-type="date" office:date-value="2018-07-16" calcext:value-type="date">
            <text:p>16</text:p>
          </table:table-cell>
          <table:table-cell table:style-name="ce878" office:value-type="date" office:date-value="2018-07-17" calcext:value-type="date">
            <text:p>17</text:p>
          </table:table-cell>
          <table:table-cell table:style-name="ce878" office:value-type="date" office:date-value="2018-07-18" calcext:value-type="date">
            <text:p>18</text:p>
          </table:table-cell>
          <table:table-cell table:style-name="ce878" office:value-type="date" office:date-value="2018-07-19" calcext:value-type="date">
            <text:p>19</text:p>
          </table:table-cell>
          <table:table-cell table:style-name="ce878" office:value-type="date" office:date-value="2018-07-20" calcext:value-type="date">
            <text:p>20</text:p>
          </table:table-cell>
          <table:table-cell table:style-name="ce886" office:value-type="date" office:date-value="2018-07-21" calcext:value-type="date">
            <text:p>21</text:p>
          </table:table-cell>
          <table:table-cell table:style-name="ce871" office:value-type="date" office:date-value="2018-07-22" calcext:value-type="date">
            <text:p>22</text:p>
          </table:table-cell>
          <table:table-cell table:style-name="ce878" office:value-type="date" office:date-value="2018-07-23" calcext:value-type="date">
            <text:p>23</text:p>
          </table:table-cell>
          <table:table-cell table:style-name="ce878" office:value-type="date" office:date-value="2018-07-24" calcext:value-type="date">
            <text:p>24</text:p>
          </table:table-cell>
          <table:table-cell table:style-name="ce878" office:value-type="date" office:date-value="2018-07-25" calcext:value-type="date">
            <text:p>25</text:p>
          </table:table-cell>
          <table:table-cell table:style-name="ce878" office:value-type="date" office:date-value="2018-07-26" calcext:value-type="date">
            <text:p>26</text:p>
          </table:table-cell>
          <table:table-cell table:style-name="ce878" office:value-type="date" office:date-value="2018-07-27" calcext:value-type="date">
            <text:p>27</text:p>
          </table:table-cell>
          <table:table-cell table:style-name="ce886" office:value-type="date" office:date-value="2018-07-28" calcext:value-type="date">
            <text:p>28</text:p>
          </table:table-cell>
          <table:table-cell table:style-name="ce871" office:value-type="date" office:date-value="2018-07-29" calcext:value-type="date">
            <text:p>29</text:p>
          </table:table-cell>
          <table:table-cell table:style-name="ce878" office:value-type="date" office:date-value="2018-07-30" calcext:value-type="date">
            <text:p>30</text:p>
          </table:table-cell>
          <table:table-cell table:style-name="ce878" office:value-type="date" office:date-value="2018-07-31" calcext:value-type="date">
            <text:p>31</text:p>
          </table:table-cell>
          <table:table-cell table:style-name="ce878" office:value-type="date" office:date-value="2018-08-01" calcext:value-type="date">
            <text:p>1</text:p>
          </table:table-cell>
          <table:table-cell table:style-name="ce878" office:value-type="date" office:date-value="2018-08-02" calcext:value-type="date">
            <text:p>2</text:p>
          </table:table-cell>
          <table:table-cell table:style-name="ce878" office:value-type="date" office:date-value="2018-08-03" calcext:value-type="date">
            <text:p>3</text:p>
          </table:table-cell>
          <table:table-cell table:style-name="ce886" office:value-type="date" office:date-value="2018-08-04" calcext:value-type="date">
            <text:p>4</text:p>
          </table:table-cell>
          <table:table-cell table:style-name="ce871" office:value-type="date" office:date-value="2018-08-05" calcext:value-type="date">
            <text:p>5</text:p>
          </table:table-cell>
          <table:table-cell table:style-name="ce878" office:value-type="date" office:date-value="2018-08-06" calcext:value-type="date">
            <text:p>6</text:p>
          </table:table-cell>
          <table:table-cell table:style-name="ce878" office:value-type="date" office:date-value="2018-08-07" calcext:value-type="date">
            <text:p>7</text:p>
          </table:table-cell>
          <table:table-cell table:style-name="ce878" office:value-type="date" office:date-value="2018-08-08" calcext:value-type="date">
            <text:p>8</text:p>
          </table:table-cell>
          <table:table-cell table:style-name="ce878" office:value-type="date" office:date-value="2018-08-09" calcext:value-type="date">
            <text:p>9</text:p>
          </table:table-cell>
          <table:table-cell table:style-name="ce878" office:value-type="date" office:date-value="2018-08-10" calcext:value-type="date">
            <text:p>10</text:p>
          </table:table-cell>
          <table:table-cell table:style-name="ce926" office:value-type="date" office:date-value="2018-08-11" calcext:value-type="date">
            <text:p>11</text:p>
          </table:table-cell>
          <table:table-cell table:style-name="ce871" office:value-type="date" office:date-value="2018-08-12" calcext:value-type="date">
            <text:p>12</text:p>
          </table:table-cell>
          <table:table-cell table:style-name="ce878" office:value-type="date" office:date-value="2018-08-13" calcext:value-type="date">
            <text:p>13</text:p>
          </table:table-cell>
          <table:table-cell table:style-name="ce878" office:value-type="date" office:date-value="2018-08-14" calcext:value-type="date">
            <text:p>14</text:p>
          </table:table-cell>
          <table:table-cell table:style-name="ce878" office:value-type="date" office:date-value="2018-08-15" calcext:value-type="date">
            <text:p>15</text:p>
          </table:table-cell>
          <table:table-cell table:style-name="ce878" office:value-type="date" office:date-value="2018-08-16" calcext:value-type="date">
            <text:p>16</text:p>
          </table:table-cell>
          <table:table-cell table:style-name="ce878" office:value-type="date" office:date-value="2018-08-17" calcext:value-type="date">
            <text:p>17</text:p>
          </table:table-cell>
          <table:table-cell table:style-name="ce886" office:value-type="date" office:date-value="2018-08-18" calcext:value-type="date">
            <text:p>18</text:p>
          </table:table-cell>
          <table:table-cell table:style-name="ce871" office:value-type="date" office:date-value="2018-08-19" calcext:value-type="date">
            <text:p>19</text:p>
          </table:table-cell>
          <table:table-cell table:style-name="ce878" office:value-type="date" office:date-value="2018-08-20" calcext:value-type="date">
            <text:p>20</text:p>
          </table:table-cell>
          <table:table-cell table:style-name="ce878" office:value-type="date" office:date-value="2018-08-21" calcext:value-type="date">
            <text:p>21</text:p>
          </table:table-cell>
          <table:table-cell table:style-name="ce878" office:value-type="date" office:date-value="2018-08-22" calcext:value-type="date">
            <text:p>22</text:p>
          </table:table-cell>
          <table:table-cell table:style-name="ce878" office:value-type="date" office:date-value="2018-08-23" calcext:value-type="date">
            <text:p>23</text:p>
          </table:table-cell>
          <table:table-cell table:style-name="ce878" office:value-type="date" office:date-value="2018-08-24" calcext:value-type="date">
            <text:p>24</text:p>
          </table:table-cell>
          <table:table-cell table:style-name="ce886" office:value-type="date" office:date-value="2018-08-25" calcext:value-type="date">
            <text:p>25</text:p>
          </table:table-cell>
          <table:table-cell table:style-name="ce871" office:value-type="date" office:date-value="2018-08-26" calcext:value-type="date">
            <text:p>26</text:p>
          </table:table-cell>
          <table:table-cell table:style-name="ce878" office:value-type="date" office:date-value="2018-08-27" calcext:value-type="date">
            <text:p>27</text:p>
          </table:table-cell>
          <table:table-cell table:style-name="ce878" office:value-type="date" office:date-value="2018-08-28" calcext:value-type="date">
            <text:p>28</text:p>
          </table:table-cell>
          <table:table-cell table:style-name="ce878" office:value-type="date" office:date-value="2018-08-29" calcext:value-type="date">
            <text:p>29</text:p>
          </table:table-cell>
          <table:table-cell table:style-name="ce878" office:value-type="date" office:date-value="2018-08-30" calcext:value-type="date">
            <text:p>30</text:p>
          </table:table-cell>
          <table:table-cell table:style-name="ce878" office:value-type="date" office:date-value="2018-08-31" calcext:value-type="date">
            <text:p>31</text:p>
          </table:table-cell>
          <table:table-cell table:style-name="ce886" office:value-type="date" office:date-value="2018-09-01" calcext:value-type="date">
            <text:p>1</text:p>
          </table:table-cell>
          <table:table-cell table:style-name="ce871" office:value-type="date" office:date-value="2018-09-02" calcext:value-type="date">
            <text:p>2</text:p>
          </table:table-cell>
          <table:table-cell table:style-name="ce878" office:value-type="date" office:date-value="2018-09-03" calcext:value-type="date">
            <text:p>3</text:p>
          </table:table-cell>
          <table:table-cell table:style-name="ce878" office:value-type="date" office:date-value="2018-09-04" calcext:value-type="date">
            <text:p>4</text:p>
          </table:table-cell>
          <table:table-cell table:style-name="ce878" office:value-type="date" office:date-value="2018-09-05" calcext:value-type="date">
            <text:p>5</text:p>
          </table:table-cell>
          <table:table-cell table:style-name="ce878" office:value-type="date" office:date-value="2018-09-06" calcext:value-type="date">
            <text:p>6</text:p>
          </table:table-cell>
          <table:table-cell table:style-name="ce878" office:value-type="date" office:date-value="2018-09-07" calcext:value-type="date">
            <text:p>7</text:p>
          </table:table-cell>
          <table:table-cell table:style-name="ce886" office:value-type="date" office:date-value="2018-09-08" calcext:value-type="date">
            <text:p>8</text:p>
          </table:table-cell>
          <table:table-cell table:style-name="ce871" office:value-type="date" office:date-value="2018-09-09" calcext:value-type="date">
            <text:p>9</text:p>
          </table:table-cell>
          <table:table-cell table:style-name="ce878" office:value-type="date" office:date-value="2018-09-10" calcext:value-type="date">
            <text:p>10</text:p>
          </table:table-cell>
          <table:table-cell table:style-name="ce878" office:value-type="date" office:date-value="2018-09-11" calcext:value-type="date">
            <text:p>11</text:p>
          </table:table-cell>
          <table:table-cell table:style-name="ce878" office:value-type="date" office:date-value="2018-09-12" calcext:value-type="date">
            <text:p>12</text:p>
          </table:table-cell>
          <table:table-cell table:style-name="ce878" office:value-type="date" office:date-value="2018-09-13" calcext:value-type="date">
            <text:p>13</text:p>
          </table:table-cell>
          <table:table-cell table:style-name="ce878" office:value-type="date" office:date-value="2018-09-14" calcext:value-type="date">
            <text:p>14</text:p>
          </table:table-cell>
          <table:table-cell table:style-name="ce886" office:value-type="date" office:date-value="2018-09-15" calcext:value-type="date">
            <text:p>15</text:p>
          </table:table-cell>
          <table:table-cell table:style-name="ce871" office:value-type="date" office:date-value="2018-09-16" calcext:value-type="date">
            <text:p>16</text:p>
          </table:table-cell>
          <table:table-cell table:style-name="ce910" office:value-type="date" office:date-value="2018-09-17" calcext:value-type="date">
            <text:p>17</text:p>
          </table:table-cell>
          <table:table-cell table:style-name="ce878" office:value-type="date" office:date-value="2018-09-18" calcext:value-type="date">
            <text:p>18</text:p>
          </table:table-cell>
          <table:table-cell table:style-name="ce878" office:value-type="date" office:date-value="2018-09-19" calcext:value-type="date">
            <text:p>19</text:p>
          </table:table-cell>
          <table:table-cell table:style-name="ce878" office:value-type="date" office:date-value="2018-09-20" calcext:value-type="date">
            <text:p>20</text:p>
          </table:table-cell>
          <table:table-cell table:style-name="ce878" office:value-type="date" office:date-value="2018-09-21" calcext:value-type="date">
            <text:p>21</text:p>
          </table:table-cell>
          <table:table-cell table:style-name="ce886" office:value-type="date" office:date-value="2018-09-22" calcext:value-type="date">
            <text:p>22</text:p>
          </table:table-cell>
          <table:table-cell table:style-name="ce871" office:value-type="date" office:date-value="2018-09-23" calcext:value-type="date">
            <text:p>23</text:p>
          </table:table-cell>
          <table:table-cell table:style-name="ce910" office:value-type="date" office:date-value="2018-09-24" calcext:value-type="date">
            <text:p>24</text:p>
          </table:table-cell>
          <table:table-cell table:style-name="ce878" office:value-type="date" office:date-value="2018-09-25" calcext:value-type="date">
            <text:p>25</text:p>
          </table:table-cell>
          <table:table-cell table:style-name="ce878" office:value-type="date" office:date-value="2018-09-26" calcext:value-type="date">
            <text:p>26</text:p>
          </table:table-cell>
          <table:table-cell table:style-name="ce878" office:value-type="date" office:date-value="2018-09-27" calcext:value-type="date">
            <text:p>27</text:p>
          </table:table-cell>
          <table:table-cell table:style-name="ce878" office:value-type="date" office:date-value="2018-09-28" calcext:value-type="date">
            <text:p>28</text:p>
          </table:table-cell>
          <table:table-cell table:style-name="ce886" office:value-type="date" office:date-value="2018-09-29" calcext:value-type="date">
            <text:p>29</text:p>
          </table:table-cell>
          <table:table-cell table:style-name="ce871" office:value-type="date" office:date-value="2018-09-30" calcext:value-type="date">
            <text:p>30</text:p>
          </table:table-cell>
          <table:table-cell table:style-name="ce878" office:value-type="date" office:date-value="2018-10-01" calcext:value-type="date">
            <text:p>1</text:p>
          </table:table-cell>
          <table:table-cell table:style-name="ce878" office:value-type="date" office:date-value="2018-10-02" calcext:value-type="date">
            <text:p>2</text:p>
          </table:table-cell>
          <table:table-cell table:style-name="ce878" office:value-type="date" office:date-value="2018-10-03" calcext:value-type="date">
            <text:p>3</text:p>
          </table:table-cell>
          <table:table-cell table:style-name="ce878" office:value-type="date" office:date-value="2018-10-04" calcext:value-type="date">
            <text:p>4</text:p>
          </table:table-cell>
          <table:table-cell table:style-name="ce878" office:value-type="date" office:date-value="2018-10-05" calcext:value-type="date">
            <text:p>5</text:p>
          </table:table-cell>
          <table:table-cell table:style-name="ce886" office:value-type="date" office:date-value="2018-10-06" calcext:value-type="date">
            <text:p>6</text:p>
          </table:table-cell>
          <table:table-cell table:style-name="ce871" office:value-type="date" office:date-value="2018-10-07" calcext:value-type="date">
            <text:p>7</text:p>
          </table:table-cell>
          <table:table-cell table:style-name="ce910" office:value-type="date" office:date-value="2018-10-08" calcext:value-type="date">
            <text:p>8</text:p>
          </table:table-cell>
          <table:table-cell table:style-name="ce878" office:value-type="date" office:date-value="2018-10-09" calcext:value-type="date">
            <text:p>9</text:p>
          </table:table-cell>
          <table:table-cell table:style-name="ce878" office:value-type="date" office:date-value="2018-10-10" calcext:value-type="date">
            <text:p>10</text:p>
          </table:table-cell>
          <table:table-cell table:style-name="ce878" office:value-type="date" office:date-value="2018-10-11" calcext:value-type="date">
            <text:p>11</text:p>
          </table:table-cell>
          <table:table-cell table:style-name="ce878" office:value-type="date" office:date-value="2018-10-12" calcext:value-type="date">
            <text:p>12</text:p>
          </table:table-cell>
          <table:table-cell table:style-name="ce886" office:value-type="date" office:date-value="2018-10-13" calcext:value-type="date">
            <text:p>13</text:p>
          </table:table-cell>
          <table:table-cell table:style-name="ce871" office:value-type="date" office:date-value="2018-10-14" calcext:value-type="date">
            <text:p>14</text:p>
          </table:table-cell>
          <table:table-cell table:style-name="ce878" office:value-type="date" office:date-value="2018-10-15" calcext:value-type="date">
            <text:p>15</text:p>
          </table:table-cell>
          <table:table-cell table:style-name="ce878" office:value-type="date" office:date-value="2018-10-16" calcext:value-type="date">
            <text:p>16</text:p>
          </table:table-cell>
          <table:table-cell table:style-name="ce878" office:value-type="date" office:date-value="2018-10-17" calcext:value-type="date">
            <text:p>17</text:p>
          </table:table-cell>
          <table:table-cell table:style-name="ce878" office:value-type="date" office:date-value="2018-10-18" calcext:value-type="date">
            <text:p>18</text:p>
          </table:table-cell>
          <table:table-cell table:style-name="ce878" office:value-type="date" office:date-value="2018-10-19" calcext:value-type="date">
            <text:p>19</text:p>
          </table:table-cell>
          <table:table-cell table:style-name="ce886" office:value-type="date" office:date-value="2018-10-20" calcext:value-type="date">
            <text:p>20</text:p>
          </table:table-cell>
          <table:table-cell table:style-name="ce871" office:value-type="date" office:date-value="2018-10-21" calcext:value-type="date">
            <text:p>21</text:p>
          </table:table-cell>
          <table:table-cell table:style-name="ce878" office:value-type="date" office:date-value="2018-10-22" calcext:value-type="date">
            <text:p>22</text:p>
          </table:table-cell>
          <table:table-cell table:style-name="ce878" office:value-type="date" office:date-value="2018-10-23" calcext:value-type="date">
            <text:p>23</text:p>
          </table:table-cell>
          <table:table-cell table:style-name="ce878" office:value-type="date" office:date-value="2018-10-24" calcext:value-type="date">
            <text:p>24</text:p>
          </table:table-cell>
          <table:table-cell table:style-name="ce878" office:value-type="date" office:date-value="2018-10-25" calcext:value-type="date">
            <text:p>25</text:p>
          </table:table-cell>
          <table:table-cell table:style-name="ce878" office:value-type="date" office:date-value="2018-10-26" calcext:value-type="date">
            <text:p>26</text:p>
          </table:table-cell>
          <table:table-cell table:style-name="ce886" office:value-type="date" office:date-value="2018-10-27" calcext:value-type="date">
            <text:p>27</text:p>
          </table:table-cell>
          <table:table-cell table:style-name="ce871" office:value-type="date" office:date-value="2018-10-28" calcext:value-type="date">
            <text:p>28</text:p>
          </table:table-cell>
          <table:table-cell table:style-name="ce878" office:value-type="date" office:date-value="2018-10-29" calcext:value-type="date">
            <text:p>29</text:p>
          </table:table-cell>
          <table:table-cell table:style-name="ce878" office:value-type="date" office:date-value="2018-10-30" calcext:value-type="date">
            <text:p>30</text:p>
          </table:table-cell>
          <table:table-cell table:style-name="ce878" office:value-type="date" office:date-value="2018-10-31" calcext:value-type="date">
            <text:p>31</text:p>
          </table:table-cell>
          <table:table-cell table:style-name="ce878" office:value-type="date" office:date-value="2018-11-01" calcext:value-type="date">
            <text:p>1</text:p>
          </table:table-cell>
          <table:table-cell table:style-name="ce878" office:value-type="date" office:date-value="2018-11-02" calcext:value-type="date">
            <text:p>2</text:p>
          </table:table-cell>
          <table:table-cell table:style-name="ce926" office:value-type="date" office:date-value="2018-11-03" calcext:value-type="date">
            <text:p>3</text:p>
          </table:table-cell>
          <table:table-cell table:style-name="ce871" office:value-type="date" office:date-value="2018-11-04" calcext:value-type="date">
            <text:p>4</text:p>
          </table:table-cell>
          <table:table-cell table:style-name="ce878" office:value-type="date" office:date-value="2018-11-05" calcext:value-type="date">
            <text:p>5</text:p>
          </table:table-cell>
          <table:table-cell table:style-name="ce878" office:value-type="date" office:date-value="2018-11-06" calcext:value-type="date">
            <text:p>6</text:p>
          </table:table-cell>
          <table:table-cell table:style-name="ce878" office:value-type="date" office:date-value="2018-11-07" calcext:value-type="date">
            <text:p>7</text:p>
          </table:table-cell>
          <table:table-cell table:style-name="ce878" office:value-type="date" office:date-value="2018-11-08" calcext:value-type="date">
            <text:p>8</text:p>
          </table:table-cell>
          <table:table-cell table:style-name="ce878" office:value-type="date" office:date-value="2018-11-09" calcext:value-type="date">
            <text:p>9</text:p>
          </table:table-cell>
          <table:table-cell table:style-name="ce886" office:value-type="date" office:date-value="2018-11-10" calcext:value-type="date">
            <text:p>10</text:p>
          </table:table-cell>
          <table:table-cell table:style-name="ce871" office:value-type="date" office:date-value="2018-11-11" calcext:value-type="date">
            <text:p>11</text:p>
          </table:table-cell>
          <table:table-cell table:style-name="ce878" office:value-type="date" office:date-value="2018-11-12" calcext:value-type="date">
            <text:p>12</text:p>
          </table:table-cell>
          <table:table-cell table:style-name="ce878" office:value-type="date" office:date-value="2018-11-13" calcext:value-type="date">
            <text:p>13</text:p>
          </table:table-cell>
          <table:table-cell table:style-name="ce878" office:value-type="date" office:date-value="2018-11-14" calcext:value-type="date">
            <text:p>14</text:p>
          </table:table-cell>
          <table:table-cell table:style-name="ce878" office:value-type="date" office:date-value="2018-11-15" calcext:value-type="date">
            <text:p>15</text:p>
          </table:table-cell>
          <table:table-cell table:style-name="ce878" office:value-type="date" office:date-value="2018-11-16" calcext:value-type="date">
            <text:p>16</text:p>
          </table:table-cell>
          <table:table-cell table:style-name="ce886" office:value-type="date" office:date-value="2018-11-17" calcext:value-type="date">
            <text:p>17</text:p>
          </table:table-cell>
          <table:table-cell table:style-name="ce871" office:value-type="date" office:date-value="2018-11-18" calcext:value-type="date">
            <text:p>18</text:p>
          </table:table-cell>
          <table:table-cell table:style-name="ce878" office:value-type="date" office:date-value="2018-11-19" calcext:value-type="date">
            <text:p>19</text:p>
          </table:table-cell>
          <table:table-cell table:style-name="ce878" office:value-type="date" office:date-value="2018-11-20" calcext:value-type="date">
            <text:p>20</text:p>
          </table:table-cell>
          <table:table-cell table:style-name="ce878" office:value-type="date" office:date-value="2018-11-21" calcext:value-type="date">
            <text:p>21</text:p>
          </table:table-cell>
          <table:table-cell table:style-name="ce878" office:value-type="date" office:date-value="2018-11-22" calcext:value-type="date">
            <text:p>22</text:p>
          </table:table-cell>
          <table:table-cell table:style-name="ce910" office:value-type="date" office:date-value="2018-11-23" calcext:value-type="date">
            <text:p>23</text:p>
          </table:table-cell>
          <table:table-cell table:style-name="ce886" office:value-type="date" office:date-value="2018-11-24" calcext:value-type="date">
            <text:p>24</text:p>
          </table:table-cell>
          <table:table-cell table:style-name="ce871" office:value-type="date" office:date-value="2018-11-25" calcext:value-type="date">
            <text:p>25</text:p>
          </table:table-cell>
          <table:table-cell table:style-name="ce878" office:value-type="date" office:date-value="2018-11-26" calcext:value-type="date">
            <text:p>26</text:p>
          </table:table-cell>
          <table:table-cell table:style-name="ce878" office:value-type="date" office:date-value="2018-11-27" calcext:value-type="date">
            <text:p>27</text:p>
          </table:table-cell>
          <table:table-cell table:style-name="ce878" office:value-type="date" office:date-value="2018-11-28" calcext:value-type="date">
            <text:p>28</text:p>
          </table:table-cell>
          <table:table-cell table:style-name="ce878" office:value-type="date" office:date-value="2018-11-29" calcext:value-type="date">
            <text:p>29</text:p>
          </table:table-cell>
          <table:table-cell table:style-name="ce878" office:value-type="date" office:date-value="2018-11-30" calcext:value-type="date">
            <text:p>30</text:p>
          </table:table-cell>
          <table:table-cell table:style-name="ce886" office:value-type="date" office:date-value="2018-12-01" calcext:value-type="date">
            <text:p>1</text:p>
          </table:table-cell>
          <table:table-cell table:style-name="ce871" office:value-type="date" office:date-value="2018-12-02" calcext:value-type="date">
            <text:p>2</text:p>
          </table:table-cell>
          <table:table-cell table:style-name="ce878" office:value-type="date" office:date-value="2018-12-03" calcext:value-type="date">
            <text:p>3</text:p>
          </table:table-cell>
          <table:table-cell table:style-name="ce878" office:value-type="date" office:date-value="2018-12-04" calcext:value-type="date">
            <text:p>4</text:p>
          </table:table-cell>
          <table:table-cell table:style-name="ce878" office:value-type="date" office:date-value="2018-12-05" calcext:value-type="date">
            <text:p>5</text:p>
          </table:table-cell>
          <table:table-cell table:style-name="ce878" office:value-type="date" office:date-value="2018-12-06" calcext:value-type="date">
            <text:p>6</text:p>
          </table:table-cell>
          <table:table-cell table:style-name="ce878" office:value-type="date" office:date-value="2018-12-07" calcext:value-type="date">
            <text:p>7</text:p>
          </table:table-cell>
          <table:table-cell table:style-name="ce886" office:value-type="date" office:date-value="2018-12-08" calcext:value-type="date">
            <text:p>8</text:p>
          </table:table-cell>
          <table:table-cell table:style-name="ce871" office:value-type="date" office:date-value="2018-12-09" calcext:value-type="date">
            <text:p>9</text:p>
          </table:table-cell>
          <table:table-cell table:style-name="ce878" office:value-type="date" office:date-value="2018-12-10" calcext:value-type="date">
            <text:p>10</text:p>
          </table:table-cell>
          <table:table-cell table:style-name="ce878" office:value-type="date" office:date-value="2018-12-11" calcext:value-type="date">
            <text:p>11</text:p>
          </table:table-cell>
          <table:table-cell table:style-name="ce878" office:value-type="date" office:date-value="2018-12-12" calcext:value-type="date">
            <text:p>12</text:p>
          </table:table-cell>
          <table:table-cell table:style-name="ce878" office:value-type="date" office:date-value="2018-12-13" calcext:value-type="date">
            <text:p>13</text:p>
          </table:table-cell>
          <table:table-cell table:style-name="ce878" office:value-type="date" office:date-value="2018-12-14" calcext:value-type="date">
            <text:p>14</text:p>
          </table:table-cell>
          <table:table-cell table:style-name="ce886" office:value-type="date" office:date-value="2018-12-15" calcext:value-type="date">
            <text:p>15</text:p>
          </table:table-cell>
          <table:table-cell table:style-name="ce871" office:value-type="date" office:date-value="2018-12-16" calcext:value-type="date">
            <text:p>16</text:p>
          </table:table-cell>
          <table:table-cell table:style-name="ce878" office:value-type="date" office:date-value="2018-12-17" calcext:value-type="date">
            <text:p>17</text:p>
          </table:table-cell>
          <table:table-cell table:style-name="ce878" office:value-type="date" office:date-value="2018-12-18" calcext:value-type="date">
            <text:p>18</text:p>
          </table:table-cell>
          <table:table-cell table:style-name="ce878" office:value-type="date" office:date-value="2018-12-19" calcext:value-type="date">
            <text:p>19</text:p>
          </table:table-cell>
          <table:table-cell table:style-name="ce878" office:value-type="date" office:date-value="2018-12-20" calcext:value-type="date">
            <text:p>20</text:p>
          </table:table-cell>
          <table:table-cell table:style-name="ce878" office:value-type="date" office:date-value="2018-12-21" calcext:value-type="date">
            <text:p>21</text:p>
          </table:table-cell>
          <table:table-cell table:style-name="ce886" office:value-type="date" office:date-value="2018-12-22" calcext:value-type="date">
            <text:p>22</text:p>
          </table:table-cell>
          <table:table-cell table:style-name="ce871" office:value-type="date" office:date-value="2018-12-23" calcext:value-type="date">
            <text:p>23</text:p>
          </table:table-cell>
          <table:table-cell table:style-name="ce910" office:value-type="date" office:date-value="2018-12-24" calcext:value-type="date">
            <text:p>24</text:p>
          </table:table-cell>
          <table:table-cell table:style-name="ce878" office:value-type="date" office:date-value="2018-12-25" calcext:value-type="date">
            <text:p>25</text:p>
          </table:table-cell>
          <table:table-cell table:style-name="ce878" office:value-type="date" office:date-value="2018-12-26" calcext:value-type="date">
            <text:p>26</text:p>
          </table:table-cell>
          <table:table-cell table:style-name="ce878" office:value-type="date" office:date-value="2018-12-27" calcext:value-type="date">
            <text:p>27</text:p>
          </table:table-cell>
          <table:table-cell table:style-name="ce910" office:value-type="date" office:date-value="2018-12-28" calcext:value-type="date">
            <text:p>28</text:p>
          </table:table-cell>
          <table:table-cell table:style-name="ce926" office:value-type="date" office:date-value="2018-12-29" calcext:value-type="date">
            <text:p>29</text:p>
          </table:table-cell>
          <table:table-cell table:style-name="ce871" office:value-type="date" office:date-value="2018-12-30" calcext:value-type="date">
            <text:p>30</text:p>
          </table:table-cell>
          <table:table-cell table:style-name="ce910" office:value-type="date" office:date-value="2018-12-31" calcext:value-type="date">
            <text:p>31</text:p>
          </table:table-cell>
          <table:table-cell table:style-name="ce910" office:value-type="date" office:date-value="2019-01-01" calcext:value-type="date">
            <text:p>1</text:p>
          </table:table-cell>
          <table:table-cell table:style-name="ce910" office:value-type="date" office:date-value="2019-01-02" calcext:value-type="date">
            <text:p>2</text:p>
          </table:table-cell>
          <table:table-cell table:style-name="ce910" office:value-type="date" office:date-value="2019-01-03" calcext:value-type="date">
            <text:p>3</text:p>
          </table:table-cell>
          <table:table-cell table:style-name="ce878" office:value-type="date" office:date-value="2019-01-04" calcext:value-type="date">
            <text:p>4</text:p>
          </table:table-cell>
          <table:table-cell table:style-name="ce886" office:value-type="date" office:date-value="2019-01-05" calcext:value-type="date">
            <text:p>5</text:p>
          </table:table-cell>
          <table:table-cell table:style-name="ce871" office:value-type="date" office:date-value="2019-01-06" calcext:value-type="date">
            <text:p>6</text:p>
          </table:table-cell>
          <table:table-cell table:style-name="ce878" office:value-type="date" office:date-value="2019-01-07" calcext:value-type="date">
            <text:p>7</text:p>
          </table:table-cell>
          <table:table-cell table:style-name="ce878" office:value-type="date" office:date-value="2019-01-08" calcext:value-type="date">
            <text:p>8</text:p>
          </table:table-cell>
          <table:table-cell table:style-name="ce878" office:value-type="date" office:date-value="2019-01-09" calcext:value-type="date">
            <text:p>9</text:p>
          </table:table-cell>
          <table:table-cell table:style-name="ce878" office:value-type="date" office:date-value="2019-01-10" calcext:value-type="date">
            <text:p>10</text:p>
          </table:table-cell>
          <table:table-cell table:style-name="ce878" office:value-type="date" office:date-value="2019-01-11" calcext:value-type="date">
            <text:p>11</text:p>
          </table:table-cell>
          <table:table-cell table:style-name="ce886" office:value-type="date" office:date-value="2019-01-12" calcext:value-type="date">
            <text:p>12</text:p>
          </table:table-cell>
          <table:table-cell table:style-name="ce871" office:value-type="date" office:date-value="2019-01-13" calcext:value-type="date">
            <text:p>13</text:p>
          </table:table-cell>
          <table:table-cell table:style-name="ce910" office:value-type="date" office:date-value="2019-01-14" calcext:value-type="date">
            <text:p>14</text:p>
          </table:table-cell>
          <table:table-cell table:style-name="ce878" office:value-type="date" office:date-value="2019-01-15" calcext:value-type="date">
            <text:p>15</text:p>
          </table:table-cell>
          <table:table-cell table:style-name="ce878" office:value-type="date" office:date-value="2019-01-16" calcext:value-type="date">
            <text:p>16</text:p>
          </table:table-cell>
          <table:table-cell table:style-name="ce878" office:value-type="date" office:date-value="2019-01-17" calcext:value-type="date">
            <text:p>17</text:p>
          </table:table-cell>
          <table:table-cell table:style-name="ce878" office:value-type="date" office:date-value="2019-01-18" calcext:value-type="date">
            <text:p>18</text:p>
          </table:table-cell>
          <table:table-cell table:style-name="ce886" office:value-type="date" office:date-value="2019-01-19" calcext:value-type="date">
            <text:p>19</text:p>
          </table:table-cell>
          <table:table-cell table:style-name="ce871" office:value-type="date" office:date-value="2019-01-20" calcext:value-type="date">
            <text:p>20</text:p>
          </table:table-cell>
          <table:table-cell table:style-name="ce878" office:value-type="date" office:date-value="2019-01-21" calcext:value-type="date">
            <text:p>21</text:p>
          </table:table-cell>
          <table:table-cell table:style-name="ce878" office:value-type="date" office:date-value="2019-01-22" calcext:value-type="date">
            <text:p>22</text:p>
          </table:table-cell>
          <table:table-cell table:style-name="ce878" office:value-type="date" office:date-value="2019-01-23" calcext:value-type="date">
            <text:p>23</text:p>
          </table:table-cell>
          <table:table-cell table:style-name="ce878" office:value-type="date" office:date-value="2019-01-24" calcext:value-type="date">
            <text:p>24</text:p>
          </table:table-cell>
          <table:table-cell table:style-name="ce878" office:value-type="date" office:date-value="2019-01-25" calcext:value-type="date">
            <text:p>25</text:p>
          </table:table-cell>
          <table:table-cell table:style-name="ce886" office:value-type="date" office:date-value="2019-01-26" calcext:value-type="date">
            <text:p>26</text:p>
          </table:table-cell>
          <table:table-cell table:style-name="ce871" office:value-type="date" office:date-value="2019-01-27" calcext:value-type="date">
            <text:p>27</text:p>
          </table:table-cell>
          <table:table-cell table:style-name="ce878" office:value-type="date" office:date-value="2019-01-28" calcext:value-type="date">
            <text:p>28</text:p>
          </table:table-cell>
          <table:table-cell table:style-name="ce878" office:value-type="date" office:date-value="2019-01-29" calcext:value-type="date">
            <text:p>29</text:p>
          </table:table-cell>
          <table:table-cell table:style-name="ce878" office:value-type="date" office:date-value="2019-01-30" calcext:value-type="date">
            <text:p>30</text:p>
          </table:table-cell>
          <table:table-cell table:style-name="ce878" office:value-type="date" office:date-value="2019-01-31" calcext:value-type="date">
            <text:p>31</text:p>
          </table:table-cell>
          <table:table-cell table:style-name="ce878" office:value-type="date" office:date-value="2019-02-01" calcext:value-type="date">
            <text:p>1</text:p>
          </table:table-cell>
          <table:table-cell table:style-name="ce886" office:value-type="date" office:date-value="2019-02-02" calcext:value-type="date">
            <text:p>2</text:p>
          </table:table-cell>
          <table:table-cell table:style-name="ce871" office:value-type="date" office:date-value="2019-02-03" calcext:value-type="date">
            <text:p>3</text:p>
          </table:table-cell>
          <table:table-cell table:style-name="ce878" office:value-type="date" office:date-value="2019-02-04" calcext:value-type="date">
            <text:p>4</text:p>
          </table:table-cell>
          <table:table-cell table:style-name="ce878" office:value-type="date" office:date-value="2019-02-05" calcext:value-type="date">
            <text:p>5</text:p>
          </table:table-cell>
          <table:table-cell table:style-name="ce878" office:value-type="date" office:date-value="2019-02-06" calcext:value-type="date">
            <text:p>6</text:p>
          </table:table-cell>
          <table:table-cell table:style-name="ce878" office:value-type="date" office:date-value="2019-02-07" calcext:value-type="date">
            <text:p>7</text:p>
          </table:table-cell>
          <table:table-cell table:style-name="ce878" office:value-type="date" office:date-value="2019-02-08" calcext:value-type="date">
            <text:p>8</text:p>
          </table:table-cell>
          <table:table-cell table:style-name="ce886" office:value-type="date" office:date-value="2019-02-09" calcext:value-type="date">
            <text:p>9</text:p>
          </table:table-cell>
          <table:table-cell table:style-name="ce871" office:value-type="date" office:date-value="2019-02-10" calcext:value-type="date">
            <text:p>10</text:p>
          </table:table-cell>
          <table:table-cell table:style-name="ce910" office:value-type="date" office:date-value="2019-02-11" calcext:value-type="date">
            <text:p>11</text:p>
          </table:table-cell>
          <table:table-cell table:style-name="ce878" office:value-type="date" office:date-value="2019-02-12" calcext:value-type="date">
            <text:p>12</text:p>
          </table:table-cell>
          <table:table-cell table:style-name="ce878" office:value-type="date" office:date-value="2019-02-13" calcext:value-type="date">
            <text:p>13</text:p>
          </table:table-cell>
          <table:table-cell table:style-name="ce878" office:value-type="date" office:date-value="2019-02-14" calcext:value-type="date">
            <text:p>14</text:p>
          </table:table-cell>
          <table:table-cell table:style-name="ce878" office:value-type="date" office:date-value="2019-02-15" calcext:value-type="date">
            <text:p>15</text:p>
          </table:table-cell>
          <table:table-cell table:style-name="ce886" office:value-type="date" office:date-value="2019-02-16" calcext:value-type="date">
            <text:p>16</text:p>
          </table:table-cell>
          <table:table-cell table:style-name="ce871" office:value-type="date" office:date-value="2019-02-17" calcext:value-type="date">
            <text:p>17</text:p>
          </table:table-cell>
          <table:table-cell table:style-name="ce878" office:value-type="date" office:date-value="2019-02-18" calcext:value-type="date">
            <text:p>18</text:p>
          </table:table-cell>
          <table:table-cell table:style-name="ce878" office:value-type="date" office:date-value="2019-02-19" calcext:value-type="date">
            <text:p>19</text:p>
          </table:table-cell>
          <table:table-cell table:style-name="ce878" office:value-type="date" office:date-value="2019-02-20" calcext:value-type="date">
            <text:p>20</text:p>
          </table:table-cell>
          <table:table-cell table:style-name="ce878" office:value-type="date" office:date-value="2019-02-21" calcext:value-type="date">
            <text:p>21</text:p>
          </table:table-cell>
          <table:table-cell table:style-name="ce878" office:value-type="date" office:date-value="2019-02-22" calcext:value-type="date">
            <text:p>22</text:p>
          </table:table-cell>
          <table:table-cell table:style-name="ce886" office:value-type="date" office:date-value="2019-02-23" calcext:value-type="date">
            <text:p>23</text:p>
          </table:table-cell>
          <table:table-cell table:style-name="ce871" office:value-type="date" office:date-value="2019-02-24" calcext:value-type="date">
            <text:p>24</text:p>
          </table:table-cell>
          <table:table-cell table:style-name="ce878" office:value-type="date" office:date-value="2019-02-25" calcext:value-type="date">
            <text:p>25</text:p>
          </table:table-cell>
          <table:table-cell table:style-name="ce878" office:value-type="date" office:date-value="2019-02-26" calcext:value-type="date">
            <text:p>26</text:p>
          </table:table-cell>
          <table:table-cell table:style-name="ce878" office:value-type="date" office:date-value="2019-02-27" calcext:value-type="date">
            <text:p>27</text:p>
          </table:table-cell>
          <table:table-cell table:style-name="ce878" office:value-type="date" office:date-value="2019-02-28" calcext:value-type="date">
            <text:p>28</text:p>
          </table:table-cell>
          <table:table-cell table:style-name="ce878" office:value-type="date" office:date-value="2019-03-01" calcext:value-type="date">
            <text:p>1</text:p>
          </table:table-cell>
          <table:table-cell table:style-name="ce886" office:value-type="date" office:date-value="2019-03-02" calcext:value-type="date">
            <text:p>2</text:p>
          </table:table-cell>
          <table:table-cell table:style-name="ce871" office:value-type="date" office:date-value="2019-03-03" calcext:value-type="date">
            <text:p>3</text:p>
          </table:table-cell>
          <table:table-cell table:style-name="ce878" office:value-type="date" office:date-value="2019-03-04" calcext:value-type="date">
            <text:p>4</text:p>
          </table:table-cell>
          <table:table-cell table:style-name="ce878" office:value-type="date" office:date-value="2019-03-05" calcext:value-type="date">
            <text:p>5</text:p>
          </table:table-cell>
          <table:table-cell table:style-name="ce878" office:value-type="date" office:date-value="2019-03-06" calcext:value-type="date">
            <text:p>6</text:p>
          </table:table-cell>
          <table:table-cell table:style-name="ce878" office:value-type="date" office:date-value="2019-03-07" calcext:value-type="date">
            <text:p>7</text:p>
          </table:table-cell>
          <table:table-cell table:style-name="ce878" office:value-type="date" office:date-value="2019-03-08" calcext:value-type="date">
            <text:p>8</text:p>
          </table:table-cell>
          <table:table-cell table:style-name="ce886" office:value-type="date" office:date-value="2019-03-09" calcext:value-type="date">
            <text:p>9</text:p>
          </table:table-cell>
          <table:table-cell table:style-name="ce871" office:value-type="date" office:date-value="2019-03-10" calcext:value-type="date">
            <text:p>10</text:p>
          </table:table-cell>
          <table:table-cell table:style-name="ce878" office:value-type="date" office:date-value="2019-03-11" calcext:value-type="date">
            <text:p>11</text:p>
          </table:table-cell>
          <table:table-cell table:style-name="ce878" office:value-type="date" office:date-value="2019-03-12" calcext:value-type="date">
            <text:p>12</text:p>
          </table:table-cell>
          <table:table-cell table:style-name="ce878" office:value-type="date" office:date-value="2019-03-13" calcext:value-type="date">
            <text:p>13</text:p>
          </table:table-cell>
          <table:table-cell table:style-name="ce878" office:value-type="date" office:date-value="2019-03-14" calcext:value-type="date">
            <text:p>14</text:p>
          </table:table-cell>
          <table:table-cell table:style-name="ce878" office:value-type="date" office:date-value="2019-03-15" calcext:value-type="date">
            <text:p>15</text:p>
          </table:table-cell>
          <table:table-cell table:style-name="ce886" office:value-type="date" office:date-value="2019-03-16" calcext:value-type="date">
            <text:p>16</text:p>
          </table:table-cell>
          <table:table-cell table:style-name="ce871" office:value-type="date" office:date-value="2019-03-17" calcext:value-type="date">
            <text:p>17</text:p>
          </table:table-cell>
          <table:table-cell table:style-name="ce878" office:value-type="date" office:date-value="2019-03-18" calcext:value-type="date">
            <text:p>18</text:p>
          </table:table-cell>
          <table:table-cell table:style-name="ce878" office:value-type="date" office:date-value="2019-03-19" calcext:value-type="date">
            <text:p>19</text:p>
          </table:table-cell>
          <table:table-cell table:style-name="ce878" office:value-type="date" office:date-value="2019-03-20" calcext:value-type="date">
            <text:p>20</text:p>
          </table:table-cell>
          <table:table-cell table:style-name="ce422" table:number-columns-repeated="634"/>
        </table:table-row>
        <table:table-row table:style-name="ro14">
          <table:covered-table-cell table:number-columns-repeated="5" table:style-name="ce722"/>
          <table:table-cell table:style-name="ce729" office:value-type="string" calcext:value-type="string">
            <text:p>薬品整理</text:p>
          </table:table-cell>
          <table:table-cell table:style-name="ce730" office:value-type="string" calcext:value-type="string" table:number-columns-spanned="2" table:number-rows-spanned="1">
            <text:p>検血</text:p>
          </table:table-cell>
          <table:covered-table-cell table:style-name="ce730"/>
          <table:table-cell table:style-name="ce730"/>
          <table:table-cell table:style-name="ce741" office:value-type="string" calcext:value-type="string">
            <text:p>○</text:p>
          </table:table-cell>
          <table:table-cell table:style-name="ce744" table:number-columns-repeated="2"/>
          <table:table-cell table:style-name="ce738"/>
          <table:table-cell table:style-name="ce744" office:value-type="string" calcext:value-type="string">
            <text:p>○</text:p>
          </table:table-cell>
          <table:table-cell table:style-name="ce744" table:number-columns-repeated="2"/>
          <table:table-cell table:style-name="ce738" office:value-type="string" calcext:value-type="string">
            <text:p>尿</text:p>
          </table:table-cell>
          <table:table-cell table:style-name="ce744"/>
          <table:table-cell table:number-columns-repeated="2" table:style-name="ce744" office:value-type="string" calcext:value-type="string">
            <text:p>○</text:p>
          </table:table-cell>
          <table:table-cell table:style-name="ce744"/>
          <table:table-cell table:style-name="ce741" office:value-type="string" calcext:value-type="string">
            <text:p>a</text:p>
          </table:table-cell>
          <table:table-cell table:style-name="ce738"/>
          <table:table-cell table:style-name="ce744"/>
          <table:table-cell table:style-name="ce738"/>
          <table:table-cell table:style-name="ce744" table:number-columns-repeated="91"/>
          <table:table-cell table:style-name="ce752"/>
          <table:table-cell table:style-name="ce744" table:number-columns-repeated="3"/>
          <table:table-cell table:style-name="ce738"/>
          <table:table-cell table:style-name="ce744" table:number-columns-repeated="49"/>
          <table:table-cell table:style-name="ce738" table:number-columns-repeated="2"/>
          <table:table-cell table:style-name="ce744"/>
          <table:table-cell table:style-name="ce738"/>
          <table:table-cell table:style-name="ce744" table:number-columns-repeated="850"/>
        </table:table-row>
        <table:table-row table:style-name="ro14">
          <table:covered-table-cell table:number-columns-repeated="5" table:style-name="ce722"/>
          <table:table-cell table:style-name="ce730" office:value-type="string" calcext:value-type="string">
            <text:p>薬品名抽出</text:p>
          </table:table-cell>
          <table:table-cell table:style-name="ce729" office:value-type="string" calcext:value-type="string" table:number-columns-spanned="2" table:number-rows-spanned="1">
            <text:p>画像・処置</text:p>
          </table:table-cell>
          <table:covered-table-cell table:style-name="ce729"/>
          <table:table-cell table:style-name="ce729"/>
          <table:table-cell table:style-name="ce873" office:value-type="string" calcext:value-type="string">
            <text:p>胸Xp</text:p>
          </table:table-cell>
          <table:table-cell table:style-name="ce879" table:number-columns-repeated="2"/>
          <table:table-cell table:style-name="ce880"/>
          <table:table-cell table:style-name="ce1045"/>
          <table:table-cell table:style-name="ce879" office:value-type="string" calcext:value-type="string">
            <text:p>MRCP</text:p>
          </table:table-cell>
          <table:table-cell table:style-name="ce1045" office:value-type="string" calcext:value-type="string">
            <text:p>Xp</text:p>
          </table:table-cell>
          <table:table-cell table:style-name="ce879" office:value-type="string" calcext:value-type="string">
            <text:p>心ｴ腹ｴ頭MRI</text:p>
          </table:table-cell>
          <table:table-cell table:style-name="ce879" office:value-type="string" calcext:value-type="string">
            <text:p>CTMRCP尿ｶﾃCT</text:p>
          </table:table-cell>
          <table:table-cell table:style-name="ce927"/>
          <table:table-cell table:style-name="ce924"/>
          <table:table-cell table:style-name="ce880"/>
          <table:table-cell table:style-name="ce879"/>
          <table:table-cell table:style-name="ce927"/>
          <table:table-cell table:style-name="ce880"/>
          <table:table-cell table:style-name="ce918" table:number-columns-repeated="92"/>
          <table:table-cell table:style-name="ce428"/>
          <table:table-cell table:style-name="ce918" table:number-columns-repeated="3"/>
          <table:table-cell table:style-name="ce927"/>
          <table:table-cell table:style-name="ce918" table:number-columns-repeated="49"/>
          <table:table-cell table:style-name="ce927"/>
          <table:table-cell table:style-name="ce918" table:number-columns-repeated="2"/>
          <table:table-cell table:style-name="ce927"/>
          <table:table-cell table:style-name="ce918" table:number-columns-repeated="52"/>
          <table:table-cell table:style-name="ce879" table:number-columns-repeated="15"/>
          <table:table-cell table:style-name="ce918" table:number-columns-repeated="783"/>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table-cell table:number-columns-repeated="5"/>
          <table:table-cell office:value-type="string" calcext:value-type="string">
            <text:p>aa</text:p>
          </table:table-cell>
          <table:table-cell office:value-type="string" calcext:value-type="string">
            <text:p>分2</text:p>
          </table:table-cell>
          <table:table-cell office:value-type="string" calcext:value-type="string">
            <text:p>1回1吸入</text:p>
          </table:table-cell>
          <table:table-cell table:number-columns-repeated="4"/>
          <table:table-cell table:style-name="ce1043" table:number-columns-repeated="7"/>
          <table:table-cell table:number-columns-repeated="5"/>
          <table:table-cell table:style-name="ce1046" table:number-columns-repeated="5"/>
          <table:table-cell table:style-name="ce1047" office:value-type="string" calcext:value-type="string">
            <text:p>止</text:p>
          </table:table-cell>
          <table:table-cell table:style-name="ce1048" table:number-columns-repeated="86"/>
          <table:table-cell table:style-name="ce434"/>
          <table:table-cell table:style-name="ce1048" table:number-columns-repeated="907"/>
        </table:table-row>
        <table:table-row table:style-name="ro14">
          <table:table-cell table:style-name="ce723" table:number-columns-repeated="5"/>
          <table:table-cell table:style-name="ce731" office:value-type="string" calcext:value-type="string">
            <text:p>黒</text:p>
          </table:table-cell>
          <table:table-cell table:style-name="ce736" table:number-columns-repeated="3"/>
          <table:table-cell table:style-name="ce877" table:number-columns-repeated="107"/>
          <table:table-cell table:style-name="ce922"/>
          <table:table-cell table:style-name="ce877" table:number-columns-repeated="907"/>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ss</text:p>
          </table:table-cell>
          <table:table-cell office:value-type="string" calcext:value-type="string">
            <text:p>分3</text:p>
          </table:table-cell>
          <table:table-cell/>
          <table:table-cell office:value-type="string" calcext:value-type="string">
            <text:p>月木</text:p>
          </table:table-cell>
          <table:table-cell table:number-columns-repeated="2"/>
          <table:table-cell table:style-name="ce884"/>
          <table:table-cell table:style-name="ce1043"/>
          <table:table-cell table:style-name="ce884" table:number-columns-repeated="6"/>
          <table:table-cell table:style-name="ce1043"/>
          <table:table-cell table:style-name="ce884"/>
          <table:table-cell table:number-columns-repeated="4"/>
          <table:table-cell table:style-name="ce1048"/>
          <table:table-cell table:style-name="ce1046"/>
          <table:table-cell table:style-name="ce1048" table:number-columns-repeated="3"/>
          <table:table-cell table:style-name="ce1046"/>
          <table:table-cell table:style-name="ce1048" table:number-columns-repeated="2"/>
          <table:table-cell table:style-name="ce1046"/>
          <table:table-cell table:style-name="ce1048" table:number-columns-repeated="2"/>
          <table:table-cell table:number-columns-repeated="988"/>
        </table:table-row>
        <table:table-row table:style-name="ro14">
          <table:table-cell table:number-columns-repeated="7"/>
          <table:table-cell office:value-type="string" calcext:value-type="string">
            <text:p>1回</text:p>
          </table:table-cell>
          <table:table-cell table:style-name="ce732" office:value-type="string" calcext:value-type="string">
            <text:p>月水金(透析日のみ)</text:p>
          </table:table-cell>
          <table:table-cell table:number-columns-repeated="2"/>
          <table:table-cell table:style-name="ce1042"/>
          <table:table-cell table:style-name="ce884"/>
          <table:table-cell table:style-name="ce1042"/>
          <table:table-cell table:style-name="ce884" table:number-columns-repeated="4"/>
          <table:table-cell table:style-name="ce1042"/>
          <table:table-cell table:style-name="ce884"/>
          <table:table-cell table:style-name="ce1042"/>
          <table:table-cell table:number-columns-repeated="3"/>
          <table:table-cell table:style-name="ce1048" table:number-columns-repeated="10"/>
          <table:table-cell table:style-name="ce422" table:number-columns-repeated="8"/>
          <table:table-cell table:number-columns-repeated="982"/>
        </table:table-row>
        <table:table-row table:style-name="ro14">
          <table:table-cell table:number-columns-repeated="1024"/>
        </table:table-row>
        <table:table-row table:style-name="ro14">
          <table:table-cell table:number-columns-repeated="5"/>
          <table:table-cell office:value-type="string" calcext:value-type="string">
            <text:p>s</text:p>
          </table:table-cell>
          <table:table-cell office:value-type="string" calcext:value-type="string">
            <text:p>昼</text:p>
          </table:table-cell>
          <table:table-cell/>
          <table:table-cell office:value-type="string" calcext:value-type="string">
            <text:p>火木土日(透析日以外)</text:p>
          </table:table-cell>
          <table:table-cell table:number-columns-repeated="3"/>
          <table:table-cell table:style-name="ce1043"/>
          <table:table-cell table:style-name="ce884"/>
          <table:table-cell table:style-name="ce1046"/>
          <table:table-cell table:style-name="ce1047"/>
          <table:table-cell table:style-name="ce884" table:number-columns-repeated="3"/>
          <table:table-cell table:style-name="ce1043"/>
          <table:table-cell table:style-name="ce884"/>
          <table:table-cell table:number-columns-repeated="2"/>
          <table:table-cell table:style-name="ce1048"/>
          <table:table-cell table:style-name="ce1046"/>
          <table:table-cell table:style-name="ce1048"/>
          <table:table-cell table:style-name="ce1046"/>
          <table:table-cell table:style-name="ce1048"/>
          <table:table-cell/>
          <table:table-cell office:value-type="string" calcext:value-type="string">
            <text:p>寝</text:p>
          </table:table-cell>
          <table:table-cell/>
          <table:table-cell table:style-name="ce421"/>
          <table:table-cell table:style-name="ce422"/>
          <table:table-cell table:style-name="ce421"/>
          <table:table-cell table:style-name="ce422"/>
          <table:table-cell table:style-name="ce421" table:number-columns-repeated="2"/>
          <table:table-cell table:style-name="ce422"/>
          <table:table-cell table:style-name="ce421"/>
          <table:table-cell table:number-columns-repeated="985"/>
        </table:table-row>
        <table:table-row table:style-name="ro14">
          <table:table-cell table:number-columns-repeated="5"/>
          <table:table-cell office:value-type="string" calcext:value-type="string">
            <text:p>s</text:p>
          </table:table-cell>
          <table:table-cell table:number-columns-repeated="8"/>
          <table:table-cell table:style-name="ce1042" table:number-columns-repeated="4"/>
          <table:table-cell table:number-columns-repeated="6"/>
          <table:table-cell table:style-name="ce1049" table:number-columns-repeated="5"/>
          <table:table-cell table:number-columns-repeated="995"/>
        </table:table-row>
        <table:table-row table:style-name="ro14">
          <table:table-cell table:number-columns-repeated="6"/>
          <table:table-cell office:value-type="string" calcext:value-type="string">
            <text:p>分3</text:p>
          </table:table-cell>
          <table:table-cell table:number-columns-repeated="7"/>
          <table:table-cell table:style-name="ce1043" table:number-columns-repeated="4"/>
          <table:table-cell table:number-columns-repeated="5"/>
          <table:table-cell table:style-name="ce1048" table:number-columns-repeated="6"/>
          <table:table-cell table:number-columns-repeated="995"/>
        </table:table-row>
        <table:table-row table:style-name="ro14">
          <table:table-cell table:number-columns-repeated="5"/>
          <table:table-cell office:value-type="string" calcext:value-type="string">
            <text:p>aa</text:p>
          </table:table-cell>
          <table:table-cell table:number-columns-repeated="17"/>
          <table:table-cell table:style-name="ce1049" table:number-columns-repeated="2"/>
          <table:table-cell table:style-name="ce422"/>
          <table:table-cell table:style-name="ce1049" table:number-columns-repeated="3"/>
          <table:table-cell table:number-columns-repeated="995"/>
        </table:table-row>
        <table:table-row table:style-name="ro14">
          <table:table-cell table:number-columns-repeated="5"/>
          <table:table-cell office:value-type="string" calcext:value-type="string">
            <text:p>s</text:p>
          </table:table-cell>
          <table:table-cell office:value-type="string" calcext:value-type="string">
            <text:p>分3</text:p>
          </table:table-cell>
          <table:table-cell/>
          <table:table-cell table:style-name="ce732" office:value-type="string" calcext:value-type="string">
            <text:p>月水金(透析日のみ)</text:p>
          </table:table-cell>
          <table:table-cell table:number-columns-repeated="2"/>
          <table:table-cell table:style-name="ce1043"/>
          <table:table-cell/>
          <table:table-cell table:style-name="ce1043"/>
          <table:table-cell table:number-columns-repeated="9"/>
          <table:table-cell table:style-name="ce1046"/>
          <table:table-cell table:style-name="ce1048"/>
          <table:table-cell table:style-name="ce1046"/>
          <table:table-cell table:style-name="ce1048"/>
          <table:table-cell table:number-columns-repeated="28"/>
          <table:table-cell table:style-name="ce421"/>
          <table:table-cell table:number-columns-repeated="2"/>
          <table:table-cell table:style-name="ce1043"/>
          <table:table-cell/>
          <table:table-cell table:style-name="ce1043"/>
          <table:table-cell/>
          <table:table-cell table:style-name="ce1043"/>
          <table:table-cell table:number-columns-repeated="961"/>
        </table:table-row>
        <table:table-row table:style-name="ro14">
          <table:table-cell table:number-columns-repeated="5"/>
          <table:table-cell office:value-type="string" calcext:value-type="string">
            <text:p>yyy</text:p>
          </table:table-cell>
          <table:table-cell/>
          <table:table-cell office:value-type="string" calcext:value-type="string">
            <text:p>持続</text:p>
          </table:table-cell>
          <table:table-cell table:number-columns-repeated="4"/>
          <table:table-cell table:style-name="ce1042" table:number-columns-repeated="6"/>
          <table:table-cell office:value-type="string" calcext:value-type="string">
            <text:p>朝</text:p>
          </table:table-cell>
          <table:table-cell table:number-columns-repeated="4"/>
          <table:table-cell table:style-name="ce1049" table:number-columns-repeated="2"/>
          <table:table-cell table:style-name="ce422" table:number-columns-repeated="2"/>
          <table:table-cell table:style-name="ce401" table:number-columns-repeated="14"/>
          <table:table-cell table:number-columns-repeated="14"/>
          <table:table-cell table:style-name="ce401" table:number-columns-repeated="4"/>
          <table:table-cell/>
          <table:table-cell table:style-name="ce401" table:number-columns-repeated="2"/>
          <table:table-cell table:number-columns-repeated="27"/>
          <table:table-cell table:style-name="ce401"/>
          <table:table-cell table:number-columns-repeated="934"/>
        </table:table-row>
        <table:table-row table:style-name="ro14">
          <table:table-cell table:number-columns-repeated="6"/>
          <table:table-cell office:value-type="string" calcext:value-type="string">
            <text:p>分2朝寝</text:p>
          </table:table-cell>
          <table:table-cell table:number-columns-repeated="11"/>
          <table:table-cell office:value-type="string" calcext:value-type="string">
            <text:p>夕</text:p>
          </table:table-cell>
          <table:table-cell table:number-columns-repeated="4"/>
          <table:table-cell table:style-name="ce1048" table:number-columns-repeated="2"/>
          <table:table-cell table:style-name="ce422" table:number-columns-repeated="9"/>
          <table:table-cell table:number-columns-repeated="22"/>
          <table:table-cell table:style-name="ce422"/>
          <table:table-cell table:number-columns-repeated="967"/>
        </table:table-row>
        <table:table-row table:style-name="ro14">
          <table:table-cell table:number-columns-repeated="5"/>
          <table:table-cell office:value-type="string" calcext:value-type="string">
            <text:p>dsf</text:p>
          </table:table-cell>
          <table:table-cell table:number-columns-repeated="2"/>
          <table:table-cell table:style-name="ce732" office:value-type="string" calcext:value-type="string">
            <text:p>月水金(透析日のみ)</text:p>
          </table:table-cell>
          <table:table-cell table:number-columns-repeated="10"/>
          <table:table-cell office:value-type="string" calcext:value-type="string">
            <text:p>朝</text:p>
          </table:table-cell>
          <table:table-cell table:number-columns-repeated="3"/>
          <table:table-cell table:style-name="ce1049"/>
          <table:table-cell table:style-name="ce1048"/>
          <table:table-cell table:style-name="ce1049"/>
          <table:table-cell table:style-name="ce1048"/>
          <table:table-cell table:number-columns-repeated="997"/>
        </table:table-row>
        <table:table-row table:style-name="ro14">
          <table:table-cell table:style-name="ce726" table:number-columns-repeated="5"/>
          <table:table-cell table:style-name="ce733" office:value-type="string" calcext:value-type="string">
            <text:p>s</text:p>
          </table:table-cell>
          <table:table-cell table:style-name="ce726"/>
          <table:table-cell table:style-name="ce726" office:value-type="string" calcext:value-type="string">
            <text:p>2回</text:p>
          </table:table-cell>
          <table:table-cell table:style-name="ce726"/>
          <table:table-cell table:style-name="ce733" table:number-columns-repeated="15"/>
          <table:table-cell table:style-name="ce1017"/>
          <table:table-cell table:style-name="ce767"/>
          <table:table-cell table:style-name="ce1020" table:number-columns-repeated="7"/>
          <table:table-cell table:style-name="ce733" table:number-columns-repeated="41"/>
          <table:table-cell table:style-name="ce1020"/>
          <table:table-cell table:style-name="ce1022" table:number-columns-repeated="6"/>
          <table:table-cell table:style-name="ce733" table:number-columns-repeated="5"/>
          <table:table-cell table:style-name="ce1020"/>
          <table:table-cell table:style-name="ce1022" table:number-columns-repeated="8"/>
          <table:table-cell table:style-name="ce733" table:number-columns-repeated="6"/>
          <table:table-cell table:style-name="ce1020"/>
          <table:table-cell table:style-name="ce1022" table:number-columns-repeated="7"/>
          <table:table-cell table:style-name="ce733" table:number-columns-repeated="7"/>
          <table:table-cell table:style-name="ce1027"/>
          <table:table-cell table:style-name="ce1022" table:number-columns-repeated="6"/>
          <table:table-cell table:style-name="ce733" table:number-columns-repeated="135"/>
          <table:table-cell table:style-name="ce1059" table:number-columns-repeated="766"/>
        </table:table-row>
        <table:table-row table:style-name="ro14">
          <table:table-cell table:number-columns-repeated="5"/>
          <table:table-cell office:value-type="string" calcext:value-type="string">
            <text:p>dsf</text:p>
          </table:table-cell>
          <table:table-cell office:value-type="string" calcext:value-type="string">
            <text:p>分2朝寝</text:p>
          </table:table-cell>
          <table:table-cell table:number-columns-repeated="18"/>
          <table:table-cell table:style-name="ce421" table:number-columns-repeated="7"/>
          <table:table-cell table:number-columns-repeated="24"/>
          <table:table-cell table:style-name="ce421"/>
          <table:table-cell/>
          <table:table-cell table:style-name="ce421" table:number-columns-repeated="2"/>
          <table:table-cell/>
          <table:table-cell table:style-name="ce421"/>
          <table:table-cell table:style-name="ce1043" table:number-columns-repeated="8"/>
          <table:table-cell table:number-columns-repeated="954"/>
        </table:table-row>
        <table:table-row table:style-name="ro14">
          <table:table-cell table:number-columns-repeated="5"/>
          <table:table-cell office:value-type="string" calcext:value-type="string">
            <text:p>s</text:p>
          </table:table-cell>
          <table:table-cell office:value-type="string" calcext:value-type="string">
            <text:p>寝</text:p>
          </table:table-cell>
          <table:table-cell/>
          <table:table-cell table:style-name="ce732" office:value-type="string" calcext:value-type="string">
            <text:p>2日に1回</text:p>
          </table:table-cell>
          <table:table-cell table:number-columns-repeated="2"/>
          <table:table-cell table:style-name="ce1043"/>
          <table:table-cell/>
          <table:table-cell table:style-name="ce1043"/>
          <table:table-cell/>
          <table:table-cell table:style-name="ce1043"/>
          <table:table-cell/>
          <table:table-cell table:style-name="ce1043"/>
          <table:table-cell table:number-columns-repeated="1006"/>
        </table:table-row>
        <table:table-row table:style-name="ro14">
          <table:table-cell table:number-columns-repeated="5"/>
          <table:table-cell office:value-type="string" calcext:value-type="string">
            <text:p>dsf</text:p>
          </table:table-cell>
          <table:table-cell office:value-type="string" calcext:value-type="string">
            <text:p>分3</text:p>
          </table:table-cell>
          <table:table-cell table:number-columns-repeated="19"/>
          <table:table-cell table:style-name="ce1046" table:number-columns-repeated="6"/>
          <table:table-cell table:number-columns-repeated="16"/>
          <table:table-cell table:style-name="ce1046" table:number-columns-repeated="9"/>
          <table:table-cell table:number-columns-repeated="2"/>
          <table:table-cell table:style-name="ce421" table:number-columns-repeated="11"/>
          <table:table-cell/>
          <table:table-cell table:style-name="ce421" table:number-columns-repeated="11"/>
          <table:table-cell table:number-columns-repeated="7"/>
          <table:table-cell table:style-name="ce421" table:number-columns-repeated="11"/>
          <table:table-cell table:number-columns-repeated="924"/>
        </table:table-row>
        <table:table-row table:style-name="ro14">
          <table:table-cell table:number-columns-repeated="6"/>
          <table:table-cell office:value-type="string" calcext:value-type="string">
            <text:p>分3</text:p>
          </table:table-cell>
          <table:table-cell table:number-columns-repeated="19"/>
          <table:table-cell table:style-name="ce1048" table:number-columns-repeated="6"/>
          <table:table-cell table:number-columns-repeated="16"/>
          <table:table-cell table:style-name="ce1048" table:number-columns-repeated="9"/>
          <table:table-cell table:number-columns-repeated="967"/>
        </table:table-row>
        <table:table-row table:style-name="ro14">
          <table:table-cell table:number-columns-repeated="7"/>
          <table:table-cell office:value-type="string" calcext:value-type="string">
            <text:p>持続</text:p>
          </table:table-cell>
          <table:table-cell table:number-columns-repeated="18"/>
          <table:table-cell table:style-name="ce1048" table:number-columns-repeated="6"/>
          <table:table-cell table:number-columns-repeated="15"/>
          <table:table-cell table:style-name="ce1048" table:number-columns-repeated="10"/>
          <table:table-cell table:number-columns-repeated="967"/>
        </table:table-row>
        <table:table-row table:style-name="ro14">
          <table:table-cell table:number-columns-repeated="5"/>
          <table:table-cell office:value-type="string" calcext:value-type="string">
            <text:p>aa</text:p>
          </table:table-cell>
          <table:table-cell office:value-type="string" calcext:value-type="string">
            <text:p>昼</text:p>
          </table:table-cell>
          <table:table-cell/>
          <table:table-cell table:style-name="ce732" office:value-type="string" calcext:value-type="string">
            <text:p>月水金(透析日のみ)</text:p>
          </table:table-cell>
          <table:table-cell/>
          <table:table-cell table:style-name="ce884"/>
          <table:table-cell table:style-name="ce1043"/>
          <table:table-cell table:style-name="ce884"/>
          <table:table-cell table:style-name="ce1043"/>
          <table:table-cell table:style-name="ce884" table:number-columns-repeated="6"/>
          <table:table-cell table:style-name="ce1043"/>
          <table:table-cell table:style-name="ce884" table:number-columns-repeated="4"/>
          <table:table-cell table:style-name="ce1043"/>
          <table:table-cell table:style-name="ce1048"/>
          <table:table-cell table:style-name="ce1046"/>
          <table:table-cell table:style-name="ce1048" table:number-columns-repeated="2"/>
          <table:table-cell table:style-name="ce1046"/>
          <table:table-cell table:style-name="ce1048"/>
          <table:table-cell table:style-name="ce1043"/>
          <table:table-cell table:style-name="ce884"/>
          <table:table-cell table:style-name="ce1043"/>
          <table:table-cell table:style-name="ce884" table:number-columns-repeated="2"/>
          <table:table-cell table:style-name="ce1043"/>
          <table:table-cell table:style-name="ce884"/>
          <table:table-cell table:style-name="ce1043"/>
          <table:table-cell table:style-name="ce884"/>
          <table:table-cell table:style-name="ce1043"/>
          <table:table-cell table:number-columns-repeated="5"/>
          <table:table-cell table:style-name="ce1048"/>
          <table:table-cell table:style-name="ce1046"/>
          <table:table-cell table:style-name="ce1048" table:number-columns-repeated="2"/>
          <table:table-cell table:style-name="ce1046"/>
          <table:table-cell table:style-name="ce1048"/>
          <table:table-cell table:style-name="ce1046"/>
          <table:table-cell table:style-name="ce1048"/>
          <table:table-cell table:style-name="ce1046"/>
          <table:table-cell table:style-name="ce1048" table:number-columns-repeated="5"/>
          <table:table-cell table:number-columns-repeated="10"/>
          <table:table-cell table:style-name="ce422"/>
          <table:table-cell table:style-name="ce1043"/>
          <table:table-cell/>
          <table:table-cell table:style-name="ce1043"/>
          <table:table-cell/>
          <table:table-cell table:style-name="ce1043"/>
          <table:table-cell table:number-columns-repeated="2"/>
          <table:table-cell table:style-name="ce1043"/>
          <table:table-cell/>
          <table:table-cell table:style-name="ce1043"/>
          <table:table-cell/>
          <table:table-cell table:style-name="ce1043"/>
          <table:table-cell table:number-columns-repeated="940"/>
        </table:table-row>
        <table:table-row table:style-name="ro14">
          <table:table-cell table:number-columns-repeated="7"/>
          <table:table-cell office:value-type="string" calcext:value-type="string">
            <text:p>1回</text:p>
          </table:table-cell>
          <table:table-cell table:number-columns-repeated="39"/>
          <table:table-cell table:style-name="ce1048" table:number-columns-repeated="10"/>
          <table:table-cell table:number-columns-repeated="967"/>
        </table:table-row>
        <table:table-row table:style-name="ro14">
          <table:table-cell table:number-columns-repeated="6"/>
          <table:table-cell table:style-name="ce732" office:value-type="string" calcext:value-type="string">
            <text:p>分2朝寝</text:p>
          </table:table-cell>
          <table:table-cell table:number-columns-repeated="1017"/>
        </table:table-row>
        <table:table-row table:style-name="ro14">
          <table:table-cell table:number-columns-repeated="7"/>
          <table:table-cell office:value-type="string" calcext:value-type="string">
            <text:p>持続</text:p>
          </table:table-cell>
          <table:table-cell table:number-columns-repeated="1016"/>
        </table:table-row>
        <table:table-row table:style-name="ro14" table:number-rows-repeated="1048542">
          <table:table-cell table:number-columns-repeated="1024"/>
        </table:table-row>
        <table:table-row table:style-name="ro15" table:number-rows-repeated="3">
          <table:table-cell table:number-columns-repeated="1024"/>
        </table:table-row>
        <table:table-row table:style-name="ro15">
          <table:table-cell table:number-columns-repeated="1024"/>
        </table:table-row>
      </table:table>
      <table:table table:name="00054500" table:style-name="ta1">
        <table:table-column table:style-name="co29" table:default-cell-style-name="ce483"/>
        <table:table-column table:style-name="co30" table:default-cell-style-name="ce483"/>
        <table:table-column table:style-name="co31" table:default-cell-style-name="ce483"/>
        <table:table-column table:style-name="co43" table:default-cell-style-name="ce483"/>
        <table:table-column table:style-name="co32" table:default-cell-style-name="ce655"/>
        <table:table-column table:style-name="co33" table:default-cell-style-name="ce483"/>
        <table:table-column table:style-name="co27" table:default-cell-style-name="ce695"/>
        <table:table-column table:style-name="co34" table:number-columns-repeated="3" table:default-cell-style-name="ce695"/>
        <table:table-column table:style-name="co35" table:default-cell-style-name="ce483"/>
        <table:table-column table:style-name="co36" table:default-cell-style-name="ce483"/>
        <table:table-column table:style-name="co37" table:default-cell-style-name="ce483"/>
        <table:table-column table:style-name="co38" table:default-cell-style-name="ce483"/>
        <table:table-column table:style-name="co13" table:number-columns-repeated="243" table:default-cell-style-name="ce483"/>
        <table:table-column table:style-name="co13" table:number-columns-repeated="767" table:default-cell-style-name="ce718"/>
        <table:table-row table:style-name="ro11">
          <table:table-cell table:style-name="ce572" office:value-type="string" calcext:value-type="string" table:number-columns-spanned="1" table:number-rows-spanned="2">
            <text:p>行挿</text:p>
          </table:table-cell>
          <table:table-cell table:style-name="ce433" office:value-type="string" calcext:value-type="string" table:number-columns-spanned="1" table:number-rows-spanned="2">
            <text:p>#</text:p>
          </table:table-cell>
          <table:table-cell table:style-name="ce603" office:value-type="string" calcext:value-type="string">
            <text:p>一覧へ</text:p>
          </table:table-cell>
          <table:table-cell table:style-name="ce572" office:value-type="string" calcext:value-type="string" table:number-columns-spanned="1" table:number-rows-spanned="2">
            <text:p>経過へ</text:p>
          </table:table-cell>
          <table:table-cell table:style-name="ce645" office:value-type="string" calcext:value-type="string">
            <text:p>経過へ</text:p>
          </table:table-cell>
          <table:table-cell table:style-name="ce670" office:value-type="string" calcext:value-type="string" table:number-columns-spanned="1" table:number-rows-spanned="2">
            <text:p>Sbj</text:p>
          </table:table-cell>
          <table:table-cell table:style-name="ce682" office:value-type="string" calcext:value-type="string">
            <text:p>2012/8/29 17:31:50Copied</text:p>
          </table:table-cell>
          <table:table-cell table:style-name="ce682" office:value-type="string" calcext:value-type="string" table:number-columns-spanned="1" table:number-rows-spanned="2">
            <text:p>過去日</text:p>
          </table:table-cell>
          <table:table-cell table:style-name="ce682" office:value-type="string" calcext:value-type="string" table:number-columns-spanned="1" table:number-rows-spanned="2">
            <text:p>未来日</text:p>
          </table:table-cell>
          <table:table-cell table:style-name="ce700" office:value-type="string" calcext:value-type="string" table:number-columns-spanned="1" table:number-rows-spanned="2">
            <text:p>COPY</text:p>
          </table:table-cell>
          <table:table-cell table:style-name="ce712" office:value-type="string" calcext:value-type="string">
            <text:p>退院ｻﾏﾘ</text:p>
          </table:table-cell>
          <table:table-cell table:number-columns-repeated="2" table:style-name="ce714" office:value-type="string" calcext:value-type="string">
            <text:p>#分離</text:p>
          </table:table-cell>
          <table:table-cell table:number-columns-repeated="242"/>
          <table:table-cell table:style-name="ce718" table:number-columns-repeated="2"/>
          <table:table-cell table:number-columns-repeated="765"/>
          <table:table-cell table:style-name="ce422" table:number-columns-repeated="2"/>
        </table:table-row>
        <table:table-row table:style-name="ro12">
          <table:covered-table-cell table:style-name="ce572"/>
          <table:covered-table-cell table:style-name="ce433"/>
          <table:table-cell table:style-name="ce496" office:value-type="string" calcext:value-type="string">
            <text:p>Date</text:p>
          </table:table-cell>
          <table:covered-table-cell table:style-name="ce572"/>
          <table:table-cell table:style-name="ce645" office:value-type="string" calcext:value-type="string">
            <text:p>Subject</text:p>
          </table:table-cell>
          <table:covered-table-cell table:style-name="ce670"/>
          <table:table-cell table:style-name="ce682" office:value-type="string" calcext:value-type="string">
            <text:p>ID+漢字名+ｶﾀｶﾅ</text:p>
          </table:table-cell>
          <table:covered-table-cell table:number-columns-repeated="2" table:style-name="ce682"/>
          <table:covered-table-cell table:style-name="ce700"/>
          <table:table-cell table:style-name="ce433" table:number-columns-repeated="1014"/>
        </table:table-row>
        <table:table-row table:style-name="ro8">
          <table:table-cell table:style-name="ce433"/>
          <table:table-cell table:style-name="ce433" office:value-type="string" calcext:value-type="string">
            <text:p>#</text:p>
          </table:table-cell>
          <table:table-cell table:style-name="ce812" office:value-type="date" office:date-value="2018-06-01" calcext:value-type="date">
            <text:p>2018/06/01</text:p>
          </table:table-cell>
          <table:table-cell table:style-name="ce772"/>
          <table:table-cell table:style-name="ce646" office:value-type="string" calcext:value-type="string">
            <text:p>入院</text:p>
          </table:table-cell>
          <table:table-cell table:style-name="ce671"/>
          <table:table-cell table:style-name="ce683"/>
          <table:table-cell table:style-name="ce703" office:value-type="string" calcext:value-type="string">
            <text:p>2018/5/25</text:p>
          </table:table-cell>
          <table:table-cell table:style-name="ce705"/>
          <table:table-cell table:style-name="ce682"/>
          <table:table-cell table:style-name="ce433"/>
          <table:table-cell table:style-name="ce715"/>
          <table:table-cell table:style-name="ce433" table:number-columns-repeated="1012"/>
        </table:table-row>
        <table:table-row table:style-name="ro2">
          <table:table-cell/>
          <table:table-cell table:style-name="ce433" office:value-type="string" calcext:value-type="string">
            <text:p>#</text:p>
          </table:table-cell>
          <table:table-cell table:style-name="ce607"/>
          <table:table-cell/>
          <table:table-cell table:style-name="ce647" office:value-type="string" calcext:value-type="string">
            <text:p>入院時ECG</text:p>
          </table:table-cell>
          <table:table-cell table:style-name="ce674"/>
          <table:table-cell table:style-name="ce687"/>
          <table:table-cell table:style-name="ce703"/>
          <table:table-cell table:style-name="ce705"/>
          <table:table-cell table:style-name="ce422"/>
          <table:table-cell/>
          <table:table-cell table:style-name="ce482"/>
          <table:table-cell table:number-columns-repeated="1012"/>
        </table:table-row>
        <table:table-row table:style-name="ro2">
          <table:table-cell/>
          <table:table-cell office:value-type="string" calcext:value-type="string">
            <text:p>#</text:p>
          </table:table-cell>
          <table:table-cell table:style-name="ce607"/>
          <table:table-cell/>
          <table:table-cell table:style-name="ce647" office:value-type="string" calcext:value-type="string">
            <text:p>面談記録</text:p>
          </table:table-cell>
          <table:table-cell table:style-name="ce674"/>
          <table:table-cell table:style-name="ce689" office:value-type="string" calcext:value-type="string">
            <text:p>未</text:p>
          </table:table-cell>
          <table:table-cell table:style-name="ce705" table:number-columns-repeated="2"/>
          <table:table-cell table:style-name="ce422"/>
          <table:table-cell table:style-name="ce482"/>
          <table:table-cell table:number-columns-repeated="1013"/>
        </table:table-row>
        <table:table-row table:style-name="ro2">
          <table:table-cell table:style-name="ce482"/>
          <table:table-cell table:style-name="ce482" office:value-type="string" calcext:value-type="string">
            <text:p>#</text:p>
          </table:table-cell>
          <table:table-cell table:style-name="ce608"/>
          <table:table-cell table:style-name="ce773"/>
          <table:table-cell table:style-name="ce647" office:value-type="string" calcext:value-type="string">
            <text:p>心肺機能低下時</text:p>
          </table:table-cell>
          <table:table-cell table:style-name="ce647"/>
          <table:table-cell table:style-name="ce690" office:value-type="string" calcext:value-type="string">
            <text:p>説明未</text:p>
          </table:table-cell>
          <table:table-cell table:style-name="ce705" table:number-columns-repeated="2"/>
          <table:table-cell table:style-name="ce709"/>
          <table:table-cell table:style-name="ce482" table:number-columns-repeated="1014"/>
        </table:table-row>
        <table:table-row table:style-name="ro2">
          <table:table-cell/>
          <table:table-cell office:value-type="string" calcext:value-type="string">
            <text:p>#</text:p>
          </table:table-cell>
          <table:table-cell table:style-name="ce622"/>
          <table:table-cell table:style-name="ce632"/>
          <table:table-cell table:style-name="ce647" office:value-type="string" calcext:value-type="string">
            <text:p>4F転床説明</text:p>
          </table:table-cell>
          <table:table-cell table:style-name="ce674"/>
          <table:table-cell table:style-name="ce689" office:value-type="string" calcext:value-type="string">
            <text:p>未</text:p>
          </table:table-cell>
          <table:table-cell table:style-name="ce703"/>
          <table:table-cell table:style-name="ce705"/>
          <table:table-cell table:style-name="ce710"/>
          <table:table-cell table:style-name="ce482"/>
          <table:table-cell table:number-columns-repeated="1013"/>
        </table:table-row>
        <table:table-row table:style-name="ro2">
          <table:table-cell table:number-columns-repeated="2"/>
          <table:table-cell table:style-name="ce622"/>
          <table:table-cell table:style-name="ce632"/>
          <table:table-cell table:style-name="ce647"/>
          <table:table-cell table:style-name="ce674"/>
          <table:table-cell table:style-name="ce689"/>
          <table:table-cell table:style-name="ce422" table:number-columns-repeated="3"/>
          <table:table-cell/>
          <table:table-cell table:style-name="ce482"/>
          <table:table-cell table:number-columns-repeated="1012"/>
        </table:table-row>
        <table:table-row table:style-name="ro2">
          <table:table-cell table:number-columns-repeated="2"/>
          <table:table-cell table:style-name="ce622"/>
          <table:table-cell table:style-name="ce632"/>
          <table:table-cell table:style-name="ce647"/>
          <table:table-cell table:style-name="ce674"/>
          <table:table-cell table:style-name="ce689"/>
          <table:table-cell table:style-name="ce705" table:number-columns-repeated="2"/>
          <table:table-cell table:style-name="ce710"/>
          <table:table-cell/>
          <table:table-cell table:style-name="ce482"/>
          <table:table-cell table:number-columns-repeated="1012"/>
        </table:table-row>
        <table:table-row table:style-name="ro2">
          <table:table-cell table:number-columns-repeated="2"/>
          <table:table-cell table:style-name="ce622"/>
          <table:table-cell table:style-name="ce632"/>
          <table:table-cell table:style-name="ce647"/>
          <table:table-cell table:style-name="ce674"/>
          <table:table-cell table:style-name="ce689"/>
          <table:table-cell table:style-name="ce705" table:number-columns-repeated="2"/>
          <table:table-cell table:style-name="ce422"/>
          <table:table-cell/>
          <table:table-cell table:style-name="ce482"/>
          <table:table-cell table:number-columns-repeated="1012"/>
        </table:table-row>
        <table:table-row table:style-name="ro2" table:number-rows-repeated="5">
          <table:table-cell table:number-columns-repeated="2"/>
          <table:table-cell table:style-name="ce622"/>
          <table:table-cell table:style-name="ce632"/>
          <table:table-cell table:style-name="ce647"/>
          <table:table-cell table:style-name="ce674"/>
          <table:table-cell table:style-name="ce689"/>
          <table:table-cell table:style-name="ce422" table:number-columns-repeated="3"/>
          <table:table-cell/>
          <table:table-cell table:style-name="ce482"/>
          <table:table-cell table:number-columns-repeated="1012"/>
        </table:table-row>
        <table:table-row table:style-name="ro2">
          <table:table-cell table:style-name="ce583" table:number-columns-repeated="2"/>
          <table:table-cell table:style-name="ce630" office:value-type="string" calcext:value-type="string">
            <text:p>本日の記事</text:p>
          </table:table-cell>
          <table:table-cell table:style-name="ce630"/>
          <table:table-cell table:style-name="ce653"/>
          <table:table-cell table:style-name="ce679"/>
          <table:table-cell table:style-name="ce694"/>
          <table:table-cell table:style-name="ce706" table:number-columns-repeated="2"/>
          <table:table-cell table:style-name="ce694"/>
          <table:table-cell table:style-name="ce583" table:number-columns-repeated="1014"/>
        </table:table-row>
        <table:table-row table:style-name="ro2">
          <table:table-cell table:number-columns-repeated="2"/>
          <table:table-cell table:style-name="ce631"/>
          <table:table-cell table:style-name="ce632"/>
          <table:table-cell/>
          <table:table-cell table:style-name="ce681"/>
          <table:table-cell/>
          <table:table-cell table:style-name="ce422" table:number-columns-repeated="3"/>
          <table:table-cell table:number-columns-repeated="1014"/>
        </table:table-row>
        <table:table-row table:style-name="ro2">
          <table:table-cell table:number-columns-repeated="2"/>
          <table:table-cell table:style-name="ce632" table:number-columns-repeated="2"/>
          <table:table-cell/>
          <table:table-cell table:style-name="ce681"/>
          <table:table-cell/>
          <table:table-cell table:style-name="ce422" table:number-columns-repeated="3"/>
          <table:table-cell table:number-columns-repeated="1014"/>
        </table:table-row>
        <table:table-row table:style-name="ro2" table:number-rows-repeated="18">
          <table:table-cell table:number-columns-repeated="2"/>
          <table:table-cell table:style-name="ce632" table:number-columns-repeated="2"/>
          <table:table-cell table:number-columns-repeated="3"/>
          <table:table-cell table:style-name="ce422" table:number-columns-repeated="3"/>
          <table:table-cell table:number-columns-repeated="1014"/>
        </table:table-row>
        <table:table-row table:style-name="ro2">
          <table:table-cell table:number-columns-repeated="7"/>
          <table:table-cell table:style-name="ce422" table:number-columns-repeated="3"/>
          <table:table-cell table:style-name="ce433"/>
          <table:table-cell/>
          <table:table-cell table:style-name="ce482" table:number-columns-repeated="2"/>
          <table:table-cell table:number-columns-repeated="1010"/>
        </table:table-row>
        <table:table-row table:style-name="ro2">
          <table:table-cell table:style-name="ce592" table:number-columns-repeated="2"/>
          <table:table-cell table:style-name="ce638" office:value-type="string" calcext:value-type="string">
            <text:p>過去の問題ﾘｽﾄ</text:p>
          </table:table-cell>
          <table:table-cell table:style-name="ce638"/>
          <table:table-cell table:style-name="ce658"/>
          <table:table-cell table:style-name="ce592"/>
          <table:table-cell table:style-name="ce697" table:number-columns-repeated="4"/>
          <table:table-cell table:style-name="ce592"/>
          <table:table-cell table:style-name="ce717"/>
          <table:table-cell table:style-name="ce592" table:number-columns-repeated="1012"/>
        </table:table-row>
        <table:table-row table:style-name="ro2">
          <table:table-cell/>
          <table:table-cell table:style-name="ce500" office:value-type="string" calcext:value-type="string">
            <text:p>#</text:p>
          </table:table-cell>
          <table:table-cell table:style-name="ce640"/>
          <table:table-cell table:style-name="ce632"/>
          <table:table-cell table:style-name="ce659" office:value-type="string" calcext:value-type="string">
            <text:p>ﾄﾗﾍﾙﾊﾟｰ確認</text:p>
          </table:table-cell>
          <table:table-cell table:style-name="ce674"/>
          <table:table-cell table:style-name="ce698" office:value-type="string" calcext:value-type="string">
            <text:p>未</text:p>
          </table:table-cell>
          <table:table-cell table:style-name="ce698" table:number-columns-repeated="2"/>
          <table:table-cell table:style-name="ce710"/>
          <table:table-cell/>
          <table:table-cell table:style-name="ce482"/>
          <table:table-cell table:number-columns-repeated="1012"/>
        </table:table-row>
        <table:table-row table:style-name="ro13">
          <table:table-cell/>
          <table:table-cell table:style-name="ce500" office:value-type="string" calcext:value-type="string">
            <text:p>#</text:p>
          </table:table-cell>
          <table:table-cell table:style-name="ce640"/>
          <table:table-cell table:style-name="ce632"/>
          <table:table-cell table:style-name="ce660" office:value-type="string" calcext:value-type="string">
            <text:p>CVﾎﾟｰﾄ,胃瘻説明</text:p>
          </table:table-cell>
          <table:table-cell table:style-name="ce674"/>
          <table:table-cell table:style-name="ce698" office:value-type="string" calcext:value-type="string">
            <text:p>未</text:p>
          </table:table-cell>
          <table:table-cell table:style-name="ce698" table:number-columns-repeated="2"/>
          <table:table-cell table:style-name="ce710" office:value-type="string" calcext:value-type="string">
            <text:p>未</text:p>
          </table:table-cell>
          <table:table-cell/>
          <table:table-cell table:style-name="ce482"/>
          <table:table-cell table:number-columns-repeated="1012"/>
        </table:table-row>
        <table:table-row table:style-name="ro2">
          <table:table-cell table:style-name="ce599" table:number-columns-repeated="2"/>
          <table:table-cell table:style-name="ce642" office:value-type="string" calcext:value-type="string">
            <text:p>過去の記事</text:p>
          </table:table-cell>
          <table:table-cell table:style-name="ce642"/>
          <table:table-cell table:style-name="ce667"/>
          <table:table-cell table:style-name="ce599"/>
          <table:table-cell table:style-name="ce642" office:value-type="string" calcext:value-type="string">
            <text:p>問題ﾘｽﾄへ変換</text:p>
          </table:table-cell>
          <table:table-cell table:style-name="ce707" table:number-columns-repeated="2"/>
          <table:table-cell table:style-name="ce711"/>
          <table:table-cell table:style-name="ce599" table:number-columns-repeated="1014"/>
        </table:table-row>
        <table:table-row table:style-name="ro2">
          <table:table-cell table:number-columns-repeated="7"/>
          <table:table-cell table:style-name="ce705" table:number-columns-repeated="2"/>
          <table:table-cell table:style-name="ce422"/>
          <table:table-cell table:number-columns-repeated="1014"/>
        </table:table-row>
        <table:table-row table:style-name="ro2">
          <table:table-cell table:number-columns-repeated="7"/>
          <table:table-cell table:style-name="ce708" table:number-columns-repeated="2"/>
          <table:table-cell table:style-name="ce422"/>
          <table:table-cell table:number-columns-repeated="1014"/>
        </table:table-row>
        <table:table-row table:style-name="ro2" table:number-rows-repeated="36">
          <table:table-cell table:number-columns-repeated="7"/>
          <table:table-cell table:style-name="ce705" table:number-columns-repeated="2"/>
          <table:table-cell table:style-name="ce422"/>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config" table:style-name="ta1">
        <table:table-column table:style-name="co26" table:number-columns-repeated="2" table:default-cell-style-name="Default"/>
        <table:table-row table:style-name="ro5">
          <table:table-cell office:value-type="string" calcext:value-type="string">
            <text:p>dialogstate_用法</text:p>
          </table:table-cell>
          <table:table-cell office:value-type="string" calcext:value-type="string">
            <text:p>{"Width": 118, "Height": 166, "OptionCheck": false, "CheckBox1sate": 0, "CheckBox2sate": 1, "CloseCheck": true}</text:p>
          </table:table-cell>
        </table:table-row>
        <table:table-row table:style-name="ro5">
          <table:table-cell office:value-type="string" calcext:value-type="string">
            <text:p>GridDatarows_用法</text:p>
          </table:table-cell>
          <table:table-cell office:value-type="string" calcext:value-type="string">
            <text:p>[["分3"], ["分2"], ["朝"], ["昼"], ["夕"], ["寝"], ["朝寝"], ["分2朝寝"], ["分2朝昼"], ["外用"]]</text:p>
          </table:table-cell>
        </table:table-row>
        <table:table-row table:style-name="ro5">
          <table:table-cell office:value-type="string" calcext:value-type="string">
            <text:p>dialogstate_回数</text:p>
          </table:table-cell>
          <table:table-cell office:value-type="string" calcext:value-type="string">
            <text:p>{"Width": 112, "Height": 130, "OptionCheck": false, "CheckBox1sate": 0, "CheckBox2sate": 1, "CloseCheck": true}</text:p>
          </table:table-cell>
        </table:table-row>
        <table:table-row table:style-name="ro5">
          <table:table-cell office:value-type="string" calcext:value-type="string">
            <text:p>GridDatarows_回数</text:p>
          </table:table-cell>
          <table:table-cell office:value-type="string" calcext:value-type="string">
            <text:p>[["持続"], ["1回"], ["2回"], ["3回"], ["1回1吸入"], ["1回2吸入"]]</text:p>
          </table:table-cell>
        </table:table-row>
        <table:table-row table:style-name="ro5">
          <table:table-cell office:value-type="string" calcext:value-type="string">
            <text:p>dialogstate_限定</text:p>
          </table:table-cell>
          <table:table-cell office:value-type="string" calcext:value-type="string">
            <text:p>{"OptionCheck": false, "CheckBox2sate": 1, "CheckBox1sate": 0, "Width": 187, "CloseCheck": true, "Height": 169}</text:p>
          </table:table-cell>
        </table:table-row>
        <table:table-row table:style-name="ro5">
          <table:table-cell office:value-type="string" calcext:value-type="string">
            <text:p>dialogstate_投薬</text:p>
          </table:table-cell>
          <table:table-cell office:value-type="string" calcext:value-type="string">
            <text:p>{"CheckBox1sate": 0, "Height": 225, "OptionCheck": true, "CheckBox2sate": 1, "CloseCheck": false, "Width": 195}</text:p>
          </table:table-cell>
        </table:table-row>
        <table:table-row table:style-name="ro5">
          <table:table-cell office:value-type="string" calcext:value-type="string">
            <text:p>GridDatarows_投薬</text:p>
          </table:table-cell>
          <table:table-cell office:value-type="string" calcext:value-type="string">
            <text:p>[]</text:p>
          </table:table-cell>
        </table:table-row>
        <table:table-row table:style-name="ro5">
          <table:table-cell office:value-type="string" calcext:value-type="string">
            <text:p>dialogstate_処方</text:p>
          </table:table-cell>
          <table:table-cell office:value-type="string" calcext:value-type="string">
            <text:p>{"Height": 115, "OptionCheck": false, "CheckBox1sate": 0, "CloseCheck": true, "CheckBox2sate": 1, "Width": 58}</text:p>
          </table:table-cell>
        </table:table-row>
        <table:table-row table:style-name="ro5">
          <table:table-cell office:value-type="string" calcext:value-type="string">
            <text:p>GridDatarows_処方</text:p>
          </table:table-cell>
          <table:table-cell office:value-type="string" calcext:value-type="string">
            <text:p>[["止"], ["変"], ["朝"], ["昼"], ["夕"], ["寝"], [""]]</text:p>
          </table:table-cell>
        </table:table-row>
        <table:table-row table:style-name="ro5">
          <table:table-cell office:value-type="string" calcext:value-type="string">
            <text:p>GridDatarows_限定</text:p>
          </table:table-cell>
          <table:table-cell office:value-type="string" calcext:value-type="string">
            <text:p>[["2日に1回"], ["3日に1回"], ["7日に1回"], ["月木"], ["月水金(透析日のみ)"], ["火木土(透析日のみ)"], ["月水金日(透析日以外)"], ["火木土日(透析日以外)"], ["月水金土(透析日前日以外)"], ["火木土日(透析日前日以外)"]]</text:p>
          </table:table-cell>
        </table:table-row>
      </table:table>
      <table:named-expressions>
        <table:named-expression table:name="dialogstate_00171072 患者 五 ｶﾝｼﾞｬ ｺﾞ" table:base-cell-address="$00171072経.$B$29" table:expression="#REF!"/>
        <table:named-expression table:name="dialogstate_その他" table:base-cell-address="$00171072経.$B$7" table:expression="#REF!"/>
        <table:named-expression table:name="dialogstate_入院日" table:base-cell-address="$00171072経.$B$11" table:expression="#REF!"/>
        <table:named-expression table:name="dialogstate_内服" table:base-cell-address="$00171072経.$B$3" table:expression="#REF!"/>
        <table:named-range table:name="dialogstate_処方" table:base-cell-address="$config.$B$8" table:cell-range-address="$config.$B$8"/>
        <table:named-range table:name="dialogstate_回数" table:base-cell-address="$config.$B$3" table:cell-range-address="$config.$B$3"/>
        <table:named-expression table:name="dialogstate_履歴" table:base-cell-address="$00171072経.$B$15" table:expression="#REF!"/>
        <table:named-expression table:name="dialogstate_心肺機能低下時" table:base-cell-address="$00171072経.$B$13" table:expression="#REF!"/>
        <table:named-range table:name="dialogstate_投薬" table:base-cell-address="$config.$B$6" table:cell-range-address="$config.$B$6"/>
        <table:named-expression table:name="dialogstate_採用外" table:base-cell-address="$00171072経.$B$9" table:expression="#REF!"/>
        <table:named-expression table:name="dialogstate_日付挿入" table:base-cell-address="$00171072経.$B$12" table:expression="#REF!"/>
        <table:named-expression table:name="dialogstate_検査値" table:base-cell-address="$00171072経.$B$5" table:expression="#REF!"/>
        <table:named-expression table:name="dialogstate_検血" table:base-cell-address="$00171072経.$B$19" table:expression="#REF!"/>
        <table:named-expression table:name="dialogstate_止で上へ" table:base-cell-address="$00171072経.$B$31" table:expression="#REF!"/>
        <table:named-expression table:name="dialogstate_点滴" table:base-cell-address="$00171072経.$B$1" table:expression="#REF!"/>
        <table:named-range table:name="dialogstate_用法" table:base-cell-address="$config.$B$1" table:cell-range-address="$config.$B$1"/>
        <table:named-expression table:name="dialogstate_画像・処置" table:base-cell-address="$00171072経.$B$21" table:expression="#REF!"/>
        <table:named-range table:name="dialogstate_限定" table:base-cell-address="$config.$B$5" table:cell-range-address="$config.$B$5"/>
        <table:named-expression table:name="dialogstate_面談記録" table:base-cell-address="$00171072経.$B$17" table:expression="#REF!"/>
        <table:named-expression table:name="GridDatarows_00171072 患者 五 ｶﾝｼﾞｬ ｺﾞ" table:base-cell-address="$00171072経.$B$30" table:expression="#REF!"/>
        <table:named-expression table:name="GridDatarows_その他" table:base-cell-address="$00171072経.$B$8" table:expression="#REF!"/>
        <table:named-expression table:name="GridDatarows_内服" table:base-cell-address="$00171072経.$B$4" table:expression="#REF!"/>
        <table:named-range table:name="GridDatarows_処方" table:base-cell-address="$config.$B$9" table:cell-range-address="$config.$B$9"/>
        <table:named-range table:name="GridDatarows_回数" table:base-cell-address="$config.$B$4" table:cell-range-address="$config.$B$4"/>
        <table:named-expression table:name="GridDatarows_履歴" table:base-cell-address="$00171072経.$B$16" table:expression="#REF!"/>
        <table:named-expression table:name="GridDatarows_心肺機能低下時" table:base-cell-address="$00171072経.$B$14" table:expression="#REF!"/>
        <table:named-range table:name="GridDatarows_投薬" table:base-cell-address="$config.$B$7" table:cell-range-address="$config.$B$7"/>
        <table:named-expression table:name="GridDatarows_採用外" table:base-cell-address="$00171072経.$B$10" table:expression="#REF!"/>
        <table:named-expression table:name="GridDatarows_検査値" table:base-cell-address="$00171072経.$B$6" table:expression="#REF!"/>
        <table:named-expression table:name="GridDatarows_検血" table:base-cell-address="$00171072経.$B$20" table:expression="#REF!"/>
        <table:named-expression table:name="GridDatarows_止で上へ" table:base-cell-address="$00171072経.$B$32" table:expression="#REF!"/>
        <table:named-expression table:name="GridDatarows_点滴" table:base-cell-address="$00171072経.$B$2" table:expression="#REF!"/>
        <table:named-range table:name="GridDatarows_用法" table:base-cell-address="$config.$B$2" table:cell-range-address="$config.$B$2"/>
        <table:named-expression table:name="GridDatarows_画像・処置" table:base-cell-address="$00171072経.$B$22" table:expression="#REF!"/>
        <table:named-range table:name="GridDatarows_限定" table:base-cell-address="$config.$B$10" table:cell-range-address="$config.$B$10"/>
        <table:named-expression table:name="GridDatarows_面談記録" table:base-cell-address="$00171072経.$B$18"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5">0000/00/00</text:date>, <text:time style:data-style-name="N2" text:time-value="00:16:59.113792855">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5T00:19:26.325640725</dc:date>
    <meta:editing-duration>P6DT14H41M27S</meta:editing-duration>
    <meta:editing-cycles>725</meta:editing-cycles>
    <meta:generator>LibreOffice/5.4.1.2$Linux_x86 LibreOffice_project/ea7cb86e6eeb2bf3a5af73a8f7777ac570321527</meta:generator>
    <meta:document-statistic meta:table-count="19" meta:cell-count="3281" meta:object-count="0"/>
  </office:meta>
</office:document-meta>
</file>